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>
            <text:p>0.4 Graph</text:p>
          </table:table-cell>
          <table:table-cell table:style-name="Default" office:value-type="string">
            <text:p>Dark</text:p>
          </table:table-cell>
          <table:table-cell table:style-name="Default"/>
          <table:table-cell table:style-name="ce1" office:value-type="string">
            <text:p>0.4 Graph</text:p>
          </table:table-cell>
          <table:table-cell table:style-name="Default" office:value-type="string">
            <text:p>Light</text:p>
          </table:table-cell>
          <table:table-cell table:style-name="Default"/>
          <table:table-cell table:style-name="ce1" office:value-type="string">
            <text:p>0.4</text:p>
          </table:table-cell>
          <table:table-cell table:style-name="Default" office:value-type="string">
            <text:p>Dark</text:p>
          </table:table-cell>
          <table:table-cell table:style-name="Default"/>
          <table:table-cell table:style-name="ce1" office:value-type="string">
            <text:p>0.4</text:p>
          </table:table-cell>
          <table:table-cell table:style-name="Default" office:value-type="string">
            <text:p>Light</text:p>
          </table:table-cell>
          <table:table-cell table:style-name="Default"/>
          <table:table-cell office:value-type="string">
            <text:p>0.3</text:p>
          </table:table-cell>
          <table:table-cell table:style-name="Default" office:value-type="string">
            <text:p>Dark</text:p>
          </table:table-cell>
          <table:table-cell table:style-name="Default"/>
          <table:table-cell office:value-type="string">
            <text:p>0.3</text:p>
          </table:table-cell>
          <table:table-cell table:style-name="Default" office:value-type="string">
            <text:p>Light</text:p>
          </table:table-cell>
          <table:table-cell table:style-name="Default"/>
          <table:table-cell office:value-type="string">
            <text:p>0.3</text:p>
          </table:table-cell>
          <table:table-cell table:style-name="Default" office:value-type="string">
            <text:p>Dark</text:p>
          </table:table-cell>
          <table:table-cell table:style-name="Default"/>
          <table:table-cell office:value-type="string">
            <text:p>0.3</text:p>
          </table:table-cell>
          <table:table-cell office:value-type="string">
            <text:p>Light</text:p>
          </table:table-cell>
          <table:table-cell/>
          <table:table-cell office:value-type="string">
            <text:p>0.2</text:p>
          </table:table-cell>
          <table:table-cell office:value-type="string">
            <text:p>Dark</text:p>
          </table:table-cell>
          <table:table-cell/>
          <table:table-cell office:value-type="string">
            <text:p>0.2</text:p>
          </table:table-cell>
          <table:table-cell office:value-type="string">
            <text:p>Light</text:p>
          </table:table-cell>
          <table:table-cell/>
        </table:table-row>
        <table:table-row table:style-name="ro1">
          <table:table-cell office:value-type="string">
            <text:p>V 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0.0000499">
            <text:p>-4,99E-005</text:p>
          </table:table-cell>
          <table:table-cell table:formula="of:=[.A3]*[.B3]" office:value-type="float" office:value="0.0000499">
            <text:p>4,99E-005</text:p>
          </table:table-cell>
          <table:table-cell office:value-type="float" office:value="-1">
            <text:p>-1</text:p>
          </table:table-cell>
          <table:table-cell office:value-type="float" office:value="-0.00293">
            <text:p>-2,93E-003</text:p>
          </table:table-cell>
          <table:table-cell table:formula="of:=[.D3]*[.E3]" office:value-type="float" office:value="0.00293">
            <text:p>2,93E-003</text:p>
          </table:table-cell>
          <table:table-cell office:value-type="float" office:value="-1">
            <text:p>-1</text:p>
          </table:table-cell>
          <table:table-cell office:value-type="float" office:value="-0.0000765">
            <text:p>-7,65E-005</text:p>
          </table:table-cell>
          <table:table-cell table:formula="of:=[.G3]*[.H3]" office:value-type="float" office:value="0.0000765">
            <text:p>7,65E-005</text:p>
          </table:table-cell>
          <table:table-cell office:value-type="float" office:value="-1">
            <text:p>-1</text:p>
          </table:table-cell>
          <table:table-cell office:value-type="float" office:value="-0.007">
            <text:p>-7,00E-003</text:p>
          </table:table-cell>
          <table:table-cell table:formula="of:=[.J3]*[.K3]" office:value-type="float" office:value="0.007">
            <text:p>7,00E-003</text:p>
          </table:table-cell>
          <table:table-cell office:value-type="float" office:value="-1">
            <text:p>-1</text:p>
          </table:table-cell>
          <table:table-cell office:value-type="float" office:value="-0.0000269">
            <text:p>-2,69E-005</text:p>
          </table:table-cell>
          <table:table-cell table:formula="of:=[.M3]*[.N3]" office:value-type="float" office:value="0.0000269">
            <text:p>2,69E-005</text:p>
          </table:table-cell>
          <table:table-cell office:value-type="float" office:value="-1">
            <text:p>-1</text:p>
          </table:table-cell>
          <table:table-cell office:value-type="float" office:value="-0.0000274">
            <text:p>-2,74E-005</text:p>
          </table:table-cell>
          <table:table-cell table:formula="of:=[.P3]*[.Q3]" office:value-type="float" office:value="0.0000274">
            <text:p>2,74E-005</text:p>
          </table:table-cell>
          <table:table-cell office:value-type="float" office:value="-1">
            <text:p>-1</text:p>
          </table:table-cell>
          <table:table-cell office:value-type="float" office:value="-0.0000194">
            <text:p>-1,94E-005</text:p>
          </table:table-cell>
          <table:table-cell table:formula="of:=[.S3]*[.T3]" office:value-type="float" office:value="0.0000194">
            <text:p>1,94E-005</text:p>
          </table:table-cell>
          <table:table-cell office:value-type="float" office:value="-1">
            <text:p>-1</text:p>
          </table:table-cell>
          <table:table-cell office:value-type="float" office:value="-0.0021">
            <text:p>-2,10E-003</text:p>
          </table:table-cell>
          <table:table-cell table:formula="of:=[.V3]*[.W3]" office:value-type="float" office:value="0.0021">
            <text:p>2,10E-003</text:p>
          </table:table-cell>
          <table:table-cell office:value-type="float" office:value="-1">
            <text:p>-1</text:p>
          </table:table-cell>
          <table:table-cell office:value-type="float" office:value="-0.0000178">
            <text:p>-1,78E-005</text:p>
          </table:table-cell>
          <table:table-cell table:formula="of:=[.Y3]*[.Z3]" office:value-type="float" office:value="0.0000178">
            <text:p>1,78E-005</text:p>
          </table:table-cell>
          <table:table-cell office:value-type="float" office:value="-1">
            <text:p>-1</text:p>
          </table:table-cell>
          <table:table-cell office:value-type="float" office:value="-0.00525">
            <text:p>-5,25E-003</text:p>
          </table:table-cell>
          <table:table-cell table:formula="of:=[.AB3]*[.AC3]" office:value-type="float" office:value="0.00525">
            <text:p>0,00525</text:p>
          </table:table-cell>
        </table:table-row>
        <table:table-row table:style-name="ro1">
          <table:table-cell office:value-type="float" office:value="-0.99">
            <text:p>-0,99</text:p>
          </table:table-cell>
          <table:table-cell office:value-type="float" office:value="-0.00005">
            <text:p>-5,00E-005</text:p>
          </table:table-cell>
          <table:table-cell table:formula="of:=[.A4]*[.B4]" office:value-type="float" office:value="0.0000495">
            <text:p>4,95E-005</text:p>
          </table:table-cell>
          <table:table-cell office:value-type="float" office:value="-0.99">
            <text:p>-0,99</text:p>
          </table:table-cell>
          <table:table-cell office:value-type="float" office:value="-0.00328">
            <text:p>-3,28E-003</text:p>
          </table:table-cell>
          <table:table-cell table:formula="of:=[.D4]*[.E4]" office:value-type="float" office:value="0.0032472">
            <text:p>3,25E-003</text:p>
          </table:table-cell>
          <table:table-cell office:value-type="float" office:value="-0.99">
            <text:p>-0,99</text:p>
          </table:table-cell>
          <table:table-cell office:value-type="float" office:value="-0.0000749">
            <text:p>-7,49E-005</text:p>
          </table:table-cell>
          <table:table-cell table:formula="of:=[.G4]*[.H4]" office:value-type="float" office:value="0.000074151">
            <text:p>7,42E-005</text:p>
          </table:table-cell>
          <table:table-cell office:value-type="float" office:value="-0.99">
            <text:p>-0,99</text:p>
          </table:table-cell>
          <table:table-cell office:value-type="float" office:value="-0.007">
            <text:p>-7,00E-003</text:p>
          </table:table-cell>
          <table:table-cell table:formula="of:=[.J4]*[.K4]" office:value-type="float" office:value="0.00693">
            <text:p>6,93E-003</text:p>
          </table:table-cell>
          <table:table-cell office:value-type="float" office:value="-0.99">
            <text:p>-0,99</text:p>
          </table:table-cell>
          <table:table-cell office:value-type="float" office:value="-0.0000265">
            <text:p>-2,65E-005</text:p>
          </table:table-cell>
          <table:table-cell table:formula="of:=[.M4]*[.N4]" office:value-type="float" office:value="0.000026235">
            <text:p>2,62E-005</text:p>
          </table:table-cell>
          <table:table-cell office:value-type="float" office:value="-0.99">
            <text:p>-0,99</text:p>
          </table:table-cell>
          <table:table-cell office:value-type="float" office:value="-0.000027">
            <text:p>-2,70E-005</text:p>
          </table:table-cell>
          <table:table-cell table:formula="of:=[.P4]*[.Q4]" office:value-type="float" office:value="0.00002673">
            <text:p>2,67E-005</text:p>
          </table:table-cell>
          <table:table-cell office:value-type="float" office:value="-0.99">
            <text:p>-0,99</text:p>
          </table:table-cell>
          <table:table-cell office:value-type="float" office:value="-0.0000194">
            <text:p>-1,94E-005</text:p>
          </table:table-cell>
          <table:table-cell table:formula="of:=[.S4]*[.T4]" office:value-type="float" office:value="0.000019206">
            <text:p>1,92E-005</text:p>
          </table:table-cell>
          <table:table-cell office:value-type="float" office:value="-0.99">
            <text:p>-0,99</text:p>
          </table:table-cell>
          <table:table-cell office:value-type="float" office:value="-0.0021">
            <text:p>-2,10E-003</text:p>
          </table:table-cell>
          <table:table-cell table:formula="of:=[.V4]*[.W4]" office:value-type="float" office:value="0.002079">
            <text:p>2,08E-003</text:p>
          </table:table-cell>
          <table:table-cell office:value-type="float" office:value="-0.99">
            <text:p>-0,99</text:p>
          </table:table-cell>
          <table:table-cell office:value-type="float" office:value="-0.0000176">
            <text:p>-1,76E-005</text:p>
          </table:table-cell>
          <table:table-cell table:formula="of:=[.Y4]*[.Z4]" office:value-type="float" office:value="0.000017424">
            <text:p>1,74E-005</text:p>
          </table:table-cell>
          <table:table-cell office:value-type="float" office:value="-0.99">
            <text:p>-0,99</text:p>
          </table:table-cell>
          <table:table-cell office:value-type="float" office:value="-0.00526">
            <text:p>-5,26E-003</text:p>
          </table:table-cell>
          <table:table-cell table:formula="of:=[.AB4]*[.AC4]" office:value-type="float" office:value="0.0052074">
            <text:p>0,0052074</text:p>
          </table:table-cell>
        </table:table-row>
        <table:table-row table:style-name="ro1">
          <table:table-cell office:value-type="float" office:value="-0.98">
            <text:p>-0,98</text:p>
          </table:table-cell>
          <table:table-cell office:value-type="float" office:value="-0.00005">
            <text:p>-5,00E-005</text:p>
          </table:table-cell>
          <table:table-cell table:formula="of:=[.A5]*[.B5]" office:value-type="float" office:value="0.000049">
            <text:p>4,90E-005</text:p>
          </table:table-cell>
          <table:table-cell office:value-type="float" office:value="-0.98">
            <text:p>-0,98</text:p>
          </table:table-cell>
          <table:table-cell office:value-type="float" office:value="-0.00361">
            <text:p>-3,61E-003</text:p>
          </table:table-cell>
          <table:table-cell table:formula="of:=[.D5]*[.E5]" office:value-type="float" office:value="0.0035378">
            <text:p>3,54E-003</text:p>
          </table:table-cell>
          <table:table-cell office:value-type="float" office:value="-0.98">
            <text:p>-0,98</text:p>
          </table:table-cell>
          <table:table-cell office:value-type="float" office:value="-0.0000738">
            <text:p>-7,38E-005</text:p>
          </table:table-cell>
          <table:table-cell table:formula="of:=[.G5]*[.H5]" office:value-type="float" office:value="0.000072324">
            <text:p>7,23E-005</text:p>
          </table:table-cell>
          <table:table-cell office:value-type="float" office:value="-0.98">
            <text:p>-0,98</text:p>
          </table:table-cell>
          <table:table-cell office:value-type="float" office:value="-0.00701">
            <text:p>-7,01E-003</text:p>
          </table:table-cell>
          <table:table-cell table:formula="of:=[.J5]*[.K5]" office:value-type="float" office:value="0.0068698">
            <text:p>6,87E-003</text:p>
          </table:table-cell>
          <table:table-cell office:value-type="float" office:value="-0.98">
            <text:p>-0,98</text:p>
          </table:table-cell>
          <table:table-cell office:value-type="float" office:value="-0.0000261">
            <text:p>-2,61E-005</text:p>
          </table:table-cell>
          <table:table-cell table:formula="of:=[.M5]*[.N5]" office:value-type="float" office:value="0.000025578">
            <text:p>2,56E-005</text:p>
          </table:table-cell>
          <table:table-cell office:value-type="float" office:value="-0.98">
            <text:p>-0,98</text:p>
          </table:table-cell>
          <table:table-cell office:value-type="float" office:value="-0.0000266">
            <text:p>-2,66E-005</text:p>
          </table:table-cell>
          <table:table-cell table:formula="of:=[.P5]*[.Q5]" office:value-type="float" office:value="0.000026068">
            <text:p>2,61E-005</text:p>
          </table:table-cell>
          <table:table-cell office:value-type="float" office:value="-0.98">
            <text:p>-0,98</text:p>
          </table:table-cell>
          <table:table-cell office:value-type="float" office:value="-0.0000192">
            <text:p>-1,92E-005</text:p>
          </table:table-cell>
          <table:table-cell table:formula="of:=[.S5]*[.T5]" office:value-type="float" office:value="0.000018816">
            <text:p>1,88E-005</text:p>
          </table:table-cell>
          <table:table-cell office:value-type="float" office:value="-0.98">
            <text:p>-0,98</text:p>
          </table:table-cell>
          <table:table-cell office:value-type="float" office:value="-0.0021">
            <text:p>-2,10E-003</text:p>
          </table:table-cell>
          <table:table-cell table:formula="of:=[.V5]*[.W5]" office:value-type="float" office:value="0.002058">
            <text:p>2,06E-003</text:p>
          </table:table-cell>
          <table:table-cell office:value-type="float" office:value="-0.98">
            <text:p>-0,98</text:p>
          </table:table-cell>
          <table:table-cell office:value-type="float" office:value="-0.0000174">
            <text:p>-1,74E-005</text:p>
          </table:table-cell>
          <table:table-cell table:formula="of:=[.Y5]*[.Z5]" office:value-type="float" office:value="0.000017052">
            <text:p>1,71E-005</text:p>
          </table:table-cell>
          <table:table-cell office:value-type="float" office:value="-0.98">
            <text:p>-0,98</text:p>
          </table:table-cell>
          <table:table-cell office:value-type="float" office:value="-0.00526">
            <text:p>-5,26E-003</text:p>
          </table:table-cell>
          <table:table-cell table:formula="of:=[.AB5]*[.AC5]" office:value-type="float" office:value="0.0051548">
            <text:p>0,0051548</text:p>
          </table:table-cell>
        </table:table-row>
        <table:table-row table:style-name="ro1">
          <table:table-cell office:value-type="float" office:value="-0.97">
            <text:p>-0,97</text:p>
          </table:table-cell>
          <table:table-cell office:value-type="float" office:value="-0.00005">
            <text:p>-5,00E-005</text:p>
          </table:table-cell>
          <table:table-cell table:formula="of:=[.A6]*[.B6]" office:value-type="float" office:value="0.0000485">
            <text:p>4,85E-005</text:p>
          </table:table-cell>
          <table:table-cell office:value-type="float" office:value="-0.97">
            <text:p>-0,97</text:p>
          </table:table-cell>
          <table:table-cell office:value-type="float" office:value="-0.00392">
            <text:p>-3,92E-003</text:p>
          </table:table-cell>
          <table:table-cell table:formula="of:=[.D6]*[.E6]" office:value-type="float" office:value="0.0038024">
            <text:p>3,80E-003</text:p>
          </table:table-cell>
          <table:table-cell office:value-type="float" office:value="-0.97">
            <text:p>-0,97</text:p>
          </table:table-cell>
          <table:table-cell office:value-type="float" office:value="-0.0000727">
            <text:p>-7,27E-005</text:p>
          </table:table-cell>
          <table:table-cell table:formula="of:=[.G6]*[.H6]" office:value-type="float" office:value="0.000070519">
            <text:p>7,05E-005</text:p>
          </table:table-cell>
          <table:table-cell office:value-type="float" office:value="-0.97">
            <text:p>-0,97</text:p>
          </table:table-cell>
          <table:table-cell office:value-type="float" office:value="-0.00704">
            <text:p>-7,04E-003</text:p>
          </table:table-cell>
          <table:table-cell table:formula="of:=[.J6]*[.K6]" office:value-type="float" office:value="0.0068288">
            <text:p>6,83E-003</text:p>
          </table:table-cell>
          <table:table-cell office:value-type="float" office:value="-0.97">
            <text:p>-0,97</text:p>
          </table:table-cell>
          <table:table-cell office:value-type="float" office:value="-0.0000257">
            <text:p>-2,57E-005</text:p>
          </table:table-cell>
          <table:table-cell table:formula="of:=[.M6]*[.N6]" office:value-type="float" office:value="0.000024929">
            <text:p>2,49E-005</text:p>
          </table:table-cell>
          <table:table-cell office:value-type="float" office:value="-0.97">
            <text:p>-0,97</text:p>
          </table:table-cell>
          <table:table-cell office:value-type="float" office:value="-0.0000262">
            <text:p>-2,62E-005</text:p>
          </table:table-cell>
          <table:table-cell table:formula="of:=[.P6]*[.Q6]" office:value-type="float" office:value="0.000025414">
            <text:p>2,54E-005</text:p>
          </table:table-cell>
          <table:table-cell office:value-type="float" office:value="-0.97">
            <text:p>-0,97</text:p>
          </table:table-cell>
          <table:table-cell office:value-type="float" office:value="-0.0000191">
            <text:p>-1,91E-005</text:p>
          </table:table-cell>
          <table:table-cell table:formula="of:=[.S6]*[.T6]" office:value-type="float" office:value="0.000018527">
            <text:p>1,85E-005</text:p>
          </table:table-cell>
          <table:table-cell office:value-type="float" office:value="-0.97">
            <text:p>-0,97</text:p>
          </table:table-cell>
          <table:table-cell office:value-type="float" office:value="-0.0021">
            <text:p>-2,10E-003</text:p>
          </table:table-cell>
          <table:table-cell table:formula="of:=[.V6]*[.W6]" office:value-type="float" office:value="0.002037">
            <text:p>2,04E-003</text:p>
          </table:table-cell>
          <table:table-cell office:value-type="float" office:value="-0.97">
            <text:p>-0,97</text:p>
          </table:table-cell>
          <table:table-cell office:value-type="float" office:value="-0.0000172">
            <text:p>-1,72E-005</text:p>
          </table:table-cell>
          <table:table-cell table:formula="of:=[.Y6]*[.Z6]" office:value-type="float" office:value="0.000016684">
            <text:p>1,67E-005</text:p>
          </table:table-cell>
          <table:table-cell office:value-type="float" office:value="-0.97">
            <text:p>-0,97</text:p>
          </table:table-cell>
          <table:table-cell office:value-type="float" office:value="-0.00526">
            <text:p>-5,26E-003</text:p>
          </table:table-cell>
          <table:table-cell table:formula="of:=[.AB6]*[.AC6]" office:value-type="float" office:value="0.0051022">
            <text:p>0,0051022</text:p>
          </table:table-cell>
        </table:table-row>
        <table:table-row table:style-name="ro1">
          <table:table-cell office:value-type="float" office:value="-0.96">
            <text:p>-0,96</text:p>
          </table:table-cell>
          <table:table-cell office:value-type="float" office:value="-0.00005">
            <text:p>-5,00E-005</text:p>
          </table:table-cell>
          <table:table-cell table:formula="of:=[.A7]*[.B7]" office:value-type="float" office:value="0.000048">
            <text:p>4,80E-005</text:p>
          </table:table-cell>
          <table:table-cell office:value-type="float" office:value="-0.96">
            <text:p>-0,96</text:p>
          </table:table-cell>
          <table:table-cell office:value-type="float" office:value="-0.00421">
            <text:p>-4,21E-003</text:p>
          </table:table-cell>
          <table:table-cell table:formula="of:=[.D7]*[.E7]" office:value-type="float" office:value="0.0040416">
            <text:p>4,04E-003</text:p>
          </table:table-cell>
          <table:table-cell office:value-type="float" office:value="-0.96">
            <text:p>-0,96</text:p>
          </table:table-cell>
          <table:table-cell office:value-type="float" office:value="-0.0000715">
            <text:p>-7,15E-005</text:p>
          </table:table-cell>
          <table:table-cell table:formula="of:=[.G7]*[.H7]" office:value-type="float" office:value="0.00006864">
            <text:p>6,86E-005</text:p>
          </table:table-cell>
          <table:table-cell office:value-type="float" office:value="-0.96">
            <text:p>-0,96</text:p>
          </table:table-cell>
          <table:table-cell office:value-type="float" office:value="-0.00703">
            <text:p>-7,03E-003</text:p>
          </table:table-cell>
          <table:table-cell table:formula="of:=[.J7]*[.K7]" office:value-type="float" office:value="0.0067488">
            <text:p>6,75E-003</text:p>
          </table:table-cell>
          <table:table-cell office:value-type="float" office:value="-0.96">
            <text:p>-0,96</text:p>
          </table:table-cell>
          <table:table-cell office:value-type="float" office:value="-0.0000254">
            <text:p>-2,54E-005</text:p>
          </table:table-cell>
          <table:table-cell table:formula="of:=[.M7]*[.N7]" office:value-type="float" office:value="0.000024384">
            <text:p>2,44E-005</text:p>
          </table:table-cell>
          <table:table-cell office:value-type="float" office:value="-0.96">
            <text:p>-0,96</text:p>
          </table:table-cell>
          <table:table-cell office:value-type="float" office:value="-0.0000259">
            <text:p>-2,59E-005</text:p>
          </table:table-cell>
          <table:table-cell table:formula="of:=[.P7]*[.Q7]" office:value-type="float" office:value="0.000024864">
            <text:p>2,49E-005</text:p>
          </table:table-cell>
          <table:table-cell office:value-type="float" office:value="-0.96">
            <text:p>-0,96</text:p>
          </table:table-cell>
          <table:table-cell office:value-type="float" office:value="-0.0000189">
            <text:p>-1,89E-005</text:p>
          </table:table-cell>
          <table:table-cell table:formula="of:=[.S7]*[.T7]" office:value-type="float" office:value="0.000018144">
            <text:p>1,81E-005</text:p>
          </table:table-cell>
          <table:table-cell office:value-type="float" office:value="-0.96">
            <text:p>-0,96</text:p>
          </table:table-cell>
          <table:table-cell office:value-type="float" office:value="-0.00211">
            <text:p>-2,11E-003</text:p>
          </table:table-cell>
          <table:table-cell table:formula="of:=[.V7]*[.W7]" office:value-type="float" office:value="0.0020256">
            <text:p>2,03E-003</text:p>
          </table:table-cell>
          <table:table-cell office:value-type="float" office:value="-0.96">
            <text:p>-0,96</text:p>
          </table:table-cell>
          <table:table-cell office:value-type="float" office:value="-0.0000171">
            <text:p>-1,71E-005</text:p>
          </table:table-cell>
          <table:table-cell table:formula="of:=[.Y7]*[.Z7]" office:value-type="float" office:value="0.000016416">
            <text:p>1,64E-005</text:p>
          </table:table-cell>
          <table:table-cell office:value-type="float" office:value="-0.96">
            <text:p>-0,96</text:p>
          </table:table-cell>
          <table:table-cell office:value-type="float" office:value="-0.00528">
            <text:p>-5,28E-003</text:p>
          </table:table-cell>
          <table:table-cell table:formula="of:=[.AB7]*[.AC7]" office:value-type="float" office:value="0.0050688">
            <text:p>0,0050688</text:p>
          </table:table-cell>
        </table:table-row>
        <table:table-row table:style-name="ro1">
          <table:table-cell office:value-type="float" office:value="-0.95">
            <text:p>-0,95</text:p>
          </table:table-cell>
          <table:table-cell office:value-type="float" office:value="-0.0000498">
            <text:p>-4,98E-005</text:p>
          </table:table-cell>
          <table:table-cell table:formula="of:=[.A8]*[.B8]" office:value-type="float" office:value="0.00004731">
            <text:p>4,73E-005</text:p>
          </table:table-cell>
          <table:table-cell office:value-type="float" office:value="-0.95">
            <text:p>-0,95</text:p>
          </table:table-cell>
          <table:table-cell office:value-type="float" office:value="-0.0045">
            <text:p>-4,50E-003</text:p>
          </table:table-cell>
          <table:table-cell table:formula="of:=[.D8]*[.E8]" office:value-type="float" office:value="0.004275">
            <text:p>4,28E-003</text:p>
          </table:table-cell>
          <table:table-cell office:value-type="float" office:value="-0.95">
            <text:p>-0,95</text:p>
          </table:table-cell>
          <table:table-cell office:value-type="float" office:value="-0.0000706">
            <text:p>-7,06E-005</text:p>
          </table:table-cell>
          <table:table-cell table:formula="of:=[.G8]*[.H8]" office:value-type="float" office:value="0.00006707">
            <text:p>6,71E-005</text:p>
          </table:table-cell>
          <table:table-cell office:value-type="float" office:value="-0.95">
            <text:p>-0,95</text:p>
          </table:table-cell>
          <table:table-cell office:value-type="float" office:value="-0.00703">
            <text:p>-7,03E-003</text:p>
          </table:table-cell>
          <table:table-cell table:formula="of:=[.J8]*[.K8]" office:value-type="float" office:value="0.0066785">
            <text:p>6,68E-003</text:p>
          </table:table-cell>
          <table:table-cell office:value-type="float" office:value="-0.95">
            <text:p>-0,95</text:p>
          </table:table-cell>
          <table:table-cell office:value-type="float" office:value="-0.000025">
            <text:p>-2,50E-005</text:p>
          </table:table-cell>
          <table:table-cell table:formula="of:=[.M8]*[.N8]" office:value-type="float" office:value="0.00002375">
            <text:p>2,38E-005</text:p>
          </table:table-cell>
          <table:table-cell office:value-type="float" office:value="-0.95">
            <text:p>-0,95</text:p>
          </table:table-cell>
          <table:table-cell office:value-type="float" office:value="-0.0000255">
            <text:p>-2,55E-005</text:p>
          </table:table-cell>
          <table:table-cell table:formula="of:=[.P8]*[.Q8]" office:value-type="float" office:value="0.000024225">
            <text:p>2,42E-005</text:p>
          </table:table-cell>
          <table:table-cell office:value-type="float" office:value="-0.95">
            <text:p>-0,95</text:p>
          </table:table-cell>
          <table:table-cell office:value-type="float" office:value="-0.0000187">
            <text:p>-1,87E-005</text:p>
          </table:table-cell>
          <table:table-cell table:formula="of:=[.S8]*[.T8]" office:value-type="float" office:value="0.000017765">
            <text:p>1,78E-005</text:p>
          </table:table-cell>
          <table:table-cell office:value-type="float" office:value="-0.95">
            <text:p>-0,95</text:p>
          </table:table-cell>
          <table:table-cell office:value-type="float" office:value="-0.00211">
            <text:p>-2,11E-003</text:p>
          </table:table-cell>
          <table:table-cell table:formula="of:=[.V8]*[.W8]" office:value-type="float" office:value="0.0020045">
            <text:p>2,00E-003</text:p>
          </table:table-cell>
          <table:table-cell office:value-type="float" office:value="-0.95">
            <text:p>-0,95</text:p>
          </table:table-cell>
          <table:table-cell office:value-type="float" office:value="-0.0000168">
            <text:p>-1,68E-005</text:p>
          </table:table-cell>
          <table:table-cell table:formula="of:=[.Y8]*[.Z8]" office:value-type="float" office:value="0.00001596">
            <text:p>1,60E-005</text:p>
          </table:table-cell>
          <table:table-cell office:value-type="float" office:value="-0.95">
            <text:p>-0,95</text:p>
          </table:table-cell>
          <table:table-cell office:value-type="float" office:value="-0.00528">
            <text:p>-5,28E-003</text:p>
          </table:table-cell>
          <table:table-cell table:formula="of:=[.AB8]*[.AC8]" office:value-type="float" office:value="0.005016">
            <text:p>0,005016</text:p>
          </table:table-cell>
        </table:table-row>
        <table:table-row table:style-name="ro1">
          <table:table-cell office:value-type="float" office:value="-0.94">
            <text:p>-0,94</text:p>
          </table:table-cell>
          <table:table-cell office:value-type="float" office:value="-0.0000497">
            <text:p>-4,97E-005</text:p>
          </table:table-cell>
          <table:table-cell table:formula="of:=[.A9]*[.B9]" office:value-type="float" office:value="0.000046718">
            <text:p>4,67E-005</text:p>
          </table:table-cell>
          <table:table-cell office:value-type="float" office:value="-0.94">
            <text:p>-0,94</text:p>
          </table:table-cell>
          <table:table-cell office:value-type="float" office:value="-0.00476">
            <text:p>-4,76E-003</text:p>
          </table:table-cell>
          <table:table-cell table:formula="of:=[.D9]*[.E9]" office:value-type="float" office:value="0.0044744">
            <text:p>4,47E-003</text:p>
          </table:table-cell>
          <table:table-cell office:value-type="float" office:value="-0.94">
            <text:p>-0,94</text:p>
          </table:table-cell>
          <table:table-cell office:value-type="float" office:value="-0.0000695">
            <text:p>-6,95E-005</text:p>
          </table:table-cell>
          <table:table-cell table:formula="of:=[.G9]*[.H9]" office:value-type="float" office:value="0.00006533">
            <text:p>6,53E-005</text:p>
          </table:table-cell>
          <table:table-cell office:value-type="float" office:value="-0.94">
            <text:p>-0,94</text:p>
          </table:table-cell>
          <table:table-cell office:value-type="float" office:value="-0.00704">
            <text:p>-7,04E-003</text:p>
          </table:table-cell>
          <table:table-cell table:formula="of:=[.J9]*[.K9]" office:value-type="float" office:value="0.0066176">
            <text:p>6,62E-003</text:p>
          </table:table-cell>
          <table:table-cell office:value-type="float" office:value="-0.94">
            <text:p>-0,94</text:p>
          </table:table-cell>
          <table:table-cell office:value-type="float" office:value="-0.0000246">
            <text:p>-2,46E-005</text:p>
          </table:table-cell>
          <table:table-cell table:formula="of:=[.M9]*[.N9]" office:value-type="float" office:value="0.000023124">
            <text:p>2,31E-005</text:p>
          </table:table-cell>
          <table:table-cell office:value-type="float" office:value="-0.94">
            <text:p>-0,94</text:p>
          </table:table-cell>
          <table:table-cell office:value-type="float" office:value="-0.0000251">
            <text:p>-2,51E-005</text:p>
          </table:table-cell>
          <table:table-cell table:formula="of:=[.P9]*[.Q9]" office:value-type="float" office:value="0.000023594">
            <text:p>2,36E-005</text:p>
          </table:table-cell>
          <table:table-cell office:value-type="float" office:value="-0.94">
            <text:p>-0,94</text:p>
          </table:table-cell>
          <table:table-cell office:value-type="float" office:value="-0.0000185">
            <text:p>-1,85E-005</text:p>
          </table:table-cell>
          <table:table-cell table:formula="of:=[.S9]*[.T9]" office:value-type="float" office:value="0.00001739">
            <text:p>1,74E-005</text:p>
          </table:table-cell>
          <table:table-cell office:value-type="float" office:value="-0.94">
            <text:p>-0,94</text:p>
          </table:table-cell>
          <table:table-cell office:value-type="float" office:value="-0.00211">
            <text:p>-2,11E-003</text:p>
          </table:table-cell>
          <table:table-cell table:formula="of:=[.V9]*[.W9]" office:value-type="float" office:value="0.0019834">
            <text:p>1,98E-003</text:p>
          </table:table-cell>
          <table:table-cell office:value-type="float" office:value="-0.94">
            <text:p>-0,94</text:p>
          </table:table-cell>
          <table:table-cell office:value-type="float" office:value="-0.0000166">
            <text:p>-1,66E-005</text:p>
          </table:table-cell>
          <table:table-cell table:formula="of:=[.Y9]*[.Z9]" office:value-type="float" office:value="0.000015604">
            <text:p>1,56E-005</text:p>
          </table:table-cell>
          <table:table-cell office:value-type="float" office:value="-0.94">
            <text:p>-0,94</text:p>
          </table:table-cell>
          <table:table-cell office:value-type="float" office:value="-0.00527">
            <text:p>-5,27E-003</text:p>
          </table:table-cell>
          <table:table-cell table:formula="of:=[.AB9]*[.AC9]" office:value-type="float" office:value="0.0049538">
            <text:p>0,0049538</text:p>
          </table:table-cell>
        </table:table-row>
        <table:table-row table:style-name="ro1">
          <table:table-cell office:value-type="float" office:value="-0.93">
            <text:p>-0,93</text:p>
          </table:table-cell>
          <table:table-cell office:value-type="float" office:value="-0.0000497">
            <text:p>-4,97E-005</text:p>
          </table:table-cell>
          <table:table-cell table:formula="of:=[.A10]*[.B10]" office:value-type="float" office:value="0.000046221">
            <text:p>4,62E-005</text:p>
          </table:table-cell>
          <table:table-cell office:value-type="float" office:value="-0.93">
            <text:p>-0,93</text:p>
          </table:table-cell>
          <table:table-cell office:value-type="float" office:value="-0.00501">
            <text:p>-5,01E-003</text:p>
          </table:table-cell>
          <table:table-cell table:formula="of:=[.D10]*[.E10]" office:value-type="float" office:value="0.0046593">
            <text:p>4,66E-003</text:p>
          </table:table-cell>
          <table:table-cell office:value-type="float" office:value="-0.93">
            <text:p>-0,93</text:p>
          </table:table-cell>
          <table:table-cell office:value-type="float" office:value="-0.0000684">
            <text:p>-6,84E-005</text:p>
          </table:table-cell>
          <table:table-cell table:formula="of:=[.G10]*[.H10]" office:value-type="float" office:value="0.000063612">
            <text:p>6,36E-005</text:p>
          </table:table-cell>
          <table:table-cell office:value-type="float" office:value="-0.93">
            <text:p>-0,93</text:p>
          </table:table-cell>
          <table:table-cell office:value-type="float" office:value="-0.00703">
            <text:p>-7,03E-003</text:p>
          </table:table-cell>
          <table:table-cell table:formula="of:=[.J10]*[.K10]" office:value-type="float" office:value="0.0065379">
            <text:p>6,54E-003</text:p>
          </table:table-cell>
          <table:table-cell office:value-type="float" office:value="-0.93">
            <text:p>-0,93</text:p>
          </table:table-cell>
          <table:table-cell office:value-type="float" office:value="-0.0000242">
            <text:p>-2,42E-005</text:p>
          </table:table-cell>
          <table:table-cell table:formula="of:=[.M10]*[.N10]" office:value-type="float" office:value="0.000022506">
            <text:p>2,25E-005</text:p>
          </table:table-cell>
          <table:table-cell office:value-type="float" office:value="-0.93">
            <text:p>-0,93</text:p>
          </table:table-cell>
          <table:table-cell office:value-type="float" office:value="-0.0000248">
            <text:p>-2,48E-005</text:p>
          </table:table-cell>
          <table:table-cell table:formula="of:=[.P10]*[.Q10]" office:value-type="float" office:value="0.000023064">
            <text:p>2,31E-005</text:p>
          </table:table-cell>
          <table:table-cell office:value-type="float" office:value="-0.93">
            <text:p>-0,93</text:p>
          </table:table-cell>
          <table:table-cell office:value-type="float" office:value="-0.0000182">
            <text:p>-1,82E-005</text:p>
          </table:table-cell>
          <table:table-cell table:formula="of:=[.S10]*[.T10]" office:value-type="float" office:value="0.000016926">
            <text:p>1,69E-005</text:p>
          </table:table-cell>
          <table:table-cell office:value-type="float" office:value="-0.93">
            <text:p>-0,93</text:p>
          </table:table-cell>
          <table:table-cell office:value-type="float" office:value="-0.00211">
            <text:p>-2,11E-003</text:p>
          </table:table-cell>
          <table:table-cell table:formula="of:=[.V10]*[.W10]" office:value-type="float" office:value="0.0019623">
            <text:p>1,96E-003</text:p>
          </table:table-cell>
          <table:table-cell office:value-type="float" office:value="-0.93">
            <text:p>-0,93</text:p>
          </table:table-cell>
          <table:table-cell office:value-type="float" office:value="-0.0000164">
            <text:p>-1,64E-005</text:p>
          </table:table-cell>
          <table:table-cell table:formula="of:=[.Y10]*[.Z10]" office:value-type="float" office:value="0.000015252">
            <text:p>1,53E-005</text:p>
          </table:table-cell>
          <table:table-cell office:value-type="float" office:value="-0.93">
            <text:p>-0,93</text:p>
          </table:table-cell>
          <table:table-cell office:value-type="float" office:value="-0.00526">
            <text:p>-5,26E-003</text:p>
          </table:table-cell>
          <table:table-cell table:formula="of:=[.AB10]*[.AC10]" office:value-type="float" office:value="0.0048918">
            <text:p>0,0048918</text:p>
          </table:table-cell>
        </table:table-row>
        <table:table-row table:style-name="ro1">
          <table:table-cell office:value-type="float" office:value="-0.92">
            <text:p>-0,92</text:p>
          </table:table-cell>
          <table:table-cell office:value-type="float" office:value="-0.0000496">
            <text:p>-4,96E-005</text:p>
          </table:table-cell>
          <table:table-cell table:formula="of:=[.A11]*[.B11]" office:value-type="float" office:value="0.000045632">
            <text:p>4,56E-005</text:p>
          </table:table-cell>
          <table:table-cell office:value-type="float" office:value="-0.92">
            <text:p>-0,92</text:p>
          </table:table-cell>
          <table:table-cell office:value-type="float" office:value="-0.00525">
            <text:p>-5,25E-003</text:p>
          </table:table-cell>
          <table:table-cell table:formula="of:=[.D11]*[.E11]" office:value-type="float" office:value="0.00483">
            <text:p>4,83E-003</text:p>
          </table:table-cell>
          <table:table-cell office:value-type="float" office:value="-0.92">
            <text:p>-0,92</text:p>
          </table:table-cell>
          <table:table-cell office:value-type="float" office:value="-0.0000674">
            <text:p>-6,74E-005</text:p>
          </table:table-cell>
          <table:table-cell table:formula="of:=[.G11]*[.H11]" office:value-type="float" office:value="0.000062008">
            <text:p>6,20E-005</text:p>
          </table:table-cell>
          <table:table-cell office:value-type="float" office:value="-0.92">
            <text:p>-0,92</text:p>
          </table:table-cell>
          <table:table-cell office:value-type="float" office:value="-0.00703">
            <text:p>-7,03E-003</text:p>
          </table:table-cell>
          <table:table-cell table:formula="of:=[.J11]*[.K11]" office:value-type="float" office:value="0.0064676">
            <text:p>6,47E-003</text:p>
          </table:table-cell>
          <table:table-cell office:value-type="float" office:value="-0.92">
            <text:p>-0,92</text:p>
          </table:table-cell>
          <table:table-cell office:value-type="float" office:value="-0.0000239">
            <text:p>-2,39E-005</text:p>
          </table:table-cell>
          <table:table-cell table:formula="of:=[.M11]*[.N11]" office:value-type="float" office:value="0.000021988">
            <text:p>2,20E-005</text:p>
          </table:table-cell>
          <table:table-cell office:value-type="float" office:value="-0.92">
            <text:p>-0,92</text:p>
          </table:table-cell>
          <table:table-cell office:value-type="float" office:value="-0.0000244">
            <text:p>-2,44E-005</text:p>
          </table:table-cell>
          <table:table-cell table:formula="of:=[.P11]*[.Q11]" office:value-type="float" office:value="0.000022448">
            <text:p>2,24E-005</text:p>
          </table:table-cell>
          <table:table-cell office:value-type="float" office:value="-0.92">
            <text:p>-0,92</text:p>
          </table:table-cell>
          <table:table-cell office:value-type="float" office:value="-0.000018">
            <text:p>-1,80E-005</text:p>
          </table:table-cell>
          <table:table-cell table:formula="of:=[.S11]*[.T11]" office:value-type="float" office:value="0.00001656">
            <text:p>1,66E-005</text:p>
          </table:table-cell>
          <table:table-cell office:value-type="float" office:value="-0.92">
            <text:p>-0,92</text:p>
          </table:table-cell>
          <table:table-cell office:value-type="float" office:value="-0.00211">
            <text:p>-2,11E-003</text:p>
          </table:table-cell>
          <table:table-cell table:formula="of:=[.V11]*[.W11]" office:value-type="float" office:value="0.0019412">
            <text:p>1,94E-003</text:p>
          </table:table-cell>
          <table:table-cell office:value-type="float" office:value="-0.92">
            <text:p>-0,92</text:p>
          </table:table-cell>
          <table:table-cell office:value-type="float" office:value="-0.0000162">
            <text:p>-1,62E-005</text:p>
          </table:table-cell>
          <table:table-cell table:formula="of:=[.Y11]*[.Z11]" office:value-type="float" office:value="0.000014904">
            <text:p>1,49E-005</text:p>
          </table:table-cell>
          <table:table-cell office:value-type="float" office:value="-0.92">
            <text:p>-0,92</text:p>
          </table:table-cell>
          <table:table-cell office:value-type="float" office:value="-0.00525">
            <text:p>-5,25E-003</text:p>
          </table:table-cell>
          <table:table-cell table:formula="of:=[.AB11]*[.AC11]" office:value-type="float" office:value="0.00483">
            <text:p>0,00483</text:p>
          </table:table-cell>
        </table:table-row>
        <table:table-row table:style-name="ro1">
          <table:table-cell office:value-type="float" office:value="-0.91">
            <text:p>-0,91</text:p>
          </table:table-cell>
          <table:table-cell office:value-type="float" office:value="-0.0000492">
            <text:p>-4,92E-005</text:p>
          </table:table-cell>
          <table:table-cell table:formula="of:=[.A12]*[.B12]" office:value-type="float" office:value="0.000044772">
            <text:p>4,48E-005</text:p>
          </table:table-cell>
          <table:table-cell office:value-type="float" office:value="-0.91">
            <text:p>-0,91</text:p>
          </table:table-cell>
          <table:table-cell office:value-type="float" office:value="-0.00547">
            <text:p>-5,47E-003</text:p>
          </table:table-cell>
          <table:table-cell table:formula="of:=[.D12]*[.E12]" office:value-type="float" office:value="0.0049777">
            <text:p>4,98E-003</text:p>
          </table:table-cell>
          <table:table-cell office:value-type="float" office:value="-0.91">
            <text:p>-0,91</text:p>
          </table:table-cell>
          <table:table-cell office:value-type="float" office:value="-0.0000665">
            <text:p>-6,65E-005</text:p>
          </table:table-cell>
          <table:table-cell table:formula="of:=[.G12]*[.H12]" office:value-type="float" office:value="0.000060515">
            <text:p>6,05E-005</text:p>
          </table:table-cell>
          <table:table-cell office:value-type="float" office:value="-0.91">
            <text:p>-0,91</text:p>
          </table:table-cell>
          <table:table-cell office:value-type="float" office:value="-0.00703">
            <text:p>-7,03E-003</text:p>
          </table:table-cell>
          <table:table-cell table:formula="of:=[.J12]*[.K12]" office:value-type="float" office:value="0.0063973">
            <text:p>6,40E-003</text:p>
          </table:table-cell>
          <table:table-cell office:value-type="float" office:value="-0.91">
            <text:p>-0,91</text:p>
          </table:table-cell>
          <table:table-cell office:value-type="float" office:value="-0.0000235">
            <text:p>-2,35E-005</text:p>
          </table:table-cell>
          <table:table-cell table:formula="of:=[.M12]*[.N12]" office:value-type="float" office:value="0.000021385">
            <text:p>2,14E-005</text:p>
          </table:table-cell>
          <table:table-cell office:value-type="float" office:value="-0.91">
            <text:p>-0,91</text:p>
          </table:table-cell>
          <table:table-cell office:value-type="float" office:value="-0.0000241">
            <text:p>-2,41E-005</text:p>
          </table:table-cell>
          <table:table-cell table:formula="of:=[.P12]*[.Q12]" office:value-type="float" office:value="0.000021931">
            <text:p>2,19E-005</text:p>
          </table:table-cell>
          <table:table-cell office:value-type="float" office:value="-0.91">
            <text:p>-0,91</text:p>
          </table:table-cell>
          <table:table-cell office:value-type="float" office:value="-0.0000177">
            <text:p>-1,77E-005</text:p>
          </table:table-cell>
          <table:table-cell table:formula="of:=[.S12]*[.T12]" office:value-type="float" office:value="0.000016107">
            <text:p>1,61E-005</text:p>
          </table:table-cell>
          <table:table-cell office:value-type="float" office:value="-0.91">
            <text:p>-0,91</text:p>
          </table:table-cell>
          <table:table-cell office:value-type="float" office:value="-0.0021">
            <text:p>-2,10E-003</text:p>
          </table:table-cell>
          <table:table-cell table:formula="of:=[.V12]*[.W12]" office:value-type="float" office:value="0.001911">
            <text:p>1,91E-003</text:p>
          </table:table-cell>
          <table:table-cell office:value-type="float" office:value="-0.91">
            <text:p>-0,91</text:p>
          </table:table-cell>
          <table:table-cell office:value-type="float" office:value="-0.000016">
            <text:p>-1,60E-005</text:p>
          </table:table-cell>
          <table:table-cell table:formula="of:=[.Y12]*[.Z12]" office:value-type="float" office:value="0.00001456">
            <text:p>1,46E-005</text:p>
          </table:table-cell>
          <table:table-cell office:value-type="float" office:value="-0.91">
            <text:p>-0,91</text:p>
          </table:table-cell>
          <table:table-cell office:value-type="float" office:value="-0.00525">
            <text:p>-5,25E-003</text:p>
          </table:table-cell>
          <table:table-cell table:formula="of:=[.AB12]*[.AC12]" office:value-type="float" office:value="0.0047775">
            <text:p>0,0047775</text:p>
          </table:table-cell>
        </table:table-row>
        <table:table-row table:style-name="ro1">
          <table:table-cell office:value-type="float" office:value="-0.9">
            <text:p>-0,9</text:p>
          </table:table-cell>
          <table:table-cell office:value-type="float" office:value="-0.0000489">
            <text:p>-4,89E-005</text:p>
          </table:table-cell>
          <table:table-cell table:formula="of:=[.A13]*[.B13]" office:value-type="float" office:value="0.00004401">
            <text:p>4,40E-005</text:p>
          </table:table-cell>
          <table:table-cell office:value-type="float" office:value="-0.9">
            <text:p>-0,9</text:p>
          </table:table-cell>
          <table:table-cell office:value-type="float" office:value="-0.00568">
            <text:p>-5,68E-003</text:p>
          </table:table-cell>
          <table:table-cell table:formula="of:=[.D13]*[.E13]" office:value-type="float" office:value="0.005112">
            <text:p>5,11E-003</text:p>
          </table:table-cell>
          <table:table-cell office:value-type="float" office:value="-0.9">
            <text:p>-0,9</text:p>
          </table:table-cell>
          <table:table-cell office:value-type="float" office:value="-0.0000655">
            <text:p>-6,55E-005</text:p>
          </table:table-cell>
          <table:table-cell table:formula="of:=[.G13]*[.H13]" office:value-type="float" office:value="0.00005895">
            <text:p>5,90E-005</text:p>
          </table:table-cell>
          <table:table-cell office:value-type="float" office:value="-0.9">
            <text:p>-0,9</text:p>
          </table:table-cell>
          <table:table-cell office:value-type="float" office:value="-0.00703">
            <text:p>-7,03E-003</text:p>
          </table:table-cell>
          <table:table-cell table:formula="of:=[.J13]*[.K13]" office:value-type="float" office:value="0.006327">
            <text:p>6,33E-003</text:p>
          </table:table-cell>
          <table:table-cell office:value-type="float" office:value="-0.9">
            <text:p>-0,9</text:p>
          </table:table-cell>
          <table:table-cell office:value-type="float" office:value="-0.0000232">
            <text:p>-2,32E-005</text:p>
          </table:table-cell>
          <table:table-cell table:formula="of:=[.M13]*[.N13]" office:value-type="float" office:value="0.00002088">
            <text:p>2,09E-005</text:p>
          </table:table-cell>
          <table:table-cell office:value-type="float" office:value="-0.9">
            <text:p>-0,9</text:p>
          </table:table-cell>
          <table:table-cell office:value-type="float" office:value="-0.0000237">
            <text:p>-2,37E-005</text:p>
          </table:table-cell>
          <table:table-cell table:formula="of:=[.P13]*[.Q13]" office:value-type="float" office:value="0.00002133">
            <text:p>2,13E-005</text:p>
          </table:table-cell>
          <table:table-cell office:value-type="float" office:value="-0.9">
            <text:p>-0,9</text:p>
          </table:table-cell>
          <table:table-cell office:value-type="float" office:value="-0.0000175">
            <text:p>-1,75E-005</text:p>
          </table:table-cell>
          <table:table-cell table:formula="of:=[.S13]*[.T13]" office:value-type="float" office:value="0.00001575">
            <text:p>1,58E-005</text:p>
          </table:table-cell>
          <table:table-cell office:value-type="float" office:value="-0.9">
            <text:p>-0,9</text:p>
          </table:table-cell>
          <table:table-cell office:value-type="float" office:value="-0.00211">
            <text:p>-2,11E-003</text:p>
          </table:table-cell>
          <table:table-cell table:formula="of:=[.V13]*[.W13]" office:value-type="float" office:value="0.001899">
            <text:p>1,90E-003</text:p>
          </table:table-cell>
          <table:table-cell office:value-type="float" office:value="-0.9">
            <text:p>-0,9</text:p>
          </table:table-cell>
          <table:table-cell office:value-type="float" office:value="-0.0000158">
            <text:p>-1,58E-005</text:p>
          </table:table-cell>
          <table:table-cell table:formula="of:=[.Y13]*[.Z13]" office:value-type="float" office:value="0.00001422">
            <text:p>1,42E-005</text:p>
          </table:table-cell>
          <table:table-cell office:value-type="float" office:value="-0.9">
            <text:p>-0,9</text:p>
          </table:table-cell>
          <table:table-cell office:value-type="float" office:value="-0.00525">
            <text:p>-5,25E-003</text:p>
          </table:table-cell>
          <table:table-cell table:formula="of:=[.AB13]*[.AC13]" office:value-type="float" office:value="0.004725">
            <text:p>0,004725</text:p>
          </table:table-cell>
        </table:table-row>
        <table:table-row table:style-name="ro1">
          <table:table-cell office:value-type="float" office:value="-0.89">
            <text:p>-0,89</text:p>
          </table:table-cell>
          <table:table-cell office:value-type="float" office:value="-0.0000485">
            <text:p>-4,85E-005</text:p>
          </table:table-cell>
          <table:table-cell table:formula="of:=[.A14]*[.B14]" office:value-type="float" office:value="0.000043165">
            <text:p>4,32E-005</text:p>
          </table:table-cell>
          <table:table-cell office:value-type="float" office:value="-0.89">
            <text:p>-0,89</text:p>
          </table:table-cell>
          <table:table-cell office:value-type="float" office:value="-0.00588">
            <text:p>-5,88E-003</text:p>
          </table:table-cell>
          <table:table-cell table:formula="of:=[.D14]*[.E14]" office:value-type="float" office:value="0.0052332">
            <text:p>5,23E-003</text:p>
          </table:table-cell>
          <table:table-cell office:value-type="float" office:value="-0.89">
            <text:p>-0,89</text:p>
          </table:table-cell>
          <table:table-cell office:value-type="float" office:value="-0.0000646">
            <text:p>-6,46E-005</text:p>
          </table:table-cell>
          <table:table-cell table:formula="of:=[.G14]*[.H14]" office:value-type="float" office:value="0.000057494">
            <text:p>5,75E-005</text:p>
          </table:table-cell>
          <table:table-cell office:value-type="float" office:value="-0.89">
            <text:p>-0,89</text:p>
          </table:table-cell>
          <table:table-cell office:value-type="float" office:value="-0.00705">
            <text:p>-7,05E-003</text:p>
          </table:table-cell>
          <table:table-cell table:formula="of:=[.J14]*[.K14]" office:value-type="float" office:value="0.0062745">
            <text:p>6,27E-003</text:p>
          </table:table-cell>
          <table:table-cell office:value-type="float" office:value="-0.89">
            <text:p>-0,89</text:p>
          </table:table-cell>
          <table:table-cell office:value-type="float" office:value="-0.0000228">
            <text:p>-2,28E-005</text:p>
          </table:table-cell>
          <table:table-cell table:formula="of:=[.M14]*[.N14]" office:value-type="float" office:value="0.000020292">
            <text:p>2,03E-005</text:p>
          </table:table-cell>
          <table:table-cell office:value-type="float" office:value="-0.89">
            <text:p>-0,89</text:p>
          </table:table-cell>
          <table:table-cell office:value-type="float" office:value="-0.0000234">
            <text:p>-2,34E-005</text:p>
          </table:table-cell>
          <table:table-cell table:formula="of:=[.P14]*[.Q14]" office:value-type="float" office:value="0.000020826">
            <text:p>2,08E-005</text:p>
          </table:table-cell>
          <table:table-cell office:value-type="float" office:value="-0.89">
            <text:p>-0,89</text:p>
          </table:table-cell>
          <table:table-cell office:value-type="float" office:value="-0.0000173">
            <text:p>-1,73E-005</text:p>
          </table:table-cell>
          <table:table-cell table:formula="of:=[.S14]*[.T14]" office:value-type="float" office:value="0.000015397">
            <text:p>1,54E-005</text:p>
          </table:table-cell>
          <table:table-cell office:value-type="float" office:value="-0.89">
            <text:p>-0,89</text:p>
          </table:table-cell>
          <table:table-cell office:value-type="float" office:value="-0.00211">
            <text:p>-2,11E-003</text:p>
          </table:table-cell>
          <table:table-cell table:formula="of:=[.V14]*[.W14]" office:value-type="float" office:value="0.0018779">
            <text:p>1,88E-003</text:p>
          </table:table-cell>
          <table:table-cell office:value-type="float" office:value="-0.89">
            <text:p>-0,89</text:p>
          </table:table-cell>
          <table:table-cell office:value-type="float" office:value="-0.0000155">
            <text:p>-1,55E-005</text:p>
          </table:table-cell>
          <table:table-cell table:formula="of:=[.Y14]*[.Z14]" office:value-type="float" office:value="0.000013795">
            <text:p>1,38E-005</text:p>
          </table:table-cell>
          <table:table-cell office:value-type="float" office:value="-0.89">
            <text:p>-0,89</text:p>
          </table:table-cell>
          <table:table-cell office:value-type="float" office:value="-0.00525">
            <text:p>-5,25E-003</text:p>
          </table:table-cell>
          <table:table-cell table:formula="of:=[.AB14]*[.AC14]" office:value-type="float" office:value="0.0046725">
            <text:p>0,0046725</text:p>
          </table:table-cell>
        </table:table-row>
        <table:table-row table:style-name="ro1">
          <table:table-cell office:value-type="float" office:value="-0.88">
            <text:p>-0,88</text:p>
          </table:table-cell>
          <table:table-cell office:value-type="float" office:value="-0.0000482">
            <text:p>-4,82E-005</text:p>
          </table:table-cell>
          <table:table-cell table:formula="of:=[.A15]*[.B15]" office:value-type="float" office:value="0.000042416">
            <text:p>4,24E-005</text:p>
          </table:table-cell>
          <table:table-cell office:value-type="float" office:value="-0.88">
            <text:p>-0,88</text:p>
          </table:table-cell>
          <table:table-cell office:value-type="float" office:value="-0.00606">
            <text:p>-6,06E-003</text:p>
          </table:table-cell>
          <table:table-cell table:formula="of:=[.D15]*[.E15]" office:value-type="float" office:value="0.0053328">
            <text:p>5,33E-003</text:p>
          </table:table-cell>
          <table:table-cell office:value-type="float" office:value="-0.88">
            <text:p>-0,88</text:p>
          </table:table-cell>
          <table:table-cell office:value-type="float" office:value="-0.0000636">
            <text:p>-6,36E-005</text:p>
          </table:table-cell>
          <table:table-cell table:formula="of:=[.G15]*[.H15]" office:value-type="float" office:value="0.000055968">
            <text:p>5,60E-005</text:p>
          </table:table-cell>
          <table:table-cell office:value-type="float" office:value="-0.88">
            <text:p>-0,88</text:p>
          </table:table-cell>
          <table:table-cell office:value-type="float" office:value="-0.00702">
            <text:p>-7,02E-003</text:p>
          </table:table-cell>
          <table:table-cell table:formula="of:=[.J15]*[.K15]" office:value-type="float" office:value="0.0061776">
            <text:p>6,18E-003</text:p>
          </table:table-cell>
          <table:table-cell office:value-type="float" office:value="-0.88">
            <text:p>-0,88</text:p>
          </table:table-cell>
          <table:table-cell office:value-type="float" office:value="-0.0000225">
            <text:p>-2,25E-005</text:p>
          </table:table-cell>
          <table:table-cell table:formula="of:=[.M15]*[.N15]" office:value-type="float" office:value="0.0000198">
            <text:p>1,98E-005</text:p>
          </table:table-cell>
          <table:table-cell office:value-type="float" office:value="-0.88">
            <text:p>-0,88</text:p>
          </table:table-cell>
          <table:table-cell office:value-type="float" office:value="-0.000023">
            <text:p>-2,30E-005</text:p>
          </table:table-cell>
          <table:table-cell table:formula="of:=[.P15]*[.Q15]" office:value-type="float" office:value="0.00002024">
            <text:p>2,02E-005</text:p>
          </table:table-cell>
          <table:table-cell office:value-type="float" office:value="-0.88">
            <text:p>-0,88</text:p>
          </table:table-cell>
          <table:table-cell office:value-type="float" office:value="-0.000017">
            <text:p>-1,70E-005</text:p>
          </table:table-cell>
          <table:table-cell table:formula="of:=[.S15]*[.T15]" office:value-type="float" office:value="0.00001496">
            <text:p>1,50E-005</text:p>
          </table:table-cell>
          <table:table-cell office:value-type="float" office:value="-0.88">
            <text:p>-0,88</text:p>
          </table:table-cell>
          <table:table-cell office:value-type="float" office:value="-0.00211">
            <text:p>-2,11E-003</text:p>
          </table:table-cell>
          <table:table-cell table:formula="of:=[.V15]*[.W15]" office:value-type="float" office:value="0.0018568">
            <text:p>1,86E-003</text:p>
          </table:table-cell>
          <table:table-cell office:value-type="float" office:value="-0.88">
            <text:p>-0,88</text:p>
          </table:table-cell>
          <table:table-cell office:value-type="float" office:value="-0.0000153">
            <text:p>-1,53E-005</text:p>
          </table:table-cell>
          <table:table-cell table:formula="of:=[.Y15]*[.Z15]" office:value-type="float" office:value="0.000013464">
            <text:p>1,35E-005</text:p>
          </table:table-cell>
          <table:table-cell office:value-type="float" office:value="-0.88">
            <text:p>-0,88</text:p>
          </table:table-cell>
          <table:table-cell office:value-type="float" office:value="-0.00527">
            <text:p>-5,27E-003</text:p>
          </table:table-cell>
          <table:table-cell table:formula="of:=[.AB15]*[.AC15]" office:value-type="float" office:value="0.0046376">
            <text:p>0,0046376</text:p>
          </table:table-cell>
        </table:table-row>
        <table:table-row table:style-name="ro1">
          <table:table-cell office:value-type="float" office:value="-0.87">
            <text:p>-0,87</text:p>
          </table:table-cell>
          <table:table-cell office:value-type="float" office:value="-0.0000478">
            <text:p>-4,78E-005</text:p>
          </table:table-cell>
          <table:table-cell table:formula="of:=[.A16]*[.B16]" office:value-type="float" office:value="0.000041586">
            <text:p>4,16E-005</text:p>
          </table:table-cell>
          <table:table-cell office:value-type="float" office:value="-0.87">
            <text:p>-0,87</text:p>
          </table:table-cell>
          <table:table-cell office:value-type="float" office:value="-0.00623">
            <text:p>-6,23E-003</text:p>
          </table:table-cell>
          <table:table-cell table:formula="of:=[.D16]*[.E16]" office:value-type="float" office:value="0.0054201">
            <text:p>5,42E-003</text:p>
          </table:table-cell>
          <table:table-cell office:value-type="float" office:value="-0.87">
            <text:p>-0,87</text:p>
          </table:table-cell>
          <table:table-cell office:value-type="float" office:value="-0.0000626">
            <text:p>-6,26E-005</text:p>
          </table:table-cell>
          <table:table-cell table:formula="of:=[.G16]*[.H16]" office:value-type="float" office:value="0.000054462">
            <text:p>5,45E-005</text:p>
          </table:table-cell>
          <table:table-cell office:value-type="float" office:value="-0.87">
            <text:p>-0,87</text:p>
          </table:table-cell>
          <table:table-cell office:value-type="float" office:value="-0.00702">
            <text:p>-7,02E-003</text:p>
          </table:table-cell>
          <table:table-cell table:formula="of:=[.J16]*[.K16]" office:value-type="float" office:value="0.0061074">
            <text:p>6,11E-003</text:p>
          </table:table-cell>
          <table:table-cell office:value-type="float" office:value="-0.87">
            <text:p>-0,87</text:p>
          </table:table-cell>
          <table:table-cell office:value-type="float" office:value="-0.0000221">
            <text:p>-2,21E-005</text:p>
          </table:table-cell>
          <table:table-cell table:formula="of:=[.M16]*[.N16]" office:value-type="float" office:value="0.000019227">
            <text:p>1,92E-005</text:p>
          </table:table-cell>
          <table:table-cell office:value-type="float" office:value="-0.87">
            <text:p>-0,87</text:p>
          </table:table-cell>
          <table:table-cell office:value-type="float" office:value="-0.0000226">
            <text:p>-2,26E-005</text:p>
          </table:table-cell>
          <table:table-cell table:formula="of:=[.P16]*[.Q16]" office:value-type="float" office:value="0.000019662">
            <text:p>1,97E-005</text:p>
          </table:table-cell>
          <table:table-cell office:value-type="float" office:value="-0.87">
            <text:p>-0,87</text:p>
          </table:table-cell>
          <table:table-cell office:value-type="float" office:value="-0.0000167">
            <text:p>-1,67E-005</text:p>
          </table:table-cell>
          <table:table-cell table:formula="of:=[.S16]*[.T16]" office:value-type="float" office:value="0.000014529">
            <text:p>1,45E-005</text:p>
          </table:table-cell>
          <table:table-cell office:value-type="float" office:value="-0.87">
            <text:p>-0,87</text:p>
          </table:table-cell>
          <table:table-cell office:value-type="float" office:value="-0.00211">
            <text:p>-2,11E-003</text:p>
          </table:table-cell>
          <table:table-cell table:formula="of:=[.V16]*[.W16]" office:value-type="float" office:value="0.0018357">
            <text:p>1,84E-003</text:p>
          </table:table-cell>
          <table:table-cell office:value-type="float" office:value="-0.87">
            <text:p>-0,87</text:p>
          </table:table-cell>
          <table:table-cell office:value-type="float" office:value="-0.0000151">
            <text:p>-1,51E-005</text:p>
          </table:table-cell>
          <table:table-cell table:formula="of:=[.Y16]*[.Z16]" office:value-type="float" office:value="0.000013137">
            <text:p>1,31E-005</text:p>
          </table:table-cell>
          <table:table-cell office:value-type="float" office:value="-0.87">
            <text:p>-0,87</text:p>
          </table:table-cell>
          <table:table-cell office:value-type="float" office:value="-0.00525">
            <text:p>-5,25E-003</text:p>
          </table:table-cell>
          <table:table-cell table:formula="of:=[.AB16]*[.AC16]" office:value-type="float" office:value="0.0045675">
            <text:p>0,0045675</text:p>
          </table:table-cell>
        </table:table-row>
        <table:table-row table:style-name="ro1">
          <table:table-cell office:value-type="float" office:value="-0.86">
            <text:p>-0,86</text:p>
          </table:table-cell>
          <table:table-cell office:value-type="float" office:value="-0.0000473">
            <text:p>-4,73E-005</text:p>
          </table:table-cell>
          <table:table-cell table:formula="of:=[.A17]*[.B17]" office:value-type="float" office:value="0.000040678">
            <text:p>4,07E-005</text:p>
          </table:table-cell>
          <table:table-cell office:value-type="float" office:value="-0.86">
            <text:p>-0,86</text:p>
          </table:table-cell>
          <table:table-cell office:value-type="float" office:value="-0.00637">
            <text:p>-6,37E-003</text:p>
          </table:table-cell>
          <table:table-cell table:formula="of:=[.D17]*[.E17]" office:value-type="float" office:value="0.0054782">
            <text:p>5,48E-003</text:p>
          </table:table-cell>
          <table:table-cell office:value-type="float" office:value="-0.86">
            <text:p>-0,86</text:p>
          </table:table-cell>
          <table:table-cell office:value-type="float" office:value="-0.0000617">
            <text:p>-6,17E-005</text:p>
          </table:table-cell>
          <table:table-cell table:formula="of:=[.G17]*[.H17]" office:value-type="float" office:value="0.000053062">
            <text:p>5,31E-005</text:p>
          </table:table-cell>
          <table:table-cell office:value-type="float" office:value="-0.86">
            <text:p>-0,86</text:p>
          </table:table-cell>
          <table:table-cell office:value-type="float" office:value="-0.00704">
            <text:p>-7,04E-003</text:p>
          </table:table-cell>
          <table:table-cell table:formula="of:=[.J17]*[.K17]" office:value-type="float" office:value="0.0060544">
            <text:p>6,05E-003</text:p>
          </table:table-cell>
          <table:table-cell office:value-type="float" office:value="-0.86">
            <text:p>-0,86</text:p>
          </table:table-cell>
          <table:table-cell office:value-type="float" office:value="-0.0000218">
            <text:p>-2,18E-005</text:p>
          </table:table-cell>
          <table:table-cell table:formula="of:=[.M17]*[.N17]" office:value-type="float" office:value="0.000018748">
            <text:p>1,87E-005</text:p>
          </table:table-cell>
          <table:table-cell office:value-type="float" office:value="-0.86">
            <text:p>-0,86</text:p>
          </table:table-cell>
          <table:table-cell office:value-type="float" office:value="-0.0000223">
            <text:p>-2,23E-005</text:p>
          </table:table-cell>
          <table:table-cell table:formula="of:=[.P17]*[.Q17]" office:value-type="float" office:value="0.000019178">
            <text:p>1,92E-005</text:p>
          </table:table-cell>
          <table:table-cell office:value-type="float" office:value="-0.86">
            <text:p>-0,86</text:p>
          </table:table-cell>
          <table:table-cell office:value-type="float" office:value="-0.0000163">
            <text:p>-1,63E-005</text:p>
          </table:table-cell>
          <table:table-cell table:formula="of:=[.S17]*[.T17]" office:value-type="float" office:value="0.000014018">
            <text:p>1,40E-005</text:p>
          </table:table-cell>
          <table:table-cell office:value-type="float" office:value="-0.86">
            <text:p>-0,86</text:p>
          </table:table-cell>
          <table:table-cell office:value-type="float" office:value="-0.00211">
            <text:p>-2,11E-003</text:p>
          </table:table-cell>
          <table:table-cell table:formula="of:=[.V17]*[.W17]" office:value-type="float" office:value="0.0018146">
            <text:p>1,81E-003</text:p>
          </table:table-cell>
          <table:table-cell office:value-type="float" office:value="-0.86">
            <text:p>-0,86</text:p>
          </table:table-cell>
          <table:table-cell office:value-type="float" office:value="-0.0000149">
            <text:p>-1,49E-005</text:p>
          </table:table-cell>
          <table:table-cell table:formula="of:=[.Y17]*[.Z17]" office:value-type="float" office:value="0.000012814">
            <text:p>1,28E-005</text:p>
          </table:table-cell>
          <table:table-cell office:value-type="float" office:value="-0.86">
            <text:p>-0,86</text:p>
          </table:table-cell>
          <table:table-cell office:value-type="float" office:value="-0.00524">
            <text:p>-5,24E-003</text:p>
          </table:table-cell>
          <table:table-cell table:formula="of:=[.AB17]*[.AC17]" office:value-type="float" office:value="0.0045064">
            <text:p>0,0045064</text:p>
          </table:table-cell>
        </table:table-row>
        <table:table-row table:style-name="ro1">
          <table:table-cell office:value-type="float" office:value="-0.85">
            <text:p>-0,85</text:p>
          </table:table-cell>
          <table:table-cell office:value-type="float" office:value="-0.0000468">
            <text:p>-4,68E-005</text:p>
          </table:table-cell>
          <table:table-cell table:formula="of:=[.A18]*[.B18]" office:value-type="float" office:value="0.00003978">
            <text:p>3,98E-005</text:p>
          </table:table-cell>
          <table:table-cell office:value-type="float" office:value="-0.85">
            <text:p>-0,85</text:p>
          </table:table-cell>
          <table:table-cell office:value-type="float" office:value="-0.0065">
            <text:p>-6,50E-003</text:p>
          </table:table-cell>
          <table:table-cell table:formula="of:=[.D18]*[.E18]" office:value-type="float" office:value="0.005525">
            <text:p>5,53E-003</text:p>
          </table:table-cell>
          <table:table-cell office:value-type="float" office:value="-0.85">
            <text:p>-0,85</text:p>
          </table:table-cell>
          <table:table-cell office:value-type="float" office:value="-0.0000608">
            <text:p>-6,08E-005</text:p>
          </table:table-cell>
          <table:table-cell table:formula="of:=[.G18]*[.H18]" office:value-type="float" office:value="0.00005168">
            <text:p>5,17E-005</text:p>
          </table:table-cell>
          <table:table-cell office:value-type="float" office:value="-0.85">
            <text:p>-0,85</text:p>
          </table:table-cell>
          <table:table-cell office:value-type="float" office:value="-0.00703">
            <text:p>-7,03E-003</text:p>
          </table:table-cell>
          <table:table-cell table:formula="of:=[.J18]*[.K18]" office:value-type="float" office:value="0.0059755">
            <text:p>5,98E-003</text:p>
          </table:table-cell>
          <table:table-cell office:value-type="float" office:value="-0.85">
            <text:p>-0,85</text:p>
          </table:table-cell>
          <table:table-cell office:value-type="float" office:value="-0.0000214">
            <text:p>-2,14E-005</text:p>
          </table:table-cell>
          <table:table-cell table:formula="of:=[.M18]*[.N18]" office:value-type="float" office:value="0.00001819">
            <text:p>1,82E-005</text:p>
          </table:table-cell>
          <table:table-cell office:value-type="float" office:value="-0.85">
            <text:p>-0,85</text:p>
          </table:table-cell>
          <table:table-cell office:value-type="float" office:value="-0.000022">
            <text:p>-2,20E-005</text:p>
          </table:table-cell>
          <table:table-cell table:formula="of:=[.P18]*[.Q18]" office:value-type="float" office:value="0.0000187">
            <text:p>1,87E-005</text:p>
          </table:table-cell>
          <table:table-cell office:value-type="float" office:value="-0.85">
            <text:p>-0,85</text:p>
          </table:table-cell>
          <table:table-cell office:value-type="float" office:value="-0.0000161">
            <text:p>-1,61E-005</text:p>
          </table:table-cell>
          <table:table-cell table:formula="of:=[.S18]*[.T18]" office:value-type="float" office:value="0.000013685">
            <text:p>1,37E-005</text:p>
          </table:table-cell>
          <table:table-cell office:value-type="float" office:value="-0.85">
            <text:p>-0,85</text:p>
          </table:table-cell>
          <table:table-cell office:value-type="float" office:value="-0.00212">
            <text:p>-2,12E-003</text:p>
          </table:table-cell>
          <table:table-cell table:formula="of:=[.V18]*[.W18]" office:value-type="float" office:value="0.001802">
            <text:p>1,80E-003</text:p>
          </table:table-cell>
          <table:table-cell office:value-type="float" office:value="-0.85">
            <text:p>-0,85</text:p>
          </table:table-cell>
          <table:table-cell office:value-type="float" office:value="-0.0000147">
            <text:p>-1,47E-005</text:p>
          </table:table-cell>
          <table:table-cell table:formula="of:=[.Y18]*[.Z18]" office:value-type="float" office:value="0.000012495">
            <text:p>1,25E-005</text:p>
          </table:table-cell>
          <table:table-cell office:value-type="float" office:value="-0.85">
            <text:p>-0,85</text:p>
          </table:table-cell>
          <table:table-cell office:value-type="float" office:value="-0.00523">
            <text:p>-5,23E-003</text:p>
          </table:table-cell>
          <table:table-cell table:formula="of:=[.AB18]*[.AC18]" office:value-type="float" office:value="0.0044455">
            <text:p>0,0044455</text:p>
          </table:table-cell>
        </table:table-row>
        <table:table-row table:style-name="ro1">
          <table:table-cell office:value-type="float" office:value="-0.84">
            <text:p>-0,84</text:p>
          </table:table-cell>
          <table:table-cell office:value-type="float" office:value="-0.0000464">
            <text:p>-4,64E-005</text:p>
          </table:table-cell>
          <table:table-cell table:formula="of:=[.A19]*[.B19]" office:value-type="float" office:value="0.000038976">
            <text:p>3,90E-005</text:p>
          </table:table-cell>
          <table:table-cell office:value-type="float" office:value="-0.84">
            <text:p>-0,84</text:p>
          </table:table-cell>
          <table:table-cell office:value-type="float" office:value="-0.00663">
            <text:p>-6,63E-003</text:p>
          </table:table-cell>
          <table:table-cell table:formula="of:=[.D19]*[.E19]" office:value-type="float" office:value="0.0055692">
            <text:p>5,57E-003</text:p>
          </table:table-cell>
          <table:table-cell office:value-type="float" office:value="-0.84">
            <text:p>-0,84</text:p>
          </table:table-cell>
          <table:table-cell office:value-type="float" office:value="-0.0000599">
            <text:p>-5,99E-005</text:p>
          </table:table-cell>
          <table:table-cell table:formula="of:=[.G19]*[.H19]" office:value-type="float" office:value="0.000050316">
            <text:p>5,03E-005</text:p>
          </table:table-cell>
          <table:table-cell office:value-type="float" office:value="-0.84">
            <text:p>-0,84</text:p>
          </table:table-cell>
          <table:table-cell office:value-type="float" office:value="-0.00702">
            <text:p>-7,02E-003</text:p>
          </table:table-cell>
          <table:table-cell table:formula="of:=[.J19]*[.K19]" office:value-type="float" office:value="0.0058968">
            <text:p>5,90E-003</text:p>
          </table:table-cell>
          <table:table-cell office:value-type="float" office:value="-0.84">
            <text:p>-0,84</text:p>
          </table:table-cell>
          <table:table-cell office:value-type="float" office:value="-0.0000211">
            <text:p>-2,11E-005</text:p>
          </table:table-cell>
          <table:table-cell table:formula="of:=[.M19]*[.N19]" office:value-type="float" office:value="0.000017724">
            <text:p>1,77E-005</text:p>
          </table:table-cell>
          <table:table-cell office:value-type="float" office:value="-0.84">
            <text:p>-0,84</text:p>
          </table:table-cell>
          <table:table-cell office:value-type="float" office:value="-0.0000217">
            <text:p>-2,17E-005</text:p>
          </table:table-cell>
          <table:table-cell table:formula="of:=[.P19]*[.Q19]" office:value-type="float" office:value="0.000018228">
            <text:p>1,82E-005</text:p>
          </table:table-cell>
          <table:table-cell office:value-type="float" office:value="-0.84">
            <text:p>-0,84</text:p>
          </table:table-cell>
          <table:table-cell office:value-type="float" office:value="-0.0000158">
            <text:p>-1,58E-005</text:p>
          </table:table-cell>
          <table:table-cell table:formula="of:=[.S19]*[.T19]" office:value-type="float" office:value="0.000013272">
            <text:p>1,33E-005</text:p>
          </table:table-cell>
          <table:table-cell office:value-type="float" office:value="-0.84">
            <text:p>-0,84</text:p>
          </table:table-cell>
          <table:table-cell office:value-type="float" office:value="-0.00211">
            <text:p>-2,11E-003</text:p>
          </table:table-cell>
          <table:table-cell table:formula="of:=[.V19]*[.W19]" office:value-type="float" office:value="0.0017724">
            <text:p>1,77E-003</text:p>
          </table:table-cell>
          <table:table-cell office:value-type="float" office:value="-0.84">
            <text:p>-0,84</text:p>
          </table:table-cell>
          <table:table-cell office:value-type="float" office:value="-0.0000145">
            <text:p>-1,45E-005</text:p>
          </table:table-cell>
          <table:table-cell table:formula="of:=[.Y19]*[.Z19]" office:value-type="float" office:value="0.00001218">
            <text:p>1,22E-005</text:p>
          </table:table-cell>
          <table:table-cell office:value-type="float" office:value="-0.84">
            <text:p>-0,84</text:p>
          </table:table-cell>
          <table:table-cell office:value-type="float" office:value="-0.00524">
            <text:p>-5,24E-003</text:p>
          </table:table-cell>
          <table:table-cell table:formula="of:=[.AB19]*[.AC19]" office:value-type="float" office:value="0.0044016">
            <text:p>0,0044016</text:p>
          </table:table-cell>
        </table:table-row>
        <table:table-row table:style-name="ro1">
          <table:table-cell office:value-type="float" office:value="-0.83">
            <text:p>-0,83</text:p>
          </table:table-cell>
          <table:table-cell office:value-type="float" office:value="-0.000046">
            <text:p>-4,60E-005</text:p>
          </table:table-cell>
          <table:table-cell table:formula="of:=[.A20]*[.B20]" office:value-type="float" office:value="0.00003818">
            <text:p>3,82E-005</text:p>
          </table:table-cell>
          <table:table-cell office:value-type="float" office:value="-0.83">
            <text:p>-0,83</text:p>
          </table:table-cell>
          <table:table-cell office:value-type="float" office:value="-0.00674">
            <text:p>-6,74E-003</text:p>
          </table:table-cell>
          <table:table-cell table:formula="of:=[.D20]*[.E20]" office:value-type="float" office:value="0.0055942">
            <text:p>5,59E-003</text:p>
          </table:table-cell>
          <table:table-cell office:value-type="float" office:value="-0.83">
            <text:p>-0,83</text:p>
          </table:table-cell>
          <table:table-cell office:value-type="float" office:value="-0.0000589">
            <text:p>-5,89E-005</text:p>
          </table:table-cell>
          <table:table-cell table:formula="of:=[.G20]*[.H20]" office:value-type="float" office:value="0.000048887">
            <text:p>4,89E-005</text:p>
          </table:table-cell>
          <table:table-cell office:value-type="float" office:value="-0.83">
            <text:p>-0,83</text:p>
          </table:table-cell>
          <table:table-cell office:value-type="float" office:value="-0.00701">
            <text:p>-7,01E-003</text:p>
          </table:table-cell>
          <table:table-cell table:formula="of:=[.J20]*[.K20]" office:value-type="float" office:value="0.0058183">
            <text:p>5,82E-003</text:p>
          </table:table-cell>
          <table:table-cell office:value-type="float" office:value="-0.83">
            <text:p>-0,83</text:p>
          </table:table-cell>
          <table:table-cell office:value-type="float" office:value="-0.0000207">
            <text:p>-2,07E-005</text:p>
          </table:table-cell>
          <table:table-cell table:formula="of:=[.M20]*[.N20]" office:value-type="float" office:value="0.000017181">
            <text:p>1,72E-005</text:p>
          </table:table-cell>
          <table:table-cell office:value-type="float" office:value="-0.83">
            <text:p>-0,83</text:p>
          </table:table-cell>
          <table:table-cell office:value-type="float" office:value="-0.0000213">
            <text:p>-2,13E-005</text:p>
          </table:table-cell>
          <table:table-cell table:formula="of:=[.P20]*[.Q20]" office:value-type="float" office:value="0.000017679">
            <text:p>1,77E-005</text:p>
          </table:table-cell>
          <table:table-cell office:value-type="float" office:value="-0.83">
            <text:p>-0,83</text:p>
          </table:table-cell>
          <table:table-cell office:value-type="float" office:value="-0.0000156">
            <text:p>-1,56E-005</text:p>
          </table:table-cell>
          <table:table-cell table:formula="of:=[.S20]*[.T20]" office:value-type="float" office:value="0.000012948">
            <text:p>1,29E-005</text:p>
          </table:table-cell>
          <table:table-cell office:value-type="float" office:value="-0.83">
            <text:p>-0,83</text:p>
          </table:table-cell>
          <table:table-cell office:value-type="float" office:value="-0.00211">
            <text:p>-2,11E-003</text:p>
          </table:table-cell>
          <table:table-cell table:formula="of:=[.V20]*[.W20]" office:value-type="float" office:value="0.0017513">
            <text:p>1,75E-003</text:p>
          </table:table-cell>
          <table:table-cell office:value-type="float" office:value="-0.83">
            <text:p>-0,83</text:p>
          </table:table-cell>
          <table:table-cell office:value-type="float" office:value="-0.0000142">
            <text:p>-1,42E-005</text:p>
          </table:table-cell>
          <table:table-cell table:formula="of:=[.Y20]*[.Z20]" office:value-type="float" office:value="0.000011786">
            <text:p>1,18E-005</text:p>
          </table:table-cell>
          <table:table-cell office:value-type="float" office:value="-0.83">
            <text:p>-0,83</text:p>
          </table:table-cell>
          <table:table-cell office:value-type="float" office:value="-0.00524">
            <text:p>-5,24E-003</text:p>
          </table:table-cell>
          <table:table-cell table:formula="of:=[.AB20]*[.AC20]" office:value-type="float" office:value="0.0043492">
            <text:p>0,0043492</text:p>
          </table:table-cell>
        </table:table-row>
        <table:table-row table:style-name="ro1">
          <table:table-cell office:value-type="float" office:value="-0.82">
            <text:p>-0,82</text:p>
          </table:table-cell>
          <table:table-cell office:value-type="float" office:value="-0.0000454">
            <text:p>-4,54E-005</text:p>
          </table:table-cell>
          <table:table-cell table:formula="of:=[.A21]*[.B21]" office:value-type="float" office:value="0.000037228">
            <text:p>3,72E-005</text:p>
          </table:table-cell>
          <table:table-cell office:value-type="float" office:value="-0.82">
            <text:p>-0,82</text:p>
          </table:table-cell>
          <table:table-cell office:value-type="float" office:value="-0.00683">
            <text:p>-6,83E-003</text:p>
          </table:table-cell>
          <table:table-cell table:formula="of:=[.D21]*[.E21]" office:value-type="float" office:value="0.0056006">
            <text:p>5,60E-003</text:p>
          </table:table-cell>
          <table:table-cell office:value-type="float" office:value="-0.82">
            <text:p>-0,82</text:p>
          </table:table-cell>
          <table:table-cell office:value-type="float" office:value="-0.0000579">
            <text:p>-5,79E-005</text:p>
          </table:table-cell>
          <table:table-cell table:formula="of:=[.G21]*[.H21]" office:value-type="float" office:value="0.000047478">
            <text:p>4,75E-005</text:p>
          </table:table-cell>
          <table:table-cell office:value-type="float" office:value="-0.82">
            <text:p>-0,82</text:p>
          </table:table-cell>
          <table:table-cell office:value-type="float" office:value="-0.00701">
            <text:p>-7,01E-003</text:p>
          </table:table-cell>
          <table:table-cell table:formula="of:=[.J21]*[.K21]" office:value-type="float" office:value="0.0057482">
            <text:p>5,75E-003</text:p>
          </table:table-cell>
          <table:table-cell office:value-type="float" office:value="-0.82">
            <text:p>-0,82</text:p>
          </table:table-cell>
          <table:table-cell office:value-type="float" office:value="-0.0000204">
            <text:p>-2,04E-005</text:p>
          </table:table-cell>
          <table:table-cell table:formula="of:=[.M21]*[.N21]" office:value-type="float" office:value="0.000016728">
            <text:p>1,67E-005</text:p>
          </table:table-cell>
          <table:table-cell office:value-type="float" office:value="-0.82">
            <text:p>-0,82</text:p>
          </table:table-cell>
          <table:table-cell office:value-type="float" office:value="-0.0000209">
            <text:p>-2,09E-005</text:p>
          </table:table-cell>
          <table:table-cell table:formula="of:=[.P21]*[.Q21]" office:value-type="float" office:value="0.000017138">
            <text:p>1,71E-005</text:p>
          </table:table-cell>
          <table:table-cell office:value-type="float" office:value="-0.82">
            <text:p>-0,82</text:p>
          </table:table-cell>
          <table:table-cell office:value-type="float" office:value="-0.0000154">
            <text:p>-1,54E-005</text:p>
          </table:table-cell>
          <table:table-cell table:formula="of:=[.S21]*[.T21]" office:value-type="float" office:value="0.000012628">
            <text:p>1,26E-005</text:p>
          </table:table-cell>
          <table:table-cell office:value-type="float" office:value="-0.82">
            <text:p>-0,82</text:p>
          </table:table-cell>
          <table:table-cell office:value-type="float" office:value="-0.00211">
            <text:p>-2,11E-003</text:p>
          </table:table-cell>
          <table:table-cell table:formula="of:=[.V21]*[.W21]" office:value-type="float" office:value="0.0017302">
            <text:p>1,73E-003</text:p>
          </table:table-cell>
          <table:table-cell office:value-type="float" office:value="-0.82">
            <text:p>-0,82</text:p>
          </table:table-cell>
          <table:table-cell office:value-type="float" office:value="-0.000014">
            <text:p>-1,40E-005</text:p>
          </table:table-cell>
          <table:table-cell table:formula="of:=[.Y21]*[.Z21]" office:value-type="float" office:value="0.00001148">
            <text:p>1,15E-005</text:p>
          </table:table-cell>
          <table:table-cell office:value-type="float" office:value="-0.82">
            <text:p>-0,82</text:p>
          </table:table-cell>
          <table:table-cell office:value-type="float" office:value="-0.00523">
            <text:p>-5,23E-003</text:p>
          </table:table-cell>
          <table:table-cell table:formula="of:=[.AB21]*[.AC21]" office:value-type="float" office:value="0.0042886">
            <text:p>0,0042886</text:p>
          </table:table-cell>
        </table:table-row>
        <table:table-row table:style-name="ro1">
          <table:table-cell office:value-type="float" office:value="-0.81">
            <text:p>-0,81</text:p>
          </table:table-cell>
          <table:table-cell office:value-type="float" office:value="-0.0000447">
            <text:p>-4,47E-005</text:p>
          </table:table-cell>
          <table:table-cell table:formula="of:=[.A22]*[.B22]" office:value-type="float" office:value="0.000036207">
            <text:p>3,62E-005</text:p>
          </table:table-cell>
          <table:table-cell office:value-type="float" office:value="-0.81">
            <text:p>-0,81</text:p>
          </table:table-cell>
          <table:table-cell office:value-type="float" office:value="-0.00691">
            <text:p>-6,91E-003</text:p>
          </table:table-cell>
          <table:table-cell table:formula="of:=[.D22]*[.E22]" office:value-type="float" office:value="0.0055971">
            <text:p>5,60E-003</text:p>
          </table:table-cell>
          <table:table-cell office:value-type="float" office:value="-0.81">
            <text:p>-0,81</text:p>
          </table:table-cell>
          <table:table-cell office:value-type="float" office:value="-0.0000572">
            <text:p>-5,72E-005</text:p>
          </table:table-cell>
          <table:table-cell table:formula="of:=[.G22]*[.H22]" office:value-type="float" office:value="0.000046332">
            <text:p>4,63E-005</text:p>
          </table:table-cell>
          <table:table-cell office:value-type="float" office:value="-0.81">
            <text:p>-0,81</text:p>
          </table:table-cell>
          <table:table-cell office:value-type="float" office:value="-0.00703">
            <text:p>-7,03E-003</text:p>
          </table:table-cell>
          <table:table-cell table:formula="of:=[.J22]*[.K22]" office:value-type="float" office:value="0.0056943">
            <text:p>5,69E-003</text:p>
          </table:table-cell>
          <table:table-cell office:value-type="float" office:value="-0.81">
            <text:p>-0,81</text:p>
          </table:table-cell>
          <table:table-cell office:value-type="float" office:value="-0.0000201">
            <text:p>-2,01E-005</text:p>
          </table:table-cell>
          <table:table-cell table:formula="of:=[.M22]*[.N22]" office:value-type="float" office:value="0.000016281">
            <text:p>1,63E-005</text:p>
          </table:table-cell>
          <table:table-cell office:value-type="float" office:value="-0.81">
            <text:p>-0,81</text:p>
          </table:table-cell>
          <table:table-cell office:value-type="float" office:value="-0.0000206">
            <text:p>-2,06E-005</text:p>
          </table:table-cell>
          <table:table-cell table:formula="of:=[.P22]*[.Q22]" office:value-type="float" office:value="0.000016686">
            <text:p>1,67E-005</text:p>
          </table:table-cell>
          <table:table-cell office:value-type="float" office:value="-0.81">
            <text:p>-0,81</text:p>
          </table:table-cell>
          <table:table-cell office:value-type="float" office:value="-0.0000151">
            <text:p>-1,51E-005</text:p>
          </table:table-cell>
          <table:table-cell table:formula="of:=[.S22]*[.T22]" office:value-type="float" office:value="0.000012231">
            <text:p>1,22E-005</text:p>
          </table:table-cell>
          <table:table-cell office:value-type="float" office:value="-0.81">
            <text:p>-0,81</text:p>
          </table:table-cell>
          <table:table-cell office:value-type="float" office:value="-0.00211">
            <text:p>-2,11E-003</text:p>
          </table:table-cell>
          <table:table-cell table:formula="of:=[.V22]*[.W22]" office:value-type="float" office:value="0.0017091">
            <text:p>1,71E-003</text:p>
          </table:table-cell>
          <table:table-cell office:value-type="float" office:value="-0.81">
            <text:p>-0,81</text:p>
          </table:table-cell>
          <table:table-cell office:value-type="float" office:value="-0.0000138">
            <text:p>-1,38E-005</text:p>
          </table:table-cell>
          <table:table-cell table:formula="of:=[.Y22]*[.Z22]" office:value-type="float" office:value="0.000011178">
            <text:p>1,12E-005</text:p>
          </table:table-cell>
          <table:table-cell office:value-type="float" office:value="-0.81">
            <text:p>-0,81</text:p>
          </table:table-cell>
          <table:table-cell office:value-type="float" office:value="-0.00523">
            <text:p>-5,23E-003</text:p>
          </table:table-cell>
          <table:table-cell table:formula="of:=[.AB22]*[.AC22]" office:value-type="float" office:value="0.0042363">
            <text:p>0,0042363</text:p>
          </table:table-cell>
        </table:table-row>
        <table:table-row table:style-name="ro1">
          <table:table-cell office:value-type="float" office:value="-0.8">
            <text:p>-0,8</text:p>
          </table:table-cell>
          <table:table-cell office:value-type="float" office:value="-0.0000443">
            <text:p>-4,43E-005</text:p>
          </table:table-cell>
          <table:table-cell table:formula="of:=[.A23]*[.B23]" office:value-type="float" office:value="0.00003544">
            <text:p>3,54E-005</text:p>
          </table:table-cell>
          <table:table-cell office:value-type="float" office:value="-0.8">
            <text:p>-0,8</text:p>
          </table:table-cell>
          <table:table-cell office:value-type="float" office:value="-0.00698">
            <text:p>-6,98E-003</text:p>
          </table:table-cell>
          <table:table-cell table:formula="of:=[.D23]*[.E23]" office:value-type="float" office:value="0.005584">
            <text:p>5,58E-003</text:p>
          </table:table-cell>
          <table:table-cell office:value-type="float" office:value="-0.8">
            <text:p>-0,8</text:p>
          </table:table-cell>
          <table:table-cell office:value-type="float" office:value="-0.0000563">
            <text:p>-5,63E-005</text:p>
          </table:table-cell>
          <table:table-cell table:formula="of:=[.G23]*[.H23]" office:value-type="float" office:value="0.00004504">
            <text:p>4,50E-005</text:p>
          </table:table-cell>
          <table:table-cell office:value-type="float" office:value="-0.8">
            <text:p>-0,8</text:p>
          </table:table-cell>
          <table:table-cell office:value-type="float" office:value="-0.00701">
            <text:p>-7,01E-003</text:p>
          </table:table-cell>
          <table:table-cell table:formula="of:=[.J23]*[.K23]" office:value-type="float" office:value="0.005608">
            <text:p>5,61E-003</text:p>
          </table:table-cell>
          <table:table-cell office:value-type="float" office:value="-0.8">
            <text:p>-0,8</text:p>
          </table:table-cell>
          <table:table-cell office:value-type="float" office:value="-0.0000198">
            <text:p>-1,98E-005</text:p>
          </table:table-cell>
          <table:table-cell table:formula="of:=[.M23]*[.N23]" office:value-type="float" office:value="0.00001584">
            <text:p>1,58E-005</text:p>
          </table:table-cell>
          <table:table-cell office:value-type="float" office:value="-0.8">
            <text:p>-0,8</text:p>
          </table:table-cell>
          <table:table-cell office:value-type="float" office:value="-0.0000203">
            <text:p>-2,03E-005</text:p>
          </table:table-cell>
          <table:table-cell table:formula="of:=[.P23]*[.Q23]" office:value-type="float" office:value="0.00001624">
            <text:p>1,62E-005</text:p>
          </table:table-cell>
          <table:table-cell office:value-type="float" office:value="-0.8">
            <text:p>-0,8</text:p>
          </table:table-cell>
          <table:table-cell office:value-type="float" office:value="-0.0000143">
            <text:p>-1,43E-005</text:p>
          </table:table-cell>
          <table:table-cell table:formula="of:=[.S23]*[.T23]" office:value-type="float" office:value="0.00001144">
            <text:p>1,14E-005</text:p>
          </table:table-cell>
          <table:table-cell office:value-type="float" office:value="-0.8">
            <text:p>-0,8</text:p>
          </table:table-cell>
          <table:table-cell office:value-type="float" office:value="-0.00211">
            <text:p>-2,11E-003</text:p>
          </table:table-cell>
          <table:table-cell table:formula="of:=[.V23]*[.W23]" office:value-type="float" office:value="0.001688">
            <text:p>1,69E-003</text:p>
          </table:table-cell>
          <table:table-cell office:value-type="float" office:value="-0.8">
            <text:p>-0,8</text:p>
          </table:table-cell>
          <table:table-cell office:value-type="float" office:value="-0.0000136">
            <text:p>-1,36E-005</text:p>
          </table:table-cell>
          <table:table-cell table:formula="of:=[.Y23]*[.Z23]" office:value-type="float" office:value="0.00001088">
            <text:p>1,09E-005</text:p>
          </table:table-cell>
          <table:table-cell office:value-type="float" office:value="-0.8">
            <text:p>-0,8</text:p>
          </table:table-cell>
          <table:table-cell office:value-type="float" office:value="-0.00526">
            <text:p>-5,26E-003</text:p>
          </table:table-cell>
          <table:table-cell table:formula="of:=[.AB23]*[.AC23]" office:value-type="float" office:value="0.004208">
            <text:p>0,004208</text:p>
          </table:table-cell>
        </table:table-row>
        <table:table-row table:style-name="ro1">
          <table:table-cell office:value-type="float" office:value="-0.79">
            <text:p>-0,79</text:p>
          </table:table-cell>
          <table:table-cell office:value-type="float" office:value="-0.0000437">
            <text:p>-4,37E-005</text:p>
          </table:table-cell>
          <table:table-cell table:formula="of:=[.A24]*[.B24]" office:value-type="float" office:value="0.000034523">
            <text:p>3,45E-005</text:p>
          </table:table-cell>
          <table:table-cell office:value-type="float" office:value="-0.79">
            <text:p>-0,79</text:p>
          </table:table-cell>
          <table:table-cell office:value-type="float" office:value="-0.00705">
            <text:p>-7,05E-003</text:p>
          </table:table-cell>
          <table:table-cell table:formula="of:=[.D24]*[.E24]" office:value-type="float" office:value="0.0055695">
            <text:p>5,57E-003</text:p>
          </table:table-cell>
          <table:table-cell office:value-type="float" office:value="-0.79">
            <text:p>-0,79</text:p>
          </table:table-cell>
          <table:table-cell office:value-type="float" office:value="-0.0000554">
            <text:p>-5,54E-005</text:p>
          </table:table-cell>
          <table:table-cell table:formula="of:=[.G24]*[.H24]" office:value-type="float" office:value="0.000043766">
            <text:p>4,38E-005</text:p>
          </table:table-cell>
          <table:table-cell office:value-type="float" office:value="-0.79">
            <text:p>-0,79</text:p>
          </table:table-cell>
          <table:table-cell office:value-type="float" office:value="-0.00701">
            <text:p>-7,01E-003</text:p>
          </table:table-cell>
          <table:table-cell table:formula="of:=[.J24]*[.K24]" office:value-type="float" office:value="0.0055379">
            <text:p>5,54E-003</text:p>
          </table:table-cell>
          <table:table-cell office:value-type="float" office:value="-0.79">
            <text:p>-0,79</text:p>
          </table:table-cell>
          <table:table-cell office:value-type="float" office:value="-0.0000194">
            <text:p>-1,94E-005</text:p>
          </table:table-cell>
          <table:table-cell table:formula="of:=[.M24]*[.N24]" office:value-type="float" office:value="0.000015326">
            <text:p>1,53E-005</text:p>
          </table:table-cell>
          <table:table-cell office:value-type="float" office:value="-0.79">
            <text:p>-0,79</text:p>
          </table:table-cell>
          <table:table-cell office:value-type="float" office:value="-0.0000199">
            <text:p>-1,99E-005</text:p>
          </table:table-cell>
          <table:table-cell table:formula="of:=[.P24]*[.Q24]" office:value-type="float" office:value="0.000015721">
            <text:p>1,57E-005</text:p>
          </table:table-cell>
          <table:table-cell office:value-type="float" office:value="-0.79">
            <text:p>-0,79</text:p>
          </table:table-cell>
          <table:table-cell office:value-type="float" office:value="-0.0000141">
            <text:p>-1,41E-005</text:p>
          </table:table-cell>
          <table:table-cell table:formula="of:=[.S24]*[.T24]" office:value-type="float" office:value="0.000011139">
            <text:p>1,11E-005</text:p>
          </table:table-cell>
          <table:table-cell office:value-type="float" office:value="-0.79">
            <text:p>-0,79</text:p>
          </table:table-cell>
          <table:table-cell office:value-type="float" office:value="-0.00211">
            <text:p>-2,11E-003</text:p>
          </table:table-cell>
          <table:table-cell table:formula="of:=[.V24]*[.W24]" office:value-type="float" office:value="0.0016669">
            <text:p>1,67E-003</text:p>
          </table:table-cell>
          <table:table-cell office:value-type="float" office:value="-0.79">
            <text:p>-0,79</text:p>
          </table:table-cell>
          <table:table-cell office:value-type="float" office:value="-0.0000134">
            <text:p>-1,34E-005</text:p>
          </table:table-cell>
          <table:table-cell table:formula="of:=[.Y24]*[.Z24]" office:value-type="float" office:value="0.000010586">
            <text:p>1,06E-005</text:p>
          </table:table-cell>
          <table:table-cell office:value-type="float" office:value="-0.79">
            <text:p>-0,79</text:p>
          </table:table-cell>
          <table:table-cell office:value-type="float" office:value="-0.00525">
            <text:p>-5,25E-003</text:p>
          </table:table-cell>
          <table:table-cell table:formula="of:=[.AB24]*[.AC24]" office:value-type="float" office:value="0.0041475">
            <text:p>0,0041475</text:p>
          </table:table-cell>
        </table:table-row>
        <table:table-row table:style-name="ro1">
          <table:table-cell office:value-type="float" office:value="-0.78">
            <text:p>-0,78</text:p>
          </table:table-cell>
          <table:table-cell office:value-type="float" office:value="-0.000043">
            <text:p>-4,30E-005</text:p>
          </table:table-cell>
          <table:table-cell table:formula="of:=[.A25]*[.B25]" office:value-type="float" office:value="0.00003354">
            <text:p>3,35E-005</text:p>
          </table:table-cell>
          <table:table-cell office:value-type="float" office:value="-0.78">
            <text:p>-0,78</text:p>
          </table:table-cell>
          <table:table-cell office:value-type="float" office:value="-0.00707">
            <text:p>-7,07E-003</text:p>
          </table:table-cell>
          <table:table-cell table:formula="of:=[.D25]*[.E25]" office:value-type="float" office:value="0.0055146">
            <text:p>5,51E-003</text:p>
          </table:table-cell>
          <table:table-cell office:value-type="float" office:value="-0.78">
            <text:p>-0,78</text:p>
          </table:table-cell>
          <table:table-cell office:value-type="float" office:value="-0.0000545">
            <text:p>-5,45E-005</text:p>
          </table:table-cell>
          <table:table-cell table:formula="of:=[.G25]*[.H25]" office:value-type="float" office:value="0.00004251">
            <text:p>4,25E-005</text:p>
          </table:table-cell>
          <table:table-cell office:value-type="float" office:value="-0.78">
            <text:p>-0,78</text:p>
          </table:table-cell>
          <table:table-cell office:value-type="float" office:value="-0.00702">
            <text:p>-7,02E-003</text:p>
          </table:table-cell>
          <table:table-cell table:formula="of:=[.J25]*[.K25]" office:value-type="float" office:value="0.0054756">
            <text:p>5,48E-003</text:p>
          </table:table-cell>
          <table:table-cell office:value-type="float" office:value="-0.78">
            <text:p>-0,78</text:p>
          </table:table-cell>
          <table:table-cell office:value-type="float" office:value="-0.0000191">
            <text:p>-1,91E-005</text:p>
          </table:table-cell>
          <table:table-cell table:formula="of:=[.M25]*[.N25]" office:value-type="float" office:value="0.000014898">
            <text:p>1,49E-005</text:p>
          </table:table-cell>
          <table:table-cell office:value-type="float" office:value="-0.78">
            <text:p>-0,78</text:p>
          </table:table-cell>
          <table:table-cell office:value-type="float" office:value="-0.0000196">
            <text:p>-1,96E-005</text:p>
          </table:table-cell>
          <table:table-cell table:formula="of:=[.P25]*[.Q25]" office:value-type="float" office:value="0.000015288">
            <text:p>1,53E-005</text:p>
          </table:table-cell>
          <table:table-cell office:value-type="float" office:value="-0.78">
            <text:p>-0,78</text:p>
          </table:table-cell>
          <table:table-cell office:value-type="float" office:value="-0.0000139">
            <text:p>-1,39E-005</text:p>
          </table:table-cell>
          <table:table-cell table:formula="of:=[.S25]*[.T25]" office:value-type="float" office:value="0.000010842">
            <text:p>1,08E-005</text:p>
          </table:table-cell>
          <table:table-cell office:value-type="float" office:value="-0.78">
            <text:p>-0,78</text:p>
          </table:table-cell>
          <table:table-cell office:value-type="float" office:value="-0.00211">
            <text:p>-2,11E-003</text:p>
          </table:table-cell>
          <table:table-cell table:formula="of:=[.V25]*[.W25]" office:value-type="float" office:value="0.0016458">
            <text:p>1,65E-003</text:p>
          </table:table-cell>
          <table:table-cell office:value-type="float" office:value="-0.78">
            <text:p>-0,78</text:p>
          </table:table-cell>
          <table:table-cell office:value-type="float" office:value="-0.0000132">
            <text:p>-1,32E-005</text:p>
          </table:table-cell>
          <table:table-cell table:formula="of:=[.Y25]*[.Z25]" office:value-type="float" office:value="0.000010296">
            <text:p>1,03E-005</text:p>
          </table:table-cell>
          <table:table-cell office:value-type="float" office:value="-0.78">
            <text:p>-0,78</text:p>
          </table:table-cell>
          <table:table-cell office:value-type="float" office:value="-0.00524">
            <text:p>-5,24E-003</text:p>
          </table:table-cell>
          <table:table-cell table:formula="of:=[.AB25]*[.AC25]" office:value-type="float" office:value="0.0040872">
            <text:p>0,0040872</text:p>
          </table:table-cell>
        </table:table-row>
        <table:table-row table:style-name="ro1">
          <table:table-cell office:value-type="float" office:value="-0.77">
            <text:p>-0,77</text:p>
          </table:table-cell>
          <table:table-cell office:value-type="float" office:value="-0.0000424">
            <text:p>-4,24E-005</text:p>
          </table:table-cell>
          <table:table-cell table:formula="of:=[.A26]*[.B26]" office:value-type="float" office:value="0.000032648">
            <text:p>3,26E-005</text:p>
          </table:table-cell>
          <table:table-cell office:value-type="float" office:value="-0.77">
            <text:p>-0,77</text:p>
          </table:table-cell>
          <table:table-cell office:value-type="float" office:value="-0.0071">
            <text:p>-7,10E-003</text:p>
          </table:table-cell>
          <table:table-cell table:formula="of:=[.D26]*[.E26]" office:value-type="float" office:value="0.005467">
            <text:p>5,47E-003</text:p>
          </table:table-cell>
          <table:table-cell office:value-type="float" office:value="-0.77">
            <text:p>-0,77</text:p>
          </table:table-cell>
          <table:table-cell office:value-type="float" office:value="-0.0000537">
            <text:p>-5,37E-005</text:p>
          </table:table-cell>
          <table:table-cell table:formula="of:=[.G26]*[.H26]" office:value-type="float" office:value="0.000041349">
            <text:p>4,13E-005</text:p>
          </table:table-cell>
          <table:table-cell office:value-type="float" office:value="-0.77">
            <text:p>-0,77</text:p>
          </table:table-cell>
          <table:table-cell office:value-type="float" office:value="-0.00703">
            <text:p>-7,03E-003</text:p>
          </table:table-cell>
          <table:table-cell table:formula="of:=[.J26]*[.K26]" office:value-type="float" office:value="0.0054131">
            <text:p>5,41E-003</text:p>
          </table:table-cell>
          <table:table-cell office:value-type="float" office:value="-0.77">
            <text:p>-0,77</text:p>
          </table:table-cell>
          <table:table-cell office:value-type="float" office:value="-0.0000188">
            <text:p>-1,88E-005</text:p>
          </table:table-cell>
          <table:table-cell table:formula="of:=[.M26]*[.N26]" office:value-type="float" office:value="0.000014476">
            <text:p>1,45E-005</text:p>
          </table:table-cell>
          <table:table-cell office:value-type="float" office:value="-0.77">
            <text:p>-0,77</text:p>
          </table:table-cell>
          <table:table-cell office:value-type="float" office:value="-0.0000193">
            <text:p>-1,93E-005</text:p>
          </table:table-cell>
          <table:table-cell table:formula="of:=[.P26]*[.Q26]" office:value-type="float" office:value="0.000014861">
            <text:p>1,49E-005</text:p>
          </table:table-cell>
          <table:table-cell office:value-type="float" office:value="-0.77">
            <text:p>-0,77</text:p>
          </table:table-cell>
          <table:table-cell office:value-type="float" office:value="-0.0000137">
            <text:p>-1,37E-005</text:p>
          </table:table-cell>
          <table:table-cell table:formula="of:=[.S26]*[.T26]" office:value-type="float" office:value="0.000010549">
            <text:p>1,05E-005</text:p>
          </table:table-cell>
          <table:table-cell office:value-type="float" office:value="-0.77">
            <text:p>-0,77</text:p>
          </table:table-cell>
          <table:table-cell office:value-type="float" office:value="-0.00211">
            <text:p>-2,11E-003</text:p>
          </table:table-cell>
          <table:table-cell table:formula="of:=[.V26]*[.W26]" office:value-type="float" office:value="0.0016247">
            <text:p>1,62E-003</text:p>
          </table:table-cell>
          <table:table-cell office:value-type="float" office:value="-0.77">
            <text:p>-0,77</text:p>
          </table:table-cell>
          <table:table-cell office:value-type="float" office:value="-0.000013">
            <text:p>-1,30E-005</text:p>
          </table:table-cell>
          <table:table-cell table:formula="of:=[.Y26]*[.Z26]" office:value-type="float" office:value="0.00001001">
            <text:p>1,00E-005</text:p>
          </table:table-cell>
          <table:table-cell office:value-type="float" office:value="-0.77">
            <text:p>-0,77</text:p>
          </table:table-cell>
          <table:table-cell office:value-type="float" office:value="-0.00523">
            <text:p>-5,23E-003</text:p>
          </table:table-cell>
          <table:table-cell table:formula="of:=[.AB26]*[.AC26]" office:value-type="float" office:value="0.0040271">
            <text:p>0,0040271</text:p>
          </table:table-cell>
        </table:table-row>
        <table:table-row table:style-name="ro1">
          <table:table-cell office:value-type="float" office:value="-0.76">
            <text:p>-0,76</text:p>
          </table:table-cell>
          <table:table-cell office:value-type="float" office:value="-0.0000417">
            <text:p>-4,17E-005</text:p>
          </table:table-cell>
          <table:table-cell table:formula="of:=[.A27]*[.B27]" office:value-type="float" office:value="0.000031692">
            <text:p>3,17E-005</text:p>
          </table:table-cell>
          <table:table-cell office:value-type="float" office:value="-0.76">
            <text:p>-0,76</text:p>
          </table:table-cell>
          <table:table-cell office:value-type="float" office:value="-0.00712">
            <text:p>-7,12E-003</text:p>
          </table:table-cell>
          <table:table-cell table:formula="of:=[.D27]*[.E27]" office:value-type="float" office:value="0.0054112">
            <text:p>5,41E-003</text:p>
          </table:table-cell>
          <table:table-cell office:value-type="float" office:value="-0.76">
            <text:p>-0,76</text:p>
          </table:table-cell>
          <table:table-cell office:value-type="float" office:value="-0.0000528">
            <text:p>-5,28E-005</text:p>
          </table:table-cell>
          <table:table-cell table:formula="of:=[.G27]*[.H27]" office:value-type="float" office:value="0.000040128">
            <text:p>4,01E-005</text:p>
          </table:table-cell>
          <table:table-cell office:value-type="float" office:value="-0.76">
            <text:p>-0,76</text:p>
          </table:table-cell>
          <table:table-cell office:value-type="float" office:value="-0.00703">
            <text:p>-7,03E-003</text:p>
          </table:table-cell>
          <table:table-cell table:formula="of:=[.J27]*[.K27]" office:value-type="float" office:value="0.0053428">
            <text:p>5,34E-003</text:p>
          </table:table-cell>
          <table:table-cell office:value-type="float" office:value="-0.76">
            <text:p>-0,76</text:p>
          </table:table-cell>
          <table:table-cell office:value-type="float" office:value="-0.0000185">
            <text:p>-1,85E-005</text:p>
          </table:table-cell>
          <table:table-cell table:formula="of:=[.M27]*[.N27]" office:value-type="float" office:value="0.00001406">
            <text:p>1,41E-005</text:p>
          </table:table-cell>
          <table:table-cell office:value-type="float" office:value="-0.76">
            <text:p>-0,76</text:p>
          </table:table-cell>
          <table:table-cell office:value-type="float" office:value="-0.000019">
            <text:p>-1,90E-005</text:p>
          </table:table-cell>
          <table:table-cell table:formula="of:=[.P27]*[.Q27]" office:value-type="float" office:value="0.00001444">
            <text:p>1,44E-005</text:p>
          </table:table-cell>
          <table:table-cell office:value-type="float" office:value="-0.76">
            <text:p>-0,76</text:p>
          </table:table-cell>
          <table:table-cell office:value-type="float" office:value="-0.0000135">
            <text:p>-1,35E-005</text:p>
          </table:table-cell>
          <table:table-cell table:formula="of:=[.S27]*[.T27]" office:value-type="float" office:value="0.00001026">
            <text:p>1,03E-005</text:p>
          </table:table-cell>
          <table:table-cell office:value-type="float" office:value="-0.76">
            <text:p>-0,76</text:p>
          </table:table-cell>
          <table:table-cell office:value-type="float" office:value="-0.00211">
            <text:p>-2,11E-003</text:p>
          </table:table-cell>
          <table:table-cell table:formula="of:=[.V27]*[.W27]" office:value-type="float" office:value="0.0016036">
            <text:p>1,60E-003</text:p>
          </table:table-cell>
          <table:table-cell office:value-type="float" office:value="-0.76">
            <text:p>-0,76</text:p>
          </table:table-cell>
          <table:table-cell office:value-type="float" office:value="-0.0000128">
            <text:p>-1,28E-005</text:p>
          </table:table-cell>
          <table:table-cell table:formula="of:=[.Y27]*[.Z27]" office:value-type="float" office:value="0.000009728">
            <text:p>9,73E-006</text:p>
          </table:table-cell>
          <table:table-cell office:value-type="float" office:value="-0.76">
            <text:p>-0,76</text:p>
          </table:table-cell>
          <table:table-cell office:value-type="float" office:value="-0.00523">
            <text:p>-5,23E-003</text:p>
          </table:table-cell>
          <table:table-cell table:formula="of:=[.AB27]*[.AC27]" office:value-type="float" office:value="0.0039748">
            <text:p>0,0039748</text:p>
          </table:table-cell>
        </table:table-row>
        <table:table-row table:style-name="ro1">
          <table:table-cell office:value-type="float" office:value="-0.75">
            <text:p>-0,75</text:p>
          </table:table-cell>
          <table:table-cell office:value-type="float" office:value="-0.0000411">
            <text:p>-4,11E-005</text:p>
          </table:table-cell>
          <table:table-cell table:formula="of:=[.A28]*[.B28]" office:value-type="float" office:value="0.000030825">
            <text:p>3,08E-005</text:p>
          </table:table-cell>
          <table:table-cell office:value-type="float" office:value="-0.75">
            <text:p>-0,75</text:p>
          </table:table-cell>
          <table:table-cell office:value-type="float" office:value="-0.00713">
            <text:p>-7,13E-003</text:p>
          </table:table-cell>
          <table:table-cell table:formula="of:=[.D28]*[.E28]" office:value-type="float" office:value="0.0053475">
            <text:p>5,35E-003</text:p>
          </table:table-cell>
          <table:table-cell office:value-type="float" office:value="-0.75">
            <text:p>-0,75</text:p>
          </table:table-cell>
          <table:table-cell office:value-type="float" office:value="-0.000052">
            <text:p>-5,20E-005</text:p>
          </table:table-cell>
          <table:table-cell table:formula="of:=[.G28]*[.H28]" office:value-type="float" office:value="0.000039">
            <text:p>3,90E-005</text:p>
          </table:table-cell>
          <table:table-cell office:value-type="float" office:value="-0.75">
            <text:p>-0,75</text:p>
          </table:table-cell>
          <table:table-cell office:value-type="float" office:value="-0.00703">
            <text:p>-7,03E-003</text:p>
          </table:table-cell>
          <table:table-cell table:formula="of:=[.J28]*[.K28]" office:value-type="float" office:value="0.0052725">
            <text:p>5,27E-003</text:p>
          </table:table-cell>
          <table:table-cell office:value-type="float" office:value="-0.75">
            <text:p>-0,75</text:p>
          </table:table-cell>
          <table:table-cell office:value-type="float" office:value="-0.0000182">
            <text:p>-1,82E-005</text:p>
          </table:table-cell>
          <table:table-cell table:formula="of:=[.M28]*[.N28]" office:value-type="float" office:value="0.00001365">
            <text:p>1,37E-005</text:p>
          </table:table-cell>
          <table:table-cell office:value-type="float" office:value="-0.75">
            <text:p>-0,75</text:p>
          </table:table-cell>
          <table:table-cell office:value-type="float" office:value="-0.0000187">
            <text:p>-1,87E-005</text:p>
          </table:table-cell>
          <table:table-cell table:formula="of:=[.P28]*[.Q28]" office:value-type="float" office:value="0.000014025">
            <text:p>1,40E-005</text:p>
          </table:table-cell>
          <table:table-cell office:value-type="float" office:value="-0.75">
            <text:p>-0,75</text:p>
          </table:table-cell>
          <table:table-cell office:value-type="float" office:value="-0.0000132">
            <text:p>-1,32E-005</text:p>
          </table:table-cell>
          <table:table-cell table:formula="of:=[.S28]*[.T28]" office:value-type="float" office:value="0.0000099">
            <text:p>9,90E-006</text:p>
          </table:table-cell>
          <table:table-cell office:value-type="float" office:value="-0.75">
            <text:p>-0,75</text:p>
          </table:table-cell>
          <table:table-cell office:value-type="float" office:value="-0.0021">
            <text:p>-2,10E-003</text:p>
          </table:table-cell>
          <table:table-cell table:formula="of:=[.V28]*[.W28]" office:value-type="float" office:value="0.001575">
            <text:p>1,58E-003</text:p>
          </table:table-cell>
          <table:table-cell office:value-type="float" office:value="-0.75">
            <text:p>-0,75</text:p>
          </table:table-cell>
          <table:table-cell office:value-type="float" office:value="-0.0000126">
            <text:p>-1,26E-005</text:p>
          </table:table-cell>
          <table:table-cell table:formula="of:=[.Y28]*[.Z28]" office:value-type="float" office:value="0.00000945">
            <text:p>9,45E-006</text:p>
          </table:table-cell>
          <table:table-cell office:value-type="float" office:value="-0.75">
            <text:p>-0,75</text:p>
          </table:table-cell>
          <table:table-cell office:value-type="float" office:value="-0.00523">
            <text:p>-5,23E-003</text:p>
          </table:table-cell>
          <table:table-cell table:formula="of:=[.AB28]*[.AC28]" office:value-type="float" office:value="0.0039225">
            <text:p>0,0039225</text:p>
          </table:table-cell>
        </table:table-row>
        <table:table-row table:style-name="ro1">
          <table:table-cell office:value-type="float" office:value="-0.74">
            <text:p>-0,74</text:p>
          </table:table-cell>
          <table:table-cell office:value-type="float" office:value="-0.0000406">
            <text:p>-4,06E-005</text:p>
          </table:table-cell>
          <table:table-cell table:formula="of:=[.A29]*[.B29]" office:value-type="float" office:value="0.000030044">
            <text:p>3,00E-005</text:p>
          </table:table-cell>
          <table:table-cell office:value-type="float" office:value="-0.74">
            <text:p>-0,74</text:p>
          </table:table-cell>
          <table:table-cell office:value-type="float" office:value="-0.00712">
            <text:p>-7,12E-003</text:p>
          </table:table-cell>
          <table:table-cell table:formula="of:=[.D29]*[.E29]" office:value-type="float" office:value="0.0052688">
            <text:p>5,27E-003</text:p>
          </table:table-cell>
          <table:table-cell office:value-type="float" office:value="-0.74">
            <text:p>-0,74</text:p>
          </table:table-cell>
          <table:table-cell office:value-type="float" office:value="-0.0000512">
            <text:p>-5,12E-005</text:p>
          </table:table-cell>
          <table:table-cell table:formula="of:=[.G29]*[.H29]" office:value-type="float" office:value="0.000037888">
            <text:p>3,79E-005</text:p>
          </table:table-cell>
          <table:table-cell office:value-type="float" office:value="-0.74">
            <text:p>-0,74</text:p>
          </table:table-cell>
          <table:table-cell office:value-type="float" office:value="-0.00704">
            <text:p>-7,04E-003</text:p>
          </table:table-cell>
          <table:table-cell table:formula="of:=[.J29]*[.K29]" office:value-type="float" office:value="0.0052096">
            <text:p>5,21E-003</text:p>
          </table:table-cell>
          <table:table-cell office:value-type="float" office:value="-0.74">
            <text:p>-0,74</text:p>
          </table:table-cell>
          <table:table-cell office:value-type="float" office:value="-0.0000179">
            <text:p>-1,79E-005</text:p>
          </table:table-cell>
          <table:table-cell table:formula="of:=[.M29]*[.N29]" office:value-type="float" office:value="0.000013246">
            <text:p>1,32E-005</text:p>
          </table:table-cell>
          <table:table-cell office:value-type="float" office:value="-0.74">
            <text:p>-0,74</text:p>
          </table:table-cell>
          <table:table-cell office:value-type="float" office:value="-0.0000184">
            <text:p>-1,84E-005</text:p>
          </table:table-cell>
          <table:table-cell table:formula="of:=[.P29]*[.Q29]" office:value-type="float" office:value="0.000013616">
            <text:p>1,36E-005</text:p>
          </table:table-cell>
          <table:table-cell office:value-type="float" office:value="-0.74">
            <text:p>-0,74</text:p>
          </table:table-cell>
          <table:table-cell office:value-type="float" office:value="-0.000013">
            <text:p>-1,30E-005</text:p>
          </table:table-cell>
          <table:table-cell table:formula="of:=[.S29]*[.T29]" office:value-type="float" office:value="0.00000962">
            <text:p>9,62E-006</text:p>
          </table:table-cell>
          <table:table-cell office:value-type="float" office:value="-0.74">
            <text:p>-0,74</text:p>
          </table:table-cell>
          <table:table-cell office:value-type="float" office:value="-0.0021">
            <text:p>-2,10E-003</text:p>
          </table:table-cell>
          <table:table-cell table:formula="of:=[.V29]*[.W29]" office:value-type="float" office:value="0.001554">
            <text:p>1,55E-003</text:p>
          </table:table-cell>
          <table:table-cell office:value-type="float" office:value="-0.74">
            <text:p>-0,74</text:p>
          </table:table-cell>
          <table:table-cell office:value-type="float" office:value="-0.0000124">
            <text:p>-1,24E-005</text:p>
          </table:table-cell>
          <table:table-cell table:formula="of:=[.Y29]*[.Z29]" office:value-type="float" office:value="0.000009176">
            <text:p>9,18E-006</text:p>
          </table:table-cell>
          <table:table-cell office:value-type="float" office:value="-0.74">
            <text:p>-0,74</text:p>
          </table:table-cell>
          <table:table-cell office:value-type="float" office:value="-0.00522">
            <text:p>-5,22E-003</text:p>
          </table:table-cell>
          <table:table-cell table:formula="of:=[.AB29]*[.AC29]" office:value-type="float" office:value="0.0038628">
            <text:p>0,0038628</text:p>
          </table:table-cell>
        </table:table-row>
        <table:table-row table:style-name="ro1">
          <table:table-cell office:value-type="float" office:value="-0.73">
            <text:p>-0,73</text:p>
          </table:table-cell>
          <table:table-cell office:value-type="float" office:value="-0.0000399">
            <text:p>-3,99E-005</text:p>
          </table:table-cell>
          <table:table-cell table:formula="of:=[.A30]*[.B30]" office:value-type="float" office:value="0.000029127">
            <text:p>2,91E-005</text:p>
          </table:table-cell>
          <table:table-cell office:value-type="float" office:value="-0.73">
            <text:p>-0,73</text:p>
          </table:table-cell>
          <table:table-cell office:value-type="float" office:value="-0.00711">
            <text:p>-7,11E-003</text:p>
          </table:table-cell>
          <table:table-cell table:formula="of:=[.D30]*[.E30]" office:value-type="float" office:value="0.0051903">
            <text:p>5,19E-003</text:p>
          </table:table-cell>
          <table:table-cell office:value-type="float" office:value="-0.73">
            <text:p>-0,73</text:p>
          </table:table-cell>
          <table:table-cell office:value-type="float" office:value="-0.0000503">
            <text:p>-5,03E-005</text:p>
          </table:table-cell>
          <table:table-cell table:formula="of:=[.G30]*[.H30]" office:value-type="float" office:value="0.000036719">
            <text:p>3,67E-005</text:p>
          </table:table-cell>
          <table:table-cell office:value-type="float" office:value="-0.73">
            <text:p>-0,73</text:p>
          </table:table-cell>
          <table:table-cell office:value-type="float" office:value="-0.00702">
            <text:p>-7,02E-003</text:p>
          </table:table-cell>
          <table:table-cell table:formula="of:=[.J30]*[.K30]" office:value-type="float" office:value="0.0051246">
            <text:p>5,12E-003</text:p>
          </table:table-cell>
          <table:table-cell office:value-type="float" office:value="-0.73">
            <text:p>-0,73</text:p>
          </table:table-cell>
          <table:table-cell office:value-type="float" office:value="-0.0000176">
            <text:p>-1,76E-005</text:p>
          </table:table-cell>
          <table:table-cell table:formula="of:=[.M30]*[.N30]" office:value-type="float" office:value="0.000012848">
            <text:p>1,28E-005</text:p>
          </table:table-cell>
          <table:table-cell office:value-type="float" office:value="-0.73">
            <text:p>-0,73</text:p>
          </table:table-cell>
          <table:table-cell office:value-type="float" office:value="-0.000018">
            <text:p>-1,80E-005</text:p>
          </table:table-cell>
          <table:table-cell table:formula="of:=[.P30]*[.Q30]" office:value-type="float" office:value="0.00001314">
            <text:p>1,31E-005</text:p>
          </table:table-cell>
          <table:table-cell office:value-type="float" office:value="-0.73">
            <text:p>-0,73</text:p>
          </table:table-cell>
          <table:table-cell office:value-type="float" office:value="-0.0000128">
            <text:p>-1,28E-005</text:p>
          </table:table-cell>
          <table:table-cell table:formula="of:=[.S30]*[.T30]" office:value-type="float" office:value="0.000009344">
            <text:p>9,34E-006</text:p>
          </table:table-cell>
          <table:table-cell office:value-type="float" office:value="-0.73">
            <text:p>-0,73</text:p>
          </table:table-cell>
          <table:table-cell office:value-type="float" office:value="-0.0021">
            <text:p>-2,10E-003</text:p>
          </table:table-cell>
          <table:table-cell table:formula="of:=[.V30]*[.W30]" office:value-type="float" office:value="0.001533">
            <text:p>1,53E-003</text:p>
          </table:table-cell>
          <table:table-cell office:value-type="float" office:value="-0.73">
            <text:p>-0,73</text:p>
          </table:table-cell>
          <table:table-cell office:value-type="float" office:value="-0.0000122">
            <text:p>-1,22E-005</text:p>
          </table:table-cell>
          <table:table-cell table:formula="of:=[.Y30]*[.Z30]" office:value-type="float" office:value="0.000008906">
            <text:p>8,91E-006</text:p>
          </table:table-cell>
          <table:table-cell office:value-type="float" office:value="-0.73">
            <text:p>-0,73</text:p>
          </table:table-cell>
          <table:table-cell office:value-type="float" office:value="-0.00523">
            <text:p>-5,23E-003</text:p>
          </table:table-cell>
          <table:table-cell table:formula="of:=[.AB30]*[.AC30]" office:value-type="float" office:value="0.0038179">
            <text:p>0,0038179</text:p>
          </table:table-cell>
        </table:table-row>
        <table:table-row table:style-name="ro1">
          <table:table-cell office:value-type="float" office:value="-0.72">
            <text:p>-0,72</text:p>
          </table:table-cell>
          <table:table-cell office:value-type="float" office:value="-0.0000392">
            <text:p>-3,92E-005</text:p>
          </table:table-cell>
          <table:table-cell table:formula="of:=[.A31]*[.B31]" office:value-type="float" office:value="0.000028224">
            <text:p>2,82E-005</text:p>
          </table:table-cell>
          <table:table-cell office:value-type="float" office:value="-0.72">
            <text:p>-0,72</text:p>
          </table:table-cell>
          <table:table-cell office:value-type="float" office:value="-0.00709">
            <text:p>-7,09E-003</text:p>
          </table:table-cell>
          <table:table-cell table:formula="of:=[.D31]*[.E31]" office:value-type="float" office:value="0.0051048">
            <text:p>5,10E-003</text:p>
          </table:table-cell>
          <table:table-cell office:value-type="float" office:value="-0.72">
            <text:p>-0,72</text:p>
          </table:table-cell>
          <table:table-cell office:value-type="float" office:value="-0.0000494">
            <text:p>-4,94E-005</text:p>
          </table:table-cell>
          <table:table-cell table:formula="of:=[.G31]*[.H31]" office:value-type="float" office:value="0.000035568">
            <text:p>3,56E-005</text:p>
          </table:table-cell>
          <table:table-cell office:value-type="float" office:value="-0.72">
            <text:p>-0,72</text:p>
          </table:table-cell>
          <table:table-cell office:value-type="float" office:value="-0.007">
            <text:p>-7,00E-003</text:p>
          </table:table-cell>
          <table:table-cell table:formula="of:=[.J31]*[.K31]" office:value-type="float" office:value="0.00504">
            <text:p>5,04E-003</text:p>
          </table:table-cell>
          <table:table-cell office:value-type="float" office:value="-0.72">
            <text:p>-0,72</text:p>
          </table:table-cell>
          <table:table-cell office:value-type="float" office:value="-0.0000172">
            <text:p>-1,72E-005</text:p>
          </table:table-cell>
          <table:table-cell table:formula="of:=[.M31]*[.N31]" office:value-type="float" office:value="0.000012384">
            <text:p>1,24E-005</text:p>
          </table:table-cell>
          <table:table-cell office:value-type="float" office:value="-0.72">
            <text:p>-0,72</text:p>
          </table:table-cell>
          <table:table-cell office:value-type="float" office:value="-0.0000177">
            <text:p>-1,77E-005</text:p>
          </table:table-cell>
          <table:table-cell table:formula="of:=[.P31]*[.Q31]" office:value-type="float" office:value="0.000012744">
            <text:p>1,27E-005</text:p>
          </table:table-cell>
          <table:table-cell office:value-type="float" office:value="-0.72">
            <text:p>-0,72</text:p>
          </table:table-cell>
          <table:table-cell office:value-type="float" office:value="-0.0000126">
            <text:p>-1,26E-005</text:p>
          </table:table-cell>
          <table:table-cell table:formula="of:=[.S31]*[.T31]" office:value-type="float" office:value="0.000009072">
            <text:p>9,07E-006</text:p>
          </table:table-cell>
          <table:table-cell office:value-type="float" office:value="-0.72">
            <text:p>-0,72</text:p>
          </table:table-cell>
          <table:table-cell office:value-type="float" office:value="-0.0021">
            <text:p>-2,10E-003</text:p>
          </table:table-cell>
          <table:table-cell table:formula="of:=[.V31]*[.W31]" office:value-type="float" office:value="0.001512">
            <text:p>1,51E-003</text:p>
          </table:table-cell>
          <table:table-cell office:value-type="float" office:value="-0.72">
            <text:p>-0,72</text:p>
          </table:table-cell>
          <table:table-cell office:value-type="float" office:value="-0.000012">
            <text:p>-1,20E-005</text:p>
          </table:table-cell>
          <table:table-cell table:formula="of:=[.Y31]*[.Z31]" office:value-type="float" office:value="0.00000864">
            <text:p>8,64E-006</text:p>
          </table:table-cell>
          <table:table-cell office:value-type="float" office:value="-0.72">
            <text:p>-0,72</text:p>
          </table:table-cell>
          <table:table-cell office:value-type="float" office:value="-0.00524">
            <text:p>-5,24E-003</text:p>
          </table:table-cell>
          <table:table-cell table:formula="of:=[.AB31]*[.AC31]" office:value-type="float" office:value="0.0037728">
            <text:p>0,0037728</text:p>
          </table:table-cell>
        </table:table-row>
        <table:table-row table:style-name="ro1">
          <table:table-cell office:value-type="float" office:value="-0.71">
            <text:p>-0,71</text:p>
          </table:table-cell>
          <table:table-cell office:value-type="float" office:value="-0.0000386">
            <text:p>-3,86E-005</text:p>
          </table:table-cell>
          <table:table-cell table:formula="of:=[.A32]*[.B32]" office:value-type="float" office:value="0.000027406">
            <text:p>2,74E-005</text:p>
          </table:table-cell>
          <table:table-cell office:value-type="float" office:value="-0.71">
            <text:p>-0,71</text:p>
          </table:table-cell>
          <table:table-cell office:value-type="float" office:value="-0.00705">
            <text:p>-7,05E-003</text:p>
          </table:table-cell>
          <table:table-cell table:formula="of:=[.D32]*[.E32]" office:value-type="float" office:value="0.0050055">
            <text:p>5,01E-003</text:p>
          </table:table-cell>
          <table:table-cell office:value-type="float" office:value="-0.71">
            <text:p>-0,71</text:p>
          </table:table-cell>
          <table:table-cell office:value-type="float" office:value="-0.0000486">
            <text:p>-4,86E-005</text:p>
          </table:table-cell>
          <table:table-cell table:formula="of:=[.G32]*[.H32]" office:value-type="float" office:value="0.000034506">
            <text:p>3,45E-005</text:p>
          </table:table-cell>
          <table:table-cell office:value-type="float" office:value="-0.71">
            <text:p>-0,71</text:p>
          </table:table-cell>
          <table:table-cell office:value-type="float" office:value="-0.00701">
            <text:p>-7,01E-003</text:p>
          </table:table-cell>
          <table:table-cell table:formula="of:=[.J32]*[.K32]" office:value-type="float" office:value="0.0049771">
            <text:p>4,98E-003</text:p>
          </table:table-cell>
          <table:table-cell office:value-type="float" office:value="-0.71">
            <text:p>-0,71</text:p>
          </table:table-cell>
          <table:table-cell office:value-type="float" office:value="-0.000017">
            <text:p>-1,70E-005</text:p>
          </table:table-cell>
          <table:table-cell table:formula="of:=[.M32]*[.N32]" office:value-type="float" office:value="0.00001207">
            <text:p>1,21E-005</text:p>
          </table:table-cell>
          <table:table-cell office:value-type="float" office:value="-0.71">
            <text:p>-0,71</text:p>
          </table:table-cell>
          <table:table-cell office:value-type="float" office:value="-0.0000174">
            <text:p>-1,74E-005</text:p>
          </table:table-cell>
          <table:table-cell table:formula="of:=[.P32]*[.Q32]" office:value-type="float" office:value="0.000012354">
            <text:p>1,24E-005</text:p>
          </table:table-cell>
          <table:table-cell office:value-type="float" office:value="-0.71">
            <text:p>-0,71</text:p>
          </table:table-cell>
          <table:table-cell office:value-type="float" office:value="-0.0000124">
            <text:p>-1,24E-005</text:p>
          </table:table-cell>
          <table:table-cell table:formula="of:=[.S32]*[.T32]" office:value-type="float" office:value="0.000008804">
            <text:p>8,80E-006</text:p>
          </table:table-cell>
          <table:table-cell office:value-type="float" office:value="-0.71">
            <text:p>-0,71</text:p>
          </table:table-cell>
          <table:table-cell office:value-type="float" office:value="-0.00211">
            <text:p>-2,11E-003</text:p>
          </table:table-cell>
          <table:table-cell table:formula="of:=[.V32]*[.W32]" office:value-type="float" office:value="0.0014981">
            <text:p>1,50E-003</text:p>
          </table:table-cell>
          <table:table-cell office:value-type="float" office:value="-0.71">
            <text:p>-0,71</text:p>
          </table:table-cell>
          <table:table-cell office:value-type="float" office:value="-0.0000118">
            <text:p>-1,18E-005</text:p>
          </table:table-cell>
          <table:table-cell table:formula="of:=[.Y32]*[.Z32]" office:value-type="float" office:value="0.000008378">
            <text:p>8,38E-006</text:p>
          </table:table-cell>
          <table:table-cell office:value-type="float" office:value="-0.71">
            <text:p>-0,71</text:p>
          </table:table-cell>
          <table:table-cell office:value-type="float" office:value="-0.00524">
            <text:p>-5,24E-003</text:p>
          </table:table-cell>
          <table:table-cell table:formula="of:=[.AB32]*[.AC32]" office:value-type="float" office:value="0.0037204">
            <text:p>0,0037204</text:p>
          </table:table-cell>
        </table:table-row>
        <table:table-row table:style-name="ro1">
          <table:table-cell office:value-type="float" office:value="-0.7">
            <text:p>-0,7</text:p>
          </table:table-cell>
          <table:table-cell office:value-type="float" office:value="-0.0000378">
            <text:p>-3,78E-005</text:p>
          </table:table-cell>
          <table:table-cell table:formula="of:=[.A33]*[.B33]" office:value-type="float" office:value="0.00002646">
            <text:p>2,65E-005</text:p>
          </table:table-cell>
          <table:table-cell office:value-type="float" office:value="-0.7">
            <text:p>-0,7</text:p>
          </table:table-cell>
          <table:table-cell office:value-type="float" office:value="-0.007">
            <text:p>-7,00E-003</text:p>
          </table:table-cell>
          <table:table-cell table:formula="of:=[.D33]*[.E33]" office:value-type="float" office:value="0.0049">
            <text:p>4,90E-003</text:p>
          </table:table-cell>
          <table:table-cell office:value-type="float" office:value="-0.7">
            <text:p>-0,7</text:p>
          </table:table-cell>
          <table:table-cell office:value-type="float" office:value="-0.0000478">
            <text:p>-4,78E-005</text:p>
          </table:table-cell>
          <table:table-cell table:formula="of:=[.G33]*[.H33]" office:value-type="float" office:value="0.00003346">
            <text:p>3,35E-005</text:p>
          </table:table-cell>
          <table:table-cell office:value-type="float" office:value="-0.7">
            <text:p>-0,7</text:p>
          </table:table-cell>
          <table:table-cell office:value-type="float" office:value="-0.00702">
            <text:p>-7,02E-003</text:p>
          </table:table-cell>
          <table:table-cell table:formula="of:=[.J33]*[.K33]" office:value-type="float" office:value="0.004914">
            <text:p>4,91E-003</text:p>
          </table:table-cell>
          <table:table-cell office:value-type="float" office:value="-0.7">
            <text:p>-0,7</text:p>
          </table:table-cell>
          <table:table-cell office:value-type="float" office:value="-0.0000166">
            <text:p>-1,66E-005</text:p>
          </table:table-cell>
          <table:table-cell table:formula="of:=[.M33]*[.N33]" office:value-type="float" office:value="0.00001162">
            <text:p>1,16E-005</text:p>
          </table:table-cell>
          <table:table-cell office:value-type="float" office:value="-0.7">
            <text:p>-0,7</text:p>
          </table:table-cell>
          <table:table-cell office:value-type="float" office:value="-0.0000171">
            <text:p>-1,71E-005</text:p>
          </table:table-cell>
          <table:table-cell table:formula="of:=[.P33]*[.Q33]" office:value-type="float" office:value="0.00001197">
            <text:p>1,20E-005</text:p>
          </table:table-cell>
          <table:table-cell office:value-type="float" office:value="-0.7">
            <text:p>-0,7</text:p>
          </table:table-cell>
          <table:table-cell office:value-type="float" office:value="-0.0000121">
            <text:p>-1,21E-005</text:p>
          </table:table-cell>
          <table:table-cell table:formula="of:=[.S33]*[.T33]" office:value-type="float" office:value="0.00000847">
            <text:p>8,47E-006</text:p>
          </table:table-cell>
          <table:table-cell office:value-type="float" office:value="-0.7">
            <text:p>-0,7</text:p>
          </table:table-cell>
          <table:table-cell office:value-type="float" office:value="-0.00211">
            <text:p>-2,11E-003</text:p>
          </table:table-cell>
          <table:table-cell table:formula="of:=[.V33]*[.W33]" office:value-type="float" office:value="0.001477">
            <text:p>1,48E-003</text:p>
          </table:table-cell>
          <table:table-cell office:value-type="float" office:value="-0.7">
            <text:p>-0,7</text:p>
          </table:table-cell>
          <table:table-cell office:value-type="float" office:value="-0.0000116">
            <text:p>-1,16E-005</text:p>
          </table:table-cell>
          <table:table-cell table:formula="of:=[.Y33]*[.Z33]" office:value-type="float" office:value="0.00000812">
            <text:p>8,12E-006</text:p>
          </table:table-cell>
          <table:table-cell office:value-type="float" office:value="-0.7">
            <text:p>-0,7</text:p>
          </table:table-cell>
          <table:table-cell office:value-type="float" office:value="-0.00522">
            <text:p>-5,22E-003</text:p>
          </table:table-cell>
          <table:table-cell table:formula="of:=[.AB33]*[.AC33]" office:value-type="float" office:value="0.003654">
            <text:p>0,003654</text:p>
          </table:table-cell>
        </table:table-row>
        <table:table-row table:style-name="ro1">
          <table:table-cell office:value-type="float" office:value="-0.69">
            <text:p>-0,69</text:p>
          </table:table-cell>
          <table:table-cell office:value-type="float" office:value="-0.0000372">
            <text:p>-3,72E-005</text:p>
          </table:table-cell>
          <table:table-cell table:formula="of:=[.A34]*[.B34]" office:value-type="float" office:value="0.000025668">
            <text:p>2,57E-005</text:p>
          </table:table-cell>
          <table:table-cell office:value-type="float" office:value="-0.69">
            <text:p>-0,69</text:p>
          </table:table-cell>
          <table:table-cell office:value-type="float" office:value="-0.00694">
            <text:p>-6,94E-003</text:p>
          </table:table-cell>
          <table:table-cell table:formula="of:=[.D34]*[.E34]" office:value-type="float" office:value="0.0047886">
            <text:p>4,79E-003</text:p>
          </table:table-cell>
          <table:table-cell office:value-type="float" office:value="-0.69">
            <text:p>-0,69</text:p>
          </table:table-cell>
          <table:table-cell office:value-type="float" office:value="-0.0000471">
            <text:p>-4,71E-005</text:p>
          </table:table-cell>
          <table:table-cell table:formula="of:=[.G34]*[.H34]" office:value-type="float" office:value="0.000032499">
            <text:p>3,25E-005</text:p>
          </table:table-cell>
          <table:table-cell office:value-type="float" office:value="-0.69">
            <text:p>-0,69</text:p>
          </table:table-cell>
          <table:table-cell office:value-type="float" office:value="-0.00702">
            <text:p>-7,02E-003</text:p>
          </table:table-cell>
          <table:table-cell table:formula="of:=[.J34]*[.K34]" office:value-type="float" office:value="0.0048438">
            <text:p>4,84E-003</text:p>
          </table:table-cell>
          <table:table-cell office:value-type="float" office:value="-0.69">
            <text:p>-0,69</text:p>
          </table:table-cell>
          <table:table-cell office:value-type="float" office:value="-0.0000163">
            <text:p>-1,63E-005</text:p>
          </table:table-cell>
          <table:table-cell table:formula="of:=[.M34]*[.N34]" office:value-type="float" office:value="0.000011247">
            <text:p>1,12E-005</text:p>
          </table:table-cell>
          <table:table-cell office:value-type="float" office:value="-0.69">
            <text:p>-0,69</text:p>
          </table:table-cell>
          <table:table-cell office:value-type="float" office:value="-0.0000168">
            <text:p>-1,68E-005</text:p>
          </table:table-cell>
          <table:table-cell table:formula="of:=[.P34]*[.Q34]" office:value-type="float" office:value="0.000011592">
            <text:p>1,16E-005</text:p>
          </table:table-cell>
          <table:table-cell office:value-type="float" office:value="-0.69">
            <text:p>-0,69</text:p>
          </table:table-cell>
          <table:table-cell office:value-type="float" office:value="-0.0000119">
            <text:p>-1,19E-005</text:p>
          </table:table-cell>
          <table:table-cell table:formula="of:=[.S34]*[.T34]" office:value-type="float" office:value="0.000008211">
            <text:p>8,21E-006</text:p>
          </table:table-cell>
          <table:table-cell office:value-type="float" office:value="-0.69">
            <text:p>-0,69</text:p>
          </table:table-cell>
          <table:table-cell office:value-type="float" office:value="-0.00211">
            <text:p>-2,11E-003</text:p>
          </table:table-cell>
          <table:table-cell table:formula="of:=[.V34]*[.W34]" office:value-type="float" office:value="0.0014559">
            <text:p>1,46E-003</text:p>
          </table:table-cell>
          <table:table-cell office:value-type="float" office:value="-0.69">
            <text:p>-0,69</text:p>
          </table:table-cell>
          <table:table-cell office:value-type="float" office:value="-0.0000114">
            <text:p>-1,14E-005</text:p>
          </table:table-cell>
          <table:table-cell table:formula="of:=[.Y34]*[.Z34]" office:value-type="float" office:value="0.000007866">
            <text:p>7,87E-006</text:p>
          </table:table-cell>
          <table:table-cell office:value-type="float" office:value="-0.69">
            <text:p>-0,69</text:p>
          </table:table-cell>
          <table:table-cell office:value-type="float" office:value="-0.00522">
            <text:p>-5,22E-003</text:p>
          </table:table-cell>
          <table:table-cell table:formula="of:=[.AB34]*[.AC34]" office:value-type="float" office:value="0.0036018">
            <text:p>0,0036018</text:p>
          </table:table-cell>
        </table:table-row>
        <table:table-row table:style-name="ro1">
          <table:table-cell office:value-type="float" office:value="-0.68">
            <text:p>-0,68</text:p>
          </table:table-cell>
          <table:table-cell office:value-type="float" office:value="-0.0000365">
            <text:p>-3,65E-005</text:p>
          </table:table-cell>
          <table:table-cell table:formula="of:=[.A35]*[.B35]" office:value-type="float" office:value="0.00002482">
            <text:p>2,48E-005</text:p>
          </table:table-cell>
          <table:table-cell office:value-type="float" office:value="-0.68">
            <text:p>-0,68</text:p>
          </table:table-cell>
          <table:table-cell office:value-type="float" office:value="-0.00688">
            <text:p>-6,88E-003</text:p>
          </table:table-cell>
          <table:table-cell table:formula="of:=[.D35]*[.E35]" office:value-type="float" office:value="0.0046784">
            <text:p>4,68E-003</text:p>
          </table:table-cell>
          <table:table-cell office:value-type="float" office:value="-0.68">
            <text:p>-0,68</text:p>
          </table:table-cell>
          <table:table-cell office:value-type="float" office:value="-0.0000462">
            <text:p>-4,62E-005</text:p>
          </table:table-cell>
          <table:table-cell table:formula="of:=[.G35]*[.H35]" office:value-type="float" office:value="0.000031416">
            <text:p>3,14E-005</text:p>
          </table:table-cell>
          <table:table-cell office:value-type="float" office:value="-0.68">
            <text:p>-0,68</text:p>
          </table:table-cell>
          <table:table-cell office:value-type="float" office:value="-0.007">
            <text:p>-7,00E-003</text:p>
          </table:table-cell>
          <table:table-cell table:formula="of:=[.J35]*[.K35]" office:value-type="float" office:value="0.00476">
            <text:p>4,76E-003</text:p>
          </table:table-cell>
          <table:table-cell office:value-type="float" office:value="-0.68">
            <text:p>-0,68</text:p>
          </table:table-cell>
          <table:table-cell office:value-type="float" office:value="-0.000016">
            <text:p>-1,60E-005</text:p>
          </table:table-cell>
          <table:table-cell table:formula="of:=[.M35]*[.N35]" office:value-type="float" office:value="0.00001088">
            <text:p>1,09E-005</text:p>
          </table:table-cell>
          <table:table-cell office:value-type="float" office:value="-0.68">
            <text:p>-0,68</text:p>
          </table:table-cell>
          <table:table-cell office:value-type="float" office:value="-0.0000166">
            <text:p>-1,66E-005</text:p>
          </table:table-cell>
          <table:table-cell table:formula="of:=[.P35]*[.Q35]" office:value-type="float" office:value="0.000011288">
            <text:p>1,13E-005</text:p>
          </table:table-cell>
          <table:table-cell office:value-type="float" office:value="-0.68">
            <text:p>-0,68</text:p>
          </table:table-cell>
          <table:table-cell office:value-type="float" office:value="-0.0000117">
            <text:p>-1,17E-005</text:p>
          </table:table-cell>
          <table:table-cell table:formula="of:=[.S35]*[.T35]" office:value-type="float" office:value="0.000007956">
            <text:p>7,96E-006</text:p>
          </table:table-cell>
          <table:table-cell office:value-type="float" office:value="-0.68">
            <text:p>-0,68</text:p>
          </table:table-cell>
          <table:table-cell office:value-type="float" office:value="-0.00211">
            <text:p>-2,11E-003</text:p>
          </table:table-cell>
          <table:table-cell table:formula="of:=[.V35]*[.W35]" office:value-type="float" office:value="0.0014348">
            <text:p>1,43E-003</text:p>
          </table:table-cell>
          <table:table-cell office:value-type="float" office:value="-0.68">
            <text:p>-0,68</text:p>
          </table:table-cell>
          <table:table-cell office:value-type="float" office:value="-0.0000112">
            <text:p>-1,12E-005</text:p>
          </table:table-cell>
          <table:table-cell table:formula="of:=[.Y35]*[.Z35]" office:value-type="float" office:value="0.000007616">
            <text:p>7,62E-006</text:p>
          </table:table-cell>
          <table:table-cell office:value-type="float" office:value="-0.68">
            <text:p>-0,68</text:p>
          </table:table-cell>
          <table:table-cell office:value-type="float" office:value="-0.00522">
            <text:p>-5,22E-003</text:p>
          </table:table-cell>
          <table:table-cell table:formula="of:=[.AB35]*[.AC35]" office:value-type="float" office:value="0.0035496">
            <text:p>0,0035496</text:p>
          </table:table-cell>
        </table:table-row>
        <table:table-row table:style-name="ro1">
          <table:table-cell office:value-type="float" office:value="-0.67">
            <text:p>-0,67</text:p>
          </table:table-cell>
          <table:table-cell office:value-type="float" office:value="-0.0000359">
            <text:p>-3,59E-005</text:p>
          </table:table-cell>
          <table:table-cell table:formula="of:=[.A36]*[.B36]" office:value-type="float" office:value="0.000024053">
            <text:p>2,41E-005</text:p>
          </table:table-cell>
          <table:table-cell office:value-type="float" office:value="-0.67">
            <text:p>-0,67</text:p>
          </table:table-cell>
          <table:table-cell office:value-type="float" office:value="-0.00681">
            <text:p>-6,81E-003</text:p>
          </table:table-cell>
          <table:table-cell table:formula="of:=[.D36]*[.E36]" office:value-type="float" office:value="0.0045627">
            <text:p>4,56E-003</text:p>
          </table:table-cell>
          <table:table-cell office:value-type="float" office:value="-0.67">
            <text:p>-0,67</text:p>
          </table:table-cell>
          <table:table-cell office:value-type="float" office:value="-0.0000454">
            <text:p>-4,54E-005</text:p>
          </table:table-cell>
          <table:table-cell table:formula="of:=[.G36]*[.H36]" office:value-type="float" office:value="0.000030418">
            <text:p>3,04E-005</text:p>
          </table:table-cell>
          <table:table-cell office:value-type="float" office:value="-0.67">
            <text:p>-0,67</text:p>
          </table:table-cell>
          <table:table-cell office:value-type="float" office:value="-0.00701">
            <text:p>-7,01E-003</text:p>
          </table:table-cell>
          <table:table-cell table:formula="of:=[.J36]*[.K36]" office:value-type="float" office:value="0.0046967">
            <text:p>4,70E-003</text:p>
          </table:table-cell>
          <table:table-cell office:value-type="float" office:value="-0.67">
            <text:p>-0,67</text:p>
          </table:table-cell>
          <table:table-cell office:value-type="float" office:value="-0.0000158">
            <text:p>-1,58E-005</text:p>
          </table:table-cell>
          <table:table-cell table:formula="of:=[.M36]*[.N36]" office:value-type="float" office:value="0.000010586">
            <text:p>1,06E-005</text:p>
          </table:table-cell>
          <table:table-cell office:value-type="float" office:value="-0.67">
            <text:p>-0,67</text:p>
          </table:table-cell>
          <table:table-cell office:value-type="float" office:value="-0.0000162">
            <text:p>-1,62E-005</text:p>
          </table:table-cell>
          <table:table-cell table:formula="of:=[.P36]*[.Q36]" office:value-type="float" office:value="0.000010854">
            <text:p>1,09E-005</text:p>
          </table:table-cell>
          <table:table-cell office:value-type="float" office:value="-0.67">
            <text:p>-0,67</text:p>
          </table:table-cell>
          <table:table-cell office:value-type="float" office:value="-0.0000115">
            <text:p>-1,15E-005</text:p>
          </table:table-cell>
          <table:table-cell table:formula="of:=[.S36]*[.T36]" office:value-type="float" office:value="0.000007705">
            <text:p>7,71E-006</text:p>
          </table:table-cell>
          <table:table-cell office:value-type="float" office:value="-0.67">
            <text:p>-0,67</text:p>
          </table:table-cell>
          <table:table-cell office:value-type="float" office:value="-0.0021">
            <text:p>-2,10E-003</text:p>
          </table:table-cell>
          <table:table-cell table:formula="of:=[.V36]*[.W36]" office:value-type="float" office:value="0.001407">
            <text:p>1,41E-003</text:p>
          </table:table-cell>
          <table:table-cell office:value-type="float" office:value="-0.67">
            <text:p>-0,67</text:p>
          </table:table-cell>
          <table:table-cell office:value-type="float" office:value="-0.000011">
            <text:p>-1,10E-005</text:p>
          </table:table-cell>
          <table:table-cell table:formula="of:=[.Y36]*[.Z36]" office:value-type="float" office:value="0.00000737">
            <text:p>7,37E-006</text:p>
          </table:table-cell>
          <table:table-cell office:value-type="float" office:value="-0.67">
            <text:p>-0,67</text:p>
          </table:table-cell>
          <table:table-cell office:value-type="float" office:value="-0.00521">
            <text:p>-5,21E-003</text:p>
          </table:table-cell>
          <table:table-cell table:formula="of:=[.AB36]*[.AC36]" office:value-type="float" office:value="0.0034907">
            <text:p>0,0034907</text:p>
          </table:table-cell>
        </table:table-row>
        <table:table-row table:style-name="ro1">
          <table:table-cell office:value-type="float" office:value="-0.66">
            <text:p>-0,66</text:p>
          </table:table-cell>
          <table:table-cell office:value-type="float" office:value="-0.0000351">
            <text:p>-3,51E-005</text:p>
          </table:table-cell>
          <table:table-cell table:formula="of:=[.A37]*[.B37]" office:value-type="float" office:value="0.000023166">
            <text:p>2,32E-005</text:p>
          </table:table-cell>
          <table:table-cell office:value-type="float" office:value="-0.66">
            <text:p>-0,66</text:p>
          </table:table-cell>
          <table:table-cell office:value-type="float" office:value="-0.00673">
            <text:p>-6,73E-003</text:p>
          </table:table-cell>
          <table:table-cell table:formula="of:=[.D37]*[.E37]" office:value-type="float" office:value="0.0044418">
            <text:p>4,44E-003</text:p>
          </table:table-cell>
          <table:table-cell office:value-type="float" office:value="-0.66">
            <text:p>-0,66</text:p>
          </table:table-cell>
          <table:table-cell office:value-type="float" office:value="-0.0000446">
            <text:p>-4,46E-005</text:p>
          </table:table-cell>
          <table:table-cell table:formula="of:=[.G37]*[.H37]" office:value-type="float" office:value="0.000029436">
            <text:p>2,94E-005</text:p>
          </table:table-cell>
          <table:table-cell office:value-type="float" office:value="-0.66">
            <text:p>-0,66</text:p>
          </table:table-cell>
          <table:table-cell office:value-type="float" office:value="-0.00703">
            <text:p>-7,03E-003</text:p>
          </table:table-cell>
          <table:table-cell table:formula="of:=[.J37]*[.K37]" office:value-type="float" office:value="0.0046398">
            <text:p>4,64E-003</text:p>
          </table:table-cell>
          <table:table-cell office:value-type="float" office:value="-0.66">
            <text:p>-0,66</text:p>
          </table:table-cell>
          <table:table-cell office:value-type="float" office:value="-0.0000155">
            <text:p>-1,55E-005</text:p>
          </table:table-cell>
          <table:table-cell table:formula="of:=[.M37]*[.N37]" office:value-type="float" office:value="0.00001023">
            <text:p>1,02E-005</text:p>
          </table:table-cell>
          <table:table-cell office:value-type="float" office:value="-0.66">
            <text:p>-0,66</text:p>
          </table:table-cell>
          <table:table-cell office:value-type="float" office:value="-0.0000159">
            <text:p>-1,59E-005</text:p>
          </table:table-cell>
          <table:table-cell table:formula="of:=[.P37]*[.Q37]" office:value-type="float" office:value="0.000010494">
            <text:p>1,05E-005</text:p>
          </table:table-cell>
          <table:table-cell office:value-type="float" office:value="-0.66">
            <text:p>-0,66</text:p>
          </table:table-cell>
          <table:table-cell office:value-type="float" office:value="-0.0000113">
            <text:p>-1,13E-005</text:p>
          </table:table-cell>
          <table:table-cell table:formula="of:=[.S37]*[.T37]" office:value-type="float" office:value="0.000007458">
            <text:p>7,46E-006</text:p>
          </table:table-cell>
          <table:table-cell office:value-type="float" office:value="-0.66">
            <text:p>-0,66</text:p>
          </table:table-cell>
          <table:table-cell office:value-type="float" office:value="-0.0021">
            <text:p>-2,10E-003</text:p>
          </table:table-cell>
          <table:table-cell table:formula="of:=[.V37]*[.W37]" office:value-type="float" office:value="0.001386">
            <text:p>1,39E-003</text:p>
          </table:table-cell>
          <table:table-cell office:value-type="float" office:value="-0.66">
            <text:p>-0,66</text:p>
          </table:table-cell>
          <table:table-cell office:value-type="float" office:value="-0.0000108">
            <text:p>-1,08E-005</text:p>
          </table:table-cell>
          <table:table-cell table:formula="of:=[.Y37]*[.Z37]" office:value-type="float" office:value="0.000007128">
            <text:p>7,13E-006</text:p>
          </table:table-cell>
          <table:table-cell office:value-type="float" office:value="-0.66">
            <text:p>-0,66</text:p>
          </table:table-cell>
          <table:table-cell office:value-type="float" office:value="-0.0052">
            <text:p>-5,20E-003</text:p>
          </table:table-cell>
          <table:table-cell table:formula="of:=[.AB37]*[.AC37]" office:value-type="float" office:value="0.003432">
            <text:p>0,003432</text:p>
          </table:table-cell>
        </table:table-row>
        <table:table-row table:style-name="ro1">
          <table:table-cell office:value-type="float" office:value="-0.65">
            <text:p>-0,65</text:p>
          </table:table-cell>
          <table:table-cell office:value-type="float" office:value="-0.0000345">
            <text:p>-3,45E-005</text:p>
          </table:table-cell>
          <table:table-cell table:formula="of:=[.A38]*[.B38]" office:value-type="float" office:value="0.000022425">
            <text:p>2,24E-005</text:p>
          </table:table-cell>
          <table:table-cell office:value-type="float" office:value="-0.65">
            <text:p>-0,65</text:p>
          </table:table-cell>
          <table:table-cell office:value-type="float" office:value="-0.00664">
            <text:p>-6,64E-003</text:p>
          </table:table-cell>
          <table:table-cell table:formula="of:=[.D38]*[.E38]" office:value-type="float" office:value="0.004316">
            <text:p>4,32E-003</text:p>
          </table:table-cell>
          <table:table-cell office:value-type="float" office:value="-0.65">
            <text:p>-0,65</text:p>
          </table:table-cell>
          <table:table-cell office:value-type="float" office:value="-0.0000439">
            <text:p>-4,39E-005</text:p>
          </table:table-cell>
          <table:table-cell table:formula="of:=[.G38]*[.H38]" office:value-type="float" office:value="0.000028535">
            <text:p>2,85E-005</text:p>
          </table:table-cell>
          <table:table-cell office:value-type="float" office:value="-0.65">
            <text:p>-0,65</text:p>
          </table:table-cell>
          <table:table-cell office:value-type="float" office:value="-0.00702">
            <text:p>-7,02E-003</text:p>
          </table:table-cell>
          <table:table-cell table:formula="of:=[.J38]*[.K38]" office:value-type="float" office:value="0.004563">
            <text:p>4,56E-003</text:p>
          </table:table-cell>
          <table:table-cell office:value-type="float" office:value="-0.65">
            <text:p>-0,65</text:p>
          </table:table-cell>
          <table:table-cell office:value-type="float" office:value="-0.0000152">
            <text:p>-1,52E-005</text:p>
          </table:table-cell>
          <table:table-cell table:formula="of:=[.M38]*[.N38]" office:value-type="float" office:value="0.00000988">
            <text:p>9,88E-006</text:p>
          </table:table-cell>
          <table:table-cell office:value-type="float" office:value="-0.65">
            <text:p>-0,65</text:p>
          </table:table-cell>
          <table:table-cell office:value-type="float" office:value="-0.0000157">
            <text:p>-1,57E-005</text:p>
          </table:table-cell>
          <table:table-cell table:formula="of:=[.P38]*[.Q38]" office:value-type="float" office:value="0.000010205">
            <text:p>1,02E-005</text:p>
          </table:table-cell>
          <table:table-cell office:value-type="float" office:value="-0.65">
            <text:p>-0,65</text:p>
          </table:table-cell>
          <table:table-cell office:value-type="float" office:value="-0.0000111">
            <text:p>-1,11E-005</text:p>
          </table:table-cell>
          <table:table-cell table:formula="of:=[.S38]*[.T38]" office:value-type="float" office:value="0.000007215">
            <text:p>7,22E-006</text:p>
          </table:table-cell>
          <table:table-cell office:value-type="float" office:value="-0.65">
            <text:p>-0,65</text:p>
          </table:table-cell>
          <table:table-cell office:value-type="float" office:value="-0.00211">
            <text:p>-2,11E-003</text:p>
          </table:table-cell>
          <table:table-cell table:formula="of:=[.V38]*[.W38]" office:value-type="float" office:value="0.0013715">
            <text:p>1,37E-003</text:p>
          </table:table-cell>
          <table:table-cell office:value-type="float" office:value="-0.65">
            <text:p>-0,65</text:p>
          </table:table-cell>
          <table:table-cell office:value-type="float" office:value="-0.0000106">
            <text:p>-1,06E-005</text:p>
          </table:table-cell>
          <table:table-cell table:formula="of:=[.Y38]*[.Z38]" office:value-type="float" office:value="0.00000689">
            <text:p>6,89E-006</text:p>
          </table:table-cell>
          <table:table-cell office:value-type="float" office:value="-0.65">
            <text:p>-0,65</text:p>
          </table:table-cell>
          <table:table-cell office:value-type="float" office:value="-0.0052">
            <text:p>-5,20E-003</text:p>
          </table:table-cell>
          <table:table-cell table:formula="of:=[.AB38]*[.AC38]" office:value-type="float" office:value="0.00338">
            <text:p>0,00338</text:p>
          </table:table-cell>
        </table:table-row>
        <table:table-row table:style-name="ro1">
          <table:table-cell office:value-type="float" office:value="-0.64">
            <text:p>-0,64</text:p>
          </table:table-cell>
          <table:table-cell office:value-type="float" office:value="-0.0000338">
            <text:p>-3,38E-005</text:p>
          </table:table-cell>
          <table:table-cell table:formula="of:=[.A39]*[.B39]" office:value-type="float" office:value="0.000021632">
            <text:p>2,16E-005</text:p>
          </table:table-cell>
          <table:table-cell office:value-type="float" office:value="-0.64">
            <text:p>-0,64</text:p>
          </table:table-cell>
          <table:table-cell office:value-type="float" office:value="-0.00655">
            <text:p>-6,55E-003</text:p>
          </table:table-cell>
          <table:table-cell table:formula="of:=[.D39]*[.E39]" office:value-type="float" office:value="0.004192">
            <text:p>4,19E-003</text:p>
          </table:table-cell>
          <table:table-cell office:value-type="float" office:value="-0.64">
            <text:p>-0,64</text:p>
          </table:table-cell>
          <table:table-cell office:value-type="float" office:value="-0.000043">
            <text:p>-4,30E-005</text:p>
          </table:table-cell>
          <table:table-cell table:formula="of:=[.G39]*[.H39]" office:value-type="float" office:value="0.00002752">
            <text:p>2,75E-005</text:p>
          </table:table-cell>
          <table:table-cell office:value-type="float" office:value="-0.64">
            <text:p>-0,64</text:p>
          </table:table-cell>
          <table:table-cell office:value-type="float" office:value="-0.00701">
            <text:p>-7,01E-003</text:p>
          </table:table-cell>
          <table:table-cell table:formula="of:=[.J39]*[.K39]" office:value-type="float" office:value="0.0044864">
            <text:p>4,49E-003</text:p>
          </table:table-cell>
          <table:table-cell office:value-type="float" office:value="-0.64">
            <text:p>-0,64</text:p>
          </table:table-cell>
          <table:table-cell office:value-type="float" office:value="-0.0000149">
            <text:p>-1,49E-005</text:p>
          </table:table-cell>
          <table:table-cell table:formula="of:=[.M39]*[.N39]" office:value-type="float" office:value="0.000009536">
            <text:p>9,54E-006</text:p>
          </table:table-cell>
          <table:table-cell office:value-type="float" office:value="-0.64">
            <text:p>-0,64</text:p>
          </table:table-cell>
          <table:table-cell office:value-type="float" office:value="-0.0000154">
            <text:p>-1,54E-005</text:p>
          </table:table-cell>
          <table:table-cell table:formula="of:=[.P39]*[.Q39]" office:value-type="float" office:value="0.000009856">
            <text:p>9,86E-006</text:p>
          </table:table-cell>
          <table:table-cell office:value-type="float" office:value="-0.64">
            <text:p>-0,64</text:p>
          </table:table-cell>
          <table:table-cell office:value-type="float" office:value="-0.0000109">
            <text:p>-1,09E-005</text:p>
          </table:table-cell>
          <table:table-cell table:formula="of:=[.S39]*[.T39]" office:value-type="float" office:value="0.000006976">
            <text:p>6,98E-006</text:p>
          </table:table-cell>
          <table:table-cell office:value-type="float" office:value="-0.64">
            <text:p>-0,64</text:p>
          </table:table-cell>
          <table:table-cell office:value-type="float" office:value="-0.0021">
            <text:p>-2,10E-003</text:p>
          </table:table-cell>
          <table:table-cell table:formula="of:=[.V39]*[.W39]" office:value-type="float" office:value="0.001344">
            <text:p>1,34E-003</text:p>
          </table:table-cell>
          <table:table-cell office:value-type="float" office:value="-0.64">
            <text:p>-0,64</text:p>
          </table:table-cell>
          <table:table-cell office:value-type="float" office:value="-0.0000104">
            <text:p>-1,04E-005</text:p>
          </table:table-cell>
          <table:table-cell table:formula="of:=[.Y39]*[.Z39]" office:value-type="float" office:value="0.000006656">
            <text:p>6,66E-006</text:p>
          </table:table-cell>
          <table:table-cell office:value-type="float" office:value="-0.64">
            <text:p>-0,64</text:p>
          </table:table-cell>
          <table:table-cell office:value-type="float" office:value="-0.00522">
            <text:p>-5,22E-003</text:p>
          </table:table-cell>
          <table:table-cell table:formula="of:=[.AB39]*[.AC39]" office:value-type="float" office:value="0.0033408">
            <text:p>0,0033408</text:p>
          </table:table-cell>
        </table:table-row>
        <table:table-row table:style-name="ro1">
          <table:table-cell office:value-type="float" office:value="-0.63">
            <text:p>-0,63</text:p>
          </table:table-cell>
          <table:table-cell office:value-type="float" office:value="-0.0000331">
            <text:p>-3,31E-005</text:p>
          </table:table-cell>
          <table:table-cell table:formula="of:=[.A40]*[.B40]" office:value-type="float" office:value="0.000020853">
            <text:p>2,09E-005</text:p>
          </table:table-cell>
          <table:table-cell office:value-type="float" office:value="-0.63">
            <text:p>-0,63</text:p>
          </table:table-cell>
          <table:table-cell office:value-type="float" office:value="-0.00645">
            <text:p>-6,45E-003</text:p>
          </table:table-cell>
          <table:table-cell table:formula="of:=[.D40]*[.E40]" office:value-type="float" office:value="0.0040635">
            <text:p>4,06E-003</text:p>
          </table:table-cell>
          <table:table-cell office:value-type="float" office:value="-0.63">
            <text:p>-0,63</text:p>
          </table:table-cell>
          <table:table-cell office:value-type="float" office:value="-0.0000423">
            <text:p>-4,23E-005</text:p>
          </table:table-cell>
          <table:table-cell table:formula="of:=[.G40]*[.H40]" office:value-type="float" office:value="0.000026649">
            <text:p>2,66E-005</text:p>
          </table:table-cell>
          <table:table-cell office:value-type="float" office:value="-0.63">
            <text:p>-0,63</text:p>
          </table:table-cell>
          <table:table-cell office:value-type="float" office:value="-0.00701">
            <text:p>-7,01E-003</text:p>
          </table:table-cell>
          <table:table-cell table:formula="of:=[.J40]*[.K40]" office:value-type="float" office:value="0.0044163">
            <text:p>4,42E-003</text:p>
          </table:table-cell>
          <table:table-cell office:value-type="float" office:value="-0.63">
            <text:p>-0,63</text:p>
          </table:table-cell>
          <table:table-cell office:value-type="float" office:value="-0.0000146">
            <text:p>-1,46E-005</text:p>
          </table:table-cell>
          <table:table-cell table:formula="of:=[.M40]*[.N40]" office:value-type="float" office:value="0.000009198">
            <text:p>9,20E-006</text:p>
          </table:table-cell>
          <table:table-cell office:value-type="float" office:value="-0.63">
            <text:p>-0,63</text:p>
          </table:table-cell>
          <table:table-cell office:value-type="float" office:value="-0.0000151">
            <text:p>-1,51E-005</text:p>
          </table:table-cell>
          <table:table-cell table:formula="of:=[.P40]*[.Q40]" office:value-type="float" office:value="0.000009513">
            <text:p>9,51E-006</text:p>
          </table:table-cell>
          <table:table-cell office:value-type="float" office:value="-0.63">
            <text:p>-0,63</text:p>
          </table:table-cell>
          <table:table-cell office:value-type="float" office:value="-0.0000107">
            <text:p>-1,07E-005</text:p>
          </table:table-cell>
          <table:table-cell table:formula="of:=[.S40]*[.T40]" office:value-type="float" office:value="0.000006741">
            <text:p>6,74E-006</text:p>
          </table:table-cell>
          <table:table-cell office:value-type="float" office:value="-0.63">
            <text:p>-0,63</text:p>
          </table:table-cell>
          <table:table-cell office:value-type="float" office:value="-0.0021">
            <text:p>-2,10E-003</text:p>
          </table:table-cell>
          <table:table-cell table:formula="of:=[.V40]*[.W40]" office:value-type="float" office:value="0.001323">
            <text:p>1,32E-003</text:p>
          </table:table-cell>
          <table:table-cell office:value-type="float" office:value="-0.63">
            <text:p>-0,63</text:p>
          </table:table-cell>
          <table:table-cell office:value-type="float" office:value="-0.0000102">
            <text:p>-1,02E-005</text:p>
          </table:table-cell>
          <table:table-cell table:formula="of:=[.Y40]*[.Z40]" office:value-type="float" office:value="0.000006426">
            <text:p>6,43E-006</text:p>
          </table:table-cell>
          <table:table-cell office:value-type="float" office:value="-0.63">
            <text:p>-0,63</text:p>
          </table:table-cell>
          <table:table-cell office:value-type="float" office:value="-0.00521">
            <text:p>-5,21E-003</text:p>
          </table:table-cell>
          <table:table-cell table:formula="of:=[.AB40]*[.AC40]" office:value-type="float" office:value="0.0032823">
            <text:p>0,0032823</text:p>
          </table:table-cell>
        </table:table-row>
        <table:table-row table:style-name="ro1">
          <table:table-cell office:value-type="float" office:value="-0.62">
            <text:p>-0,62</text:p>
          </table:table-cell>
          <table:table-cell office:value-type="float" office:value="-0.0000323">
            <text:p>-3,23E-005</text:p>
          </table:table-cell>
          <table:table-cell table:formula="of:=[.A41]*[.B41]" office:value-type="float" office:value="0.000020026">
            <text:p>2,00E-005</text:p>
          </table:table-cell>
          <table:table-cell office:value-type="float" office:value="-0.62">
            <text:p>-0,62</text:p>
          </table:table-cell>
          <table:table-cell office:value-type="float" office:value="-0.00635">
            <text:p>-6,35E-003</text:p>
          </table:table-cell>
          <table:table-cell table:formula="of:=[.D41]*[.E41]" office:value-type="float" office:value="0.003937">
            <text:p>3,94E-003</text:p>
          </table:table-cell>
          <table:table-cell office:value-type="float" office:value="-0.62">
            <text:p>-0,62</text:p>
          </table:table-cell>
          <table:table-cell office:value-type="float" office:value="-0.0000416">
            <text:p>-4,16E-005</text:p>
          </table:table-cell>
          <table:table-cell table:formula="of:=[.G41]*[.H41]" office:value-type="float" office:value="0.000025792">
            <text:p>2,58E-005</text:p>
          </table:table-cell>
          <table:table-cell office:value-type="float" office:value="-0.62">
            <text:p>-0,62</text:p>
          </table:table-cell>
          <table:table-cell office:value-type="float" office:value="-0.00701">
            <text:p>-7,01E-003</text:p>
          </table:table-cell>
          <table:table-cell table:formula="of:=[.J41]*[.K41]" office:value-type="float" office:value="0.0043462">
            <text:p>4,35E-003</text:p>
          </table:table-cell>
          <table:table-cell office:value-type="float" office:value="-0.62">
            <text:p>-0,62</text:p>
          </table:table-cell>
          <table:table-cell office:value-type="float" office:value="-0.0000143">
            <text:p>-1,43E-005</text:p>
          </table:table-cell>
          <table:table-cell table:formula="of:=[.M41]*[.N41]" office:value-type="float" office:value="0.000008866">
            <text:p>8,87E-006</text:p>
          </table:table-cell>
          <table:table-cell office:value-type="float" office:value="-0.62">
            <text:p>-0,62</text:p>
          </table:table-cell>
          <table:table-cell office:value-type="float" office:value="-0.0000148">
            <text:p>-1,48E-005</text:p>
          </table:table-cell>
          <table:table-cell table:formula="of:=[.P41]*[.Q41]" office:value-type="float" office:value="0.000009176">
            <text:p>9,18E-006</text:p>
          </table:table-cell>
          <table:table-cell office:value-type="float" office:value="-0.62">
            <text:p>-0,62</text:p>
          </table:table-cell>
          <table:table-cell office:value-type="float" office:value="-0.0000105">
            <text:p>-1,05E-005</text:p>
          </table:table-cell>
          <table:table-cell table:formula="of:=[.S41]*[.T41]" office:value-type="float" office:value="0.00000651">
            <text:p>6,51E-006</text:p>
          </table:table-cell>
          <table:table-cell office:value-type="float" office:value="-0.62">
            <text:p>-0,62</text:p>
          </table:table-cell>
          <table:table-cell office:value-type="float" office:value="-0.00211">
            <text:p>-2,11E-003</text:p>
          </table:table-cell>
          <table:table-cell table:formula="of:=[.V41]*[.W41]" office:value-type="float" office:value="0.0013082">
            <text:p>1,31E-003</text:p>
          </table:table-cell>
          <table:table-cell office:value-type="float" office:value="-0.62">
            <text:p>-0,62</text:p>
          </table:table-cell>
          <table:table-cell office:value-type="float" office:value="-0.00001">
            <text:p>-1,00E-005</text:p>
          </table:table-cell>
          <table:table-cell table:formula="of:=[.Y41]*[.Z41]" office:value-type="float" office:value="0.0000062">
            <text:p>6,20E-006</text:p>
          </table:table-cell>
          <table:table-cell office:value-type="float" office:value="-0.62">
            <text:p>-0,62</text:p>
          </table:table-cell>
          <table:table-cell office:value-type="float" office:value="-0.0052">
            <text:p>-5,20E-003</text:p>
          </table:table-cell>
          <table:table-cell table:formula="of:=[.AB41]*[.AC41]" office:value-type="float" office:value="0.003224">
            <text:p>0,003224</text:p>
          </table:table-cell>
        </table:table-row>
        <table:table-row table:style-name="ro1">
          <table:table-cell office:value-type="float" office:value="-0.61">
            <text:p>-0,61</text:p>
          </table:table-cell>
          <table:table-cell office:value-type="float" office:value="-0.0000316">
            <text:p>-3,16E-005</text:p>
          </table:table-cell>
          <table:table-cell table:formula="of:=[.A42]*[.B42]" office:value-type="float" office:value="0.000019276">
            <text:p>1,93E-005</text:p>
          </table:table-cell>
          <table:table-cell office:value-type="float" office:value="-0.61">
            <text:p>-0,61</text:p>
          </table:table-cell>
          <table:table-cell office:value-type="float" office:value="-0.00624">
            <text:p>-6,24E-003</text:p>
          </table:table-cell>
          <table:table-cell table:formula="of:=[.D42]*[.E42]" office:value-type="float" office:value="0.0038064">
            <text:p>3,81E-003</text:p>
          </table:table-cell>
          <table:table-cell office:value-type="float" office:value="-0.61">
            <text:p>-0,61</text:p>
          </table:table-cell>
          <table:table-cell office:value-type="float" office:value="-0.0000408">
            <text:p>-4,08E-005</text:p>
          </table:table-cell>
          <table:table-cell table:formula="of:=[.G42]*[.H42]" office:value-type="float" office:value="0.000024888">
            <text:p>2,49E-005</text:p>
          </table:table-cell>
          <table:table-cell office:value-type="float" office:value="-0.61">
            <text:p>-0,61</text:p>
          </table:table-cell>
          <table:table-cell office:value-type="float" office:value="-0.00702">
            <text:p>-7,02E-003</text:p>
          </table:table-cell>
          <table:table-cell table:formula="of:=[.J42]*[.K42]" office:value-type="float" office:value="0.0042822">
            <text:p>4,28E-003</text:p>
          </table:table-cell>
          <table:table-cell office:value-type="float" office:value="-0.61">
            <text:p>-0,61</text:p>
          </table:table-cell>
          <table:table-cell office:value-type="float" office:value="-0.000014">
            <text:p>-1,40E-005</text:p>
          </table:table-cell>
          <table:table-cell table:formula="of:=[.M42]*[.N42]" office:value-type="float" office:value="0.00000854">
            <text:p>8,54E-006</text:p>
          </table:table-cell>
          <table:table-cell office:value-type="float" office:value="-0.61">
            <text:p>-0,61</text:p>
          </table:table-cell>
          <table:table-cell office:value-type="float" office:value="-0.0000145">
            <text:p>-1,45E-005</text:p>
          </table:table-cell>
          <table:table-cell table:formula="of:=[.P42]*[.Q42]" office:value-type="float" office:value="0.000008845">
            <text:p>8,85E-006</text:p>
          </table:table-cell>
          <table:table-cell office:value-type="float" office:value="-0.61">
            <text:p>-0,61</text:p>
          </table:table-cell>
          <table:table-cell office:value-type="float" office:value="-0.0000103">
            <text:p>-1,03E-005</text:p>
          </table:table-cell>
          <table:table-cell table:formula="of:=[.S42]*[.T42]" office:value-type="float" office:value="0.000006283">
            <text:p>6,28E-006</text:p>
          </table:table-cell>
          <table:table-cell office:value-type="float" office:value="-0.61">
            <text:p>-0,61</text:p>
          </table:table-cell>
          <table:table-cell office:value-type="float" office:value="-0.0021">
            <text:p>-2,10E-003</text:p>
          </table:table-cell>
          <table:table-cell table:formula="of:=[.V42]*[.W42]" office:value-type="float" office:value="0.001281">
            <text:p>1,28E-003</text:p>
          </table:table-cell>
          <table:table-cell office:value-type="float" office:value="-0.61">
            <text:p>-0,61</text:p>
          </table:table-cell>
          <table:table-cell office:value-type="float" office:value="-0.00000983">
            <text:p>-9,83E-006</text:p>
          </table:table-cell>
          <table:table-cell table:formula="of:=[.Y42]*[.Z42]" office:value-type="float" office:value="0.0000059963">
            <text:p>6,00E-006</text:p>
          </table:table-cell>
          <table:table-cell office:value-type="float" office:value="-0.61">
            <text:p>-0,61</text:p>
          </table:table-cell>
          <table:table-cell office:value-type="float" office:value="-0.0052">
            <text:p>-5,20E-003</text:p>
          </table:table-cell>
          <table:table-cell table:formula="of:=[.AB42]*[.AC42]" office:value-type="float" office:value="0.003172">
            <text:p>0,003172</text:p>
          </table:table-cell>
        </table:table-row>
        <table:table-row table:style-name="ro1">
          <table:table-cell office:value-type="float" office:value="-0.6">
            <text:p>-0,6</text:p>
          </table:table-cell>
          <table:table-cell office:value-type="float" office:value="-0.000031">
            <text:p>-3,10E-005</text:p>
          </table:table-cell>
          <table:table-cell table:formula="of:=[.A43]*[.B43]" office:value-type="float" office:value="0.0000186">
            <text:p>1,86E-005</text:p>
          </table:table-cell>
          <table:table-cell office:value-type="float" office:value="-0.6">
            <text:p>-0,6</text:p>
          </table:table-cell>
          <table:table-cell office:value-type="float" office:value="-0.00613">
            <text:p>-6,13E-003</text:p>
          </table:table-cell>
          <table:table-cell table:formula="of:=[.D43]*[.E43]" office:value-type="float" office:value="0.003678">
            <text:p>3,68E-003</text:p>
          </table:table-cell>
          <table:table-cell office:value-type="float" office:value="-0.6">
            <text:p>-0,6</text:p>
          </table:table-cell>
          <table:table-cell office:value-type="float" office:value="-0.00004">
            <text:p>-4,00E-005</text:p>
          </table:table-cell>
          <table:table-cell table:formula="of:=[.G43]*[.H43]" office:value-type="float" office:value="0.000024">
            <text:p>2,40E-005</text:p>
          </table:table-cell>
          <table:table-cell office:value-type="float" office:value="-0.6">
            <text:p>-0,6</text:p>
          </table:table-cell>
          <table:table-cell office:value-type="float" office:value="-0.00701">
            <text:p>-7,01E-003</text:p>
          </table:table-cell>
          <table:table-cell table:formula="of:=[.J43]*[.K43]" office:value-type="float" office:value="0.004206">
            <text:p>4,21E-003</text:p>
          </table:table-cell>
          <table:table-cell office:value-type="float" office:value="-0.6">
            <text:p>-0,6</text:p>
          </table:table-cell>
          <table:table-cell office:value-type="float" office:value="-0.0000138">
            <text:p>-1,38E-005</text:p>
          </table:table-cell>
          <table:table-cell table:formula="of:=[.M43]*[.N43]" office:value-type="float" office:value="0.00000828">
            <text:p>8,28E-006</text:p>
          </table:table-cell>
          <table:table-cell office:value-type="float" office:value="-0.6">
            <text:p>-0,6</text:p>
          </table:table-cell>
          <table:table-cell office:value-type="float" office:value="-0.0000142">
            <text:p>-1,42E-005</text:p>
          </table:table-cell>
          <table:table-cell table:formula="of:=[.P43]*[.Q43]" office:value-type="float" office:value="0.00000852">
            <text:p>8,52E-006</text:p>
          </table:table-cell>
          <table:table-cell office:value-type="float" office:value="-0.6">
            <text:p>-0,6</text:p>
          </table:table-cell>
          <table:table-cell office:value-type="float" office:value="-0.00001">
            <text:p>-1,00E-005</text:p>
          </table:table-cell>
          <table:table-cell table:formula="of:=[.S43]*[.T43]" office:value-type="float" office:value="0.000006">
            <text:p>6,00E-006</text:p>
          </table:table-cell>
          <table:table-cell office:value-type="float" office:value="-0.6">
            <text:p>-0,6</text:p>
          </table:table-cell>
          <table:table-cell office:value-type="float" office:value="-0.00209">
            <text:p>-2,09E-003</text:p>
          </table:table-cell>
          <table:table-cell table:formula="of:=[.V43]*[.W43]" office:value-type="float" office:value="0.001254">
            <text:p>1,25E-003</text:p>
          </table:table-cell>
          <table:table-cell office:value-type="float" office:value="-0.6">
            <text:p>-0,6</text:p>
          </table:table-cell>
          <table:table-cell office:value-type="float" office:value="-0.00000965">
            <text:p>-9,65E-006</text:p>
          </table:table-cell>
          <table:table-cell table:formula="of:=[.Y43]*[.Z43]" office:value-type="float" office:value="0.00000579">
            <text:p>5,79E-006</text:p>
          </table:table-cell>
          <table:table-cell office:value-type="float" office:value="-0.6">
            <text:p>-0,6</text:p>
          </table:table-cell>
          <table:table-cell office:value-type="float" office:value="-0.0052">
            <text:p>-5,20E-003</text:p>
          </table:table-cell>
          <table:table-cell table:formula="of:=[.AB43]*[.AC43]" office:value-type="float" office:value="0.00312">
            <text:p>0,00312</text:p>
          </table:table-cell>
        </table:table-row>
        <table:table-row table:style-name="ro1">
          <table:table-cell office:value-type="float" office:value="-0.59">
            <text:p>-0,59</text:p>
          </table:table-cell>
          <table:table-cell office:value-type="float" office:value="-0.0000302">
            <text:p>-3,02E-005</text:p>
          </table:table-cell>
          <table:table-cell table:formula="of:=[.A44]*[.B44]" office:value-type="float" office:value="0.000017818">
            <text:p>1,78E-005</text:p>
          </table:table-cell>
          <table:table-cell office:value-type="float" office:value="-0.59">
            <text:p>-0,59</text:p>
          </table:table-cell>
          <table:table-cell office:value-type="float" office:value="-0.00602">
            <text:p>-6,02E-003</text:p>
          </table:table-cell>
          <table:table-cell table:formula="of:=[.D44]*[.E44]" office:value-type="float" office:value="0.0035518">
            <text:p>3,55E-003</text:p>
          </table:table-cell>
          <table:table-cell office:value-type="float" office:value="-0.59">
            <text:p>-0,59</text:p>
          </table:table-cell>
          <table:table-cell office:value-type="float" office:value="-0.0000393">
            <text:p>-3,93E-005</text:p>
          </table:table-cell>
          <table:table-cell table:formula="of:=[.G44]*[.H44]" office:value-type="float" office:value="0.000023187">
            <text:p>2,32E-005</text:p>
          </table:table-cell>
          <table:table-cell office:value-type="float" office:value="-0.59">
            <text:p>-0,59</text:p>
          </table:table-cell>
          <table:table-cell office:value-type="float" office:value="-0.00701">
            <text:p>-7,01E-003</text:p>
          </table:table-cell>
          <table:table-cell table:formula="of:=[.J44]*[.K44]" office:value-type="float" office:value="0.0041359">
            <text:p>4,14E-003</text:p>
          </table:table-cell>
          <table:table-cell office:value-type="float" office:value="-0.59">
            <text:p>-0,59</text:p>
          </table:table-cell>
          <table:table-cell office:value-type="float" office:value="-0.0000135">
            <text:p>-1,35E-005</text:p>
          </table:table-cell>
          <table:table-cell table:formula="of:=[.M44]*[.N44]" office:value-type="float" office:value="0.000007965">
            <text:p>7,97E-006</text:p>
          </table:table-cell>
          <table:table-cell office:value-type="float" office:value="-0.59">
            <text:p>-0,59</text:p>
          </table:table-cell>
          <table:table-cell office:value-type="float" office:value="-0.0000139">
            <text:p>-1,39E-005</text:p>
          </table:table-cell>
          <table:table-cell table:formula="of:=[.P44]*[.Q44]" office:value-type="float" office:value="0.000008201">
            <text:p>8,20E-006</text:p>
          </table:table-cell>
          <table:table-cell office:value-type="float" office:value="-0.59">
            <text:p>-0,59</text:p>
          </table:table-cell>
          <table:table-cell office:value-type="float" office:value="-0.00000984">
            <text:p>-9,84E-006</text:p>
          </table:table-cell>
          <table:table-cell table:formula="of:=[.S44]*[.T44]" office:value-type="float" office:value="0.0000058056">
            <text:p>5,81E-006</text:p>
          </table:table-cell>
          <table:table-cell office:value-type="float" office:value="-0.59">
            <text:p>-0,59</text:p>
          </table:table-cell>
          <table:table-cell office:value-type="float" office:value="-0.00209">
            <text:p>-2,09E-003</text:p>
          </table:table-cell>
          <table:table-cell table:formula="of:=[.V44]*[.W44]" office:value-type="float" office:value="0.0012331">
            <text:p>1,23E-003</text:p>
          </table:table-cell>
          <table:table-cell office:value-type="float" office:value="-0.59">
            <text:p>-0,59</text:p>
          </table:table-cell>
          <table:table-cell office:value-type="float" office:value="-0.00000946">
            <text:p>-9,46E-006</text:p>
          </table:table-cell>
          <table:table-cell table:formula="of:=[.Y44]*[.Z44]" office:value-type="float" office:value="0.0000055814">
            <text:p>5,58E-006</text:p>
          </table:table-cell>
          <table:table-cell office:value-type="float" office:value="-0.59">
            <text:p>-0,59</text:p>
          </table:table-cell>
          <table:table-cell office:value-type="float" office:value="-0.00519">
            <text:p>-5,19E-003</text:p>
          </table:table-cell>
          <table:table-cell table:formula="of:=[.AB44]*[.AC44]" office:value-type="float" office:value="0.0030621">
            <text:p>0,0030621</text:p>
          </table:table-cell>
        </table:table-row>
        <table:table-row table:style-name="ro1">
          <table:table-cell office:value-type="float" office:value="-0.58">
            <text:p>-0,58</text:p>
          </table:table-cell>
          <table:table-cell office:value-type="float" office:value="-0.0000296">
            <text:p>-2,96E-005</text:p>
          </table:table-cell>
          <table:table-cell table:formula="of:=[.A45]*[.B45]" office:value-type="float" office:value="0.000017168">
            <text:p>1,72E-005</text:p>
          </table:table-cell>
          <table:table-cell office:value-type="float" office:value="-0.58">
            <text:p>-0,58</text:p>
          </table:table-cell>
          <table:table-cell office:value-type="float" office:value="-0.0059">
            <text:p>-5,90E-003</text:p>
          </table:table-cell>
          <table:table-cell table:formula="of:=[.D45]*[.E45]" office:value-type="float" office:value="0.003422">
            <text:p>3,42E-003</text:p>
          </table:table-cell>
          <table:table-cell office:value-type="float" office:value="-0.58">
            <text:p>-0,58</text:p>
          </table:table-cell>
          <table:table-cell office:value-type="float" office:value="-0.0000385">
            <text:p>-3,85E-005</text:p>
          </table:table-cell>
          <table:table-cell table:formula="of:=[.G45]*[.H45]" office:value-type="float" office:value="0.00002233">
            <text:p>2,23E-005</text:p>
          </table:table-cell>
          <table:table-cell office:value-type="float" office:value="-0.58">
            <text:p>-0,58</text:p>
          </table:table-cell>
          <table:table-cell office:value-type="float" office:value="-0.00703">
            <text:p>-7,03E-003</text:p>
          </table:table-cell>
          <table:table-cell table:formula="of:=[.J45]*[.K45]" office:value-type="float" office:value="0.0040774">
            <text:p>4,08E-003</text:p>
          </table:table-cell>
          <table:table-cell office:value-type="float" office:value="-0.58">
            <text:p>-0,58</text:p>
          </table:table-cell>
          <table:table-cell office:value-type="float" office:value="-0.0000132">
            <text:p>-1,32E-005</text:p>
          </table:table-cell>
          <table:table-cell table:formula="of:=[.M45]*[.N45]" office:value-type="float" office:value="0.000007656">
            <text:p>7,66E-006</text:p>
          </table:table-cell>
          <table:table-cell office:value-type="float" office:value="-0.58">
            <text:p>-0,58</text:p>
          </table:table-cell>
          <table:table-cell office:value-type="float" office:value="-0.0000137">
            <text:p>-1,37E-005</text:p>
          </table:table-cell>
          <table:table-cell table:formula="of:=[.P45]*[.Q45]" office:value-type="float" office:value="0.000007946">
            <text:p>7,95E-006</text:p>
          </table:table-cell>
          <table:table-cell office:value-type="float" office:value="-0.58">
            <text:p>-0,58</text:p>
          </table:table-cell>
          <table:table-cell office:value-type="float" office:value="-0.00000964">
            <text:p>-9,64E-006</text:p>
          </table:table-cell>
          <table:table-cell table:formula="of:=[.S45]*[.T45]" office:value-type="float" office:value="0.0000055912">
            <text:p>5,59E-006</text:p>
          </table:table-cell>
          <table:table-cell office:value-type="float" office:value="-0.58">
            <text:p>-0,58</text:p>
          </table:table-cell>
          <table:table-cell office:value-type="float" office:value="-0.00209">
            <text:p>-2,09E-003</text:p>
          </table:table-cell>
          <table:table-cell table:formula="of:=[.V45]*[.W45]" office:value-type="float" office:value="0.0012122">
            <text:p>1,21E-003</text:p>
          </table:table-cell>
          <table:table-cell office:value-type="float" office:value="-0.58">
            <text:p>-0,58</text:p>
          </table:table-cell>
          <table:table-cell office:value-type="float" office:value="-0.00000928">
            <text:p>-9,28E-006</text:p>
          </table:table-cell>
          <table:table-cell table:formula="of:=[.Y45]*[.Z45]" office:value-type="float" office:value="0.0000053824">
            <text:p>5,38E-006</text:p>
          </table:table-cell>
          <table:table-cell office:value-type="float" office:value="-0.58">
            <text:p>-0,58</text:p>
          </table:table-cell>
          <table:table-cell office:value-type="float" office:value="-0.00519">
            <text:p>-5,19E-003</text:p>
          </table:table-cell>
          <table:table-cell table:formula="of:=[.AB45]*[.AC45]" office:value-type="float" office:value="0.0030102">
            <text:p>0,0030102</text:p>
          </table:table-cell>
        </table:table-row>
        <table:table-row table:style-name="ro1">
          <table:table-cell office:value-type="float" office:value="-0.57">
            <text:p>-0,57</text:p>
          </table:table-cell>
          <table:table-cell office:value-type="float" office:value="-0.0000289">
            <text:p>-2,89E-005</text:p>
          </table:table-cell>
          <table:table-cell table:formula="of:=[.A46]*[.B46]" office:value-type="float" office:value="0.000016473">
            <text:p>1,65E-005</text:p>
          </table:table-cell>
          <table:table-cell office:value-type="float" office:value="-0.57">
            <text:p>-0,57</text:p>
          </table:table-cell>
          <table:table-cell office:value-type="float" office:value="-0.00578">
            <text:p>-5,78E-003</text:p>
          </table:table-cell>
          <table:table-cell table:formula="of:=[.D46]*[.E46]" office:value-type="float" office:value="0.0032946">
            <text:p>3,29E-003</text:p>
          </table:table-cell>
          <table:table-cell office:value-type="float" office:value="-0.57">
            <text:p>-0,57</text:p>
          </table:table-cell>
          <table:table-cell office:value-type="float" office:value="-0.0000378">
            <text:p>-3,78E-005</text:p>
          </table:table-cell>
          <table:table-cell table:formula="of:=[.G46]*[.H46]" office:value-type="float" office:value="0.000021546">
            <text:p>2,15E-005</text:p>
          </table:table-cell>
          <table:table-cell office:value-type="float" office:value="-0.57">
            <text:p>-0,57</text:p>
          </table:table-cell>
          <table:table-cell office:value-type="float" office:value="-0.007">
            <text:p>-7,00E-003</text:p>
          </table:table-cell>
          <table:table-cell table:formula="of:=[.J46]*[.K46]" office:value-type="float" office:value="0.00399">
            <text:p>3,99E-003</text:p>
          </table:table-cell>
          <table:table-cell office:value-type="float" office:value="-0.57">
            <text:p>-0,57</text:p>
          </table:table-cell>
          <table:table-cell office:value-type="float" office:value="-0.0000129">
            <text:p>-1,29E-005</text:p>
          </table:table-cell>
          <table:table-cell table:formula="of:=[.M46]*[.N46]" office:value-type="float" office:value="0.000007353">
            <text:p>7,35E-006</text:p>
          </table:table-cell>
          <table:table-cell office:value-type="float" office:value="-0.57">
            <text:p>-0,57</text:p>
          </table:table-cell>
          <table:table-cell office:value-type="float" office:value="-0.0000134">
            <text:p>-1,34E-005</text:p>
          </table:table-cell>
          <table:table-cell table:formula="of:=[.P46]*[.Q46]" office:value-type="float" office:value="0.000007638">
            <text:p>7,64E-006</text:p>
          </table:table-cell>
          <table:table-cell office:value-type="float" office:value="-0.57">
            <text:p>-0,57</text:p>
          </table:table-cell>
          <table:table-cell office:value-type="float" office:value="-0.00000944">
            <text:p>-9,44E-006</text:p>
          </table:table-cell>
          <table:table-cell table:formula="of:=[.S46]*[.T46]" office:value-type="float" office:value="0.0000053808">
            <text:p>5,38E-006</text:p>
          </table:table-cell>
          <table:table-cell office:value-type="float" office:value="-0.57">
            <text:p>-0,57</text:p>
          </table:table-cell>
          <table:table-cell office:value-type="float" office:value="-0.00209">
            <text:p>-2,09E-003</text:p>
          </table:table-cell>
          <table:table-cell table:formula="of:=[.V46]*[.W46]" office:value-type="float" office:value="0.0011913">
            <text:p>1,19E-003</text:p>
          </table:table-cell>
          <table:table-cell office:value-type="float" office:value="-0.57">
            <text:p>-0,57</text:p>
          </table:table-cell>
          <table:table-cell office:value-type="float" office:value="-0.0000091">
            <text:p>-9,10E-006</text:p>
          </table:table-cell>
          <table:table-cell table:formula="of:=[.Y46]*[.Z46]" office:value-type="float" office:value="0.000005187">
            <text:p>5,19E-006</text:p>
          </table:table-cell>
          <table:table-cell office:value-type="float" office:value="-0.57">
            <text:p>-0,57</text:p>
          </table:table-cell>
          <table:table-cell office:value-type="float" office:value="-0.0052">
            <text:p>-5,20E-003</text:p>
          </table:table-cell>
          <table:table-cell table:formula="of:=[.AB46]*[.AC46]" office:value-type="float" office:value="0.002964">
            <text:p>0,002964</text:p>
          </table:table-cell>
        </table:table-row>
        <table:table-row table:style-name="ro1">
          <table:table-cell office:value-type="float" office:value="-0.56">
            <text:p>-0,56</text:p>
          </table:table-cell>
          <table:table-cell office:value-type="float" office:value="-0.0000282">
            <text:p>-2,82E-005</text:p>
          </table:table-cell>
          <table:table-cell table:formula="of:=[.A47]*[.B47]" office:value-type="float" office:value="0.000015792">
            <text:p>1,58E-005</text:p>
          </table:table-cell>
          <table:table-cell office:value-type="float" office:value="-0.56">
            <text:p>-0,56</text:p>
          </table:table-cell>
          <table:table-cell office:value-type="float" office:value="-0.00567">
            <text:p>-5,67E-003</text:p>
          </table:table-cell>
          <table:table-cell table:formula="of:=[.D47]*[.E47]" office:value-type="float" office:value="0.0031752">
            <text:p>3,18E-003</text:p>
          </table:table-cell>
          <table:table-cell office:value-type="float" office:value="-0.56">
            <text:p>-0,56</text:p>
          </table:table-cell>
          <table:table-cell office:value-type="float" office:value="-0.000037">
            <text:p>-3,70E-005</text:p>
          </table:table-cell>
          <table:table-cell table:formula="of:=[.G47]*[.H47]" office:value-type="float" office:value="0.00002072">
            <text:p>2,07E-005</text:p>
          </table:table-cell>
          <table:table-cell office:value-type="float" office:value="-0.56">
            <text:p>-0,56</text:p>
          </table:table-cell>
          <table:table-cell office:value-type="float" office:value="-0.00699">
            <text:p>-6,99E-003</text:p>
          </table:table-cell>
          <table:table-cell table:formula="of:=[.J47]*[.K47]" office:value-type="float" office:value="0.0039144">
            <text:p>3,91E-003</text:p>
          </table:table-cell>
          <table:table-cell office:value-type="float" office:value="-0.56">
            <text:p>-0,56</text:p>
          </table:table-cell>
          <table:table-cell office:value-type="float" office:value="-0.0000127">
            <text:p>-1,27E-005</text:p>
          </table:table-cell>
          <table:table-cell table:formula="of:=[.M47]*[.N47]" office:value-type="float" office:value="0.000007112">
            <text:p>7,11E-006</text:p>
          </table:table-cell>
          <table:table-cell office:value-type="float" office:value="-0.56">
            <text:p>-0,56</text:p>
          </table:table-cell>
          <table:table-cell office:value-type="float" office:value="-0.0000131">
            <text:p>-1,31E-005</text:p>
          </table:table-cell>
          <table:table-cell table:formula="of:=[.P47]*[.Q47]" office:value-type="float" office:value="0.000007336">
            <text:p>7,34E-006</text:p>
          </table:table-cell>
          <table:table-cell office:value-type="float" office:value="-0.56">
            <text:p>-0,56</text:p>
          </table:table-cell>
          <table:table-cell office:value-type="float" office:value="-0.00000924">
            <text:p>-9,24E-006</text:p>
          </table:table-cell>
          <table:table-cell table:formula="of:=[.S47]*[.T47]" office:value-type="float" office:value="0.0000051744">
            <text:p>5,17E-006</text:p>
          </table:table-cell>
          <table:table-cell office:value-type="float" office:value="-0.56">
            <text:p>-0,56</text:p>
          </table:table-cell>
          <table:table-cell office:value-type="float" office:value="-0.00209">
            <text:p>-2,09E-003</text:p>
          </table:table-cell>
          <table:table-cell table:formula="of:=[.V47]*[.W47]" office:value-type="float" office:value="0.0011704">
            <text:p>1,17E-003</text:p>
          </table:table-cell>
          <table:table-cell office:value-type="float" office:value="-0.56">
            <text:p>-0,56</text:p>
          </table:table-cell>
          <table:table-cell office:value-type="float" office:value="-0.00000891">
            <text:p>-8,91E-006</text:p>
          </table:table-cell>
          <table:table-cell table:formula="of:=[.Y47]*[.Z47]" office:value-type="float" office:value="0.0000049896">
            <text:p>4,99E-006</text:p>
          </table:table-cell>
          <table:table-cell office:value-type="float" office:value="-0.56">
            <text:p>-0,56</text:p>
          </table:table-cell>
          <table:table-cell office:value-type="float" office:value="-0.0052">
            <text:p>-5,20E-003</text:p>
          </table:table-cell>
          <table:table-cell table:formula="of:=[.AB47]*[.AC47]" office:value-type="float" office:value="0.002912">
            <text:p>0,002912</text:p>
          </table:table-cell>
        </table:table-row>
        <table:table-row table:style-name="ro1">
          <table:table-cell office:value-type="float" office:value="-0.55">
            <text:p>-0,55</text:p>
          </table:table-cell>
          <table:table-cell office:value-type="float" office:value="-0.0000276">
            <text:p>-2,76E-005</text:p>
          </table:table-cell>
          <table:table-cell table:formula="of:=[.A48]*[.B48]" office:value-type="float" office:value="0.00001518">
            <text:p>1,52E-005</text:p>
          </table:table-cell>
          <table:table-cell office:value-type="float" office:value="-0.55">
            <text:p>-0,55</text:p>
          </table:table-cell>
          <table:table-cell office:value-type="float" office:value="-0.00554">
            <text:p>-5,54E-003</text:p>
          </table:table-cell>
          <table:table-cell table:formula="of:=[.D48]*[.E48]" office:value-type="float" office:value="0.003047">
            <text:p>3,05E-003</text:p>
          </table:table-cell>
          <table:table-cell office:value-type="float" office:value="-0.55">
            <text:p>-0,55</text:p>
          </table:table-cell>
          <table:table-cell office:value-type="float" office:value="-0.0000363">
            <text:p>-3,63E-005</text:p>
          </table:table-cell>
          <table:table-cell table:formula="of:=[.G48]*[.H48]" office:value-type="float" office:value="0.000019965">
            <text:p>2,00E-005</text:p>
          </table:table-cell>
          <table:table-cell office:value-type="float" office:value="-0.55">
            <text:p>-0,55</text:p>
          </table:table-cell>
          <table:table-cell office:value-type="float" office:value="-0.00699">
            <text:p>-6,99E-003</text:p>
          </table:table-cell>
          <table:table-cell table:formula="of:=[.J48]*[.K48]" office:value-type="float" office:value="0.0038445">
            <text:p>3,84E-003</text:p>
          </table:table-cell>
          <table:table-cell office:value-type="float" office:value="-0.55">
            <text:p>-0,55</text:p>
          </table:table-cell>
          <table:table-cell office:value-type="float" office:value="-0.0000124">
            <text:p>-1,24E-005</text:p>
          </table:table-cell>
          <table:table-cell table:formula="of:=[.M48]*[.N48]" office:value-type="float" office:value="0.00000682">
            <text:p>6,82E-006</text:p>
          </table:table-cell>
          <table:table-cell office:value-type="float" office:value="-0.55">
            <text:p>-0,55</text:p>
          </table:table-cell>
          <table:table-cell office:value-type="float" office:value="-0.0000128">
            <text:p>-1,28E-005</text:p>
          </table:table-cell>
          <table:table-cell table:formula="of:=[.P48]*[.Q48]" office:value-type="float" office:value="0.00000704">
            <text:p>7,04E-006</text:p>
          </table:table-cell>
          <table:table-cell office:value-type="float" office:value="-0.55">
            <text:p>-0,55</text:p>
          </table:table-cell>
          <table:table-cell office:value-type="float" office:value="-0.00000904">
            <text:p>-9,04E-006</text:p>
          </table:table-cell>
          <table:table-cell table:formula="of:=[.S48]*[.T48]" office:value-type="float" office:value="0.000004972">
            <text:p>4,97E-006</text:p>
          </table:table-cell>
          <table:table-cell office:value-type="float" office:value="-0.55">
            <text:p>-0,55</text:p>
          </table:table-cell>
          <table:table-cell office:value-type="float" office:value="-0.00209">
            <text:p>-2,09E-003</text:p>
          </table:table-cell>
          <table:table-cell table:formula="of:=[.V48]*[.W48]" office:value-type="float" office:value="0.0011495">
            <text:p>1,15E-003</text:p>
          </table:table-cell>
          <table:table-cell office:value-type="float" office:value="-0.55">
            <text:p>-0,55</text:p>
          </table:table-cell>
          <table:table-cell office:value-type="float" office:value="-0.00000874">
            <text:p>-8,74E-006</text:p>
          </table:table-cell>
          <table:table-cell table:formula="of:=[.Y48]*[.Z48]" office:value-type="float" office:value="0.000004807">
            <text:p>4,81E-006</text:p>
          </table:table-cell>
          <table:table-cell office:value-type="float" office:value="-0.55">
            <text:p>-0,55</text:p>
          </table:table-cell>
          <table:table-cell office:value-type="float" office:value="-0.0052">
            <text:p>-5,20E-003</text:p>
          </table:table-cell>
          <table:table-cell table:formula="of:=[.AB48]*[.AC48]" office:value-type="float" office:value="0.00286">
            <text:p>0,00286</text:p>
          </table:table-cell>
        </table:table-row>
        <table:table-row table:style-name="ro1">
          <table:table-cell office:value-type="float" office:value="-0.54">
            <text:p>-0,54</text:p>
          </table:table-cell>
          <table:table-cell office:value-type="float" office:value="-0.000027">
            <text:p>-2,70E-005</text:p>
          </table:table-cell>
          <table:table-cell table:formula="of:=[.A49]*[.B49]" office:value-type="float" office:value="0.00001458">
            <text:p>1,46E-005</text:p>
          </table:table-cell>
          <table:table-cell office:value-type="float" office:value="-0.54">
            <text:p>-0,54</text:p>
          </table:table-cell>
          <table:table-cell office:value-type="float" office:value="-0.00542">
            <text:p>-5,42E-003</text:p>
          </table:table-cell>
          <table:table-cell table:formula="of:=[.D49]*[.E49]" office:value-type="float" office:value="0.0029268">
            <text:p>2,93E-003</text:p>
          </table:table-cell>
          <table:table-cell office:value-type="float" office:value="-0.54">
            <text:p>-0,54</text:p>
          </table:table-cell>
          <table:table-cell office:value-type="float" office:value="-0.0000356">
            <text:p>-3,56E-005</text:p>
          </table:table-cell>
          <table:table-cell table:formula="of:=[.G49]*[.H49]" office:value-type="float" office:value="0.000019224">
            <text:p>1,92E-005</text:p>
          </table:table-cell>
          <table:table-cell office:value-type="float" office:value="-0.54">
            <text:p>-0,54</text:p>
          </table:table-cell>
          <table:table-cell office:value-type="float" office:value="-0.00699">
            <text:p>-6,99E-003</text:p>
          </table:table-cell>
          <table:table-cell table:formula="of:=[.J49]*[.K49]" office:value-type="float" office:value="0.0037746">
            <text:p>3,77E-003</text:p>
          </table:table-cell>
          <table:table-cell office:value-type="float" office:value="-0.54">
            <text:p>-0,54</text:p>
          </table:table-cell>
          <table:table-cell office:value-type="float" office:value="-0.0000121">
            <text:p>-1,21E-005</text:p>
          </table:table-cell>
          <table:table-cell table:formula="of:=[.M49]*[.N49]" office:value-type="float" office:value="0.000006534">
            <text:p>6,53E-006</text:p>
          </table:table-cell>
          <table:table-cell office:value-type="float" office:value="-0.54">
            <text:p>-0,54</text:p>
          </table:table-cell>
          <table:table-cell office:value-type="float" office:value="-0.0000126">
            <text:p>-1,26E-005</text:p>
          </table:table-cell>
          <table:table-cell table:formula="of:=[.P49]*[.Q49]" office:value-type="float" office:value="0.000006804">
            <text:p>6,80E-006</text:p>
          </table:table-cell>
          <table:table-cell office:value-type="float" office:value="-0.54">
            <text:p>-0,54</text:p>
          </table:table-cell>
          <table:table-cell office:value-type="float" office:value="-0.00000884">
            <text:p>-8,84E-006</text:p>
          </table:table-cell>
          <table:table-cell table:formula="of:=[.S49]*[.T49]" office:value-type="float" office:value="0.0000047736">
            <text:p>4,77E-006</text:p>
          </table:table-cell>
          <table:table-cell office:value-type="float" office:value="-0.54">
            <text:p>-0,54</text:p>
          </table:table-cell>
          <table:table-cell office:value-type="float" office:value="-0.0021">
            <text:p>-2,10E-003</text:p>
          </table:table-cell>
          <table:table-cell table:formula="of:=[.V49]*[.W49]" office:value-type="float" office:value="0.001134">
            <text:p>1,13E-003</text:p>
          </table:table-cell>
          <table:table-cell office:value-type="float" office:value="-0.54">
            <text:p>-0,54</text:p>
          </table:table-cell>
          <table:table-cell office:value-type="float" office:value="-0.00000856">
            <text:p>-8,56E-006</text:p>
          </table:table-cell>
          <table:table-cell table:formula="of:=[.Y49]*[.Z49]" office:value-type="float" office:value="0.0000046224">
            <text:p>4,62E-006</text:p>
          </table:table-cell>
          <table:table-cell office:value-type="float" office:value="-0.54">
            <text:p>-0,54</text:p>
          </table:table-cell>
          <table:table-cell office:value-type="float" office:value="-0.00519">
            <text:p>-5,19E-003</text:p>
          </table:table-cell>
          <table:table-cell table:formula="of:=[.AB49]*[.AC49]" office:value-type="float" office:value="0.0028026">
            <text:p>0,0028026</text:p>
          </table:table-cell>
        </table:table-row>
        <table:table-row table:style-name="ro1">
          <table:table-cell office:value-type="float" office:value="-0.53">
            <text:p>-0,53</text:p>
          </table:table-cell>
          <table:table-cell office:value-type="float" office:value="-0.0000263">
            <text:p>-2,63E-005</text:p>
          </table:table-cell>
          <table:table-cell table:formula="of:=[.A50]*[.B50]" office:value-type="float" office:value="0.000013939">
            <text:p>1,39E-005</text:p>
          </table:table-cell>
          <table:table-cell office:value-type="float" office:value="-0.53">
            <text:p>-0,53</text:p>
          </table:table-cell>
          <table:table-cell office:value-type="float" office:value="-0.00529">
            <text:p>-5,29E-003</text:p>
          </table:table-cell>
          <table:table-cell table:formula="of:=[.D50]*[.E50]" office:value-type="float" office:value="0.0028037">
            <text:p>2,80E-003</text:p>
          </table:table-cell>
          <table:table-cell office:value-type="float" office:value="-0.53">
            <text:p>-0,53</text:p>
          </table:table-cell>
          <table:table-cell office:value-type="float" office:value="-0.0000348">
            <text:p>-3,48E-005</text:p>
          </table:table-cell>
          <table:table-cell table:formula="of:=[.G50]*[.H50]" office:value-type="float" office:value="0.000018444">
            <text:p>1,84E-005</text:p>
          </table:table-cell>
          <table:table-cell office:value-type="float" office:value="-0.53">
            <text:p>-0,53</text:p>
          </table:table-cell>
          <table:table-cell office:value-type="float" office:value="-0.007">
            <text:p>-7,00E-003</text:p>
          </table:table-cell>
          <table:table-cell table:formula="of:=[.J50]*[.K50]" office:value-type="float" office:value="0.00371">
            <text:p>3,71E-003</text:p>
          </table:table-cell>
          <table:table-cell office:value-type="float" office:value="-0.53">
            <text:p>-0,53</text:p>
          </table:table-cell>
          <table:table-cell office:value-type="float" office:value="-0.0000119">
            <text:p>-1,19E-005</text:p>
          </table:table-cell>
          <table:table-cell table:formula="of:=[.M50]*[.N50]" office:value-type="float" office:value="0.000006307">
            <text:p>6,31E-006</text:p>
          </table:table-cell>
          <table:table-cell office:value-type="float" office:value="-0.53">
            <text:p>-0,53</text:p>
          </table:table-cell>
          <table:table-cell office:value-type="float" office:value="-0.0000123">
            <text:p>-1,23E-005</text:p>
          </table:table-cell>
          <table:table-cell table:formula="of:=[.P50]*[.Q50]" office:value-type="float" office:value="0.000006519">
            <text:p>6,52E-006</text:p>
          </table:table-cell>
          <table:table-cell office:value-type="float" office:value="-0.53">
            <text:p>-0,53</text:p>
          </table:table-cell>
          <table:table-cell office:value-type="float" office:value="-0.00000864">
            <text:p>-8,64E-006</text:p>
          </table:table-cell>
          <table:table-cell table:formula="of:=[.S50]*[.T50]" office:value-type="float" office:value="0.0000045792">
            <text:p>4,58E-006</text:p>
          </table:table-cell>
          <table:table-cell office:value-type="float" office:value="-0.53">
            <text:p>-0,53</text:p>
          </table:table-cell>
          <table:table-cell office:value-type="float" office:value="-0.00209">
            <text:p>-2,09E-003</text:p>
          </table:table-cell>
          <table:table-cell table:formula="of:=[.V50]*[.W50]" office:value-type="float" office:value="0.0011077">
            <text:p>1,11E-003</text:p>
          </table:table-cell>
          <table:table-cell office:value-type="float" office:value="-0.53">
            <text:p>-0,53</text:p>
          </table:table-cell>
          <table:table-cell office:value-type="float" office:value="-0.00000838">
            <text:p>-8,38E-006</text:p>
          </table:table-cell>
          <table:table-cell table:formula="of:=[.Y50]*[.Z50]" office:value-type="float" office:value="0.0000044414">
            <text:p>4,44E-006</text:p>
          </table:table-cell>
          <table:table-cell office:value-type="float" office:value="-0.53">
            <text:p>-0,53</text:p>
          </table:table-cell>
          <table:table-cell office:value-type="float" office:value="-0.00519">
            <text:p>-5,19E-003</text:p>
          </table:table-cell>
          <table:table-cell table:formula="of:=[.AB50]*[.AC50]" office:value-type="float" office:value="0.0027507">
            <text:p>0,0027507</text:p>
          </table:table-cell>
        </table:table-row>
        <table:table-row table:style-name="ro1">
          <table:table-cell office:value-type="float" office:value="-0.52">
            <text:p>-0,52</text:p>
          </table:table-cell>
          <table:table-cell office:value-type="float" office:value="-0.0000257">
            <text:p>-2,57E-005</text:p>
          </table:table-cell>
          <table:table-cell table:formula="of:=[.A51]*[.B51]" office:value-type="float" office:value="0.000013364">
            <text:p>1,34E-005</text:p>
          </table:table-cell>
          <table:table-cell office:value-type="float" office:value="-0.52">
            <text:p>-0,52</text:p>
          </table:table-cell>
          <table:table-cell office:value-type="float" office:value="-0.00517">
            <text:p>-5,17E-003</text:p>
          </table:table-cell>
          <table:table-cell table:formula="of:=[.D51]*[.E51]" office:value-type="float" office:value="0.0026884">
            <text:p>2,69E-003</text:p>
          </table:table-cell>
          <table:table-cell office:value-type="float" office:value="-0.52">
            <text:p>-0,52</text:p>
          </table:table-cell>
          <table:table-cell office:value-type="float" office:value="-0.000034">
            <text:p>-3,40E-005</text:p>
          </table:table-cell>
          <table:table-cell table:formula="of:=[.G51]*[.H51]" office:value-type="float" office:value="0.00001768">
            <text:p>1,77E-005</text:p>
          </table:table-cell>
          <table:table-cell office:value-type="float" office:value="-0.52">
            <text:p>-0,52</text:p>
          </table:table-cell>
          <table:table-cell office:value-type="float" office:value="-0.007">
            <text:p>-7,00E-003</text:p>
          </table:table-cell>
          <table:table-cell table:formula="of:=[.J51]*[.K51]" office:value-type="float" office:value="0.00364">
            <text:p>3,64E-003</text:p>
          </table:table-cell>
          <table:table-cell office:value-type="float" office:value="-0.52">
            <text:p>-0,52</text:p>
          </table:table-cell>
          <table:table-cell office:value-type="float" office:value="-0.0000116">
            <text:p>-1,16E-005</text:p>
          </table:table-cell>
          <table:table-cell table:formula="of:=[.M51]*[.N51]" office:value-type="float" office:value="0.000006032">
            <text:p>6,03E-006</text:p>
          </table:table-cell>
          <table:table-cell office:value-type="float" office:value="-0.52">
            <text:p>-0,52</text:p>
          </table:table-cell>
          <table:table-cell office:value-type="float" office:value="-0.000012">
            <text:p>-1,20E-005</text:p>
          </table:table-cell>
          <table:table-cell table:formula="of:=[.P51]*[.Q51]" office:value-type="float" office:value="0.00000624">
            <text:p>6,24E-006</text:p>
          </table:table-cell>
          <table:table-cell office:value-type="float" office:value="-0.52">
            <text:p>-0,52</text:p>
          </table:table-cell>
          <table:table-cell office:value-type="float" office:value="-0.00000845">
            <text:p>-8,45E-006</text:p>
          </table:table-cell>
          <table:table-cell table:formula="of:=[.S51]*[.T51]" office:value-type="float" office:value="0.000004394">
            <text:p>4,39E-006</text:p>
          </table:table-cell>
          <table:table-cell office:value-type="float" office:value="-0.52">
            <text:p>-0,52</text:p>
          </table:table-cell>
          <table:table-cell office:value-type="float" office:value="-0.00209">
            <text:p>-2,09E-003</text:p>
          </table:table-cell>
          <table:table-cell table:formula="of:=[.V51]*[.W51]" office:value-type="float" office:value="0.0010868">
            <text:p>1,09E-003</text:p>
          </table:table-cell>
          <table:table-cell office:value-type="float" office:value="-0.52">
            <text:p>-0,52</text:p>
          </table:table-cell>
          <table:table-cell office:value-type="float" office:value="-0.00000821">
            <text:p>-8,21E-006</text:p>
          </table:table-cell>
          <table:table-cell table:formula="of:=[.Y51]*[.Z51]" office:value-type="float" office:value="0.0000042692">
            <text:p>4,27E-006</text:p>
          </table:table-cell>
          <table:table-cell office:value-type="float" office:value="-0.52">
            <text:p>-0,52</text:p>
          </table:table-cell>
          <table:table-cell office:value-type="float" office:value="-0.0052">
            <text:p>-5,20E-003</text:p>
          </table:table-cell>
          <table:table-cell table:formula="of:=[.AB51]*[.AC51]" office:value-type="float" office:value="0.002704">
            <text:p>0,002704</text:p>
          </table:table-cell>
        </table:table-row>
        <table:table-row table:style-name="ro1">
          <table:table-cell office:value-type="float" office:value="-0.51">
            <text:p>-0,51</text:p>
          </table:table-cell>
          <table:table-cell office:value-type="float" office:value="-0.0000251">
            <text:p>-2,51E-005</text:p>
          </table:table-cell>
          <table:table-cell table:formula="of:=[.A52]*[.B52]" office:value-type="float" office:value="0.000012801">
            <text:p>1,28E-005</text:p>
          </table:table-cell>
          <table:table-cell office:value-type="float" office:value="-0.51">
            <text:p>-0,51</text:p>
          </table:table-cell>
          <table:table-cell office:value-type="float" office:value="-0.00505">
            <text:p>-5,05E-003</text:p>
          </table:table-cell>
          <table:table-cell table:formula="of:=[.D52]*[.E52]" office:value-type="float" office:value="0.0025755">
            <text:p>2,58E-003</text:p>
          </table:table-cell>
          <table:table-cell office:value-type="float" office:value="-0.51">
            <text:p>-0,51</text:p>
          </table:table-cell>
          <table:table-cell office:value-type="float" office:value="-0.0000333">
            <text:p>-3,33E-005</text:p>
          </table:table-cell>
          <table:table-cell table:formula="of:=[.G52]*[.H52]" office:value-type="float" office:value="0.000016983">
            <text:p>1,70E-005</text:p>
          </table:table-cell>
          <table:table-cell office:value-type="float" office:value="-0.51">
            <text:p>-0,51</text:p>
          </table:table-cell>
          <table:table-cell office:value-type="float" office:value="-0.00699">
            <text:p>-6,99E-003</text:p>
          </table:table-cell>
          <table:table-cell table:formula="of:=[.J52]*[.K52]" office:value-type="float" office:value="0.0035649">
            <text:p>3,56E-003</text:p>
          </table:table-cell>
          <table:table-cell office:value-type="float" office:value="-0.51">
            <text:p>-0,51</text:p>
          </table:table-cell>
          <table:table-cell office:value-type="float" office:value="-0.0000114">
            <text:p>-1,14E-005</text:p>
          </table:table-cell>
          <table:table-cell table:formula="of:=[.M52]*[.N52]" office:value-type="float" office:value="0.000005814">
            <text:p>5,81E-006</text:p>
          </table:table-cell>
          <table:table-cell office:value-type="float" office:value="-0.51">
            <text:p>-0,51</text:p>
          </table:table-cell>
          <table:table-cell office:value-type="float" office:value="-0.0000118">
            <text:p>-1,18E-005</text:p>
          </table:table-cell>
          <table:table-cell table:formula="of:=[.P52]*[.Q52]" office:value-type="float" office:value="0.000006018">
            <text:p>6,02E-006</text:p>
          </table:table-cell>
          <table:table-cell office:value-type="float" office:value="-0.51">
            <text:p>-0,51</text:p>
          </table:table-cell>
          <table:table-cell office:value-type="float" office:value="-0.00000827">
            <text:p>-8,27E-006</text:p>
          </table:table-cell>
          <table:table-cell table:formula="of:=[.S52]*[.T52]" office:value-type="float" office:value="0.0000042177">
            <text:p>4,22E-006</text:p>
          </table:table-cell>
          <table:table-cell office:value-type="float" office:value="-0.51">
            <text:p>-0,51</text:p>
          </table:table-cell>
          <table:table-cell office:value-type="float" office:value="-0.00209">
            <text:p>-2,09E-003</text:p>
          </table:table-cell>
          <table:table-cell table:formula="of:=[.V52]*[.W52]" office:value-type="float" office:value="0.0010659">
            <text:p>1,07E-003</text:p>
          </table:table-cell>
          <table:table-cell office:value-type="float" office:value="-0.51">
            <text:p>-0,51</text:p>
          </table:table-cell>
          <table:table-cell office:value-type="float" office:value="-0.00000803">
            <text:p>-8,03E-006</text:p>
          </table:table-cell>
          <table:table-cell table:formula="of:=[.Y52]*[.Z52]" office:value-type="float" office:value="0.0000040953">
            <text:p>4,10E-006</text:p>
          </table:table-cell>
          <table:table-cell office:value-type="float" office:value="-0.51">
            <text:p>-0,51</text:p>
          </table:table-cell>
          <table:table-cell office:value-type="float" office:value="-0.00519">
            <text:p>-5,19E-003</text:p>
          </table:table-cell>
          <table:table-cell table:formula="of:=[.AB52]*[.AC52]" office:value-type="float" office:value="0.0026469">
            <text:p>0,0026469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-0.0000243">
            <text:p>-2,43E-005</text:p>
          </table:table-cell>
          <table:table-cell table:formula="of:=[.A53]*[.B53]" office:value-type="float" office:value="0.00001215">
            <text:p>1,22E-005</text:p>
          </table:table-cell>
          <table:table-cell office:value-type="float" office:value="-0.5">
            <text:p>-0,5</text:p>
          </table:table-cell>
          <table:table-cell office:value-type="float" office:value="-0.00493">
            <text:p>-4,93E-003</text:p>
          </table:table-cell>
          <table:table-cell table:formula="of:=[.D53]*[.E53]" office:value-type="float" office:value="0.002465">
            <text:p>2,47E-003</text:p>
          </table:table-cell>
          <table:table-cell office:value-type="float" office:value="-0.5">
            <text:p>-0,5</text:p>
          </table:table-cell>
          <table:table-cell office:value-type="float" office:value="-0.0000327">
            <text:p>-3,27E-005</text:p>
          </table:table-cell>
          <table:table-cell table:formula="of:=[.G53]*[.H53]" office:value-type="float" office:value="0.00001635">
            <text:p>1,64E-005</text:p>
          </table:table-cell>
          <table:table-cell office:value-type="float" office:value="-0.5">
            <text:p>-0,5</text:p>
          </table:table-cell>
          <table:table-cell office:value-type="float" office:value="-0.00702">
            <text:p>-7,02E-003</text:p>
          </table:table-cell>
          <table:table-cell table:formula="of:=[.J53]*[.K53]" office:value-type="float" office:value="0.00351">
            <text:p>3,51E-003</text:p>
          </table:table-cell>
          <table:table-cell office:value-type="float" office:value="-0.5">
            <text:p>-0,5</text:p>
          </table:table-cell>
          <table:table-cell office:value-type="float" office:value="-0.0000111">
            <text:p>-1,11E-005</text:p>
          </table:table-cell>
          <table:table-cell table:formula="of:=[.M53]*[.N53]" office:value-type="float" office:value="0.00000555">
            <text:p>5,55E-006</text:p>
          </table:table-cell>
          <table:table-cell office:value-type="float" office:value="-0.5">
            <text:p>-0,5</text:p>
          </table:table-cell>
          <table:table-cell office:value-type="float" office:value="-0.0000115">
            <text:p>-1,15E-005</text:p>
          </table:table-cell>
          <table:table-cell table:formula="of:=[.P53]*[.Q53]" office:value-type="float" office:value="0.00000575">
            <text:p>5,75E-006</text:p>
          </table:table-cell>
          <table:table-cell office:value-type="float" office:value="-0.5">
            <text:p>-0,5</text:p>
          </table:table-cell>
          <table:table-cell office:value-type="float" office:value="-0.00000808">
            <text:p>-8,08E-006</text:p>
          </table:table-cell>
          <table:table-cell table:formula="of:=[.S53]*[.T53]" office:value-type="float" office:value="0.00000404">
            <text:p>4,04E-006</text:p>
          </table:table-cell>
          <table:table-cell office:value-type="float" office:value="-0.5">
            <text:p>-0,5</text:p>
          </table:table-cell>
          <table:table-cell office:value-type="float" office:value="-0.00209">
            <text:p>-2,09E-003</text:p>
          </table:table-cell>
          <table:table-cell table:formula="of:=[.V53]*[.W53]" office:value-type="float" office:value="0.001045">
            <text:p>1,05E-003</text:p>
          </table:table-cell>
          <table:table-cell office:value-type="float" office:value="-0.5">
            <text:p>-0,5</text:p>
          </table:table-cell>
          <table:table-cell office:value-type="float" office:value="-0.00000786">
            <text:p>-7,86E-006</text:p>
          </table:table-cell>
          <table:table-cell table:formula="of:=[.Y53]*[.Z53]" office:value-type="float" office:value="0.00000393">
            <text:p>3,93E-006</text:p>
          </table:table-cell>
          <table:table-cell office:value-type="float" office:value="-0.5">
            <text:p>-0,5</text:p>
          </table:table-cell>
          <table:table-cell office:value-type="float" office:value="-0.00518">
            <text:p>-5,18E-003</text:p>
          </table:table-cell>
          <table:table-cell table:formula="of:=[.AB53]*[.AC53]" office:value-type="float" office:value="0.00259">
            <text:p>0,00259</text:p>
          </table:table-cell>
        </table:table-row>
        <table:table-row table:style-name="ro1">
          <table:table-cell office:value-type="float" office:value="-0.49">
            <text:p>-0,49</text:p>
          </table:table-cell>
          <table:table-cell office:value-type="float" office:value="-0.0000237">
            <text:p>-2,37E-005</text:p>
          </table:table-cell>
          <table:table-cell table:formula="of:=[.A54]*[.B54]" office:value-type="float" office:value="0.000011613">
            <text:p>1,16E-005</text:p>
          </table:table-cell>
          <table:table-cell office:value-type="float" office:value="-0.49">
            <text:p>-0,49</text:p>
          </table:table-cell>
          <table:table-cell office:value-type="float" office:value="-0.00481">
            <text:p>-4,81E-003</text:p>
          </table:table-cell>
          <table:table-cell table:formula="of:=[.D54]*[.E54]" office:value-type="float" office:value="0.0023569">
            <text:p>2,36E-003</text:p>
          </table:table-cell>
          <table:table-cell office:value-type="float" office:value="-0.49">
            <text:p>-0,49</text:p>
          </table:table-cell>
          <table:table-cell office:value-type="float" office:value="-0.0000319">
            <text:p>-3,19E-005</text:p>
          </table:table-cell>
          <table:table-cell table:formula="of:=[.G54]*[.H54]" office:value-type="float" office:value="0.000015631">
            <text:p>1,56E-005</text:p>
          </table:table-cell>
          <table:table-cell office:value-type="float" office:value="-0.49">
            <text:p>-0,49</text:p>
          </table:table-cell>
          <table:table-cell office:value-type="float" office:value="-0.00699">
            <text:p>-6,99E-003</text:p>
          </table:table-cell>
          <table:table-cell table:formula="of:=[.J54]*[.K54]" office:value-type="float" office:value="0.0034251">
            <text:p>3,43E-003</text:p>
          </table:table-cell>
          <table:table-cell office:value-type="float" office:value="-0.49">
            <text:p>-0,49</text:p>
          </table:table-cell>
          <table:table-cell office:value-type="float" office:value="-0.0000108">
            <text:p>-1,08E-005</text:p>
          </table:table-cell>
          <table:table-cell table:formula="of:=[.M54]*[.N54]" office:value-type="float" office:value="0.000005292">
            <text:p>5,29E-006</text:p>
          </table:table-cell>
          <table:table-cell office:value-type="float" office:value="-0.49">
            <text:p>-0,49</text:p>
          </table:table-cell>
          <table:table-cell office:value-type="float" office:value="-0.0000112">
            <text:p>-1,12E-005</text:p>
          </table:table-cell>
          <table:table-cell table:formula="of:=[.P54]*[.Q54]" office:value-type="float" office:value="0.000005488">
            <text:p>5,49E-006</text:p>
          </table:table-cell>
          <table:table-cell office:value-type="float" office:value="-0.49">
            <text:p>-0,49</text:p>
          </table:table-cell>
          <table:table-cell office:value-type="float" office:value="-0.00000789">
            <text:p>-7,89E-006</text:p>
          </table:table-cell>
          <table:table-cell table:formula="of:=[.S54]*[.T54]" office:value-type="float" office:value="0.0000038661">
            <text:p>3,87E-006</text:p>
          </table:table-cell>
          <table:table-cell office:value-type="float" office:value="-0.49">
            <text:p>-0,49</text:p>
          </table:table-cell>
          <table:table-cell office:value-type="float" office:value="-0.00209">
            <text:p>-2,09E-003</text:p>
          </table:table-cell>
          <table:table-cell table:formula="of:=[.V54]*[.W54]" office:value-type="float" office:value="0.0010241">
            <text:p>1,02E-003</text:p>
          </table:table-cell>
          <table:table-cell office:value-type="float" office:value="-0.49">
            <text:p>-0,49</text:p>
          </table:table-cell>
          <table:table-cell office:value-type="float" office:value="-0.00000769">
            <text:p>-7,69E-006</text:p>
          </table:table-cell>
          <table:table-cell table:formula="of:=[.Y54]*[.Z54]" office:value-type="float" office:value="0.0000037681">
            <text:p>3,77E-006</text:p>
          </table:table-cell>
          <table:table-cell office:value-type="float" office:value="-0.49">
            <text:p>-0,49</text:p>
          </table:table-cell>
          <table:table-cell office:value-type="float" office:value="-0.00521">
            <text:p>-5,21E-003</text:p>
          </table:table-cell>
          <table:table-cell table:formula="of:=[.AB54]*[.AC54]" office:value-type="float" office:value="0.0025529">
            <text:p>0,0025529</text:p>
          </table:table-cell>
        </table:table-row>
        <table:table-row table:style-name="ro1">
          <table:table-cell office:value-type="float" office:value="-0.48">
            <text:p>-0,48</text:p>
          </table:table-cell>
          <table:table-cell office:value-type="float" office:value="-0.0000231">
            <text:p>-2,31E-005</text:p>
          </table:table-cell>
          <table:table-cell table:formula="of:=[.A55]*[.B55]" office:value-type="float" office:value="0.000011088">
            <text:p>1,11E-005</text:p>
          </table:table-cell>
          <table:table-cell office:value-type="float" office:value="-0.48">
            <text:p>-0,48</text:p>
          </table:table-cell>
          <table:table-cell office:value-type="float" office:value="-0.00469">
            <text:p>-4,69E-003</text:p>
          </table:table-cell>
          <table:table-cell table:formula="of:=[.D55]*[.E55]" office:value-type="float" office:value="0.0022512">
            <text:p>2,25E-003</text:p>
          </table:table-cell>
          <table:table-cell office:value-type="float" office:value="-0.48">
            <text:p>-0,48</text:p>
          </table:table-cell>
          <table:table-cell office:value-type="float" office:value="-0.0000312">
            <text:p>-3,12E-005</text:p>
          </table:table-cell>
          <table:table-cell table:formula="of:=[.G55]*[.H55]" office:value-type="float" office:value="0.000014976">
            <text:p>1,50E-005</text:p>
          </table:table-cell>
          <table:table-cell office:value-type="float" office:value="-0.48">
            <text:p>-0,48</text:p>
          </table:table-cell>
          <table:table-cell office:value-type="float" office:value="-0.00698">
            <text:p>-6,98E-003</text:p>
          </table:table-cell>
          <table:table-cell table:formula="of:=[.J55]*[.K55]" office:value-type="float" office:value="0.0033504">
            <text:p>3,35E-003</text:p>
          </table:table-cell>
          <table:table-cell office:value-type="float" office:value="-0.48">
            <text:p>-0,48</text:p>
          </table:table-cell>
          <table:table-cell office:value-type="float" office:value="-0.0000106">
            <text:p>-1,06E-005</text:p>
          </table:table-cell>
          <table:table-cell table:formula="of:=[.M55]*[.N55]" office:value-type="float" office:value="0.000005088">
            <text:p>5,09E-006</text:p>
          </table:table-cell>
          <table:table-cell office:value-type="float" office:value="-0.48">
            <text:p>-0,48</text:p>
          </table:table-cell>
          <table:table-cell office:value-type="float" office:value="-0.000011">
            <text:p>-1,10E-005</text:p>
          </table:table-cell>
          <table:table-cell table:formula="of:=[.P55]*[.Q55]" office:value-type="float" office:value="0.00000528">
            <text:p>5,28E-006</text:p>
          </table:table-cell>
          <table:table-cell office:value-type="float" office:value="-0.48">
            <text:p>-0,48</text:p>
          </table:table-cell>
          <table:table-cell office:value-type="float" office:value="-0.00000769">
            <text:p>-7,69E-006</text:p>
          </table:table-cell>
          <table:table-cell table:formula="of:=[.S55]*[.T55]" office:value-type="float" office:value="0.0000036912">
            <text:p>3,69E-006</text:p>
          </table:table-cell>
          <table:table-cell office:value-type="float" office:value="-0.48">
            <text:p>-0,48</text:p>
          </table:table-cell>
          <table:table-cell office:value-type="float" office:value="-0.00209">
            <text:p>-2,09E-003</text:p>
          </table:table-cell>
          <table:table-cell table:formula="of:=[.V55]*[.W55]" office:value-type="float" office:value="0.0010032">
            <text:p>1,00E-003</text:p>
          </table:table-cell>
          <table:table-cell office:value-type="float" office:value="-0.48">
            <text:p>-0,48</text:p>
          </table:table-cell>
          <table:table-cell office:value-type="float" office:value="-0.00000752">
            <text:p>-7,52E-006</text:p>
          </table:table-cell>
          <table:table-cell table:formula="of:=[.Y55]*[.Z55]" office:value-type="float" office:value="0.0000036096">
            <text:p>3,61E-006</text:p>
          </table:table-cell>
          <table:table-cell office:value-type="float" office:value="-0.48">
            <text:p>-0,48</text:p>
          </table:table-cell>
          <table:table-cell office:value-type="float" office:value="-0.00521">
            <text:p>-5,21E-003</text:p>
          </table:table-cell>
          <table:table-cell table:formula="of:=[.AB55]*[.AC55]" office:value-type="float" office:value="0.0025008">
            <text:p>0,0025008</text:p>
          </table:table-cell>
        </table:table-row>
        <table:table-row table:style-name="ro1">
          <table:table-cell office:value-type="float" office:value="-0.47">
            <text:p>-0,47</text:p>
          </table:table-cell>
          <table:table-cell office:value-type="float" office:value="-0.0000224">
            <text:p>-2,24E-005</text:p>
          </table:table-cell>
          <table:table-cell table:formula="of:=[.A56]*[.B56]" office:value-type="float" office:value="0.000010528">
            <text:p>1,05E-005</text:p>
          </table:table-cell>
          <table:table-cell office:value-type="float" office:value="-0.47">
            <text:p>-0,47</text:p>
          </table:table-cell>
          <table:table-cell office:value-type="float" office:value="-0.00457">
            <text:p>-4,57E-003</text:p>
          </table:table-cell>
          <table:table-cell table:formula="of:=[.D56]*[.E56]" office:value-type="float" office:value="0.0021479">
            <text:p>2,15E-003</text:p>
          </table:table-cell>
          <table:table-cell office:value-type="float" office:value="-0.47">
            <text:p>-0,47</text:p>
          </table:table-cell>
          <table:table-cell office:value-type="float" office:value="-0.0000305">
            <text:p>-3,05E-005</text:p>
          </table:table-cell>
          <table:table-cell table:formula="of:=[.G56]*[.H56]" office:value-type="float" office:value="0.000014335">
            <text:p>1,43E-005</text:p>
          </table:table-cell>
          <table:table-cell office:value-type="float" office:value="-0.47">
            <text:p>-0,47</text:p>
          </table:table-cell>
          <table:table-cell office:value-type="float" office:value="-0.00697">
            <text:p>-6,97E-003</text:p>
          </table:table-cell>
          <table:table-cell table:formula="of:=[.J56]*[.K56]" office:value-type="float" office:value="0.0032759">
            <text:p>3,28E-003</text:p>
          </table:table-cell>
          <table:table-cell office:value-type="float" office:value="-0.47">
            <text:p>-0,47</text:p>
          </table:table-cell>
          <table:table-cell office:value-type="float" office:value="-0.0000103">
            <text:p>-1,03E-005</text:p>
          </table:table-cell>
          <table:table-cell table:formula="of:=[.M56]*[.N56]" office:value-type="float" office:value="0.000004841">
            <text:p>4,84E-006</text:p>
          </table:table-cell>
          <table:table-cell office:value-type="float" office:value="-0.47">
            <text:p>-0,47</text:p>
          </table:table-cell>
          <table:table-cell office:value-type="float" office:value="-0.0000107">
            <text:p>-1,07E-005</text:p>
          </table:table-cell>
          <table:table-cell table:formula="of:=[.P56]*[.Q56]" office:value-type="float" office:value="0.000005029">
            <text:p>5,03E-006</text:p>
          </table:table-cell>
          <table:table-cell office:value-type="float" office:value="-0.47">
            <text:p>-0,47</text:p>
          </table:table-cell>
          <table:table-cell office:value-type="float" office:value="-0.00000751">
            <text:p>-7,51E-006</text:p>
          </table:table-cell>
          <table:table-cell table:formula="of:=[.S56]*[.T56]" office:value-type="float" office:value="0.0000035297">
            <text:p>3,53E-006</text:p>
          </table:table-cell>
          <table:table-cell office:value-type="float" office:value="-0.47">
            <text:p>-0,47</text:p>
          </table:table-cell>
          <table:table-cell office:value-type="float" office:value="-0.00209">
            <text:p>-2,09E-003</text:p>
          </table:table-cell>
          <table:table-cell table:formula="of:=[.V56]*[.W56]" office:value-type="float" office:value="0.0009823">
            <text:p>9,82E-004</text:p>
          </table:table-cell>
          <table:table-cell office:value-type="float" office:value="-0.47">
            <text:p>-0,47</text:p>
          </table:table-cell>
          <table:table-cell office:value-type="float" office:value="-0.00000735">
            <text:p>-7,35E-006</text:p>
          </table:table-cell>
          <table:table-cell table:formula="of:=[.Y56]*[.Z56]" office:value-type="float" office:value="0.0000034545">
            <text:p>3,45E-006</text:p>
          </table:table-cell>
          <table:table-cell office:value-type="float" office:value="-0.47">
            <text:p>-0,47</text:p>
          </table:table-cell>
          <table:table-cell office:value-type="float" office:value="-0.00521">
            <text:p>-5,21E-003</text:p>
          </table:table-cell>
          <table:table-cell table:formula="of:=[.AB56]*[.AC56]" office:value-type="float" office:value="0.0024487">
            <text:p>0,0024487</text:p>
          </table:table-cell>
        </table:table-row>
        <table:table-row table:style-name="ro1">
          <table:table-cell office:value-type="float" office:value="-0.46">
            <text:p>-0,46</text:p>
          </table:table-cell>
          <table:table-cell office:value-type="float" office:value="-0.0000219">
            <text:p>-2,19E-005</text:p>
          </table:table-cell>
          <table:table-cell table:formula="of:=[.A57]*[.B57]" office:value-type="float" office:value="0.000010074">
            <text:p>1,01E-005</text:p>
          </table:table-cell>
          <table:table-cell office:value-type="float" office:value="-0.46">
            <text:p>-0,46</text:p>
          </table:table-cell>
          <table:table-cell office:value-type="float" office:value="-0.00446">
            <text:p>-4,46E-003</text:p>
          </table:table-cell>
          <table:table-cell table:formula="of:=[.D57]*[.E57]" office:value-type="float" office:value="0.0020516">
            <text:p>2,05E-003</text:p>
          </table:table-cell>
          <table:table-cell office:value-type="float" office:value="-0.46">
            <text:p>-0,46</text:p>
          </table:table-cell>
          <table:table-cell office:value-type="float" office:value="-0.0000299">
            <text:p>-2,99E-005</text:p>
          </table:table-cell>
          <table:table-cell table:formula="of:=[.G57]*[.H57]" office:value-type="float" office:value="0.000013754">
            <text:p>1,38E-005</text:p>
          </table:table-cell>
          <table:table-cell office:value-type="float" office:value="-0.46">
            <text:p>-0,46</text:p>
          </table:table-cell>
          <table:table-cell office:value-type="float" office:value="-0.00697">
            <text:p>-6,97E-003</text:p>
          </table:table-cell>
          <table:table-cell table:formula="of:=[.J57]*[.K57]" office:value-type="float" office:value="0.0032062">
            <text:p>3,21E-003</text:p>
          </table:table-cell>
          <table:table-cell office:value-type="float" office:value="-0.46">
            <text:p>-0,46</text:p>
          </table:table-cell>
          <table:table-cell office:value-type="float" office:value="-0.0000101">
            <text:p>-1,01E-005</text:p>
          </table:table-cell>
          <table:table-cell table:formula="of:=[.M57]*[.N57]" office:value-type="float" office:value="0.000004646">
            <text:p>4,65E-006</text:p>
          </table:table-cell>
          <table:table-cell office:value-type="float" office:value="-0.46">
            <text:p>-0,46</text:p>
          </table:table-cell>
          <table:table-cell office:value-type="float" office:value="-0.0000105">
            <text:p>-1,05E-005</text:p>
          </table:table-cell>
          <table:table-cell table:formula="of:=[.P57]*[.Q57]" office:value-type="float" office:value="0.00000483">
            <text:p>4,83E-006</text:p>
          </table:table-cell>
          <table:table-cell office:value-type="float" office:value="-0.46">
            <text:p>-0,46</text:p>
          </table:table-cell>
          <table:table-cell office:value-type="float" office:value="-0.00000733">
            <text:p>-7,33E-006</text:p>
          </table:table-cell>
          <table:table-cell table:formula="of:=[.S57]*[.T57]" office:value-type="float" office:value="0.0000033718">
            <text:p>3,37E-006</text:p>
          </table:table-cell>
          <table:table-cell office:value-type="float" office:value="-0.46">
            <text:p>-0,46</text:p>
          </table:table-cell>
          <table:table-cell office:value-type="float" office:value="-0.00209">
            <text:p>-2,09E-003</text:p>
          </table:table-cell>
          <table:table-cell table:formula="of:=[.V57]*[.W57]" office:value-type="float" office:value="0.0009614">
            <text:p>9,61E-004</text:p>
          </table:table-cell>
          <table:table-cell office:value-type="float" office:value="-0.46">
            <text:p>-0,46</text:p>
          </table:table-cell>
          <table:table-cell office:value-type="float" office:value="-0.00000718">
            <text:p>-7,18E-006</text:p>
          </table:table-cell>
          <table:table-cell table:formula="of:=[.Y57]*[.Z57]" office:value-type="float" office:value="0.0000033028">
            <text:p>3,30E-006</text:p>
          </table:table-cell>
          <table:table-cell office:value-type="float" office:value="-0.46">
            <text:p>-0,46</text:p>
          </table:table-cell>
          <table:table-cell office:value-type="float" office:value="-0.0052">
            <text:p>-5,20E-003</text:p>
          </table:table-cell>
          <table:table-cell table:formula="of:=[.AB57]*[.AC57]" office:value-type="float" office:value="0.002392">
            <text:p>0,002392</text:p>
          </table:table-cell>
        </table:table-row>
        <table:table-row table:style-name="ro1">
          <table:table-cell office:value-type="float" office:value="-0.45">
            <text:p>-0,45</text:p>
          </table:table-cell>
          <table:table-cell office:value-type="float" office:value="-0.0000212">
            <text:p>-2,12E-005</text:p>
          </table:table-cell>
          <table:table-cell table:formula="of:=[.A58]*[.B58]" office:value-type="float" office:value="0.00000954">
            <text:p>9,54E-006</text:p>
          </table:table-cell>
          <table:table-cell office:value-type="float" office:value="-0.45">
            <text:p>-0,45</text:p>
          </table:table-cell>
          <table:table-cell office:value-type="float" office:value="-0.00435">
            <text:p>-4,35E-003</text:p>
          </table:table-cell>
          <table:table-cell table:formula="of:=[.D58]*[.E58]" office:value-type="float" office:value="0.0019575">
            <text:p>1,96E-003</text:p>
          </table:table-cell>
          <table:table-cell office:value-type="float" office:value="-0.45">
            <text:p>-0,45</text:p>
          </table:table-cell>
          <table:table-cell office:value-type="float" office:value="-0.0000292">
            <text:p>-2,92E-005</text:p>
          </table:table-cell>
          <table:table-cell table:formula="of:=[.G58]*[.H58]" office:value-type="float" office:value="0.00001314">
            <text:p>1,31E-005</text:p>
          </table:table-cell>
          <table:table-cell office:value-type="float" office:value="-0.45">
            <text:p>-0,45</text:p>
          </table:table-cell>
          <table:table-cell office:value-type="float" office:value="-0.00698">
            <text:p>-6,98E-003</text:p>
          </table:table-cell>
          <table:table-cell table:formula="of:=[.J58]*[.K58]" office:value-type="float" office:value="0.003141">
            <text:p>3,14E-003</text:p>
          </table:table-cell>
          <table:table-cell office:value-type="float" office:value="-0.45">
            <text:p>-0,45</text:p>
          </table:table-cell>
          <table:table-cell office:value-type="float" office:value="-0.00000983">
            <text:p>-9,83E-006</text:p>
          </table:table-cell>
          <table:table-cell table:formula="of:=[.M58]*[.N58]" office:value-type="float" office:value="0.0000044235">
            <text:p>4,42E-006</text:p>
          </table:table-cell>
          <table:table-cell office:value-type="float" office:value="-0.45">
            <text:p>-0,45</text:p>
          </table:table-cell>
          <table:table-cell office:value-type="float" office:value="-0.0000102">
            <text:p>-1,02E-005</text:p>
          </table:table-cell>
          <table:table-cell table:formula="of:=[.P58]*[.Q58]" office:value-type="float" office:value="0.00000459">
            <text:p>4,59E-006</text:p>
          </table:table-cell>
          <table:table-cell office:value-type="float" office:value="-0.45">
            <text:p>-0,45</text:p>
          </table:table-cell>
          <table:table-cell office:value-type="float" office:value="-0.00000715">
            <text:p>-7,15E-006</text:p>
          </table:table-cell>
          <table:table-cell table:formula="of:=[.S58]*[.T58]" office:value-type="float" office:value="0.0000032175">
            <text:p>3,22E-006</text:p>
          </table:table-cell>
          <table:table-cell office:value-type="float" office:value="-0.45">
            <text:p>-0,45</text:p>
          </table:table-cell>
          <table:table-cell office:value-type="float" office:value="-0.00208">
            <text:p>-2,08E-003</text:p>
          </table:table-cell>
          <table:table-cell table:formula="of:=[.V58]*[.W58]" office:value-type="float" office:value="0.000936">
            <text:p>9,36E-004</text:p>
          </table:table-cell>
          <table:table-cell office:value-type="float" office:value="-0.45">
            <text:p>-0,45</text:p>
          </table:table-cell>
          <table:table-cell office:value-type="float" office:value="-0.00000702">
            <text:p>-7,02E-006</text:p>
          </table:table-cell>
          <table:table-cell table:formula="of:=[.Y58]*[.Z58]" office:value-type="float" office:value="0.000003159">
            <text:p>3,16E-006</text:p>
          </table:table-cell>
          <table:table-cell office:value-type="float" office:value="-0.45">
            <text:p>-0,45</text:p>
          </table:table-cell>
          <table:table-cell office:value-type="float" office:value="-0.0052">
            <text:p>-5,20E-003</text:p>
          </table:table-cell>
          <table:table-cell table:formula="of:=[.AB58]*[.AC58]" office:value-type="float" office:value="0.00234">
            <text:p>0,00234</text:p>
          </table:table-cell>
        </table:table-row>
        <table:table-row table:style-name="ro1">
          <table:table-cell office:value-type="float" office:value="-0.44">
            <text:p>-0,44</text:p>
          </table:table-cell>
          <table:table-cell office:value-type="float" office:value="-0.0000206">
            <text:p>-2,06E-005</text:p>
          </table:table-cell>
          <table:table-cell table:formula="of:=[.A59]*[.B59]" office:value-type="float" office:value="0.000009064">
            <text:p>9,06E-006</text:p>
          </table:table-cell>
          <table:table-cell office:value-type="float" office:value="-0.44">
            <text:p>-0,44</text:p>
          </table:table-cell>
          <table:table-cell office:value-type="float" office:value="-0.00424">
            <text:p>-4,24E-003</text:p>
          </table:table-cell>
          <table:table-cell table:formula="of:=[.D59]*[.E59]" office:value-type="float" office:value="0.0018656">
            <text:p>1,87E-003</text:p>
          </table:table-cell>
          <table:table-cell office:value-type="float" office:value="-0.44">
            <text:p>-0,44</text:p>
          </table:table-cell>
          <table:table-cell office:value-type="float" office:value="-0.0000285">
            <text:p>-2,85E-005</text:p>
          </table:table-cell>
          <table:table-cell table:formula="of:=[.G59]*[.H59]" office:value-type="float" office:value="0.00001254">
            <text:p>1,25E-005</text:p>
          </table:table-cell>
          <table:table-cell office:value-type="float" office:value="-0.44">
            <text:p>-0,44</text:p>
          </table:table-cell>
          <table:table-cell office:value-type="float" office:value="-0.00699">
            <text:p>-6,99E-003</text:p>
          </table:table-cell>
          <table:table-cell table:formula="of:=[.J59]*[.K59]" office:value-type="float" office:value="0.0030756">
            <text:p>3,08E-003</text:p>
          </table:table-cell>
          <table:table-cell office:value-type="float" office:value="-0.44">
            <text:p>-0,44</text:p>
          </table:table-cell>
          <table:table-cell office:value-type="float" office:value="-0.00000958">
            <text:p>-9,58E-006</text:p>
          </table:table-cell>
          <table:table-cell table:formula="of:=[.M59]*[.N59]" office:value-type="float" office:value="0.0000042152">
            <text:p>4,22E-006</text:p>
          </table:table-cell>
          <table:table-cell office:value-type="float" office:value="-0.44">
            <text:p>-0,44</text:p>
          </table:table-cell>
          <table:table-cell office:value-type="float" office:value="-0.00000997">
            <text:p>-9,97E-006</text:p>
          </table:table-cell>
          <table:table-cell table:formula="of:=[.P59]*[.Q59]" office:value-type="float" office:value="0.0000043868">
            <text:p>4,39E-006</text:p>
          </table:table-cell>
          <table:table-cell office:value-type="float" office:value="-0.44">
            <text:p>-0,44</text:p>
          </table:table-cell>
          <table:table-cell office:value-type="float" office:value="-0.00000697">
            <text:p>-6,97E-006</text:p>
          </table:table-cell>
          <table:table-cell table:formula="of:=[.S59]*[.T59]" office:value-type="float" office:value="0.0000030668">
            <text:p>3,07E-006</text:p>
          </table:table-cell>
          <table:table-cell office:value-type="float" office:value="-0.44">
            <text:p>-0,44</text:p>
          </table:table-cell>
          <table:table-cell office:value-type="float" office:value="-0.00207">
            <text:p>-2,07E-003</text:p>
          </table:table-cell>
          <table:table-cell table:formula="of:=[.V59]*[.W59]" office:value-type="float" office:value="0.0009108">
            <text:p>9,11E-004</text:p>
          </table:table-cell>
          <table:table-cell office:value-type="float" office:value="-0.44">
            <text:p>-0,44</text:p>
          </table:table-cell>
          <table:table-cell office:value-type="float" office:value="-0.00000685">
            <text:p>-6,85E-006</text:p>
          </table:table-cell>
          <table:table-cell table:formula="of:=[.Y59]*[.Z59]" office:value-type="float" office:value="0.000003014">
            <text:p>3,01E-006</text:p>
          </table:table-cell>
          <table:table-cell office:value-type="float" office:value="-0.44">
            <text:p>-0,44</text:p>
          </table:table-cell>
          <table:table-cell office:value-type="float" office:value="-0.0052">
            <text:p>-5,20E-003</text:p>
          </table:table-cell>
          <table:table-cell table:formula="of:=[.AB59]*[.AC59]" office:value-type="float" office:value="0.002288">
            <text:p>0,002288</text:p>
          </table:table-cell>
        </table:table-row>
        <table:table-row table:style-name="ro1">
          <table:table-cell office:value-type="float" office:value="-0.43">
            <text:p>-0,43</text:p>
          </table:table-cell>
          <table:table-cell office:value-type="float" office:value="-0.00002">
            <text:p>-2,00E-005</text:p>
          </table:table-cell>
          <table:table-cell table:formula="of:=[.A60]*[.B60]" office:value-type="float" office:value="0.0000086">
            <text:p>8,60E-006</text:p>
          </table:table-cell>
          <table:table-cell office:value-type="float" office:value="-0.43">
            <text:p>-0,43</text:p>
          </table:table-cell>
          <table:table-cell office:value-type="float" office:value="-0.00413">
            <text:p>-4,13E-003</text:p>
          </table:table-cell>
          <table:table-cell table:formula="of:=[.D60]*[.E60]" office:value-type="float" office:value="0.0017759">
            <text:p>1,78E-003</text:p>
          </table:table-cell>
          <table:table-cell office:value-type="float" office:value="-0.43">
            <text:p>-0,43</text:p>
          </table:table-cell>
          <table:table-cell office:value-type="float" office:value="-0.0000278">
            <text:p>-2,78E-005</text:p>
          </table:table-cell>
          <table:table-cell table:formula="of:=[.G60]*[.H60]" office:value-type="float" office:value="0.000011954">
            <text:p>1,20E-005</text:p>
          </table:table-cell>
          <table:table-cell office:value-type="float" office:value="-0.43">
            <text:p>-0,43</text:p>
          </table:table-cell>
          <table:table-cell office:value-type="float" office:value="-0.00698">
            <text:p>-6,98E-003</text:p>
          </table:table-cell>
          <table:table-cell table:formula="of:=[.J60]*[.K60]" office:value-type="float" office:value="0.0030014">
            <text:p>3,00E-003</text:p>
          </table:table-cell>
          <table:table-cell office:value-type="float" office:value="-0.43">
            <text:p>-0,43</text:p>
          </table:table-cell>
          <table:table-cell office:value-type="float" office:value="-0.00000933">
            <text:p>-9,33E-006</text:p>
          </table:table-cell>
          <table:table-cell table:formula="of:=[.M60]*[.N60]" office:value-type="float" office:value="0.0000040119">
            <text:p>4,01E-006</text:p>
          </table:table-cell>
          <table:table-cell office:value-type="float" office:value="-0.43">
            <text:p>-0,43</text:p>
          </table:table-cell>
          <table:table-cell office:value-type="float" office:value="-0.00000972">
            <text:p>-9,72E-006</text:p>
          </table:table-cell>
          <table:table-cell table:formula="of:=[.P60]*[.Q60]" office:value-type="float" office:value="0.0000041796">
            <text:p>4,18E-006</text:p>
          </table:table-cell>
          <table:table-cell office:value-type="float" office:value="-0.43">
            <text:p>-0,43</text:p>
          </table:table-cell>
          <table:table-cell office:value-type="float" office:value="-0.00000679">
            <text:p>-6,79E-006</text:p>
          </table:table-cell>
          <table:table-cell table:formula="of:=[.S60]*[.T60]" office:value-type="float" office:value="0.0000029197">
            <text:p>2,92E-006</text:p>
          </table:table-cell>
          <table:table-cell office:value-type="float" office:value="-0.43">
            <text:p>-0,43</text:p>
          </table:table-cell>
          <table:table-cell office:value-type="float" office:value="-0.00207">
            <text:p>-2,07E-003</text:p>
          </table:table-cell>
          <table:table-cell table:formula="of:=[.V60]*[.W60]" office:value-type="float" office:value="0.0008901">
            <text:p>8,90E-004</text:p>
          </table:table-cell>
          <table:table-cell office:value-type="float" office:value="-0.43">
            <text:p>-0,43</text:p>
          </table:table-cell>
          <table:table-cell office:value-type="float" office:value="-0.00000669">
            <text:p>-6,69E-006</text:p>
          </table:table-cell>
          <table:table-cell table:formula="of:=[.Y60]*[.Z60]" office:value-type="float" office:value="0.0000028767">
            <text:p>2,88E-006</text:p>
          </table:table-cell>
          <table:table-cell office:value-type="float" office:value="-0.43">
            <text:p>-0,43</text:p>
          </table:table-cell>
          <table:table-cell office:value-type="float" office:value="-0.0052">
            <text:p>-5,20E-003</text:p>
          </table:table-cell>
          <table:table-cell table:formula="of:=[.AB60]*[.AC60]" office:value-type="float" office:value="0.002236">
            <text:p>0,002236</text:p>
          </table:table-cell>
        </table:table-row>
        <table:table-row table:style-name="ro1">
          <table:table-cell office:value-type="float" office:value="-0.42">
            <text:p>-0,42</text:p>
          </table:table-cell>
          <table:table-cell office:value-type="float" office:value="-0.0000194">
            <text:p>-1,94E-005</text:p>
          </table:table-cell>
          <table:table-cell table:formula="of:=[.A61]*[.B61]" office:value-type="float" office:value="0.000008148">
            <text:p>8,15E-006</text:p>
          </table:table-cell>
          <table:table-cell office:value-type="float" office:value="-0.42">
            <text:p>-0,42</text:p>
          </table:table-cell>
          <table:table-cell office:value-type="float" office:value="-0.00403">
            <text:p>-4,03E-003</text:p>
          </table:table-cell>
          <table:table-cell table:formula="of:=[.D61]*[.E61]" office:value-type="float" office:value="0.0016926">
            <text:p>1,69E-003</text:p>
          </table:table-cell>
          <table:table-cell office:value-type="float" office:value="-0.42">
            <text:p>-0,42</text:p>
          </table:table-cell>
          <table:table-cell office:value-type="float" office:value="-0.0000271">
            <text:p>-2,71E-005</text:p>
          </table:table-cell>
          <table:table-cell table:formula="of:=[.G61]*[.H61]" office:value-type="float" office:value="0.000011382">
            <text:p>1,14E-005</text:p>
          </table:table-cell>
          <table:table-cell office:value-type="float" office:value="-0.42">
            <text:p>-0,42</text:p>
          </table:table-cell>
          <table:table-cell office:value-type="float" office:value="-0.00698">
            <text:p>-6,98E-003</text:p>
          </table:table-cell>
          <table:table-cell table:formula="of:=[.J61]*[.K61]" office:value-type="float" office:value="0.0029316">
            <text:p>2,93E-003</text:p>
          </table:table-cell>
          <table:table-cell office:value-type="float" office:value="-0.42">
            <text:p>-0,42</text:p>
          </table:table-cell>
          <table:table-cell office:value-type="float" office:value="-0.00000909">
            <text:p>-9,09E-006</text:p>
          </table:table-cell>
          <table:table-cell table:formula="of:=[.M61]*[.N61]" office:value-type="float" office:value="0.0000038178">
            <text:p>3,82E-006</text:p>
          </table:table-cell>
          <table:table-cell office:value-type="float" office:value="-0.42">
            <text:p>-0,42</text:p>
          </table:table-cell>
          <table:table-cell office:value-type="float" office:value="-0.00000947">
            <text:p>-9,47E-006</text:p>
          </table:table-cell>
          <table:table-cell table:formula="of:=[.P61]*[.Q61]" office:value-type="float" office:value="0.0000039774">
            <text:p>3,98E-006</text:p>
          </table:table-cell>
          <table:table-cell office:value-type="float" office:value="-0.42">
            <text:p>-0,42</text:p>
          </table:table-cell>
          <table:table-cell office:value-type="float" office:value="-0.00000662">
            <text:p>-6,62E-006</text:p>
          </table:table-cell>
          <table:table-cell table:formula="of:=[.S61]*[.T61]" office:value-type="float" office:value="0.0000027804">
            <text:p>2,78E-006</text:p>
          </table:table-cell>
          <table:table-cell office:value-type="float" office:value="-0.42">
            <text:p>-0,42</text:p>
          </table:table-cell>
          <table:table-cell office:value-type="float" office:value="-0.00207">
            <text:p>-2,07E-003</text:p>
          </table:table-cell>
          <table:table-cell table:formula="of:=[.V61]*[.W61]" office:value-type="float" office:value="0.0008694">
            <text:p>8,69E-004</text:p>
          </table:table-cell>
          <table:table-cell office:value-type="float" office:value="-0.42">
            <text:p>-0,42</text:p>
          </table:table-cell>
          <table:table-cell office:value-type="float" office:value="-0.00000653">
            <text:p>-6,53E-006</text:p>
          </table:table-cell>
          <table:table-cell table:formula="of:=[.Y61]*[.Z61]" office:value-type="float" office:value="0.0000027426">
            <text:p>2,74E-006</text:p>
          </table:table-cell>
          <table:table-cell office:value-type="float" office:value="-0.42">
            <text:p>-0,42</text:p>
          </table:table-cell>
          <table:table-cell office:value-type="float" office:value="-0.0052">
            <text:p>-5,20E-003</text:p>
          </table:table-cell>
          <table:table-cell table:formula="of:=[.AB61]*[.AC61]" office:value-type="float" office:value="0.002184">
            <text:p>0,002184</text:p>
          </table:table-cell>
        </table:table-row>
        <table:table-row table:style-name="ro1">
          <table:table-cell office:value-type="float" office:value="-0.41">
            <text:p>-0,41</text:p>
          </table:table-cell>
          <table:table-cell office:value-type="float" office:value="-0.0000188">
            <text:p>-1,88E-005</text:p>
          </table:table-cell>
          <table:table-cell table:formula="of:=[.A62]*[.B62]" office:value-type="float" office:value="0.000007708">
            <text:p>7,71E-006</text:p>
          </table:table-cell>
          <table:table-cell office:value-type="float" office:value="-0.41">
            <text:p>-0,41</text:p>
          </table:table-cell>
          <table:table-cell office:value-type="float" office:value="-0.00393">
            <text:p>-3,93E-003</text:p>
          </table:table-cell>
          <table:table-cell table:formula="of:=[.D62]*[.E62]" office:value-type="float" office:value="0.0016113">
            <text:p>1,61E-003</text:p>
          </table:table-cell>
          <table:table-cell office:value-type="float" office:value="-0.41">
            <text:p>-0,41</text:p>
          </table:table-cell>
          <table:table-cell office:value-type="float" office:value="-0.0000264">
            <text:p>-2,64E-005</text:p>
          </table:table-cell>
          <table:table-cell table:formula="of:=[.G62]*[.H62]" office:value-type="float" office:value="0.000010824">
            <text:p>1,08E-005</text:p>
          </table:table-cell>
          <table:table-cell office:value-type="float" office:value="-0.41">
            <text:p>-0,41</text:p>
          </table:table-cell>
          <table:table-cell office:value-type="float" office:value="-0.00695">
            <text:p>-6,95E-003</text:p>
          </table:table-cell>
          <table:table-cell table:formula="of:=[.J62]*[.K62]" office:value-type="float" office:value="0.0028495">
            <text:p>2,85E-003</text:p>
          </table:table-cell>
          <table:table-cell office:value-type="float" office:value="-0.41">
            <text:p>-0,41</text:p>
          </table:table-cell>
          <table:table-cell office:value-type="float" office:value="-0.00000884">
            <text:p>-8,84E-006</text:p>
          </table:table-cell>
          <table:table-cell table:formula="of:=[.M62]*[.N62]" office:value-type="float" office:value="0.0000036244">
            <text:p>3,62E-006</text:p>
          </table:table-cell>
          <table:table-cell office:value-type="float" office:value="-0.41">
            <text:p>-0,41</text:p>
          </table:table-cell>
          <table:table-cell office:value-type="float" office:value="-0.00000922">
            <text:p>-9,22E-006</text:p>
          </table:table-cell>
          <table:table-cell table:formula="of:=[.P62]*[.Q62]" office:value-type="float" office:value="0.0000037802">
            <text:p>3,78E-006</text:p>
          </table:table-cell>
          <table:table-cell office:value-type="float" office:value="-0.41">
            <text:p>-0,41</text:p>
          </table:table-cell>
          <table:table-cell office:value-type="float" office:value="-0.00000644">
            <text:p>-6,44E-006</text:p>
          </table:table-cell>
          <table:table-cell table:formula="of:=[.S62]*[.T62]" office:value-type="float" office:value="0.0000026404">
            <text:p>2,64E-006</text:p>
          </table:table-cell>
          <table:table-cell office:value-type="float" office:value="-0.41">
            <text:p>-0,41</text:p>
          </table:table-cell>
          <table:table-cell office:value-type="float" office:value="-0.00208">
            <text:p>-2,08E-003</text:p>
          </table:table-cell>
          <table:table-cell table:formula="of:=[.V62]*[.W62]" office:value-type="float" office:value="0.0008528">
            <text:p>8,53E-004</text:p>
          </table:table-cell>
          <table:table-cell office:value-type="float" office:value="-0.41">
            <text:p>-0,41</text:p>
          </table:table-cell>
          <table:table-cell office:value-type="float" office:value="-0.00000637">
            <text:p>-6,37E-006</text:p>
          </table:table-cell>
          <table:table-cell table:formula="of:=[.Y62]*[.Z62]" office:value-type="float" office:value="0.0000026117">
            <text:p>2,61E-006</text:p>
          </table:table-cell>
          <table:table-cell office:value-type="float" office:value="-0.41">
            <text:p>-0,41</text:p>
          </table:table-cell>
          <table:table-cell office:value-type="float" office:value="-0.00522">
            <text:p>-5,22E-003</text:p>
          </table:table-cell>
          <table:table-cell table:formula="of:=[.AB62]*[.AC62]" office:value-type="float" office:value="0.0021402">
            <text:p>0,0021402</text:p>
          </table:table-cell>
        </table:table-row>
        <table:table-row table:style-name="ro1">
          <table:table-cell office:value-type="float" office:value="-0.4">
            <text:p>-0,4</text:p>
          </table:table-cell>
          <table:table-cell office:value-type="float" office:value="-0.0000182">
            <text:p>-1,82E-005</text:p>
          </table:table-cell>
          <table:table-cell table:formula="of:=[.A63]*[.B63]" office:value-type="float" office:value="0.00000728">
            <text:p>7,28E-006</text:p>
          </table:table-cell>
          <table:table-cell office:value-type="float" office:value="-0.4">
            <text:p>-0,4</text:p>
          </table:table-cell>
          <table:table-cell office:value-type="float" office:value="-0.00384">
            <text:p>-3,84E-003</text:p>
          </table:table-cell>
          <table:table-cell table:formula="of:=[.D63]*[.E63]" office:value-type="float" office:value="0.001536">
            <text:p>1,54E-003</text:p>
          </table:table-cell>
          <table:table-cell office:value-type="float" office:value="-0.4">
            <text:p>-0,4</text:p>
          </table:table-cell>
          <table:table-cell office:value-type="float" office:value="-0.0000257">
            <text:p>-2,57E-005</text:p>
          </table:table-cell>
          <table:table-cell table:formula="of:=[.G63]*[.H63]" office:value-type="float" office:value="0.00001028">
            <text:p>1,03E-005</text:p>
          </table:table-cell>
          <table:table-cell office:value-type="float" office:value="-0.4">
            <text:p>-0,4</text:p>
          </table:table-cell>
          <table:table-cell office:value-type="float" office:value="-0.00693">
            <text:p>-6,93E-003</text:p>
          </table:table-cell>
          <table:table-cell table:formula="of:=[.J63]*[.K63]" office:value-type="float" office:value="0.002772">
            <text:p>2,77E-003</text:p>
          </table:table-cell>
          <table:table-cell office:value-type="float" office:value="-0.4">
            <text:p>-0,4</text:p>
          </table:table-cell>
          <table:table-cell office:value-type="float" office:value="-0.00000861">
            <text:p>-8,61E-006</text:p>
          </table:table-cell>
          <table:table-cell table:formula="of:=[.M63]*[.N63]" office:value-type="float" office:value="0.000003444">
            <text:p>3,44E-006</text:p>
          </table:table-cell>
          <table:table-cell office:value-type="float" office:value="-0.4">
            <text:p>-0,4</text:p>
          </table:table-cell>
          <table:table-cell office:value-type="float" office:value="-0.00000898">
            <text:p>-8,98E-006</text:p>
          </table:table-cell>
          <table:table-cell table:formula="of:=[.P63]*[.Q63]" office:value-type="float" office:value="0.000003592">
            <text:p>3,59E-006</text:p>
          </table:table-cell>
          <table:table-cell office:value-type="float" office:value="-0.4">
            <text:p>-0,4</text:p>
          </table:table-cell>
          <table:table-cell office:value-type="float" office:value="-0.00000627">
            <text:p>-6,27E-006</text:p>
          </table:table-cell>
          <table:table-cell table:formula="of:=[.S63]*[.T63]" office:value-type="float" office:value="0.000002508">
            <text:p>2,51E-006</text:p>
          </table:table-cell>
          <table:table-cell office:value-type="float" office:value="-0.4">
            <text:p>-0,4</text:p>
          </table:table-cell>
          <table:table-cell office:value-type="float" office:value="-0.00208">
            <text:p>-2,08E-003</text:p>
          </table:table-cell>
          <table:table-cell table:formula="of:=[.V63]*[.W63]" office:value-type="float" office:value="0.000832">
            <text:p>8,32E-004</text:p>
          </table:table-cell>
          <table:table-cell office:value-type="float" office:value="-0.4">
            <text:p>-0,4</text:p>
          </table:table-cell>
          <table:table-cell office:value-type="float" office:value="-0.00000621">
            <text:p>-6,21E-006</text:p>
          </table:table-cell>
          <table:table-cell table:formula="of:=[.Y63]*[.Z63]" office:value-type="float" office:value="0.000002484">
            <text:p>2,48E-006</text:p>
          </table:table-cell>
          <table:table-cell office:value-type="float" office:value="-0.4">
            <text:p>-0,4</text:p>
          </table:table-cell>
          <table:table-cell office:value-type="float" office:value="-0.00521">
            <text:p>-5,21E-003</text:p>
          </table:table-cell>
          <table:table-cell table:formula="of:=[.AB63]*[.AC63]" office:value-type="float" office:value="0.002084">
            <text:p>0,002084</text:p>
          </table:table-cell>
        </table:table-row>
        <table:table-row table:style-name="ro1">
          <table:table-cell office:value-type="float" office:value="-0.39">
            <text:p>-0,39</text:p>
          </table:table-cell>
          <table:table-cell office:value-type="float" office:value="-0.0000177">
            <text:p>-1,77E-005</text:p>
          </table:table-cell>
          <table:table-cell table:formula="of:=[.A64]*[.B64]" office:value-type="float" office:value="0.000006903">
            <text:p>6,90E-006</text:p>
          </table:table-cell>
          <table:table-cell office:value-type="float" office:value="-0.39">
            <text:p>-0,39</text:p>
          </table:table-cell>
          <table:table-cell office:value-type="float" office:value="-0.00374">
            <text:p>-3,74E-003</text:p>
          </table:table-cell>
          <table:table-cell table:formula="of:=[.D64]*[.E64]" office:value-type="float" office:value="0.0014586">
            <text:p>1,46E-003</text:p>
          </table:table-cell>
          <table:table-cell office:value-type="float" office:value="-0.39">
            <text:p>-0,39</text:p>
          </table:table-cell>
          <table:table-cell office:value-type="float" office:value="-0.0000251">
            <text:p>-2,51E-005</text:p>
          </table:table-cell>
          <table:table-cell table:formula="of:=[.G64]*[.H64]" office:value-type="float" office:value="0.000009789">
            <text:p>9,79E-006</text:p>
          </table:table-cell>
          <table:table-cell office:value-type="float" office:value="-0.39">
            <text:p>-0,39</text:p>
          </table:table-cell>
          <table:table-cell office:value-type="float" office:value="-0.00694">
            <text:p>-6,94E-003</text:p>
          </table:table-cell>
          <table:table-cell table:formula="of:=[.J64]*[.K64]" office:value-type="float" office:value="0.0027066">
            <text:p>2,71E-003</text:p>
          </table:table-cell>
          <table:table-cell office:value-type="float" office:value="-0.39">
            <text:p>-0,39</text:p>
          </table:table-cell>
          <table:table-cell office:value-type="float" office:value="-0.00000837">
            <text:p>-8,37E-006</text:p>
          </table:table-cell>
          <table:table-cell table:formula="of:=[.M64]*[.N64]" office:value-type="float" office:value="0.0000032643">
            <text:p>3,26E-006</text:p>
          </table:table-cell>
          <table:table-cell office:value-type="float" office:value="-0.39">
            <text:p>-0,39</text:p>
          </table:table-cell>
          <table:table-cell office:value-type="float" office:value="-0.00000874">
            <text:p>-8,74E-006</text:p>
          </table:table-cell>
          <table:table-cell table:formula="of:=[.P64]*[.Q64]" office:value-type="float" office:value="0.0000034086">
            <text:p>3,41E-006</text:p>
          </table:table-cell>
          <table:table-cell office:value-type="float" office:value="-0.39">
            <text:p>-0,39</text:p>
          </table:table-cell>
          <table:table-cell office:value-type="float" office:value="-0.00000609">
            <text:p>-6,09E-006</text:p>
          </table:table-cell>
          <table:table-cell table:formula="of:=[.S64]*[.T64]" office:value-type="float" office:value="0.0000023751">
            <text:p>2,38E-006</text:p>
          </table:table-cell>
          <table:table-cell office:value-type="float" office:value="-0.39">
            <text:p>-0,39</text:p>
          </table:table-cell>
          <table:table-cell office:value-type="float" office:value="-0.00208">
            <text:p>-2,08E-003</text:p>
          </table:table-cell>
          <table:table-cell table:formula="of:=[.V64]*[.W64]" office:value-type="float" office:value="0.0008112">
            <text:p>8,11E-004</text:p>
          </table:table-cell>
          <table:table-cell office:value-type="float" office:value="-0.39">
            <text:p>-0,39</text:p>
          </table:table-cell>
          <table:table-cell office:value-type="float" office:value="-0.00000605">
            <text:p>-6,05E-006</text:p>
          </table:table-cell>
          <table:table-cell table:formula="of:=[.Y64]*[.Z64]" office:value-type="float" office:value="0.0000023595">
            <text:p>2,36E-006</text:p>
          </table:table-cell>
          <table:table-cell office:value-type="float" office:value="-0.39">
            <text:p>-0,39</text:p>
          </table:table-cell>
          <table:table-cell office:value-type="float" office:value="-0.00521">
            <text:p>-5,21E-003</text:p>
          </table:table-cell>
          <table:table-cell table:formula="of:=[.AB64]*[.AC64]" office:value-type="float" office:value="0.0020319">
            <text:p>0,0020319</text:p>
          </table:table-cell>
        </table:table-row>
        <table:table-row table:style-name="ro1">
          <table:table-cell office:value-type="float" office:value="-0.38">
            <text:p>-0,38</text:p>
          </table:table-cell>
          <table:table-cell office:value-type="float" office:value="-0.0000171">
            <text:p>-1,71E-005</text:p>
          </table:table-cell>
          <table:table-cell table:formula="of:=[.A65]*[.B65]" office:value-type="float" office:value="0.000006498">
            <text:p>6,50E-006</text:p>
          </table:table-cell>
          <table:table-cell office:value-type="float" office:value="-0.38">
            <text:p>-0,38</text:p>
          </table:table-cell>
          <table:table-cell office:value-type="float" office:value="-0.00365">
            <text:p>-3,65E-003</text:p>
          </table:table-cell>
          <table:table-cell table:formula="of:=[.D65]*[.E65]" office:value-type="float" office:value="0.001387">
            <text:p>1,39E-003</text:p>
          </table:table-cell>
          <table:table-cell office:value-type="float" office:value="-0.38">
            <text:p>-0,38</text:p>
          </table:table-cell>
          <table:table-cell office:value-type="float" office:value="-0.0000244">
            <text:p>-2,44E-005</text:p>
          </table:table-cell>
          <table:table-cell table:formula="of:=[.G65]*[.H65]" office:value-type="float" office:value="0.000009272">
            <text:p>9,27E-006</text:p>
          </table:table-cell>
          <table:table-cell office:value-type="float" office:value="-0.38">
            <text:p>-0,38</text:p>
          </table:table-cell>
          <table:table-cell office:value-type="float" office:value="-0.00693">
            <text:p>-6,93E-003</text:p>
          </table:table-cell>
          <table:table-cell table:formula="of:=[.J65]*[.K65]" office:value-type="float" office:value="0.0026334">
            <text:p>2,63E-003</text:p>
          </table:table-cell>
          <table:table-cell office:value-type="float" office:value="-0.38">
            <text:p>-0,38</text:p>
          </table:table-cell>
          <table:table-cell office:value-type="float" office:value="-0.00000813">
            <text:p>-8,13E-006</text:p>
          </table:table-cell>
          <table:table-cell table:formula="of:=[.M65]*[.N65]" office:value-type="float" office:value="0.0000030894">
            <text:p>3,09E-006</text:p>
          </table:table-cell>
          <table:table-cell office:value-type="float" office:value="-0.38">
            <text:p>-0,38</text:p>
          </table:table-cell>
          <table:table-cell office:value-type="float" office:value="-0.00000849">
            <text:p>-8,49E-006</text:p>
          </table:table-cell>
          <table:table-cell table:formula="of:=[.P65]*[.Q65]" office:value-type="float" office:value="0.0000032262">
            <text:p>3,23E-006</text:p>
          </table:table-cell>
          <table:table-cell office:value-type="float" office:value="-0.38">
            <text:p>-0,38</text:p>
          </table:table-cell>
          <table:table-cell office:value-type="float" office:value="-0.00000592">
            <text:p>-5,92E-006</text:p>
          </table:table-cell>
          <table:table-cell table:formula="of:=[.S65]*[.T65]" office:value-type="float" office:value="0.0000022496">
            <text:p>2,25E-006</text:p>
          </table:table-cell>
          <table:table-cell office:value-type="float" office:value="-0.38">
            <text:p>-0,38</text:p>
          </table:table-cell>
          <table:table-cell office:value-type="float" office:value="-0.00207">
            <text:p>-2,07E-003</text:p>
          </table:table-cell>
          <table:table-cell table:formula="of:=[.V65]*[.W65]" office:value-type="float" office:value="0.0007866">
            <text:p>7,87E-004</text:p>
          </table:table-cell>
          <table:table-cell office:value-type="float" office:value="-0.38">
            <text:p>-0,38</text:p>
          </table:table-cell>
          <table:table-cell office:value-type="float" office:value="-0.0000059">
            <text:p>-5,90E-006</text:p>
          </table:table-cell>
          <table:table-cell table:formula="of:=[.Y65]*[.Z65]" office:value-type="float" office:value="0.000002242">
            <text:p>2,24E-006</text:p>
          </table:table-cell>
          <table:table-cell office:value-type="float" office:value="-0.38">
            <text:p>-0,38</text:p>
          </table:table-cell>
          <table:table-cell office:value-type="float" office:value="-0.0052">
            <text:p>-5,20E-003</text:p>
          </table:table-cell>
          <table:table-cell table:formula="of:=[.AB65]*[.AC65]" office:value-type="float" office:value="0.001976">
            <text:p>0,001976</text:p>
          </table:table-cell>
        </table:table-row>
        <table:table-row table:style-name="ro1">
          <table:table-cell office:value-type="float" office:value="-0.37">
            <text:p>-0,37</text:p>
          </table:table-cell>
          <table:table-cell office:value-type="float" office:value="-0.0000165">
            <text:p>-1,65E-005</text:p>
          </table:table-cell>
          <table:table-cell table:formula="of:=[.A66]*[.B66]" office:value-type="float" office:value="0.000006105">
            <text:p>6,11E-006</text:p>
          </table:table-cell>
          <table:table-cell office:value-type="float" office:value="-0.37">
            <text:p>-0,37</text:p>
          </table:table-cell>
          <table:table-cell office:value-type="float" office:value="-0.00357">
            <text:p>-3,57E-003</text:p>
          </table:table-cell>
          <table:table-cell table:formula="of:=[.D66]*[.E66]" office:value-type="float" office:value="0.0013209">
            <text:p>1,32E-003</text:p>
          </table:table-cell>
          <table:table-cell office:value-type="float" office:value="-0.37">
            <text:p>-0,37</text:p>
          </table:table-cell>
          <table:table-cell office:value-type="float" office:value="-0.0000237">
            <text:p>-2,37E-005</text:p>
          </table:table-cell>
          <table:table-cell table:formula="of:=[.G66]*[.H66]" office:value-type="float" office:value="0.000008769">
            <text:p>8,77E-006</text:p>
          </table:table-cell>
          <table:table-cell office:value-type="float" office:value="-0.37">
            <text:p>-0,37</text:p>
          </table:table-cell>
          <table:table-cell office:value-type="float" office:value="-0.00693">
            <text:p>-6,93E-003</text:p>
          </table:table-cell>
          <table:table-cell table:formula="of:=[.J66]*[.K66]" office:value-type="float" office:value="0.0025641">
            <text:p>2,56E-003</text:p>
          </table:table-cell>
          <table:table-cell office:value-type="float" office:value="-0.37">
            <text:p>-0,37</text:p>
          </table:table-cell>
          <table:table-cell office:value-type="float" office:value="-0.0000079">
            <text:p>-7,90E-006</text:p>
          </table:table-cell>
          <table:table-cell table:formula="of:=[.M66]*[.N66]" office:value-type="float" office:value="0.000002923">
            <text:p>2,92E-006</text:p>
          </table:table-cell>
          <table:table-cell office:value-type="float" office:value="-0.37">
            <text:p>-0,37</text:p>
          </table:table-cell>
          <table:table-cell office:value-type="float" office:value="-0.00000826">
            <text:p>-8,26E-006</text:p>
          </table:table-cell>
          <table:table-cell table:formula="of:=[.P66]*[.Q66]" office:value-type="float" office:value="0.0000030562">
            <text:p>3,06E-006</text:p>
          </table:table-cell>
          <table:table-cell office:value-type="float" office:value="-0.37">
            <text:p>-0,37</text:p>
          </table:table-cell>
          <table:table-cell office:value-type="float" office:value="-0.00000575">
            <text:p>-5,75E-006</text:p>
          </table:table-cell>
          <table:table-cell table:formula="of:=[.S66]*[.T66]" office:value-type="float" office:value="0.0000021275">
            <text:p>2,13E-006</text:p>
          </table:table-cell>
          <table:table-cell office:value-type="float" office:value="-0.37">
            <text:p>-0,37</text:p>
          </table:table-cell>
          <table:table-cell office:value-type="float" office:value="-0.00207">
            <text:p>-2,07E-003</text:p>
          </table:table-cell>
          <table:table-cell table:formula="of:=[.V66]*[.W66]" office:value-type="float" office:value="0.0007659">
            <text:p>7,66E-004</text:p>
          </table:table-cell>
          <table:table-cell office:value-type="float" office:value="-0.37">
            <text:p>-0,37</text:p>
          </table:table-cell>
          <table:table-cell office:value-type="float" office:value="-0.00000574">
            <text:p>-5,74E-006</text:p>
          </table:table-cell>
          <table:table-cell table:formula="of:=[.Y66]*[.Z66]" office:value-type="float" office:value="0.0000021238">
            <text:p>2,12E-006</text:p>
          </table:table-cell>
          <table:table-cell office:value-type="float" office:value="-0.37">
            <text:p>-0,37</text:p>
          </table:table-cell>
          <table:table-cell office:value-type="float" office:value="-0.00519">
            <text:p>-5,19E-003</text:p>
          </table:table-cell>
          <table:table-cell table:formula="of:=[.AB66]*[.AC66]" office:value-type="float" office:value="0.0019203">
            <text:p>0,0019203</text:p>
          </table:table-cell>
        </table:table-row>
        <table:table-row table:style-name="ro1">
          <table:table-cell office:value-type="float" office:value="-0.36">
            <text:p>-0,36</text:p>
          </table:table-cell>
          <table:table-cell office:value-type="float" office:value="-0.000016">
            <text:p>-1,60E-005</text:p>
          </table:table-cell>
          <table:table-cell table:formula="of:=[.A67]*[.B67]" office:value-type="float" office:value="0.00000576">
            <text:p>5,76E-006</text:p>
          </table:table-cell>
          <table:table-cell office:value-type="float" office:value="-0.36">
            <text:p>-0,36</text:p>
          </table:table-cell>
          <table:table-cell office:value-type="float" office:value="-0.00348">
            <text:p>-3,48E-003</text:p>
          </table:table-cell>
          <table:table-cell table:formula="of:=[.D67]*[.E67]" office:value-type="float" office:value="0.0012528">
            <text:p>1,25E-003</text:p>
          </table:table-cell>
          <table:table-cell office:value-type="float" office:value="-0.36">
            <text:p>-0,36</text:p>
          </table:table-cell>
          <table:table-cell office:value-type="float" office:value="-0.000023">
            <text:p>-2,30E-005</text:p>
          </table:table-cell>
          <table:table-cell table:formula="of:=[.G67]*[.H67]" office:value-type="float" office:value="0.00000828">
            <text:p>8,28E-006</text:p>
          </table:table-cell>
          <table:table-cell office:value-type="float" office:value="-0.36">
            <text:p>-0,36</text:p>
          </table:table-cell>
          <table:table-cell office:value-type="float" office:value="-0.00694">
            <text:p>-6,94E-003</text:p>
          </table:table-cell>
          <table:table-cell table:formula="of:=[.J67]*[.K67]" office:value-type="float" office:value="0.0024984">
            <text:p>2,50E-003</text:p>
          </table:table-cell>
          <table:table-cell office:value-type="float" office:value="-0.36">
            <text:p>-0,36</text:p>
          </table:table-cell>
          <table:table-cell office:value-type="float" office:value="-0.00000766">
            <text:p>-7,66E-006</text:p>
          </table:table-cell>
          <table:table-cell table:formula="of:=[.M67]*[.N67]" office:value-type="float" office:value="0.0000027576">
            <text:p>2,76E-006</text:p>
          </table:table-cell>
          <table:table-cell office:value-type="float" office:value="-0.36">
            <text:p>-0,36</text:p>
          </table:table-cell>
          <table:table-cell office:value-type="float" office:value="-0.00000801">
            <text:p>-8,01E-006</text:p>
          </table:table-cell>
          <table:table-cell table:formula="of:=[.P67]*[.Q67]" office:value-type="float" office:value="0.0000028836">
            <text:p>2,88E-006</text:p>
          </table:table-cell>
          <table:table-cell office:value-type="float" office:value="-0.36">
            <text:p>-0,36</text:p>
          </table:table-cell>
          <table:table-cell office:value-type="float" office:value="-0.00000558">
            <text:p>-5,58E-006</text:p>
          </table:table-cell>
          <table:table-cell table:formula="of:=[.S67]*[.T67]" office:value-type="float" office:value="0.0000020088">
            <text:p>2,01E-006</text:p>
          </table:table-cell>
          <table:table-cell office:value-type="float" office:value="-0.36">
            <text:p>-0,36</text:p>
          </table:table-cell>
          <table:table-cell office:value-type="float" office:value="-0.00206">
            <text:p>-2,06E-003</text:p>
          </table:table-cell>
          <table:table-cell table:formula="of:=[.V67]*[.W67]" office:value-type="float" office:value="0.0007416">
            <text:p>7,42E-004</text:p>
          </table:table-cell>
          <table:table-cell office:value-type="float" office:value="-0.36">
            <text:p>-0,36</text:p>
          </table:table-cell>
          <table:table-cell office:value-type="float" office:value="-0.00000559">
            <text:p>-5,59E-006</text:p>
          </table:table-cell>
          <table:table-cell table:formula="of:=[.Y67]*[.Z67]" office:value-type="float" office:value="0.0000020124">
            <text:p>2,01E-006</text:p>
          </table:table-cell>
          <table:table-cell office:value-type="float" office:value="-0.36">
            <text:p>-0,36</text:p>
          </table:table-cell>
          <table:table-cell office:value-type="float" office:value="-0.00518">
            <text:p>-5,18E-003</text:p>
          </table:table-cell>
          <table:table-cell table:formula="of:=[.AB67]*[.AC67]" office:value-type="float" office:value="0.0018648">
            <text:p>0,0018648</text:p>
          </table:table-cell>
        </table:table-row>
        <table:table-row table:style-name="ro1">
          <table:table-cell office:value-type="float" office:value="-0.35">
            <text:p>-0,35</text:p>
          </table:table-cell>
          <table:table-cell office:value-type="float" office:value="-0.0000154">
            <text:p>-1,54E-005</text:p>
          </table:table-cell>
          <table:table-cell table:formula="of:=[.A68]*[.B68]" office:value-type="float" office:value="0.00000539">
            <text:p>5,39E-006</text:p>
          </table:table-cell>
          <table:table-cell office:value-type="float" office:value="-0.35">
            <text:p>-0,35</text:p>
          </table:table-cell>
          <table:table-cell office:value-type="float" office:value="-0.0034">
            <text:p>-3,40E-003</text:p>
          </table:table-cell>
          <table:table-cell table:formula="of:=[.D68]*[.E68]" office:value-type="float" office:value="0.00119">
            <text:p>1,19E-003</text:p>
          </table:table-cell>
          <table:table-cell office:value-type="float" office:value="-0.35">
            <text:p>-0,35</text:p>
          </table:table-cell>
          <table:table-cell office:value-type="float" office:value="-0.0000224">
            <text:p>-2,24E-005</text:p>
          </table:table-cell>
          <table:table-cell table:formula="of:=[.G68]*[.H68]" office:value-type="float" office:value="0.00000784">
            <text:p>7,84E-006</text:p>
          </table:table-cell>
          <table:table-cell office:value-type="float" office:value="-0.35">
            <text:p>-0,35</text:p>
          </table:table-cell>
          <table:table-cell office:value-type="float" office:value="-0.00696">
            <text:p>-6,96E-003</text:p>
          </table:table-cell>
          <table:table-cell table:formula="of:=[.J68]*[.K68]" office:value-type="float" office:value="0.002436">
            <text:p>2,44E-003</text:p>
          </table:table-cell>
          <table:table-cell office:value-type="float" office:value="-0.35">
            <text:p>-0,35</text:p>
          </table:table-cell>
          <table:table-cell office:value-type="float" office:value="-0.00000743">
            <text:p>-7,43E-006</text:p>
          </table:table-cell>
          <table:table-cell table:formula="of:=[.M68]*[.N68]" office:value-type="float" office:value="0.0000026005">
            <text:p>2,60E-006</text:p>
          </table:table-cell>
          <table:table-cell office:value-type="float" office:value="-0.35">
            <text:p>-0,35</text:p>
          </table:table-cell>
          <table:table-cell office:value-type="float" office:value="-0.00000778">
            <text:p>-7,78E-006</text:p>
          </table:table-cell>
          <table:table-cell table:formula="of:=[.P68]*[.Q68]" office:value-type="float" office:value="0.000002723">
            <text:p>2,72E-006</text:p>
          </table:table-cell>
          <table:table-cell office:value-type="float" office:value="-0.35">
            <text:p>-0,35</text:p>
          </table:table-cell>
          <table:table-cell office:value-type="float" office:value="-0.00000542">
            <text:p>-5,42E-006</text:p>
          </table:table-cell>
          <table:table-cell table:formula="of:=[.S68]*[.T68]" office:value-type="float" office:value="0.000001897">
            <text:p>1,90E-006</text:p>
          </table:table-cell>
          <table:table-cell office:value-type="float" office:value="-0.35">
            <text:p>-0,35</text:p>
          </table:table-cell>
          <table:table-cell office:value-type="float" office:value="-0.00206">
            <text:p>-2,06E-003</text:p>
          </table:table-cell>
          <table:table-cell table:formula="of:=[.V68]*[.W68]" office:value-type="float" office:value="0.000721">
            <text:p>7,21E-004</text:p>
          </table:table-cell>
          <table:table-cell office:value-type="float" office:value="-0.35">
            <text:p>-0,35</text:p>
          </table:table-cell>
          <table:table-cell office:value-type="float" office:value="-0.00000543">
            <text:p>-5,43E-006</text:p>
          </table:table-cell>
          <table:table-cell table:formula="of:=[.Y68]*[.Z68]" office:value-type="float" office:value="0.0000019005">
            <text:p>1,90E-006</text:p>
          </table:table-cell>
          <table:table-cell office:value-type="float" office:value="-0.35">
            <text:p>-0,35</text:p>
          </table:table-cell>
          <table:table-cell office:value-type="float" office:value="-0.00518">
            <text:p>-5,18E-003</text:p>
          </table:table-cell>
          <table:table-cell table:formula="of:=[.AB68]*[.AC68]" office:value-type="float" office:value="0.001813">
            <text:p>0,001813</text:p>
          </table:table-cell>
        </table:table-row>
        <table:table-row table:style-name="ro1">
          <table:table-cell office:value-type="float" office:value="-0.34">
            <text:p>-0,34</text:p>
          </table:table-cell>
          <table:table-cell office:value-type="float" office:value="-0.0000148">
            <text:p>-1,48E-005</text:p>
          </table:table-cell>
          <table:table-cell table:formula="of:=[.A69]*[.B69]" office:value-type="float" office:value="0.000005032">
            <text:p>5,03E-006</text:p>
          </table:table-cell>
          <table:table-cell office:value-type="float" office:value="-0.34">
            <text:p>-0,34</text:p>
          </table:table-cell>
          <table:table-cell office:value-type="float" office:value="-0.00333">
            <text:p>-3,33E-003</text:p>
          </table:table-cell>
          <table:table-cell table:formula="of:=[.D69]*[.E69]" office:value-type="float" office:value="0.0011322">
            <text:p>1,13E-003</text:p>
          </table:table-cell>
          <table:table-cell office:value-type="float" office:value="-0.34">
            <text:p>-0,34</text:p>
          </table:table-cell>
          <table:table-cell office:value-type="float" office:value="-0.0000217">
            <text:p>-2,17E-005</text:p>
          </table:table-cell>
          <table:table-cell table:formula="of:=[.G69]*[.H69]" office:value-type="float" office:value="0.000007378">
            <text:p>7,38E-006</text:p>
          </table:table-cell>
          <table:table-cell office:value-type="float" office:value="-0.34">
            <text:p>-0,34</text:p>
          </table:table-cell>
          <table:table-cell office:value-type="float" office:value="-0.00695">
            <text:p>-6,95E-003</text:p>
          </table:table-cell>
          <table:table-cell table:formula="of:=[.J69]*[.K69]" office:value-type="float" office:value="0.002363">
            <text:p>2,36E-003</text:p>
          </table:table-cell>
          <table:table-cell office:value-type="float" office:value="-0.34">
            <text:p>-0,34</text:p>
          </table:table-cell>
          <table:table-cell office:value-type="float" office:value="-0.0000072">
            <text:p>-7,20E-006</text:p>
          </table:table-cell>
          <table:table-cell table:formula="of:=[.M69]*[.N69]" office:value-type="float" office:value="0.000002448">
            <text:p>2,45E-006</text:p>
          </table:table-cell>
          <table:table-cell office:value-type="float" office:value="-0.34">
            <text:p>-0,34</text:p>
          </table:table-cell>
          <table:table-cell office:value-type="float" office:value="-0.00000754">
            <text:p>-7,54E-006</text:p>
          </table:table-cell>
          <table:table-cell table:formula="of:=[.P69]*[.Q69]" office:value-type="float" office:value="0.0000025636">
            <text:p>2,56E-006</text:p>
          </table:table-cell>
          <table:table-cell office:value-type="float" office:value="-0.34">
            <text:p>-0,34</text:p>
          </table:table-cell>
          <table:table-cell office:value-type="float" office:value="-0.00000526">
            <text:p>-5,26E-006</text:p>
          </table:table-cell>
          <table:table-cell table:formula="of:=[.S69]*[.T69]" office:value-type="float" office:value="0.0000017884">
            <text:p>1,79E-006</text:p>
          </table:table-cell>
          <table:table-cell office:value-type="float" office:value="-0.34">
            <text:p>-0,34</text:p>
          </table:table-cell>
          <table:table-cell office:value-type="float" office:value="-0.00206">
            <text:p>-2,06E-003</text:p>
          </table:table-cell>
          <table:table-cell table:formula="of:=[.V69]*[.W69]" office:value-type="float" office:value="0.0007004">
            <text:p>7,00E-004</text:p>
          </table:table-cell>
          <table:table-cell office:value-type="float" office:value="-0.34">
            <text:p>-0,34</text:p>
          </table:table-cell>
          <table:table-cell office:value-type="float" office:value="-0.00000528">
            <text:p>-5,28E-006</text:p>
          </table:table-cell>
          <table:table-cell table:formula="of:=[.Y69]*[.Z69]" office:value-type="float" office:value="0.0000017952">
            <text:p>1,80E-006</text:p>
          </table:table-cell>
          <table:table-cell office:value-type="float" office:value="-0.34">
            <text:p>-0,34</text:p>
          </table:table-cell>
          <table:table-cell office:value-type="float" office:value="-0.00518">
            <text:p>-5,18E-003</text:p>
          </table:table-cell>
          <table:table-cell table:formula="of:=[.AB69]*[.AC69]" office:value-type="float" office:value="0.0017612">
            <text:p>0,0017612</text:p>
          </table:table-cell>
        </table:table-row>
        <table:table-row table:style-name="ro1">
          <table:table-cell office:value-type="float" office:value="-0.33">
            <text:p>-0,33</text:p>
          </table:table-cell>
          <table:table-cell office:value-type="float" office:value="-0.0000143">
            <text:p>-1,43E-005</text:p>
          </table:table-cell>
          <table:table-cell table:formula="of:=[.A70]*[.B70]" office:value-type="float" office:value="0.000004719">
            <text:p>4,72E-006</text:p>
          </table:table-cell>
          <table:table-cell office:value-type="float" office:value="-0.33">
            <text:p>-0,33</text:p>
          </table:table-cell>
          <table:table-cell office:value-type="float" office:value="-0.00325">
            <text:p>-3,25E-003</text:p>
          </table:table-cell>
          <table:table-cell table:formula="of:=[.D70]*[.E70]" office:value-type="float" office:value="0.0010725">
            <text:p>1,07E-003</text:p>
          </table:table-cell>
          <table:table-cell office:value-type="float" office:value="-0.33">
            <text:p>-0,33</text:p>
          </table:table-cell>
          <table:table-cell office:value-type="float" office:value="-0.000021">
            <text:p>-2,10E-005</text:p>
          </table:table-cell>
          <table:table-cell table:formula="of:=[.G70]*[.H70]" office:value-type="float" office:value="0.00000693">
            <text:p>6,93E-006</text:p>
          </table:table-cell>
          <table:table-cell office:value-type="float" office:value="-0.33">
            <text:p>-0,33</text:p>
          </table:table-cell>
          <table:table-cell office:value-type="float" office:value="-0.00693">
            <text:p>-6,93E-003</text:p>
          </table:table-cell>
          <table:table-cell table:formula="of:=[.J70]*[.K70]" office:value-type="float" office:value="0.0022869">
            <text:p>2,29E-003</text:p>
          </table:table-cell>
          <table:table-cell office:value-type="float" office:value="-0.33">
            <text:p>-0,33</text:p>
          </table:table-cell>
          <table:table-cell office:value-type="float" office:value="-0.00000697">
            <text:p>-6,97E-006</text:p>
          </table:table-cell>
          <table:table-cell table:formula="of:=[.M70]*[.N70]" office:value-type="float" office:value="0.0000023001">
            <text:p>2,30E-006</text:p>
          </table:table-cell>
          <table:table-cell office:value-type="float" office:value="-0.33">
            <text:p>-0,33</text:p>
          </table:table-cell>
          <table:table-cell office:value-type="float" office:value="-0.00000731">
            <text:p>-7,31E-006</text:p>
          </table:table-cell>
          <table:table-cell table:formula="of:=[.P70]*[.Q70]" office:value-type="float" office:value="0.0000024123">
            <text:p>2,41E-006</text:p>
          </table:table-cell>
          <table:table-cell office:value-type="float" office:value="-0.33">
            <text:p>-0,33</text:p>
          </table:table-cell>
          <table:table-cell office:value-type="float" office:value="-0.0000051">
            <text:p>-5,10E-006</text:p>
          </table:table-cell>
          <table:table-cell table:formula="of:=[.S70]*[.T70]" office:value-type="float" office:value="0.000001683">
            <text:p>1,68E-006</text:p>
          </table:table-cell>
          <table:table-cell office:value-type="float" office:value="-0.33">
            <text:p>-0,33</text:p>
          </table:table-cell>
          <table:table-cell office:value-type="float" office:value="-0.00206">
            <text:p>-2,06E-003</text:p>
          </table:table-cell>
          <table:table-cell table:formula="of:=[.V70]*[.W70]" office:value-type="float" office:value="0.0006798">
            <text:p>6,80E-004</text:p>
          </table:table-cell>
          <table:table-cell office:value-type="float" office:value="-0.33">
            <text:p>-0,33</text:p>
          </table:table-cell>
          <table:table-cell office:value-type="float" office:value="-0.00000513">
            <text:p>-5,13E-006</text:p>
          </table:table-cell>
          <table:table-cell table:formula="of:=[.Y70]*[.Z70]" office:value-type="float" office:value="0.0000016929">
            <text:p>1,69E-006</text:p>
          </table:table-cell>
          <table:table-cell office:value-type="float" office:value="-0.33">
            <text:p>-0,33</text:p>
          </table:table-cell>
          <table:table-cell office:value-type="float" office:value="-0.0052">
            <text:p>-5,20E-003</text:p>
          </table:table-cell>
          <table:table-cell table:formula="of:=[.AB70]*[.AC70]" office:value-type="float" office:value="0.001716">
            <text:p>0,001716</text:p>
          </table:table-cell>
        </table:table-row>
        <table:table-row table:style-name="ro1">
          <table:table-cell office:value-type="float" office:value="-0.32">
            <text:p>-0,32</text:p>
          </table:table-cell>
          <table:table-cell office:value-type="float" office:value="-0.0000138">
            <text:p>-1,38E-005</text:p>
          </table:table-cell>
          <table:table-cell table:formula="of:=[.A71]*[.B71]" office:value-type="float" office:value="0.000004416">
            <text:p>4,42E-006</text:p>
          </table:table-cell>
          <table:table-cell office:value-type="float" office:value="-0.32">
            <text:p>-0,32</text:p>
          </table:table-cell>
          <table:table-cell office:value-type="float" office:value="-0.00319">
            <text:p>-3,19E-003</text:p>
          </table:table-cell>
          <table:table-cell table:formula="of:=[.D71]*[.E71]" office:value-type="float" office:value="0.0010208">
            <text:p>1,02E-003</text:p>
          </table:table-cell>
          <table:table-cell office:value-type="float" office:value="-0.32">
            <text:p>-0,32</text:p>
          </table:table-cell>
          <table:table-cell office:value-type="float" office:value="-0.0000203">
            <text:p>-2,03E-005</text:p>
          </table:table-cell>
          <table:table-cell table:formula="of:=[.G71]*[.H71]" office:value-type="float" office:value="0.000006496">
            <text:p>6,50E-006</text:p>
          </table:table-cell>
          <table:table-cell office:value-type="float" office:value="-0.32">
            <text:p>-0,32</text:p>
          </table:table-cell>
          <table:table-cell office:value-type="float" office:value="-0.00692">
            <text:p>-6,92E-003</text:p>
          </table:table-cell>
          <table:table-cell table:formula="of:=[.J71]*[.K71]" office:value-type="float" office:value="0.0022144">
            <text:p>2,21E-003</text:p>
          </table:table-cell>
          <table:table-cell office:value-type="float" office:value="-0.32">
            <text:p>-0,32</text:p>
          </table:table-cell>
          <table:table-cell office:value-type="float" office:value="-0.00000674">
            <text:p>-6,74E-006</text:p>
          </table:table-cell>
          <table:table-cell table:formula="of:=[.M71]*[.N71]" office:value-type="float" office:value="0.0000021568">
            <text:p>2,16E-006</text:p>
          </table:table-cell>
          <table:table-cell office:value-type="float" office:value="-0.32">
            <text:p>-0,32</text:p>
          </table:table-cell>
          <table:table-cell office:value-type="float" office:value="-0.00000707">
            <text:p>-7,07E-006</text:p>
          </table:table-cell>
          <table:table-cell table:formula="of:=[.P71]*[.Q71]" office:value-type="float" office:value="0.0000022624">
            <text:p>2,26E-006</text:p>
          </table:table-cell>
          <table:table-cell office:value-type="float" office:value="-0.32">
            <text:p>-0,32</text:p>
          </table:table-cell>
          <table:table-cell office:value-type="float" office:value="-0.00000494">
            <text:p>-4,94E-006</text:p>
          </table:table-cell>
          <table:table-cell table:formula="of:=[.S71]*[.T71]" office:value-type="float" office:value="0.0000015808">
            <text:p>1,58E-006</text:p>
          </table:table-cell>
          <table:table-cell office:value-type="float" office:value="-0.32">
            <text:p>-0,32</text:p>
          </table:table-cell>
          <table:table-cell office:value-type="float" office:value="-0.00206">
            <text:p>-2,06E-003</text:p>
          </table:table-cell>
          <table:table-cell table:formula="of:=[.V71]*[.W71]" office:value-type="float" office:value="0.0006592">
            <text:p>6,59E-004</text:p>
          </table:table-cell>
          <table:table-cell office:value-type="float" office:value="-0.32">
            <text:p>-0,32</text:p>
          </table:table-cell>
          <table:table-cell office:value-type="float" office:value="-0.00000498">
            <text:p>-4,98E-006</text:p>
          </table:table-cell>
          <table:table-cell table:formula="of:=[.Y71]*[.Z71]" office:value-type="float" office:value="0.0000015936">
            <text:p>1,59E-006</text:p>
          </table:table-cell>
          <table:table-cell office:value-type="float" office:value="-0.32">
            <text:p>-0,32</text:p>
          </table:table-cell>
          <table:table-cell office:value-type="float" office:value="-0.00519">
            <text:p>-5,19E-003</text:p>
          </table:table-cell>
          <table:table-cell table:formula="of:=[.AB71]*[.AC71]" office:value-type="float" office:value="0.0016608">
            <text:p>0,0016608</text:p>
          </table:table-cell>
        </table:table-row>
        <table:table-row table:style-name="ro1">
          <table:table-cell office:value-type="float" office:value="-0.31">
            <text:p>-0,31</text:p>
          </table:table-cell>
          <table:table-cell office:value-type="float" office:value="-0.0000132">
            <text:p>-1,32E-005</text:p>
          </table:table-cell>
          <table:table-cell table:formula="of:=[.A72]*[.B72]" office:value-type="float" office:value="0.000004092">
            <text:p>4,09E-006</text:p>
          </table:table-cell>
          <table:table-cell office:value-type="float" office:value="-0.31">
            <text:p>-0,31</text:p>
          </table:table-cell>
          <table:table-cell office:value-type="float" office:value="-0.00312">
            <text:p>-3,12E-003</text:p>
          </table:table-cell>
          <table:table-cell table:formula="of:=[.D72]*[.E72]" office:value-type="float" office:value="0.0009672">
            <text:p>9,67E-004</text:p>
          </table:table-cell>
          <table:table-cell office:value-type="float" office:value="-0.31">
            <text:p>-0,31</text:p>
          </table:table-cell>
          <table:table-cell office:value-type="float" office:value="-0.0000197">
            <text:p>-1,97E-005</text:p>
          </table:table-cell>
          <table:table-cell table:formula="of:=[.G72]*[.H72]" office:value-type="float" office:value="0.000006107">
            <text:p>6,11E-006</text:p>
          </table:table-cell>
          <table:table-cell office:value-type="float" office:value="-0.31">
            <text:p>-0,31</text:p>
          </table:table-cell>
          <table:table-cell office:value-type="float" office:value="-0.00692">
            <text:p>-6,92E-003</text:p>
          </table:table-cell>
          <table:table-cell table:formula="of:=[.J72]*[.K72]" office:value-type="float" office:value="0.0021452">
            <text:p>2,15E-003</text:p>
          </table:table-cell>
          <table:table-cell office:value-type="float" office:value="-0.31">
            <text:p>-0,31</text:p>
          </table:table-cell>
          <table:table-cell office:value-type="float" office:value="-0.00000652">
            <text:p>-6,52E-006</text:p>
          </table:table-cell>
          <table:table-cell table:formula="of:=[.M72]*[.N72]" office:value-type="float" office:value="0.0000020212">
            <text:p>2,02E-006</text:p>
          </table:table-cell>
          <table:table-cell office:value-type="float" office:value="-0.31">
            <text:p>-0,31</text:p>
          </table:table-cell>
          <table:table-cell office:value-type="float" office:value="-0.00000684">
            <text:p>-6,84E-006</text:p>
          </table:table-cell>
          <table:table-cell table:formula="of:=[.P72]*[.Q72]" office:value-type="float" office:value="0.0000021204">
            <text:p>2,12E-006</text:p>
          </table:table-cell>
          <table:table-cell office:value-type="float" office:value="-0.31">
            <text:p>-0,31</text:p>
          </table:table-cell>
          <table:table-cell office:value-type="float" office:value="-0.00000478">
            <text:p>-4,78E-006</text:p>
          </table:table-cell>
          <table:table-cell table:formula="of:=[.S72]*[.T72]" office:value-type="float" office:value="0.0000014818">
            <text:p>1,48E-006</text:p>
          </table:table-cell>
          <table:table-cell office:value-type="float" office:value="-0.31">
            <text:p>-0,31</text:p>
          </table:table-cell>
          <table:table-cell office:value-type="float" office:value="-0.00206">
            <text:p>-2,06E-003</text:p>
          </table:table-cell>
          <table:table-cell table:formula="of:=[.V72]*[.W72]" office:value-type="float" office:value="0.0006386">
            <text:p>6,39E-004</text:p>
          </table:table-cell>
          <table:table-cell office:value-type="float" office:value="-0.31">
            <text:p>-0,31</text:p>
          </table:table-cell>
          <table:table-cell office:value-type="float" office:value="-0.00000483">
            <text:p>-4,83E-006</text:p>
          </table:table-cell>
          <table:table-cell table:formula="of:=[.Y72]*[.Z72]" office:value-type="float" office:value="0.0000014973">
            <text:p>1,50E-006</text:p>
          </table:table-cell>
          <table:table-cell office:value-type="float" office:value="-0.31">
            <text:p>-0,31</text:p>
          </table:table-cell>
          <table:table-cell office:value-type="float" office:value="-0.00518">
            <text:p>-5,18E-003</text:p>
          </table:table-cell>
          <table:table-cell table:formula="of:=[.AB72]*[.AC72]" office:value-type="float" office:value="0.0016058">
            <text:p>0,0016058</text:p>
          </table:table-cell>
        </table:table-row>
        <table:table-row table:style-name="ro1">
          <table:table-cell office:value-type="float" office:value="-0.3">
            <text:p>-0,3</text:p>
          </table:table-cell>
          <table:table-cell office:value-type="float" office:value="-0.0000127">
            <text:p>-1,27E-005</text:p>
          </table:table-cell>
          <table:table-cell table:formula="of:=[.A73]*[.B73]" office:value-type="float" office:value="0.00000381">
            <text:p>3,81E-006</text:p>
          </table:table-cell>
          <table:table-cell office:value-type="float" office:value="-0.3">
            <text:p>-0,3</text:p>
          </table:table-cell>
          <table:table-cell office:value-type="float" office:value="-0.00306">
            <text:p>-3,06E-003</text:p>
          </table:table-cell>
          <table:table-cell table:formula="of:=[.D73]*[.E73]" office:value-type="float" office:value="0.000918">
            <text:p>9,18E-004</text:p>
          </table:table-cell>
          <table:table-cell office:value-type="float" office:value="-0.3">
            <text:p>-0,3</text:p>
          </table:table-cell>
          <table:table-cell office:value-type="float" office:value="-0.000019">
            <text:p>-1,90E-005</text:p>
          </table:table-cell>
          <table:table-cell table:formula="of:=[.G73]*[.H73]" office:value-type="float" office:value="0.0000057">
            <text:p>5,70E-006</text:p>
          </table:table-cell>
          <table:table-cell office:value-type="float" office:value="-0.3">
            <text:p>-0,3</text:p>
          </table:table-cell>
          <table:table-cell office:value-type="float" office:value="-0.00693">
            <text:p>-6,93E-003</text:p>
          </table:table-cell>
          <table:table-cell table:formula="of:=[.J73]*[.K73]" office:value-type="float" office:value="0.002079">
            <text:p>2,08E-003</text:p>
          </table:table-cell>
          <table:table-cell office:value-type="float" office:value="-0.3">
            <text:p>-0,3</text:p>
          </table:table-cell>
          <table:table-cell office:value-type="float" office:value="-0.00000628">
            <text:p>-6,28E-006</text:p>
          </table:table-cell>
          <table:table-cell table:formula="of:=[.M73]*[.N73]" office:value-type="float" office:value="0.000001884">
            <text:p>1,88E-006</text:p>
          </table:table-cell>
          <table:table-cell office:value-type="float" office:value="-0.3">
            <text:p>-0,3</text:p>
          </table:table-cell>
          <table:table-cell office:value-type="float" office:value="-0.00000661">
            <text:p>-6,61E-006</text:p>
          </table:table-cell>
          <table:table-cell table:formula="of:=[.P73]*[.Q73]" office:value-type="float" office:value="0.000001983">
            <text:p>1,98E-006</text:p>
          </table:table-cell>
          <table:table-cell office:value-type="float" office:value="-0.3">
            <text:p>-0,3</text:p>
          </table:table-cell>
          <table:table-cell office:value-type="float" office:value="-0.00000462">
            <text:p>-4,62E-006</text:p>
          </table:table-cell>
          <table:table-cell table:formula="of:=[.S73]*[.T73]" office:value-type="float" office:value="0.000001386">
            <text:p>1,39E-006</text:p>
          </table:table-cell>
          <table:table-cell office:value-type="float" office:value="-0.3">
            <text:p>-0,3</text:p>
          </table:table-cell>
          <table:table-cell office:value-type="float" office:value="-0.00206">
            <text:p>-2,06E-003</text:p>
          </table:table-cell>
          <table:table-cell table:formula="of:=[.V73]*[.W73]" office:value-type="float" office:value="0.000618">
            <text:p>6,18E-004</text:p>
          </table:table-cell>
          <table:table-cell office:value-type="float" office:value="-0.3">
            <text:p>-0,3</text:p>
          </table:table-cell>
          <table:table-cell office:value-type="float" office:value="-0.00000469">
            <text:p>-4,69E-006</text:p>
          </table:table-cell>
          <table:table-cell table:formula="of:=[.Y73]*[.Z73]" office:value-type="float" office:value="0.000001407">
            <text:p>1,41E-006</text:p>
          </table:table-cell>
          <table:table-cell office:value-type="float" office:value="-0.3">
            <text:p>-0,3</text:p>
          </table:table-cell>
          <table:table-cell office:value-type="float" office:value="-0.00519">
            <text:p>-5,19E-003</text:p>
          </table:table-cell>
          <table:table-cell table:formula="of:=[.AB73]*[.AC73]" office:value-type="float" office:value="0.001557">
            <text:p>0,001557</text:p>
          </table:table-cell>
        </table:table-row>
        <table:table-row table:style-name="ro1">
          <table:table-cell office:value-type="float" office:value="-0.29">
            <text:p>-0,29</text:p>
          </table:table-cell>
          <table:table-cell office:value-type="float" office:value="-0.0000122">
            <text:p>-1,22E-005</text:p>
          </table:table-cell>
          <table:table-cell table:formula="of:=[.A74]*[.B74]" office:value-type="float" office:value="0.000003538">
            <text:p>3,54E-006</text:p>
          </table:table-cell>
          <table:table-cell office:value-type="float" office:value="-0.29">
            <text:p>-0,29</text:p>
          </table:table-cell>
          <table:table-cell office:value-type="float" office:value="-0.003">
            <text:p>-3,00E-003</text:p>
          </table:table-cell>
          <table:table-cell table:formula="of:=[.D74]*[.E74]" office:value-type="float" office:value="0.00087">
            <text:p>8,70E-004</text:p>
          </table:table-cell>
          <table:table-cell office:value-type="float" office:value="-0.29">
            <text:p>-0,29</text:p>
          </table:table-cell>
          <table:table-cell office:value-type="float" office:value="-0.0000184">
            <text:p>-1,84E-005</text:p>
          </table:table-cell>
          <table:table-cell table:formula="of:=[.G74]*[.H74]" office:value-type="float" office:value="0.000005336">
            <text:p>5,34E-006</text:p>
          </table:table-cell>
          <table:table-cell office:value-type="float" office:value="-0.29">
            <text:p>-0,29</text:p>
          </table:table-cell>
          <table:table-cell office:value-type="float" office:value="-0.00694">
            <text:p>-6,94E-003</text:p>
          </table:table-cell>
          <table:table-cell table:formula="of:=[.J74]*[.K74]" office:value-type="float" office:value="0.0020126">
            <text:p>2,01E-003</text:p>
          </table:table-cell>
          <table:table-cell office:value-type="float" office:value="-0.29">
            <text:p>-0,29</text:p>
          </table:table-cell>
          <table:table-cell office:value-type="float" office:value="-0.00000606">
            <text:p>-6,06E-006</text:p>
          </table:table-cell>
          <table:table-cell table:formula="of:=[.M74]*[.N74]" office:value-type="float" office:value="0.0000017574">
            <text:p>1,76E-006</text:p>
          </table:table-cell>
          <table:table-cell office:value-type="float" office:value="-0.29">
            <text:p>-0,29</text:p>
          </table:table-cell>
          <table:table-cell office:value-type="float" office:value="-0.00000639">
            <text:p>-6,39E-006</text:p>
          </table:table-cell>
          <table:table-cell table:formula="of:=[.P74]*[.Q74]" office:value-type="float" office:value="0.0000018531">
            <text:p>1,85E-006</text:p>
          </table:table-cell>
          <table:table-cell office:value-type="float" office:value="-0.29">
            <text:p>-0,29</text:p>
          </table:table-cell>
          <table:table-cell office:value-type="float" office:value="-0.00000447">
            <text:p>-4,47E-006</text:p>
          </table:table-cell>
          <table:table-cell table:formula="of:=[.S74]*[.T74]" office:value-type="float" office:value="0.0000012963">
            <text:p>1,30E-006</text:p>
          </table:table-cell>
          <table:table-cell office:value-type="float" office:value="-0.29">
            <text:p>-0,29</text:p>
          </table:table-cell>
          <table:table-cell office:value-type="float" office:value="-0.00205">
            <text:p>-2,05E-003</text:p>
          </table:table-cell>
          <table:table-cell table:formula="of:=[.V74]*[.W74]" office:value-type="float" office:value="0.0005945">
            <text:p>5,95E-004</text:p>
          </table:table-cell>
          <table:table-cell office:value-type="float" office:value="-0.29">
            <text:p>-0,29</text:p>
          </table:table-cell>
          <table:table-cell office:value-type="float" office:value="-0.00000454">
            <text:p>-4,54E-006</text:p>
          </table:table-cell>
          <table:table-cell table:formula="of:=[.Y74]*[.Z74]" office:value-type="float" office:value="0.0000013166">
            <text:p>1,32E-006</text:p>
          </table:table-cell>
          <table:table-cell office:value-type="float" office:value="-0.29">
            <text:p>-0,29</text:p>
          </table:table-cell>
          <table:table-cell office:value-type="float" office:value="-0.00518">
            <text:p>-5,18E-003</text:p>
          </table:table-cell>
          <table:table-cell table:formula="of:=[.AB74]*[.AC74]" office:value-type="float" office:value="0.0015022">
            <text:p>0,0015022</text:p>
          </table:table-cell>
        </table:table-row>
        <table:table-row table:style-name="ro1">
          <table:table-cell office:value-type="float" office:value="-0.28">
            <text:p>-0,28</text:p>
          </table:table-cell>
          <table:table-cell office:value-type="float" office:value="-0.0000118">
            <text:p>-1,18E-005</text:p>
          </table:table-cell>
          <table:table-cell table:formula="of:=[.A75]*[.B75]" office:value-type="float" office:value="0.000003304">
            <text:p>3,30E-006</text:p>
          </table:table-cell>
          <table:table-cell office:value-type="float" office:value="-0.28">
            <text:p>-0,28</text:p>
          </table:table-cell>
          <table:table-cell office:value-type="float" office:value="-0.00294">
            <text:p>-2,94E-003</text:p>
          </table:table-cell>
          <table:table-cell table:formula="of:=[.D75]*[.E75]" office:value-type="float" office:value="0.0008232">
            <text:p>8,23E-004</text:p>
          </table:table-cell>
          <table:table-cell office:value-type="float" office:value="-0.28">
            <text:p>-0,28</text:p>
          </table:table-cell>
          <table:table-cell office:value-type="float" office:value="-0.0000177">
            <text:p>-1,77E-005</text:p>
          </table:table-cell>
          <table:table-cell table:formula="of:=[.G75]*[.H75]" office:value-type="float" office:value="0.000004956">
            <text:p>4,96E-006</text:p>
          </table:table-cell>
          <table:table-cell office:value-type="float" office:value="-0.28">
            <text:p>-0,28</text:p>
          </table:table-cell>
          <table:table-cell office:value-type="float" office:value="-0.00694">
            <text:p>-6,94E-003</text:p>
          </table:table-cell>
          <table:table-cell table:formula="of:=[.J75]*[.K75]" office:value-type="float" office:value="0.0019432">
            <text:p>1,94E-003</text:p>
          </table:table-cell>
          <table:table-cell office:value-type="float" office:value="-0.28">
            <text:p>-0,28</text:p>
          </table:table-cell>
          <table:table-cell office:value-type="float" office:value="-0.00000584">
            <text:p>-5,84E-006</text:p>
          </table:table-cell>
          <table:table-cell table:formula="of:=[.M75]*[.N75]" office:value-type="float" office:value="0.0000016352">
            <text:p>1,64E-006</text:p>
          </table:table-cell>
          <table:table-cell office:value-type="float" office:value="-0.28">
            <text:p>-0,28</text:p>
          </table:table-cell>
          <table:table-cell office:value-type="float" office:value="-0.00000616">
            <text:p>-6,16E-006</text:p>
          </table:table-cell>
          <table:table-cell table:formula="of:=[.P75]*[.Q75]" office:value-type="float" office:value="0.0000017248">
            <text:p>1,72E-006</text:p>
          </table:table-cell>
          <table:table-cell office:value-type="float" office:value="-0.28">
            <text:p>-0,28</text:p>
          </table:table-cell>
          <table:table-cell office:value-type="float" office:value="-0.00000432">
            <text:p>-4,32E-006</text:p>
          </table:table-cell>
          <table:table-cell table:formula="of:=[.S75]*[.T75]" office:value-type="float" office:value="0.0000012096">
            <text:p>1,21E-006</text:p>
          </table:table-cell>
          <table:table-cell office:value-type="float" office:value="-0.28">
            <text:p>-0,28</text:p>
          </table:table-cell>
          <table:table-cell office:value-type="float" office:value="-0.00204">
            <text:p>-2,04E-003</text:p>
          </table:table-cell>
          <table:table-cell table:formula="of:=[.V75]*[.W75]" office:value-type="float" office:value="0.0005712">
            <text:p>5,71E-004</text:p>
          </table:table-cell>
          <table:table-cell office:value-type="float" office:value="-0.28">
            <text:p>-0,28</text:p>
          </table:table-cell>
          <table:table-cell office:value-type="float" office:value="-0.0000044">
            <text:p>-4,40E-006</text:p>
          </table:table-cell>
          <table:table-cell table:formula="of:=[.Y75]*[.Z75]" office:value-type="float" office:value="0.000001232">
            <text:p>1,23E-006</text:p>
          </table:table-cell>
          <table:table-cell office:value-type="float" office:value="-0.28">
            <text:p>-0,28</text:p>
          </table:table-cell>
          <table:table-cell office:value-type="float" office:value="-0.00517">
            <text:p>-5,17E-003</text:p>
          </table:table-cell>
          <table:table-cell table:formula="of:=[.AB75]*[.AC75]" office:value-type="float" office:value="0.0014476">
            <text:p>0,0014476</text:p>
          </table:table-cell>
        </table:table-row>
        <table:table-row table:style-name="ro1">
          <table:table-cell office:value-type="float" office:value="-0.27">
            <text:p>-0,27</text:p>
          </table:table-cell>
          <table:table-cell office:value-type="float" office:value="-0.0000112">
            <text:p>-1,12E-005</text:p>
          </table:table-cell>
          <table:table-cell table:formula="of:=[.A76]*[.B76]" office:value-type="float" office:value="0.000003024">
            <text:p>3,02E-006</text:p>
          </table:table-cell>
          <table:table-cell office:value-type="float" office:value="-0.27">
            <text:p>-0,27</text:p>
          </table:table-cell>
          <table:table-cell office:value-type="float" office:value="-0.00288">
            <text:p>-2,88E-003</text:p>
          </table:table-cell>
          <table:table-cell table:formula="of:=[.D76]*[.E76]" office:value-type="float" office:value="0.0007776">
            <text:p>7,78E-004</text:p>
          </table:table-cell>
          <table:table-cell office:value-type="float" office:value="-0.27">
            <text:p>-0,27</text:p>
          </table:table-cell>
          <table:table-cell office:value-type="float" office:value="-0.0000171">
            <text:p>-1,71E-005</text:p>
          </table:table-cell>
          <table:table-cell table:formula="of:=[.G76]*[.H76]" office:value-type="float" office:value="0.000004617">
            <text:p>4,62E-006</text:p>
          </table:table-cell>
          <table:table-cell office:value-type="float" office:value="-0.27">
            <text:p>-0,27</text:p>
          </table:table-cell>
          <table:table-cell office:value-type="float" office:value="-0.00696">
            <text:p>-6,96E-003</text:p>
          </table:table-cell>
          <table:table-cell table:formula="of:=[.J76]*[.K76]" office:value-type="float" office:value="0.0018792">
            <text:p>1,88E-003</text:p>
          </table:table-cell>
          <table:table-cell office:value-type="float" office:value="-0.27">
            <text:p>-0,27</text:p>
          </table:table-cell>
          <table:table-cell office:value-type="float" office:value="-0.00000562">
            <text:p>-5,62E-006</text:p>
          </table:table-cell>
          <table:table-cell table:formula="of:=[.M76]*[.N76]" office:value-type="float" office:value="0.0000015174">
            <text:p>1,52E-006</text:p>
          </table:table-cell>
          <table:table-cell office:value-type="float" office:value="-0.27">
            <text:p>-0,27</text:p>
          </table:table-cell>
          <table:table-cell office:value-type="float" office:value="-0.00000594">
            <text:p>-5,94E-006</text:p>
          </table:table-cell>
          <table:table-cell table:formula="of:=[.P76]*[.Q76]" office:value-type="float" office:value="0.0000016038">
            <text:p>1,60E-006</text:p>
          </table:table-cell>
          <table:table-cell office:value-type="float" office:value="-0.27">
            <text:p>-0,27</text:p>
          </table:table-cell>
          <table:table-cell office:value-type="float" office:value="-0.00000417">
            <text:p>-4,17E-006</text:p>
          </table:table-cell>
          <table:table-cell table:formula="of:=[.S76]*[.T76]" office:value-type="float" office:value="0.0000011259">
            <text:p>1,13E-006</text:p>
          </table:table-cell>
          <table:table-cell office:value-type="float" office:value="-0.27">
            <text:p>-0,27</text:p>
          </table:table-cell>
          <table:table-cell office:value-type="float" office:value="-0.00204">
            <text:p>-2,04E-003</text:p>
          </table:table-cell>
          <table:table-cell table:formula="of:=[.V76]*[.W76]" office:value-type="float" office:value="0.0005508">
            <text:p>5,51E-004</text:p>
          </table:table-cell>
          <table:table-cell office:value-type="float" office:value="-0.27">
            <text:p>-0,27</text:p>
          </table:table-cell>
          <table:table-cell office:value-type="float" office:value="-0.00000426">
            <text:p>-4,26E-006</text:p>
          </table:table-cell>
          <table:table-cell table:formula="of:=[.Y76]*[.Z76]" office:value-type="float" office:value="0.0000011502">
            <text:p>1,15E-006</text:p>
          </table:table-cell>
          <table:table-cell office:value-type="float" office:value="-0.27">
            <text:p>-0,27</text:p>
          </table:table-cell>
          <table:table-cell office:value-type="float" office:value="-0.00517">
            <text:p>-5,17E-003</text:p>
          </table:table-cell>
          <table:table-cell table:formula="of:=[.AB76]*[.AC76]" office:value-type="float" office:value="0.0013959">
            <text:p>0,0013959</text:p>
          </table:table-cell>
        </table:table-row>
        <table:table-row table:style-name="ro1">
          <table:table-cell office:value-type="float" office:value="-0.26">
            <text:p>-0,26</text:p>
          </table:table-cell>
          <table:table-cell office:value-type="float" office:value="-0.0000107">
            <text:p>-1,07E-005</text:p>
          </table:table-cell>
          <table:table-cell table:formula="of:=[.A77]*[.B77]" office:value-type="float" office:value="0.000002782">
            <text:p>2,78E-006</text:p>
          </table:table-cell>
          <table:table-cell office:value-type="float" office:value="-0.26">
            <text:p>-0,26</text:p>
          </table:table-cell>
          <table:table-cell office:value-type="float" office:value="-0.00283">
            <text:p>-2,83E-003</text:p>
          </table:table-cell>
          <table:table-cell table:formula="of:=[.D77]*[.E77]" office:value-type="float" office:value="0.0007358">
            <text:p>7,36E-004</text:p>
          </table:table-cell>
          <table:table-cell office:value-type="float" office:value="-0.26">
            <text:p>-0,26</text:p>
          </table:table-cell>
          <table:table-cell office:value-type="float" office:value="-0.0000164">
            <text:p>-1,64E-005</text:p>
          </table:table-cell>
          <table:table-cell table:formula="of:=[.G77]*[.H77]" office:value-type="float" office:value="0.000004264">
            <text:p>4,26E-006</text:p>
          </table:table-cell>
          <table:table-cell office:value-type="float" office:value="-0.26">
            <text:p>-0,26</text:p>
          </table:table-cell>
          <table:table-cell office:value-type="float" office:value="-0.00692">
            <text:p>-6,92E-003</text:p>
          </table:table-cell>
          <table:table-cell table:formula="of:=[.J77]*[.K77]" office:value-type="float" office:value="0.0017992">
            <text:p>1,80E-003</text:p>
          </table:table-cell>
          <table:table-cell office:value-type="float" office:value="-0.26">
            <text:p>-0,26</text:p>
          </table:table-cell>
          <table:table-cell office:value-type="float" office:value="-0.0000054">
            <text:p>-5,40E-006</text:p>
          </table:table-cell>
          <table:table-cell table:formula="of:=[.M77]*[.N77]" office:value-type="float" office:value="0.000001404">
            <text:p>1,40E-006</text:p>
          </table:table-cell>
          <table:table-cell office:value-type="float" office:value="-0.26">
            <text:p>-0,26</text:p>
          </table:table-cell>
          <table:table-cell office:value-type="float" office:value="-0.00000571">
            <text:p>-5,71E-006</text:p>
          </table:table-cell>
          <table:table-cell table:formula="of:=[.P77]*[.Q77]" office:value-type="float" office:value="0.0000014846">
            <text:p>1,48E-006</text:p>
          </table:table-cell>
          <table:table-cell office:value-type="float" office:value="-0.26">
            <text:p>-0,26</text:p>
          </table:table-cell>
          <table:table-cell office:value-type="float" office:value="-0.00000401">
            <text:p>-4,01E-006</text:p>
          </table:table-cell>
          <table:table-cell table:formula="of:=[.S77]*[.T77]" office:value-type="float" office:value="0.0000010426">
            <text:p>1,04E-006</text:p>
          </table:table-cell>
          <table:table-cell office:value-type="float" office:value="-0.26">
            <text:p>-0,26</text:p>
          </table:table-cell>
          <table:table-cell office:value-type="float" office:value="-0.00204">
            <text:p>-2,04E-003</text:p>
          </table:table-cell>
          <table:table-cell table:formula="of:=[.V77]*[.W77]" office:value-type="float" office:value="0.0005304">
            <text:p>5,30E-004</text:p>
          </table:table-cell>
          <table:table-cell office:value-type="float" office:value="-0.26">
            <text:p>-0,26</text:p>
          </table:table-cell>
          <table:table-cell office:value-type="float" office:value="-0.00000411">
            <text:p>-4,11E-006</text:p>
          </table:table-cell>
          <table:table-cell table:formula="of:=[.Y77]*[.Z77]" office:value-type="float" office:value="0.0000010686">
            <text:p>1,07E-006</text:p>
          </table:table-cell>
          <table:table-cell office:value-type="float" office:value="-0.26">
            <text:p>-0,26</text:p>
          </table:table-cell>
          <table:table-cell office:value-type="float" office:value="-0.00517">
            <text:p>-5,17E-003</text:p>
          </table:table-cell>
          <table:table-cell table:formula="of:=[.AB77]*[.AC77]" office:value-type="float" office:value="0.0013442">
            <text:p>0,0013442</text:p>
          </table:table-cell>
        </table:table-row>
        <table:table-row table:style-name="ro1">
          <table:table-cell office:value-type="float" office:value="-0.25">
            <text:p>-0,25</text:p>
          </table:table-cell>
          <table:table-cell office:value-type="float" office:value="-0.0000103">
            <text:p>-1,03E-005</text:p>
          </table:table-cell>
          <table:table-cell table:formula="of:=[.A78]*[.B78]" office:value-type="float" office:value="0.000002575">
            <text:p>2,58E-006</text:p>
          </table:table-cell>
          <table:table-cell office:value-type="float" office:value="-0.25">
            <text:p>-0,25</text:p>
          </table:table-cell>
          <table:table-cell office:value-type="float" office:value="-0.00279">
            <text:p>-2,79E-003</text:p>
          </table:table-cell>
          <table:table-cell table:formula="of:=[.D78]*[.E78]" office:value-type="float" office:value="0.0006975">
            <text:p>6,98E-004</text:p>
          </table:table-cell>
          <table:table-cell office:value-type="float" office:value="-0.25">
            <text:p>-0,25</text:p>
          </table:table-cell>
          <table:table-cell office:value-type="float" office:value="-0.0000158">
            <text:p>-1,58E-005</text:p>
          </table:table-cell>
          <table:table-cell table:formula="of:=[.G78]*[.H78]" office:value-type="float" office:value="0.00000395">
            <text:p>3,95E-006</text:p>
          </table:table-cell>
          <table:table-cell office:value-type="float" office:value="-0.25">
            <text:p>-0,25</text:p>
          </table:table-cell>
          <table:table-cell office:value-type="float" office:value="-0.0069">
            <text:p>-6,90E-003</text:p>
          </table:table-cell>
          <table:table-cell table:formula="of:=[.J78]*[.K78]" office:value-type="float" office:value="0.001725">
            <text:p>1,73E-003</text:p>
          </table:table-cell>
          <table:table-cell office:value-type="float" office:value="-0.25">
            <text:p>-0,25</text:p>
          </table:table-cell>
          <table:table-cell office:value-type="float" office:value="-0.00000518">
            <text:p>-5,18E-006</text:p>
          </table:table-cell>
          <table:table-cell table:formula="of:=[.M78]*[.N78]" office:value-type="float" office:value="0.000001295">
            <text:p>1,30E-006</text:p>
          </table:table-cell>
          <table:table-cell office:value-type="float" office:value="-0.25">
            <text:p>-0,25</text:p>
          </table:table-cell>
          <table:table-cell office:value-type="float" office:value="-0.00000549">
            <text:p>-5,49E-006</text:p>
          </table:table-cell>
          <table:table-cell table:formula="of:=[.P78]*[.Q78]" office:value-type="float" office:value="0.0000013725">
            <text:p>1,37E-006</text:p>
          </table:table-cell>
          <table:table-cell office:value-type="float" office:value="-0.25">
            <text:p>-0,25</text:p>
          </table:table-cell>
          <table:table-cell office:value-type="float" office:value="-0.00000386">
            <text:p>-3,86E-006</text:p>
          </table:table-cell>
          <table:table-cell table:formula="of:=[.S78]*[.T78]" office:value-type="float" office:value="0.000000965">
            <text:p>9,65E-007</text:p>
          </table:table-cell>
          <table:table-cell office:value-type="float" office:value="-0.25">
            <text:p>-0,25</text:p>
          </table:table-cell>
          <table:table-cell office:value-type="float" office:value="-0.00204">
            <text:p>-2,04E-003</text:p>
          </table:table-cell>
          <table:table-cell table:formula="of:=[.V78]*[.W78]" office:value-type="float" office:value="0.00051">
            <text:p>5,10E-004</text:p>
          </table:table-cell>
          <table:table-cell office:value-type="float" office:value="-0.25">
            <text:p>-0,25</text:p>
          </table:table-cell>
          <table:table-cell office:value-type="float" office:value="-0.00000397">
            <text:p>-3,97E-006</text:p>
          </table:table-cell>
          <table:table-cell table:formula="of:=[.Y78]*[.Z78]" office:value-type="float" office:value="0.0000009925">
            <text:p>9,93E-007</text:p>
          </table:table-cell>
          <table:table-cell office:value-type="float" office:value="-0.25">
            <text:p>-0,25</text:p>
          </table:table-cell>
          <table:table-cell office:value-type="float" office:value="-0.00518">
            <text:p>-5,18E-003</text:p>
          </table:table-cell>
          <table:table-cell table:formula="of:=[.AB78]*[.AC78]" office:value-type="float" office:value="0.001295">
            <text:p>0,001295</text:p>
          </table:table-cell>
        </table:table-row>
        <table:table-row table:style-name="ro1">
          <table:table-cell office:value-type="float" office:value="-0.24">
            <text:p>-0,24</text:p>
          </table:table-cell>
          <table:table-cell office:value-type="float" office:value="-0.00000977">
            <text:p>-9,77E-006</text:p>
          </table:table-cell>
          <table:table-cell table:formula="of:=[.A79]*[.B79]" office:value-type="float" office:value="0.0000023448">
            <text:p>2,34E-006</text:p>
          </table:table-cell>
          <table:table-cell office:value-type="float" office:value="-0.24">
            <text:p>-0,24</text:p>
          </table:table-cell>
          <table:table-cell office:value-type="float" office:value="-0.00274">
            <text:p>-2,74E-003</text:p>
          </table:table-cell>
          <table:table-cell table:formula="of:=[.D79]*[.E79]" office:value-type="float" office:value="0.0006576">
            <text:p>6,58E-004</text:p>
          </table:table-cell>
          <table:table-cell office:value-type="float" office:value="-0.24">
            <text:p>-0,24</text:p>
          </table:table-cell>
          <table:table-cell office:value-type="float" office:value="-0.0000151">
            <text:p>-1,51E-005</text:p>
          </table:table-cell>
          <table:table-cell table:formula="of:=[.G79]*[.H79]" office:value-type="float" office:value="0.000003624">
            <text:p>3,62E-006</text:p>
          </table:table-cell>
          <table:table-cell office:value-type="float" office:value="-0.24">
            <text:p>-0,24</text:p>
          </table:table-cell>
          <table:table-cell office:value-type="float" office:value="-0.0069">
            <text:p>-6,90E-003</text:p>
          </table:table-cell>
          <table:table-cell table:formula="of:=[.J79]*[.K79]" office:value-type="float" office:value="0.001656">
            <text:p>1,66E-003</text:p>
          </table:table-cell>
          <table:table-cell office:value-type="float" office:value="-0.24">
            <text:p>-0,24</text:p>
          </table:table-cell>
          <table:table-cell office:value-type="float" office:value="-0.00000496">
            <text:p>-4,96E-006</text:p>
          </table:table-cell>
          <table:table-cell table:formula="of:=[.M79]*[.N79]" office:value-type="float" office:value="0.0000011904">
            <text:p>1,19E-006</text:p>
          </table:table-cell>
          <table:table-cell office:value-type="float" office:value="-0.24">
            <text:p>-0,24</text:p>
          </table:table-cell>
          <table:table-cell office:value-type="float" office:value="-0.00000527">
            <text:p>-5,27E-006</text:p>
          </table:table-cell>
          <table:table-cell table:formula="of:=[.P79]*[.Q79]" office:value-type="float" office:value="0.0000012648">
            <text:p>1,26E-006</text:p>
          </table:table-cell>
          <table:table-cell office:value-type="float" office:value="-0.24">
            <text:p>-0,24</text:p>
          </table:table-cell>
          <table:table-cell office:value-type="float" office:value="-0.00000372">
            <text:p>-3,72E-006</text:p>
          </table:table-cell>
          <table:table-cell table:formula="of:=[.S79]*[.T79]" office:value-type="float" office:value="0.0000008928">
            <text:p>8,93E-007</text:p>
          </table:table-cell>
          <table:table-cell office:value-type="float" office:value="-0.24">
            <text:p>-0,24</text:p>
          </table:table-cell>
          <table:table-cell office:value-type="float" office:value="-0.00204">
            <text:p>-2,04E-003</text:p>
          </table:table-cell>
          <table:table-cell table:formula="of:=[.V79]*[.W79]" office:value-type="float" office:value="0.0004896">
            <text:p>4,90E-004</text:p>
          </table:table-cell>
          <table:table-cell office:value-type="float" office:value="-0.24">
            <text:p>-0,24</text:p>
          </table:table-cell>
          <table:table-cell office:value-type="float" office:value="-0.00000383">
            <text:p>-3,83E-006</text:p>
          </table:table-cell>
          <table:table-cell table:formula="of:=[.Y79]*[.Z79]" office:value-type="float" office:value="0.0000009192">
            <text:p>9,19E-007</text:p>
          </table:table-cell>
          <table:table-cell office:value-type="float" office:value="-0.24">
            <text:p>-0,24</text:p>
          </table:table-cell>
          <table:table-cell office:value-type="float" office:value="-0.00518">
            <text:p>-5,18E-003</text:p>
          </table:table-cell>
          <table:table-cell table:formula="of:=[.AB79]*[.AC79]" office:value-type="float" office:value="0.0012432">
            <text:p>0,0012432</text:p>
          </table:table-cell>
        </table:table-row>
        <table:table-row table:style-name="ro1">
          <table:table-cell office:value-type="float" office:value="-0.23">
            <text:p>-0,23</text:p>
          </table:table-cell>
          <table:table-cell office:value-type="float" office:value="-0.00000934">
            <text:p>-9,34E-006</text:p>
          </table:table-cell>
          <table:table-cell table:formula="of:=[.A80]*[.B80]" office:value-type="float" office:value="0.0000021482">
            <text:p>2,15E-006</text:p>
          </table:table-cell>
          <table:table-cell office:value-type="float" office:value="-0.23">
            <text:p>-0,23</text:p>
          </table:table-cell>
          <table:table-cell office:value-type="float" office:value="-0.00269">
            <text:p>-2,69E-003</text:p>
          </table:table-cell>
          <table:table-cell table:formula="of:=[.D80]*[.E80]" office:value-type="float" office:value="0.0006187">
            <text:p>6,19E-004</text:p>
          </table:table-cell>
          <table:table-cell office:value-type="float" office:value="-0.23">
            <text:p>-0,23</text:p>
          </table:table-cell>
          <table:table-cell office:value-type="float" office:value="-0.0000145">
            <text:p>-1,45E-005</text:p>
          </table:table-cell>
          <table:table-cell table:formula="of:=[.G80]*[.H80]" office:value-type="float" office:value="0.000003335">
            <text:p>3,34E-006</text:p>
          </table:table-cell>
          <table:table-cell office:value-type="float" office:value="-0.23">
            <text:p>-0,23</text:p>
          </table:table-cell>
          <table:table-cell office:value-type="float" office:value="-0.0069">
            <text:p>-6,90E-003</text:p>
          </table:table-cell>
          <table:table-cell table:formula="of:=[.J80]*[.K80]" office:value-type="float" office:value="0.001587">
            <text:p>1,59E-003</text:p>
          </table:table-cell>
          <table:table-cell office:value-type="float" office:value="-0.23">
            <text:p>-0,23</text:p>
          </table:table-cell>
          <table:table-cell office:value-type="float" office:value="-0.00000475">
            <text:p>-4,75E-006</text:p>
          </table:table-cell>
          <table:table-cell table:formula="of:=[.M80]*[.N80]" office:value-type="float" office:value="0.0000010925">
            <text:p>1,09E-006</text:p>
          </table:table-cell>
          <table:table-cell office:value-type="float" office:value="-0.23">
            <text:p>-0,23</text:p>
          </table:table-cell>
          <table:table-cell office:value-type="float" office:value="-0.00000505">
            <text:p>-5,05E-006</text:p>
          </table:table-cell>
          <table:table-cell table:formula="of:=[.P80]*[.Q80]" office:value-type="float" office:value="0.0000011615">
            <text:p>1,16E-006</text:p>
          </table:table-cell>
          <table:table-cell office:value-type="float" office:value="-0.23">
            <text:p>-0,23</text:p>
          </table:table-cell>
          <table:table-cell office:value-type="float" office:value="-0.00000357">
            <text:p>-3,57E-006</text:p>
          </table:table-cell>
          <table:table-cell table:formula="of:=[.S80]*[.T80]" office:value-type="float" office:value="0.0000008211">
            <text:p>8,21E-007</text:p>
          </table:table-cell>
          <table:table-cell office:value-type="float" office:value="-0.23">
            <text:p>-0,23</text:p>
          </table:table-cell>
          <table:table-cell office:value-type="float" office:value="-0.00204">
            <text:p>-2,04E-003</text:p>
          </table:table-cell>
          <table:table-cell table:formula="of:=[.V80]*[.W80]" office:value-type="float" office:value="0.0004692">
            <text:p>4,69E-004</text:p>
          </table:table-cell>
          <table:table-cell office:value-type="float" office:value="-0.23">
            <text:p>-0,23</text:p>
          </table:table-cell>
          <table:table-cell office:value-type="float" office:value="-0.00000369">
            <text:p>-3,69E-006</text:p>
          </table:table-cell>
          <table:table-cell table:formula="of:=[.Y80]*[.Z80]" office:value-type="float" office:value="0.0000008487">
            <text:p>8,49E-007</text:p>
          </table:table-cell>
          <table:table-cell office:value-type="float" office:value="-0.23">
            <text:p>-0,23</text:p>
          </table:table-cell>
          <table:table-cell office:value-type="float" office:value="-0.00517">
            <text:p>-5,17E-003</text:p>
          </table:table-cell>
          <table:table-cell table:formula="of:=[.AB80]*[.AC80]" office:value-type="float" office:value="0.0011891">
            <text:p>0,0011891</text:p>
          </table:table-cell>
        </table:table-row>
        <table:table-row table:style-name="ro1">
          <table:table-cell office:value-type="float" office:value="-0.22">
            <text:p>-0,22</text:p>
          </table:table-cell>
          <table:table-cell office:value-type="float" office:value="-0.00000887">
            <text:p>-8,87E-006</text:p>
          </table:table-cell>
          <table:table-cell table:formula="of:=[.A81]*[.B81]" office:value-type="float" office:value="0.0000019514">
            <text:p>1,95E-006</text:p>
          </table:table-cell>
          <table:table-cell office:value-type="float" office:value="-0.22">
            <text:p>-0,22</text:p>
          </table:table-cell>
          <table:table-cell office:value-type="float" office:value="-0.00265">
            <text:p>-2,65E-003</text:p>
          </table:table-cell>
          <table:table-cell table:formula="of:=[.D81]*[.E81]" office:value-type="float" office:value="0.000583">
            <text:p>5,83E-004</text:p>
          </table:table-cell>
          <table:table-cell office:value-type="float" office:value="-0.22">
            <text:p>-0,22</text:p>
          </table:table-cell>
          <table:table-cell office:value-type="float" office:value="-0.0000138">
            <text:p>-1,38E-005</text:p>
          </table:table-cell>
          <table:table-cell table:formula="of:=[.G81]*[.H81]" office:value-type="float" office:value="0.000003036">
            <text:p>3,04E-006</text:p>
          </table:table-cell>
          <table:table-cell office:value-type="float" office:value="-0.22">
            <text:p>-0,22</text:p>
          </table:table-cell>
          <table:table-cell office:value-type="float" office:value="-0.00689">
            <text:p>-6,89E-003</text:p>
          </table:table-cell>
          <table:table-cell table:formula="of:=[.J81]*[.K81]" office:value-type="float" office:value="0.0015158">
            <text:p>1,52E-003</text:p>
          </table:table-cell>
          <table:table-cell office:value-type="float" office:value="-0.22">
            <text:p>-0,22</text:p>
          </table:table-cell>
          <table:table-cell office:value-type="float" office:value="-0.00000453">
            <text:p>-4,53E-006</text:p>
          </table:table-cell>
          <table:table-cell table:formula="of:=[.M81]*[.N81]" office:value-type="float" office:value="0.0000009966">
            <text:p>9,97E-007</text:p>
          </table:table-cell>
          <table:table-cell office:value-type="float" office:value="-0.22">
            <text:p>-0,22</text:p>
          </table:table-cell>
          <table:table-cell office:value-type="float" office:value="-0.00000483">
            <text:p>-4,83E-006</text:p>
          </table:table-cell>
          <table:table-cell table:formula="of:=[.P81]*[.Q81]" office:value-type="float" office:value="0.0000010626">
            <text:p>1,06E-006</text:p>
          </table:table-cell>
          <table:table-cell office:value-type="float" office:value="-0.22">
            <text:p>-0,22</text:p>
          </table:table-cell>
          <table:table-cell office:value-type="float" office:value="-0.00000342">
            <text:p>-3,42E-006</text:p>
          </table:table-cell>
          <table:table-cell table:formula="of:=[.S81]*[.T81]" office:value-type="float" office:value="0.0000007524">
            <text:p>7,52E-007</text:p>
          </table:table-cell>
          <table:table-cell office:value-type="float" office:value="-0.22">
            <text:p>-0,22</text:p>
          </table:table-cell>
          <table:table-cell office:value-type="float" office:value="-0.00203">
            <text:p>-2,03E-003</text:p>
          </table:table-cell>
          <table:table-cell table:formula="of:=[.V81]*[.W81]" office:value-type="float" office:value="0.0004466">
            <text:p>4,47E-004</text:p>
          </table:table-cell>
          <table:table-cell office:value-type="float" office:value="-0.22">
            <text:p>-0,22</text:p>
          </table:table-cell>
          <table:table-cell office:value-type="float" office:value="-0.00000356">
            <text:p>-3,56E-006</text:p>
          </table:table-cell>
          <table:table-cell table:formula="of:=[.Y81]*[.Z81]" office:value-type="float" office:value="0.0000007832">
            <text:p>7,83E-007</text:p>
          </table:table-cell>
          <table:table-cell office:value-type="float" office:value="-0.22">
            <text:p>-0,22</text:p>
          </table:table-cell>
          <table:table-cell office:value-type="float" office:value="-0.00518">
            <text:p>-5,18E-003</text:p>
          </table:table-cell>
          <table:table-cell table:formula="of:=[.AB81]*[.AC81]" office:value-type="float" office:value="0.0011396">
            <text:p>0,0011396</text:p>
          </table:table-cell>
        </table:table-row>
        <table:table-row table:style-name="ro1">
          <table:table-cell office:value-type="float" office:value="-0.21">
            <text:p>-0,21</text:p>
          </table:table-cell>
          <table:table-cell office:value-type="float" office:value="-0.00000845">
            <text:p>-8,45E-006</text:p>
          </table:table-cell>
          <table:table-cell table:formula="of:=[.A82]*[.B82]" office:value-type="float" office:value="0.0000017745">
            <text:p>1,77E-006</text:p>
          </table:table-cell>
          <table:table-cell office:value-type="float" office:value="-0.21">
            <text:p>-0,21</text:p>
          </table:table-cell>
          <table:table-cell office:value-type="float" office:value="-0.00261">
            <text:p>-2,61E-003</text:p>
          </table:table-cell>
          <table:table-cell table:formula="of:=[.D82]*[.E82]" office:value-type="float" office:value="0.0005481">
            <text:p>5,48E-004</text:p>
          </table:table-cell>
          <table:table-cell office:value-type="float" office:value="-0.21">
            <text:p>-0,21</text:p>
          </table:table-cell>
          <table:table-cell office:value-type="float" office:value="-0.0000132">
            <text:p>-1,32E-005</text:p>
          </table:table-cell>
          <table:table-cell table:formula="of:=[.G82]*[.H82]" office:value-type="float" office:value="0.000002772">
            <text:p>2,77E-006</text:p>
          </table:table-cell>
          <table:table-cell office:value-type="float" office:value="-0.21">
            <text:p>-0,21</text:p>
          </table:table-cell>
          <table:table-cell office:value-type="float" office:value="-0.00688">
            <text:p>-6,88E-003</text:p>
          </table:table-cell>
          <table:table-cell table:formula="of:=[.J82]*[.K82]" office:value-type="float" office:value="0.0014448">
            <text:p>1,44E-003</text:p>
          </table:table-cell>
          <table:table-cell office:value-type="float" office:value="-0.21">
            <text:p>-0,21</text:p>
          </table:table-cell>
          <table:table-cell office:value-type="float" office:value="-0.00000433">
            <text:p>-4,33E-006</text:p>
          </table:table-cell>
          <table:table-cell table:formula="of:=[.M82]*[.N82]" office:value-type="float" office:value="0.0000009093">
            <text:p>9,09E-007</text:p>
          </table:table-cell>
          <table:table-cell office:value-type="float" office:value="-0.21">
            <text:p>-0,21</text:p>
          </table:table-cell>
          <table:table-cell office:value-type="float" office:value="-0.00000462">
            <text:p>-4,62E-006</text:p>
          </table:table-cell>
          <table:table-cell table:formula="of:=[.P82]*[.Q82]" office:value-type="float" office:value="0.0000009702">
            <text:p>9,70E-007</text:p>
          </table:table-cell>
          <table:table-cell office:value-type="float" office:value="-0.21">
            <text:p>-0,21</text:p>
          </table:table-cell>
          <table:table-cell office:value-type="float" office:value="-0.00000328">
            <text:p>-3,28E-006</text:p>
          </table:table-cell>
          <table:table-cell table:formula="of:=[.S82]*[.T82]" office:value-type="float" office:value="0.0000006888">
            <text:p>6,89E-007</text:p>
          </table:table-cell>
          <table:table-cell office:value-type="float" office:value="-0.21">
            <text:p>-0,21</text:p>
          </table:table-cell>
          <table:table-cell office:value-type="float" office:value="-0.00203">
            <text:p>-2,03E-003</text:p>
          </table:table-cell>
          <table:table-cell table:formula="of:=[.V82]*[.W82]" office:value-type="float" office:value="0.0004263">
            <text:p>4,26E-004</text:p>
          </table:table-cell>
          <table:table-cell office:value-type="float" office:value="-0.21">
            <text:p>-0,21</text:p>
          </table:table-cell>
          <table:table-cell office:value-type="float" office:value="-0.00000342">
            <text:p>-3,42E-006</text:p>
          </table:table-cell>
          <table:table-cell table:formula="of:=[.Y82]*[.Z82]" office:value-type="float" office:value="0.0000007182">
            <text:p>7,18E-007</text:p>
          </table:table-cell>
          <table:table-cell office:value-type="float" office:value="-0.21">
            <text:p>-0,21</text:p>
          </table:table-cell>
          <table:table-cell office:value-type="float" office:value="-0.00518">
            <text:p>-5,18E-003</text:p>
          </table:table-cell>
          <table:table-cell table:formula="of:=[.AB82]*[.AC82]" office:value-type="float" office:value="0.0010878">
            <text:p>0,0010878</text:p>
          </table:table-cell>
        </table:table-row>
        <table:table-row table:style-name="ro1">
          <table:table-cell office:value-type="float" office:value="-0.2">
            <text:p>-0,2</text:p>
          </table:table-cell>
          <table:table-cell office:value-type="float" office:value="-0.00000799">
            <text:p>-7,99E-006</text:p>
          </table:table-cell>
          <table:table-cell table:formula="of:=[.A83]*[.B83]" office:value-type="float" office:value="0.000001598">
            <text:p>1,60E-006</text:p>
          </table:table-cell>
          <table:table-cell office:value-type="float" office:value="-0.2">
            <text:p>-0,2</text:p>
          </table:table-cell>
          <table:table-cell office:value-type="float" office:value="-0.00257">
            <text:p>-2,57E-003</text:p>
          </table:table-cell>
          <table:table-cell table:formula="of:=[.D83]*[.E83]" office:value-type="float" office:value="0.000514">
            <text:p>5,14E-004</text:p>
          </table:table-cell>
          <table:table-cell office:value-type="float" office:value="-0.2">
            <text:p>-0,2</text:p>
          </table:table-cell>
          <table:table-cell office:value-type="float" office:value="-0.0000126">
            <text:p>-1,26E-005</text:p>
          </table:table-cell>
          <table:table-cell table:formula="of:=[.G83]*[.H83]" office:value-type="float" office:value="0.00000252">
            <text:p>2,52E-006</text:p>
          </table:table-cell>
          <table:table-cell office:value-type="float" office:value="-0.2">
            <text:p>-0,2</text:p>
          </table:table-cell>
          <table:table-cell office:value-type="float" office:value="-0.00688">
            <text:p>-6,88E-003</text:p>
          </table:table-cell>
          <table:table-cell table:formula="of:=[.J83]*[.K83]" office:value-type="float" office:value="0.001376">
            <text:p>1,38E-003</text:p>
          </table:table-cell>
          <table:table-cell office:value-type="float" office:value="-0.2">
            <text:p>-0,2</text:p>
          </table:table-cell>
          <table:table-cell office:value-type="float" office:value="-0.00000412">
            <text:p>-4,12E-006</text:p>
          </table:table-cell>
          <table:table-cell table:formula="of:=[.M83]*[.N83]" office:value-type="float" office:value="0.000000824">
            <text:p>8,24E-007</text:p>
          </table:table-cell>
          <table:table-cell office:value-type="float" office:value="-0.2">
            <text:p>-0,2</text:p>
          </table:table-cell>
          <table:table-cell office:value-type="float" office:value="-0.0000044">
            <text:p>-4,40E-006</text:p>
          </table:table-cell>
          <table:table-cell table:formula="of:=[.P83]*[.Q83]" office:value-type="float" office:value="0.00000088">
            <text:p>8,80E-007</text:p>
          </table:table-cell>
          <table:table-cell office:value-type="float" office:value="-0.2">
            <text:p>-0,2</text:p>
          </table:table-cell>
          <table:table-cell office:value-type="float" office:value="-0.00000313">
            <text:p>-3,13E-006</text:p>
          </table:table-cell>
          <table:table-cell table:formula="of:=[.S83]*[.T83]" office:value-type="float" office:value="0.000000626">
            <text:p>6,26E-007</text:p>
          </table:table-cell>
          <table:table-cell office:value-type="float" office:value="-0.2">
            <text:p>-0,2</text:p>
          </table:table-cell>
          <table:table-cell office:value-type="float" office:value="-0.00202">
            <text:p>-2,02E-003</text:p>
          </table:table-cell>
          <table:table-cell table:formula="of:=[.V83]*[.W83]" office:value-type="float" office:value="0.000404">
            <text:p>4,04E-004</text:p>
          </table:table-cell>
          <table:table-cell office:value-type="float" office:value="-0.2">
            <text:p>-0,2</text:p>
          </table:table-cell>
          <table:table-cell office:value-type="float" office:value="-0.00000328">
            <text:p>-3,28E-006</text:p>
          </table:table-cell>
          <table:table-cell table:formula="of:=[.Y83]*[.Z83]" office:value-type="float" office:value="0.000000656">
            <text:p>6,56E-007</text:p>
          </table:table-cell>
          <table:table-cell office:value-type="float" office:value="-0.2">
            <text:p>-0,2</text:p>
          </table:table-cell>
          <table:table-cell office:value-type="float" office:value="-0.00516">
            <text:p>-5,16E-003</text:p>
          </table:table-cell>
          <table:table-cell table:formula="of:=[.AB83]*[.AC83]" office:value-type="float" office:value="0.001032">
            <text:p>0,001032</text:p>
          </table:table-cell>
        </table:table-row>
        <table:table-row table:style-name="ro1">
          <table:table-cell office:value-type="float" office:value="-0.19">
            <text:p>-0,19</text:p>
          </table:table-cell>
          <table:table-cell office:value-type="float" office:value="-0.00000758">
            <text:p>-7,58E-006</text:p>
          </table:table-cell>
          <table:table-cell table:formula="of:=[.A84]*[.B84]" office:value-type="float" office:value="0.0000014402">
            <text:p>1,44E-006</text:p>
          </table:table-cell>
          <table:table-cell office:value-type="float" office:value="-0.19">
            <text:p>-0,19</text:p>
          </table:table-cell>
          <table:table-cell office:value-type="float" office:value="-0.00253">
            <text:p>-2,53E-003</text:p>
          </table:table-cell>
          <table:table-cell table:formula="of:=[.D84]*[.E84]" office:value-type="float" office:value="0.0004807">
            <text:p>4,81E-004</text:p>
          </table:table-cell>
          <table:table-cell office:value-type="float" office:value="-0.19">
            <text:p>-0,19</text:p>
          </table:table-cell>
          <table:table-cell office:value-type="float" office:value="-0.0000119">
            <text:p>-1,19E-005</text:p>
          </table:table-cell>
          <table:table-cell table:formula="of:=[.G84]*[.H84]" office:value-type="float" office:value="0.000002261">
            <text:p>2,26E-006</text:p>
          </table:table-cell>
          <table:table-cell office:value-type="float" office:value="-0.19">
            <text:p>-0,19</text:p>
          </table:table-cell>
          <table:table-cell office:value-type="float" office:value="-0.00691">
            <text:p>-6,91E-003</text:p>
          </table:table-cell>
          <table:table-cell table:formula="of:=[.J84]*[.K84]" office:value-type="float" office:value="0.0013129">
            <text:p>1,31E-003</text:p>
          </table:table-cell>
          <table:table-cell office:value-type="float" office:value="-0.19">
            <text:p>-0,19</text:p>
          </table:table-cell>
          <table:table-cell office:value-type="float" office:value="-0.00000391">
            <text:p>-3,91E-006</text:p>
          </table:table-cell>
          <table:table-cell table:formula="of:=[.M84]*[.N84]" office:value-type="float" office:value="0.0000007429">
            <text:p>7,43E-007</text:p>
          </table:table-cell>
          <table:table-cell office:value-type="float" office:value="-0.19">
            <text:p>-0,19</text:p>
          </table:table-cell>
          <table:table-cell office:value-type="float" office:value="-0.00000419">
            <text:p>-4,19E-006</text:p>
          </table:table-cell>
          <table:table-cell table:formula="of:=[.P84]*[.Q84]" office:value-type="float" office:value="0.0000007961">
            <text:p>7,96E-007</text:p>
          </table:table-cell>
          <table:table-cell office:value-type="float" office:value="-0.19">
            <text:p>-0,19</text:p>
          </table:table-cell>
          <table:table-cell office:value-type="float" office:value="-0.00000299">
            <text:p>-2,99E-006</text:p>
          </table:table-cell>
          <table:table-cell table:formula="of:=[.S84]*[.T84]" office:value-type="float" office:value="0.0000005681">
            <text:p>5,68E-007</text:p>
          </table:table-cell>
          <table:table-cell office:value-type="float" office:value="-0.19">
            <text:p>-0,19</text:p>
          </table:table-cell>
          <table:table-cell office:value-type="float" office:value="-0.00202">
            <text:p>-2,02E-003</text:p>
          </table:table-cell>
          <table:table-cell table:formula="of:=[.V84]*[.W84]" office:value-type="float" office:value="0.0003838">
            <text:p>3,84E-004</text:p>
          </table:table-cell>
          <table:table-cell office:value-type="float" office:value="-0.19">
            <text:p>-0,19</text:p>
          </table:table-cell>
          <table:table-cell office:value-type="float" office:value="-0.00000315">
            <text:p>-3,15E-006</text:p>
          </table:table-cell>
          <table:table-cell table:formula="of:=[.Y84]*[.Z84]" office:value-type="float" office:value="0.0000005985">
            <text:p>5,99E-007</text:p>
          </table:table-cell>
          <table:table-cell office:value-type="float" office:value="-0.19">
            <text:p>-0,19</text:p>
          </table:table-cell>
          <table:table-cell office:value-type="float" office:value="-0.00515">
            <text:p>-5,15E-003</text:p>
          </table:table-cell>
          <table:table-cell table:formula="of:=[.AB84]*[.AC84]" office:value-type="float" office:value="0.0009785">
            <text:p>0,0009785</text:p>
          </table:table-cell>
        </table:table-row>
        <table:table-row table:style-name="ro1">
          <table:table-cell office:value-type="float" office:value="-0.18">
            <text:p>-0,18</text:p>
          </table:table-cell>
          <table:table-cell office:value-type="float" office:value="-0.00000716">
            <text:p>-7,16E-006</text:p>
          </table:table-cell>
          <table:table-cell table:formula="of:=[.A85]*[.B85]" office:value-type="float" office:value="0.0000012888">
            <text:p>1,29E-006</text:p>
          </table:table-cell>
          <table:table-cell office:value-type="float" office:value="-0.18">
            <text:p>-0,18</text:p>
          </table:table-cell>
          <table:table-cell office:value-type="float" office:value="-0.00249">
            <text:p>-2,49E-003</text:p>
          </table:table-cell>
          <table:table-cell table:formula="of:=[.D85]*[.E85]" office:value-type="float" office:value="0.0004482">
            <text:p>4,48E-004</text:p>
          </table:table-cell>
          <table:table-cell office:value-type="float" office:value="-0.18">
            <text:p>-0,18</text:p>
          </table:table-cell>
          <table:table-cell office:value-type="float" office:value="-0.0000113">
            <text:p>-1,13E-005</text:p>
          </table:table-cell>
          <table:table-cell table:formula="of:=[.G85]*[.H85]" office:value-type="float" office:value="0.000002034">
            <text:p>2,03E-006</text:p>
          </table:table-cell>
          <table:table-cell office:value-type="float" office:value="-0.18">
            <text:p>-0,18</text:p>
          </table:table-cell>
          <table:table-cell office:value-type="float" office:value="-0.00688">
            <text:p>-6,88E-003</text:p>
          </table:table-cell>
          <table:table-cell table:formula="of:=[.J85]*[.K85]" office:value-type="float" office:value="0.0012384">
            <text:p>1,24E-003</text:p>
          </table:table-cell>
          <table:table-cell office:value-type="float" office:value="-0.18">
            <text:p>-0,18</text:p>
          </table:table-cell>
          <table:table-cell office:value-type="float" office:value="-0.0000037">
            <text:p>-3,70E-006</text:p>
          </table:table-cell>
          <table:table-cell table:formula="of:=[.M85]*[.N85]" office:value-type="float" office:value="0.000000666">
            <text:p>6,66E-007</text:p>
          </table:table-cell>
          <table:table-cell office:value-type="float" office:value="-0.18">
            <text:p>-0,18</text:p>
          </table:table-cell>
          <table:table-cell office:value-type="float" office:value="-0.00000397">
            <text:p>-3,97E-006</text:p>
          </table:table-cell>
          <table:table-cell table:formula="of:=[.P85]*[.Q85]" office:value-type="float" office:value="0.0000007146">
            <text:p>7,15E-007</text:p>
          </table:table-cell>
          <table:table-cell office:value-type="float" office:value="-0.18">
            <text:p>-0,18</text:p>
          </table:table-cell>
          <table:table-cell office:value-type="float" office:value="-0.00000284">
            <text:p>-2,84E-006</text:p>
          </table:table-cell>
          <table:table-cell table:formula="of:=[.S85]*[.T85]" office:value-type="float" office:value="0.0000005112">
            <text:p>5,11E-007</text:p>
          </table:table-cell>
          <table:table-cell office:value-type="float" office:value="-0.18">
            <text:p>-0,18</text:p>
          </table:table-cell>
          <table:table-cell office:value-type="float" office:value="-0.00202">
            <text:p>-2,02E-003</text:p>
          </table:table-cell>
          <table:table-cell table:formula="of:=[.V85]*[.W85]" office:value-type="float" office:value="0.0003636">
            <text:p>3,64E-004</text:p>
          </table:table-cell>
          <table:table-cell office:value-type="float" office:value="-0.18">
            <text:p>-0,18</text:p>
          </table:table-cell>
          <table:table-cell office:value-type="float" office:value="-0.00000301">
            <text:p>-3,01E-006</text:p>
          </table:table-cell>
          <table:table-cell table:formula="of:=[.Y85]*[.Z85]" office:value-type="float" office:value="0.0000005418">
            <text:p>5,42E-007</text:p>
          </table:table-cell>
          <table:table-cell office:value-type="float" office:value="-0.18">
            <text:p>-0,18</text:p>
          </table:table-cell>
          <table:table-cell office:value-type="float" office:value="-0.00516">
            <text:p>-5,16E-003</text:p>
          </table:table-cell>
          <table:table-cell table:formula="of:=[.AB85]*[.AC85]" office:value-type="float" office:value="0.0009288">
            <text:p>0,0009288</text:p>
          </table:table-cell>
        </table:table-row>
        <table:table-row table:style-name="ro1">
          <table:table-cell office:value-type="float" office:value="-0.17">
            <text:p>-0,17</text:p>
          </table:table-cell>
          <table:table-cell office:value-type="float" office:value="-0.00000674">
            <text:p>-6,74E-006</text:p>
          </table:table-cell>
          <table:table-cell table:formula="of:=[.A86]*[.B86]" office:value-type="float" office:value="0.0000011458">
            <text:p>1,15E-006</text:p>
          </table:table-cell>
          <table:table-cell office:value-type="float" office:value="-0.17">
            <text:p>-0,17</text:p>
          </table:table-cell>
          <table:table-cell office:value-type="float" office:value="-0.00247">
            <text:p>-2,47E-003</text:p>
          </table:table-cell>
          <table:table-cell table:formula="of:=[.D86]*[.E86]" office:value-type="float" office:value="0.0004199">
            <text:p>4,20E-004</text:p>
          </table:table-cell>
          <table:table-cell office:value-type="float" office:value="-0.17">
            <text:p>-0,17</text:p>
          </table:table-cell>
          <table:table-cell office:value-type="float" office:value="-0.0000107">
            <text:p>-1,07E-005</text:p>
          </table:table-cell>
          <table:table-cell table:formula="of:=[.G86]*[.H86]" office:value-type="float" office:value="0.000001819">
            <text:p>1,82E-006</text:p>
          </table:table-cell>
          <table:table-cell office:value-type="float" office:value="-0.17">
            <text:p>-0,17</text:p>
          </table:table-cell>
          <table:table-cell office:value-type="float" office:value="-0.00686">
            <text:p>-6,86E-003</text:p>
          </table:table-cell>
          <table:table-cell table:formula="of:=[.J86]*[.K86]" office:value-type="float" office:value="0.0011662">
            <text:p>1,17E-003</text:p>
          </table:table-cell>
          <table:table-cell office:value-type="float" office:value="-0.17">
            <text:p>-0,17</text:p>
          </table:table-cell>
          <table:table-cell office:value-type="float" office:value="-0.00000349">
            <text:p>-3,49E-006</text:p>
          </table:table-cell>
          <table:table-cell table:formula="of:=[.M86]*[.N86]" office:value-type="float" office:value="0.0000005933">
            <text:p>5,93E-007</text:p>
          </table:table-cell>
          <table:table-cell office:value-type="float" office:value="-0.17">
            <text:p>-0,17</text:p>
          </table:table-cell>
          <table:table-cell office:value-type="float" office:value="-0.00000376">
            <text:p>-3,76E-006</text:p>
          </table:table-cell>
          <table:table-cell table:formula="of:=[.P86]*[.Q86]" office:value-type="float" office:value="0.0000006392">
            <text:p>6,39E-007</text:p>
          </table:table-cell>
          <table:table-cell office:value-type="float" office:value="-0.17">
            <text:p>-0,17</text:p>
          </table:table-cell>
          <table:table-cell office:value-type="float" office:value="-0.00000269">
            <text:p>-2,69E-006</text:p>
          </table:table-cell>
          <table:table-cell table:formula="of:=[.S86]*[.T86]" office:value-type="float" office:value="0.0000004573">
            <text:p>4,57E-007</text:p>
          </table:table-cell>
          <table:table-cell office:value-type="float" office:value="-0.17">
            <text:p>-0,17</text:p>
          </table:table-cell>
          <table:table-cell office:value-type="float" office:value="-0.00201">
            <text:p>-2,01E-003</text:p>
          </table:table-cell>
          <table:table-cell table:formula="of:=[.V86]*[.W86]" office:value-type="float" office:value="0.0003417">
            <text:p>3,42E-004</text:p>
          </table:table-cell>
          <table:table-cell office:value-type="float" office:value="-0.17">
            <text:p>-0,17</text:p>
          </table:table-cell>
          <table:table-cell office:value-type="float" office:value="-0.00000288">
            <text:p>-2,88E-006</text:p>
          </table:table-cell>
          <table:table-cell table:formula="of:=[.Y86]*[.Z86]" office:value-type="float" office:value="0.0000004896">
            <text:p>4,90E-007</text:p>
          </table:table-cell>
          <table:table-cell office:value-type="float" office:value="-0.17">
            <text:p>-0,17</text:p>
          </table:table-cell>
          <table:table-cell office:value-type="float" office:value="-0.00516">
            <text:p>-5,16E-003</text:p>
          </table:table-cell>
          <table:table-cell table:formula="of:=[.AB86]*[.AC86]" office:value-type="float" office:value="0.0008772">
            <text:p>0,0008772</text:p>
          </table:table-cell>
        </table:table-row>
        <table:table-row table:style-name="ro1">
          <table:table-cell office:value-type="float" office:value="-0.16">
            <text:p>-0,16</text:p>
          </table:table-cell>
          <table:table-cell office:value-type="float" office:value="-0.00000637">
            <text:p>-6,37E-006</text:p>
          </table:table-cell>
          <table:table-cell table:formula="of:=[.A87]*[.B87]" office:value-type="float" office:value="0.0000010192">
            <text:p>1,02E-006</text:p>
          </table:table-cell>
          <table:table-cell office:value-type="float" office:value="-0.16">
            <text:p>-0,16</text:p>
          </table:table-cell>
          <table:table-cell office:value-type="float" office:value="-0.00243">
            <text:p>-2,43E-003</text:p>
          </table:table-cell>
          <table:table-cell table:formula="of:=[.D87]*[.E87]" office:value-type="float" office:value="0.0003888">
            <text:p>3,89E-004</text:p>
          </table:table-cell>
          <table:table-cell office:value-type="float" office:value="-0.16">
            <text:p>-0,16</text:p>
          </table:table-cell>
          <table:table-cell office:value-type="float" office:value="-0.0000101">
            <text:p>-1,01E-005</text:p>
          </table:table-cell>
          <table:table-cell table:formula="of:=[.G87]*[.H87]" office:value-type="float" office:value="0.000001616">
            <text:p>1,62E-006</text:p>
          </table:table-cell>
          <table:table-cell office:value-type="float" office:value="-0.16">
            <text:p>-0,16</text:p>
          </table:table-cell>
          <table:table-cell office:value-type="float" office:value="-0.00686">
            <text:p>-6,86E-003</text:p>
          </table:table-cell>
          <table:table-cell table:formula="of:=[.J87]*[.K87]" office:value-type="float" office:value="0.0010976">
            <text:p>1,10E-003</text:p>
          </table:table-cell>
          <table:table-cell office:value-type="float" office:value="-0.16">
            <text:p>-0,16</text:p>
          </table:table-cell>
          <table:table-cell office:value-type="float" office:value="-0.00000328">
            <text:p>-3,28E-006</text:p>
          </table:table-cell>
          <table:table-cell table:formula="of:=[.M87]*[.N87]" office:value-type="float" office:value="0.0000005248">
            <text:p>5,25E-007</text:p>
          </table:table-cell>
          <table:table-cell office:value-type="float" office:value="-0.16">
            <text:p>-0,16</text:p>
          </table:table-cell>
          <table:table-cell office:value-type="float" office:value="-0.00000354">
            <text:p>-3,54E-006</text:p>
          </table:table-cell>
          <table:table-cell table:formula="of:=[.P87]*[.Q87]" office:value-type="float" office:value="0.0000005664">
            <text:p>5,66E-007</text:p>
          </table:table-cell>
          <table:table-cell office:value-type="float" office:value="-0.16">
            <text:p>-0,16</text:p>
          </table:table-cell>
          <table:table-cell office:value-type="float" office:value="-0.00000255">
            <text:p>-2,55E-006</text:p>
          </table:table-cell>
          <table:table-cell table:formula="of:=[.S87]*[.T87]" office:value-type="float" office:value="0.000000408">
            <text:p>4,08E-007</text:p>
          </table:table-cell>
          <table:table-cell office:value-type="float" office:value="-0.16">
            <text:p>-0,16</text:p>
          </table:table-cell>
          <table:table-cell office:value-type="float" office:value="-0.00201">
            <text:p>-2,01E-003</text:p>
          </table:table-cell>
          <table:table-cell table:formula="of:=[.V87]*[.W87]" office:value-type="float" office:value="0.0003216">
            <text:p>3,22E-004</text:p>
          </table:table-cell>
          <table:table-cell office:value-type="float" office:value="-0.16">
            <text:p>-0,16</text:p>
          </table:table-cell>
          <table:table-cell office:value-type="float" office:value="-0.00000274">
            <text:p>-2,74E-006</text:p>
          </table:table-cell>
          <table:table-cell table:formula="of:=[.Y87]*[.Z87]" office:value-type="float" office:value="0.0000004384">
            <text:p>4,38E-007</text:p>
          </table:table-cell>
          <table:table-cell office:value-type="float" office:value="-0.16">
            <text:p>-0,16</text:p>
          </table:table-cell>
          <table:table-cell office:value-type="float" office:value="-0.00515">
            <text:p>-5,15E-003</text:p>
          </table:table-cell>
          <table:table-cell table:formula="of:=[.AB87]*[.AC87]" office:value-type="float" office:value="0.000824">
            <text:p>0,000824</text:p>
          </table:table-cell>
        </table:table-row>
        <table:table-row table:style-name="ro1">
          <table:table-cell office:value-type="float" office:value="-0.15">
            <text:p>-0,15</text:p>
          </table:table-cell>
          <table:table-cell office:value-type="float" office:value="-0.00000596">
            <text:p>-5,96E-006</text:p>
          </table:table-cell>
          <table:table-cell table:formula="of:=[.A88]*[.B88]" office:value-type="float" office:value="0.000000894">
            <text:p>8,94E-007</text:p>
          </table:table-cell>
          <table:table-cell office:value-type="float" office:value="-0.15">
            <text:p>-0,15</text:p>
          </table:table-cell>
          <table:table-cell office:value-type="float" office:value="-0.0024">
            <text:p>-2,40E-003</text:p>
          </table:table-cell>
          <table:table-cell table:formula="of:=[.D88]*[.E88]" office:value-type="float" office:value="0.00036">
            <text:p>3,60E-004</text:p>
          </table:table-cell>
          <table:table-cell office:value-type="float" office:value="-0.15">
            <text:p>-0,15</text:p>
          </table:table-cell>
          <table:table-cell office:value-type="float" office:value="-0.00000944">
            <text:p>-9,44E-006</text:p>
          </table:table-cell>
          <table:table-cell table:formula="of:=[.G88]*[.H88]" office:value-type="float" office:value="0.000001416">
            <text:p>1,42E-006</text:p>
          </table:table-cell>
          <table:table-cell office:value-type="float" office:value="-0.15">
            <text:p>-0,15</text:p>
          </table:table-cell>
          <table:table-cell office:value-type="float" office:value="-0.00685">
            <text:p>-6,85E-003</text:p>
          </table:table-cell>
          <table:table-cell table:formula="of:=[.J88]*[.K88]" office:value-type="float" office:value="0.0010275">
            <text:p>1,03E-003</text:p>
          </table:table-cell>
          <table:table-cell office:value-type="float" office:value="-0.15">
            <text:p>-0,15</text:p>
          </table:table-cell>
          <table:table-cell office:value-type="float" office:value="-0.00000308">
            <text:p>-3,08E-006</text:p>
          </table:table-cell>
          <table:table-cell table:formula="of:=[.M88]*[.N88]" office:value-type="float" office:value="0.000000462">
            <text:p>4,62E-007</text:p>
          </table:table-cell>
          <table:table-cell office:value-type="float" office:value="-0.15">
            <text:p>-0,15</text:p>
          </table:table-cell>
          <table:table-cell office:value-type="float" office:value="-0.00000333">
            <text:p>-3,33E-006</text:p>
          </table:table-cell>
          <table:table-cell table:formula="of:=[.P88]*[.Q88]" office:value-type="float" office:value="0.0000004995">
            <text:p>5,00E-007</text:p>
          </table:table-cell>
          <table:table-cell office:value-type="float" office:value="-0.15">
            <text:p>-0,15</text:p>
          </table:table-cell>
          <table:table-cell office:value-type="float" office:value="-0.0000024">
            <text:p>-2,40E-006</text:p>
          </table:table-cell>
          <table:table-cell table:formula="of:=[.S88]*[.T88]" office:value-type="float" office:value="0.00000036">
            <text:p>3,60E-007</text:p>
          </table:table-cell>
          <table:table-cell office:value-type="float" office:value="-0.15">
            <text:p>-0,15</text:p>
          </table:table-cell>
          <table:table-cell office:value-type="float" office:value="-0.00201">
            <text:p>-2,01E-003</text:p>
          </table:table-cell>
          <table:table-cell table:formula="of:=[.V88]*[.W88]" office:value-type="float" office:value="0.0003015">
            <text:p>3,02E-004</text:p>
          </table:table-cell>
          <table:table-cell office:value-type="float" office:value="-0.15">
            <text:p>-0,15</text:p>
          </table:table-cell>
          <table:table-cell office:value-type="float" office:value="-0.00000261">
            <text:p>-2,61E-006</text:p>
          </table:table-cell>
          <table:table-cell table:formula="of:=[.Y88]*[.Z88]" office:value-type="float" office:value="0.0000003915">
            <text:p>3,92E-007</text:p>
          </table:table-cell>
          <table:table-cell office:value-type="float" office:value="-0.15">
            <text:p>-0,15</text:p>
          </table:table-cell>
          <table:table-cell office:value-type="float" office:value="-0.00514">
            <text:p>-5,14E-003</text:p>
          </table:table-cell>
          <table:table-cell table:formula="of:=[.AB88]*[.AC88]" office:value-type="float" office:value="0.000771">
            <text:p>0,000771</text:p>
          </table:table-cell>
        </table:table-row>
        <table:table-row table:style-name="ro1">
          <table:table-cell office:value-type="float" office:value="-0.14">
            <text:p>-0,14</text:p>
          </table:table-cell>
          <table:table-cell office:value-type="float" office:value="-0.00000556">
            <text:p>-5,56E-006</text:p>
          </table:table-cell>
          <table:table-cell table:formula="of:=[.A89]*[.B89]" office:value-type="float" office:value="0.0000007784">
            <text:p>7,78E-007</text:p>
          </table:table-cell>
          <table:table-cell office:value-type="float" office:value="-0.14">
            <text:p>-0,14</text:p>
          </table:table-cell>
          <table:table-cell office:value-type="float" office:value="-0.00238">
            <text:p>-2,38E-003</text:p>
          </table:table-cell>
          <table:table-cell table:formula="of:=[.D89]*[.E89]" office:value-type="float" office:value="0.0003332">
            <text:p>3,33E-004</text:p>
          </table:table-cell>
          <table:table-cell office:value-type="float" office:value="-0.14">
            <text:p>-0,14</text:p>
          </table:table-cell>
          <table:table-cell office:value-type="float" office:value="-0.00000882">
            <text:p>-8,82E-006</text:p>
          </table:table-cell>
          <table:table-cell table:formula="of:=[.G89]*[.H89]" office:value-type="float" office:value="0.0000012348">
            <text:p>1,23E-006</text:p>
          </table:table-cell>
          <table:table-cell office:value-type="float" office:value="-0.14">
            <text:p>-0,14</text:p>
          </table:table-cell>
          <table:table-cell office:value-type="float" office:value="-0.00685">
            <text:p>-6,85E-003</text:p>
          </table:table-cell>
          <table:table-cell table:formula="of:=[.J89]*[.K89]" office:value-type="float" office:value="0.000959">
            <text:p>9,59E-004</text:p>
          </table:table-cell>
          <table:table-cell office:value-type="float" office:value="-0.14">
            <text:p>-0,14</text:p>
          </table:table-cell>
          <table:table-cell office:value-type="float" office:value="-0.00000287">
            <text:p>-2,87E-006</text:p>
          </table:table-cell>
          <table:table-cell table:formula="of:=[.M89]*[.N89]" office:value-type="float" office:value="0.0000004018">
            <text:p>4,02E-007</text:p>
          </table:table-cell>
          <table:table-cell office:value-type="float" office:value="-0.14">
            <text:p>-0,14</text:p>
          </table:table-cell>
          <table:table-cell office:value-type="float" office:value="-0.00000311">
            <text:p>-3,11E-006</text:p>
          </table:table-cell>
          <table:table-cell table:formula="of:=[.P89]*[.Q89]" office:value-type="float" office:value="0.0000004354">
            <text:p>4,35E-007</text:p>
          </table:table-cell>
          <table:table-cell office:value-type="float" office:value="-0.14">
            <text:p>-0,14</text:p>
          </table:table-cell>
          <table:table-cell office:value-type="float" office:value="-0.00000226">
            <text:p>-2,26E-006</text:p>
          </table:table-cell>
          <table:table-cell table:formula="of:=[.S89]*[.T89]" office:value-type="float" office:value="0.0000003164">
            <text:p>3,16E-007</text:p>
          </table:table-cell>
          <table:table-cell office:value-type="float" office:value="-0.14">
            <text:p>-0,14</text:p>
          </table:table-cell>
          <table:table-cell office:value-type="float" office:value="-0.002">
            <text:p>-2,00E-003</text:p>
          </table:table-cell>
          <table:table-cell table:formula="of:=[.V89]*[.W89]" office:value-type="float" office:value="0.00028">
            <text:p>2,80E-004</text:p>
          </table:table-cell>
          <table:table-cell office:value-type="float" office:value="-0.14">
            <text:p>-0,14</text:p>
          </table:table-cell>
          <table:table-cell office:value-type="float" office:value="-0.00000247">
            <text:p>-2,47E-006</text:p>
          </table:table-cell>
          <table:table-cell table:formula="of:=[.Y89]*[.Z89]" office:value-type="float" office:value="0.0000003458">
            <text:p>3,46E-007</text:p>
          </table:table-cell>
          <table:table-cell office:value-type="float" office:value="-0.14">
            <text:p>-0,14</text:p>
          </table:table-cell>
          <table:table-cell office:value-type="float" office:value="-0.00514">
            <text:p>-5,14E-003</text:p>
          </table:table-cell>
          <table:table-cell table:formula="of:=[.AB89]*[.AC89]" office:value-type="float" office:value="0.0007196">
            <text:p>0,0007196</text:p>
          </table:table-cell>
        </table:table-row>
        <table:table-row table:style-name="ro1">
          <table:table-cell office:value-type="float" office:value="-0.13">
            <text:p>-0,13</text:p>
          </table:table-cell>
          <table:table-cell office:value-type="float" office:value="-0.00000519">
            <text:p>-5,19E-006</text:p>
          </table:table-cell>
          <table:table-cell table:formula="of:=[.A90]*[.B90]" office:value-type="float" office:value="0.0000006747">
            <text:p>6,75E-007</text:p>
          </table:table-cell>
          <table:table-cell office:value-type="float" office:value="-0.13">
            <text:p>-0,13</text:p>
          </table:table-cell>
          <table:table-cell office:value-type="float" office:value="-0.00236">
            <text:p>-2,36E-003</text:p>
          </table:table-cell>
          <table:table-cell table:formula="of:=[.D90]*[.E90]" office:value-type="float" office:value="0.0003068">
            <text:p>3,07E-004</text:p>
          </table:table-cell>
          <table:table-cell office:value-type="float" office:value="-0.13">
            <text:p>-0,13</text:p>
          </table:table-cell>
          <table:table-cell office:value-type="float" office:value="-0.00000823">
            <text:p>-8,23E-006</text:p>
          </table:table-cell>
          <table:table-cell table:formula="of:=[.G90]*[.H90]" office:value-type="float" office:value="0.0000010699">
            <text:p>1,07E-006</text:p>
          </table:table-cell>
          <table:table-cell office:value-type="float" office:value="-0.13">
            <text:p>-0,13</text:p>
          </table:table-cell>
          <table:table-cell office:value-type="float" office:value="-0.00684">
            <text:p>-6,84E-003</text:p>
          </table:table-cell>
          <table:table-cell table:formula="of:=[.J90]*[.K90]" office:value-type="float" office:value="0.0008892">
            <text:p>8,89E-004</text:p>
          </table:table-cell>
          <table:table-cell office:value-type="float" office:value="-0.13">
            <text:p>-0,13</text:p>
          </table:table-cell>
          <table:table-cell office:value-type="float" office:value="-0.00000266">
            <text:p>-2,66E-006</text:p>
          </table:table-cell>
          <table:table-cell table:formula="of:=[.M90]*[.N90]" office:value-type="float" office:value="0.0000003458">
            <text:p>3,46E-007</text:p>
          </table:table-cell>
          <table:table-cell office:value-type="float" office:value="-0.13">
            <text:p>-0,13</text:p>
          </table:table-cell>
          <table:table-cell office:value-type="float" office:value="-0.0000029">
            <text:p>-2,90E-006</text:p>
          </table:table-cell>
          <table:table-cell table:formula="of:=[.P90]*[.Q90]" office:value-type="float" office:value="0.000000377">
            <text:p>3,77E-007</text:p>
          </table:table-cell>
          <table:table-cell office:value-type="float" office:value="-0.13">
            <text:p>-0,13</text:p>
          </table:table-cell>
          <table:table-cell office:value-type="float" office:value="-0.00000211">
            <text:p>-2,11E-006</text:p>
          </table:table-cell>
          <table:table-cell table:formula="of:=[.S90]*[.T90]" office:value-type="float" office:value="0.0000002743">
            <text:p>2,74E-007</text:p>
          </table:table-cell>
          <table:table-cell office:value-type="float" office:value="-0.13">
            <text:p>-0,13</text:p>
          </table:table-cell>
          <table:table-cell office:value-type="float" office:value="-0.00199">
            <text:p>-1,99E-003</text:p>
          </table:table-cell>
          <table:table-cell table:formula="of:=[.V90]*[.W90]" office:value-type="float" office:value="0.0002587">
            <text:p>2,59E-004</text:p>
          </table:table-cell>
          <table:table-cell office:value-type="float" office:value="-0.13">
            <text:p>-0,13</text:p>
          </table:table-cell>
          <table:table-cell office:value-type="float" office:value="-0.00000233">
            <text:p>-2,33E-006</text:p>
          </table:table-cell>
          <table:table-cell table:formula="of:=[.Y90]*[.Z90]" office:value-type="float" office:value="0.0000003029">
            <text:p>3,03E-007</text:p>
          </table:table-cell>
          <table:table-cell office:value-type="float" office:value="-0.13">
            <text:p>-0,13</text:p>
          </table:table-cell>
          <table:table-cell office:value-type="float" office:value="-0.00514">
            <text:p>-5,14E-003</text:p>
          </table:table-cell>
          <table:table-cell table:formula="of:=[.AB90]*[.AC90]" office:value-type="float" office:value="0.0006682">
            <text:p>0,0006682</text:p>
          </table:table-cell>
        </table:table-row>
        <table:table-row table:style-name="ro1">
          <table:table-cell office:value-type="float" office:value="-0.12">
            <text:p>-0,12</text:p>
          </table:table-cell>
          <table:table-cell office:value-type="float" office:value="-0.00000481">
            <text:p>-4,81E-006</text:p>
          </table:table-cell>
          <table:table-cell table:formula="of:=[.A91]*[.B91]" office:value-type="float" office:value="0.0000005772">
            <text:p>5,77E-007</text:p>
          </table:table-cell>
          <table:table-cell office:value-type="float" office:value="-0.12">
            <text:p>-0,12</text:p>
          </table:table-cell>
          <table:table-cell office:value-type="float" office:value="-0.00233">
            <text:p>-2,33E-003</text:p>
          </table:table-cell>
          <table:table-cell table:formula="of:=[.D91]*[.E91]" office:value-type="float" office:value="0.0002796">
            <text:p>2,80E-004</text:p>
          </table:table-cell>
          <table:table-cell office:value-type="float" office:value="-0.12">
            <text:p>-0,12</text:p>
          </table:table-cell>
          <table:table-cell office:value-type="float" office:value="-0.00000761">
            <text:p>-7,61E-006</text:p>
          </table:table-cell>
          <table:table-cell table:formula="of:=[.G91]*[.H91]" office:value-type="float" office:value="0.0000009132">
            <text:p>9,13E-007</text:p>
          </table:table-cell>
          <table:table-cell office:value-type="float" office:value="-0.12">
            <text:p>-0,12</text:p>
          </table:table-cell>
          <table:table-cell office:value-type="float" office:value="-0.00683">
            <text:p>-6,83E-003</text:p>
          </table:table-cell>
          <table:table-cell table:formula="of:=[.J91]*[.K91]" office:value-type="float" office:value="0.0008196">
            <text:p>8,20E-004</text:p>
          </table:table-cell>
          <table:table-cell office:value-type="float" office:value="-0.12">
            <text:p>-0,12</text:p>
          </table:table-cell>
          <table:table-cell office:value-type="float" office:value="-0.00000246">
            <text:p>-2,46E-006</text:p>
          </table:table-cell>
          <table:table-cell table:formula="of:=[.M91]*[.N91]" office:value-type="float" office:value="0.0000002952">
            <text:p>2,95E-007</text:p>
          </table:table-cell>
          <table:table-cell office:value-type="float" office:value="-0.12">
            <text:p>-0,12</text:p>
          </table:table-cell>
          <table:table-cell office:value-type="float" office:value="-0.0000027">
            <text:p>-2,70E-006</text:p>
          </table:table-cell>
          <table:table-cell table:formula="of:=[.P91]*[.Q91]" office:value-type="float" office:value="0.000000324">
            <text:p>3,24E-007</text:p>
          </table:table-cell>
          <table:table-cell office:value-type="float" office:value="-0.12">
            <text:p>-0,12</text:p>
          </table:table-cell>
          <table:table-cell office:value-type="float" office:value="-0.00000196">
            <text:p>-1,96E-006</text:p>
          </table:table-cell>
          <table:table-cell table:formula="of:=[.S91]*[.T91]" office:value-type="float" office:value="0.0000002352">
            <text:p>2,35E-007</text:p>
          </table:table-cell>
          <table:table-cell office:value-type="float" office:value="-0.12">
            <text:p>-0,12</text:p>
          </table:table-cell>
          <table:table-cell office:value-type="float" office:value="-0.00198">
            <text:p>-1,98E-003</text:p>
          </table:table-cell>
          <table:table-cell table:formula="of:=[.V91]*[.W91]" office:value-type="float" office:value="0.0002376">
            <text:p>2,38E-004</text:p>
          </table:table-cell>
          <table:table-cell office:value-type="float" office:value="-0.12">
            <text:p>-0,12</text:p>
          </table:table-cell>
          <table:table-cell office:value-type="float" office:value="-0.0000022">
            <text:p>-2,20E-006</text:p>
          </table:table-cell>
          <table:table-cell table:formula="of:=[.Y91]*[.Z91]" office:value-type="float" office:value="0.000000264">
            <text:p>2,64E-007</text:p>
          </table:table-cell>
          <table:table-cell office:value-type="float" office:value="-0.12">
            <text:p>-0,12</text:p>
          </table:table-cell>
          <table:table-cell office:value-type="float" office:value="-0.00513">
            <text:p>-5,13E-003</text:p>
          </table:table-cell>
          <table:table-cell table:formula="of:=[.AB91]*[.AC91]" office:value-type="float" office:value="0.0006156">
            <text:p>0,0006156</text:p>
          </table:table-cell>
        </table:table-row>
        <table:table-row table:style-name="ro1">
          <table:table-cell office:value-type="float" office:value="-0.11">
            <text:p>-0,11</text:p>
          </table:table-cell>
          <table:table-cell office:value-type="float" office:value="-0.00000446">
            <text:p>-4,46E-006</text:p>
          </table:table-cell>
          <table:table-cell table:formula="of:=[.A92]*[.B92]" office:value-type="float" office:value="0.0000004906">
            <text:p>4,91E-007</text:p>
          </table:table-cell>
          <table:table-cell office:value-type="float" office:value="-0.11">
            <text:p>-0,11</text:p>
          </table:table-cell>
          <table:table-cell office:value-type="float" office:value="-0.0023">
            <text:p>-2,30E-003</text:p>
          </table:table-cell>
          <table:table-cell table:formula="of:=[.D92]*[.E92]" office:value-type="float" office:value="0.000253">
            <text:p>2,53E-004</text:p>
          </table:table-cell>
          <table:table-cell office:value-type="float" office:value="-0.11">
            <text:p>-0,11</text:p>
          </table:table-cell>
          <table:table-cell office:value-type="float" office:value="-0.000007">
            <text:p>-7,00E-006</text:p>
          </table:table-cell>
          <table:table-cell table:formula="of:=[.G92]*[.H92]" office:value-type="float" office:value="0.00000077">
            <text:p>7,70E-007</text:p>
          </table:table-cell>
          <table:table-cell office:value-type="float" office:value="-0.11">
            <text:p>-0,11</text:p>
          </table:table-cell>
          <table:table-cell office:value-type="float" office:value="-0.00685">
            <text:p>-6,85E-003</text:p>
          </table:table-cell>
          <table:table-cell table:formula="of:=[.J92]*[.K92]" office:value-type="float" office:value="0.0007535">
            <text:p>7,54E-004</text:p>
          </table:table-cell>
          <table:table-cell office:value-type="float" office:value="-0.11">
            <text:p>-0,11</text:p>
          </table:table-cell>
          <table:table-cell office:value-type="float" office:value="-0.00000225">
            <text:p>-2,25E-006</text:p>
          </table:table-cell>
          <table:table-cell table:formula="of:=[.M92]*[.N92]" office:value-type="float" office:value="0.0000002475">
            <text:p>2,48E-007</text:p>
          </table:table-cell>
          <table:table-cell office:value-type="float" office:value="-0.11">
            <text:p>-0,11</text:p>
          </table:table-cell>
          <table:table-cell office:value-type="float" office:value="-0.00000248">
            <text:p>-2,48E-006</text:p>
          </table:table-cell>
          <table:table-cell table:formula="of:=[.P92]*[.Q92]" office:value-type="float" office:value="0.0000002728">
            <text:p>2,73E-007</text:p>
          </table:table-cell>
          <table:table-cell office:value-type="float" office:value="-0.11">
            <text:p>-0,11</text:p>
          </table:table-cell>
          <table:table-cell office:value-type="float" office:value="-0.00000181">
            <text:p>-1,81E-006</text:p>
          </table:table-cell>
          <table:table-cell table:formula="of:=[.S92]*[.T92]" office:value-type="float" office:value="0.0000001991">
            <text:p>1,99E-007</text:p>
          </table:table-cell>
          <table:table-cell office:value-type="float" office:value="-0.11">
            <text:p>-0,11</text:p>
          </table:table-cell>
          <table:table-cell office:value-type="float" office:value="-0.00198">
            <text:p>-1,98E-003</text:p>
          </table:table-cell>
          <table:table-cell table:formula="of:=[.V92]*[.W92]" office:value-type="float" office:value="0.0002178">
            <text:p>2,18E-004</text:p>
          </table:table-cell>
          <table:table-cell office:value-type="float" office:value="-0.11">
            <text:p>-0,11</text:p>
          </table:table-cell>
          <table:table-cell office:value-type="float" office:value="-0.00000205">
            <text:p>-2,05E-006</text:p>
          </table:table-cell>
          <table:table-cell table:formula="of:=[.Y92]*[.Z92]" office:value-type="float" office:value="0.0000002255">
            <text:p>2,26E-007</text:p>
          </table:table-cell>
          <table:table-cell office:value-type="float" office:value="-0.11">
            <text:p>-0,11</text:p>
          </table:table-cell>
          <table:table-cell office:value-type="float" office:value="-0.00512">
            <text:p>-5,12E-003</text:p>
          </table:table-cell>
          <table:table-cell table:formula="of:=[.AB92]*[.AC92]" office:value-type="float" office:value="0.0005632">
            <text:p>0,0005632</text:p>
          </table:table-cell>
        </table:table-row>
        <table:table-row table:style-name="ro1">
          <table:table-cell office:value-type="float" office:value="-0.1">
            <text:p>-0,1</text:p>
          </table:table-cell>
          <table:table-cell office:value-type="float" office:value="-0.00000408">
            <text:p>-4,08E-006</text:p>
          </table:table-cell>
          <table:table-cell table:formula="of:=[.A93]*[.B93]" office:value-type="float" office:value="0.000000408">
            <text:p>4,08E-007</text:p>
          </table:table-cell>
          <table:table-cell office:value-type="float" office:value="-0.1">
            <text:p>-0,1</text:p>
          </table:table-cell>
          <table:table-cell office:value-type="float" office:value="-0.00228">
            <text:p>-2,28E-003</text:p>
          </table:table-cell>
          <table:table-cell table:formula="of:=[.D93]*[.E93]" office:value-type="float" office:value="0.000228">
            <text:p>2,28E-004</text:p>
          </table:table-cell>
          <table:table-cell office:value-type="float" office:value="-0.1">
            <text:p>-0,1</text:p>
          </table:table-cell>
          <table:table-cell office:value-type="float" office:value="-0.00000639">
            <text:p>-6,39E-006</text:p>
          </table:table-cell>
          <table:table-cell table:formula="of:=[.G93]*[.H93]" office:value-type="float" office:value="0.000000639">
            <text:p>6,39E-007</text:p>
          </table:table-cell>
          <table:table-cell office:value-type="float" office:value="-0.1">
            <text:p>-0,1</text:p>
          </table:table-cell>
          <table:table-cell office:value-type="float" office:value="-0.00681">
            <text:p>-6,81E-003</text:p>
          </table:table-cell>
          <table:table-cell table:formula="of:=[.J93]*[.K93]" office:value-type="float" office:value="0.000681">
            <text:p>6,81E-004</text:p>
          </table:table-cell>
          <table:table-cell office:value-type="float" office:value="-0.1">
            <text:p>-0,1</text:p>
          </table:table-cell>
          <table:table-cell office:value-type="float" office:value="-0.00000205">
            <text:p>-2,05E-006</text:p>
          </table:table-cell>
          <table:table-cell table:formula="of:=[.M93]*[.N93]" office:value-type="float" office:value="0.000000205">
            <text:p>2,05E-007</text:p>
          </table:table-cell>
          <table:table-cell office:value-type="float" office:value="-0.1">
            <text:p>-0,1</text:p>
          </table:table-cell>
          <table:table-cell office:value-type="float" office:value="-0.00000227">
            <text:p>-2,27E-006</text:p>
          </table:table-cell>
          <table:table-cell table:formula="of:=[.P93]*[.Q93]" office:value-type="float" office:value="0.000000227">
            <text:p>2,27E-007</text:p>
          </table:table-cell>
          <table:table-cell office:value-type="float" office:value="-0.1">
            <text:p>-0,1</text:p>
          </table:table-cell>
          <table:table-cell office:value-type="float" office:value="-0.00000166">
            <text:p>-1,66E-006</text:p>
          </table:table-cell>
          <table:table-cell table:formula="of:=[.S93]*[.T93]" office:value-type="float" office:value="0.000000166">
            <text:p>1,66E-007</text:p>
          </table:table-cell>
          <table:table-cell office:value-type="float" office:value="-0.1">
            <text:p>-0,1</text:p>
          </table:table-cell>
          <table:table-cell office:value-type="float" office:value="-0.00197">
            <text:p>-1,97E-003</text:p>
          </table:table-cell>
          <table:table-cell table:formula="of:=[.V93]*[.W93]" office:value-type="float" office:value="0.000197">
            <text:p>1,97E-004</text:p>
          </table:table-cell>
          <table:table-cell office:value-type="float" office:value="-0.1">
            <text:p>-0,1</text:p>
          </table:table-cell>
          <table:table-cell office:value-type="float" office:value="-0.00000191">
            <text:p>-1,91E-006</text:p>
          </table:table-cell>
          <table:table-cell table:formula="of:=[.Y93]*[.Z93]" office:value-type="float" office:value="0.000000191">
            <text:p>1,91E-007</text:p>
          </table:table-cell>
          <table:table-cell office:value-type="float" office:value="-0.1">
            <text:p>-0,1</text:p>
          </table:table-cell>
          <table:table-cell office:value-type="float" office:value="-0.00514">
            <text:p>-5,14E-003</text:p>
          </table:table-cell>
          <table:table-cell table:formula="of:=[.AB93]*[.AC93]" office:value-type="float" office:value="0.000514">
            <text:p>0,000514</text:p>
          </table:table-cell>
        </table:table-row>
        <table:table-row table:style-name="ro1">
          <table:table-cell office:value-type="float" office:value="-0.09">
            <text:p>-0,09</text:p>
          </table:table-cell>
          <table:table-cell office:value-type="float" office:value="-0.00000372">
            <text:p>-3,72E-006</text:p>
          </table:table-cell>
          <table:table-cell table:formula="of:=[.A94]*[.B94]" office:value-type="float" office:value="0.0000003348">
            <text:p>3,35E-007</text:p>
          </table:table-cell>
          <table:table-cell office:value-type="float" office:value="-0.09">
            <text:p>-0,09</text:p>
          </table:table-cell>
          <table:table-cell office:value-type="float" office:value="-0.00227">
            <text:p>-2,27E-003</text:p>
          </table:table-cell>
          <table:table-cell table:formula="of:=[.D94]*[.E94]" office:value-type="float" office:value="0.0002043">
            <text:p>2,04E-004</text:p>
          </table:table-cell>
          <table:table-cell office:value-type="float" office:value="-0.09">
            <text:p>-0,09</text:p>
          </table:table-cell>
          <table:table-cell office:value-type="float" office:value="-0.0000058">
            <text:p>-5,80E-006</text:p>
          </table:table-cell>
          <table:table-cell table:formula="of:=[.G94]*[.H94]" office:value-type="float" office:value="0.000000522">
            <text:p>5,22E-007</text:p>
          </table:table-cell>
          <table:table-cell office:value-type="float" office:value="-0.09">
            <text:p>-0,09</text:p>
          </table:table-cell>
          <table:table-cell office:value-type="float" office:value="-0.00679">
            <text:p>-6,79E-003</text:p>
          </table:table-cell>
          <table:table-cell table:formula="of:=[.J94]*[.K94]" office:value-type="float" office:value="0.0006111">
            <text:p>6,11E-004</text:p>
          </table:table-cell>
          <table:table-cell office:value-type="float" office:value="-0.09">
            <text:p>-0,09</text:p>
          </table:table-cell>
          <table:table-cell office:value-type="float" office:value="-0.00000185">
            <text:p>-1,85E-006</text:p>
          </table:table-cell>
          <table:table-cell table:formula="of:=[.M94]*[.N94]" office:value-type="float" office:value="0.0000001665">
            <text:p>1,67E-007</text:p>
          </table:table-cell>
          <table:table-cell office:value-type="float" office:value="-0.09">
            <text:p>-0,09</text:p>
          </table:table-cell>
          <table:table-cell office:value-type="float" office:value="-0.00000206">
            <text:p>-2,06E-006</text:p>
          </table:table-cell>
          <table:table-cell table:formula="of:=[.P94]*[.Q94]" office:value-type="float" office:value="0.0000001854">
            <text:p>1,85E-007</text:p>
          </table:table-cell>
          <table:table-cell office:value-type="float" office:value="-0.09">
            <text:p>-0,09</text:p>
          </table:table-cell>
          <table:table-cell office:value-type="float" office:value="-0.0000015">
            <text:p>-1,50E-006</text:p>
          </table:table-cell>
          <table:table-cell table:formula="of:=[.S94]*[.T94]" office:value-type="float" office:value="0.000000135">
            <text:p>1,35E-007</text:p>
          </table:table-cell>
          <table:table-cell office:value-type="float" office:value="-0.09">
            <text:p>-0,09</text:p>
          </table:table-cell>
          <table:table-cell office:value-type="float" office:value="-0.00197">
            <text:p>-1,97E-003</text:p>
          </table:table-cell>
          <table:table-cell table:formula="of:=[.V94]*[.W94]" office:value-type="float" office:value="0.0001773">
            <text:p>1,77E-004</text:p>
          </table:table-cell>
          <table:table-cell office:value-type="float" office:value="-0.09">
            <text:p>-0,09</text:p>
          </table:table-cell>
          <table:table-cell office:value-type="float" office:value="-0.00000176">
            <text:p>-1,76E-006</text:p>
          </table:table-cell>
          <table:table-cell table:formula="of:=[.Y94]*[.Z94]" office:value-type="float" office:value="0.0000001584">
            <text:p>1,58E-007</text:p>
          </table:table-cell>
          <table:table-cell office:value-type="float" office:value="-0.09">
            <text:p>-0,09</text:p>
          </table:table-cell>
          <table:table-cell office:value-type="float" office:value="-0.00512">
            <text:p>-5,12E-003</text:p>
          </table:table-cell>
          <table:table-cell table:formula="of:=[.AB94]*[.AC94]" office:value-type="float" office:value="0.0004608">
            <text:p>0,0004608</text:p>
          </table:table-cell>
        </table:table-row>
        <table:table-row table:style-name="ro1">
          <table:table-cell office:value-type="float" office:value="-0.08">
            <text:p>-0,08</text:p>
          </table:table-cell>
          <table:table-cell office:value-type="float" office:value="-0.00000336">
            <text:p>-3,36E-006</text:p>
          </table:table-cell>
          <table:table-cell table:formula="of:=[.A95]*[.B95]" office:value-type="float" office:value="0.0000002688">
            <text:p>2,69E-007</text:p>
          </table:table-cell>
          <table:table-cell office:value-type="float" office:value="-0.08">
            <text:p>-0,08</text:p>
          </table:table-cell>
          <table:table-cell office:value-type="float" office:value="-0.00224">
            <text:p>-2,24E-003</text:p>
          </table:table-cell>
          <table:table-cell table:formula="of:=[.D95]*[.E95]" office:value-type="float" office:value="0.0001792">
            <text:p>1,79E-004</text:p>
          </table:table-cell>
          <table:table-cell office:value-type="float" office:value="-0.08">
            <text:p>-0,08</text:p>
          </table:table-cell>
          <table:table-cell office:value-type="float" office:value="-0.00000519">
            <text:p>-5,19E-006</text:p>
          </table:table-cell>
          <table:table-cell table:formula="of:=[.G95]*[.H95]" office:value-type="float" office:value="0.0000004152">
            <text:p>4,15E-007</text:p>
          </table:table-cell>
          <table:table-cell office:value-type="float" office:value="-0.08">
            <text:p>-0,08</text:p>
          </table:table-cell>
          <table:table-cell office:value-type="float" office:value="-0.00679">
            <text:p>-6,79E-003</text:p>
          </table:table-cell>
          <table:table-cell table:formula="of:=[.J95]*[.K95]" office:value-type="float" office:value="0.0005432">
            <text:p>5,43E-004</text:p>
          </table:table-cell>
          <table:table-cell office:value-type="float" office:value="-0.08">
            <text:p>-0,08</text:p>
          </table:table-cell>
          <table:table-cell office:value-type="float" office:value="-0.00000164">
            <text:p>-1,64E-006</text:p>
          </table:table-cell>
          <table:table-cell table:formula="of:=[.M95]*[.N95]" office:value-type="float" office:value="0.0000001312">
            <text:p>1,31E-007</text:p>
          </table:table-cell>
          <table:table-cell office:value-type="float" office:value="-0.08">
            <text:p>-0,08</text:p>
          </table:table-cell>
          <table:table-cell office:value-type="float" office:value="-0.00000185">
            <text:p>-1,85E-006</text:p>
          </table:table-cell>
          <table:table-cell table:formula="of:=[.P95]*[.Q95]" office:value-type="float" office:value="0.000000148">
            <text:p>1,48E-007</text:p>
          </table:table-cell>
          <table:table-cell office:value-type="float" office:value="-0.08">
            <text:p>-0,08</text:p>
          </table:table-cell>
          <table:table-cell office:value-type="float" office:value="-0.00000135">
            <text:p>-1,35E-006</text:p>
          </table:table-cell>
          <table:table-cell table:formula="of:=[.S95]*[.T95]" office:value-type="float" office:value="0.000000108">
            <text:p>1,08E-007</text:p>
          </table:table-cell>
          <table:table-cell office:value-type="float" office:value="-0.08">
            <text:p>-0,08</text:p>
          </table:table-cell>
          <table:table-cell office:value-type="float" office:value="-0.00197">
            <text:p>-1,97E-003</text:p>
          </table:table-cell>
          <table:table-cell table:formula="of:=[.V95]*[.W95]" office:value-type="float" office:value="0.0001576">
            <text:p>1,58E-004</text:p>
          </table:table-cell>
          <table:table-cell office:value-type="float" office:value="-0.08">
            <text:p>-0,08</text:p>
          </table:table-cell>
          <table:table-cell office:value-type="float" office:value="-0.00000161">
            <text:p>-1,61E-006</text:p>
          </table:table-cell>
          <table:table-cell table:formula="of:=[.Y95]*[.Z95]" office:value-type="float" office:value="0.0000001288">
            <text:p>1,29E-007</text:p>
          </table:table-cell>
          <table:table-cell office:value-type="float" office:value="-0.08">
            <text:p>-0,08</text:p>
          </table:table-cell>
          <table:table-cell office:value-type="float" office:value="-0.00512">
            <text:p>-5,12E-003</text:p>
          </table:table-cell>
          <table:table-cell table:formula="of:=[.AB95]*[.AC95]" office:value-type="float" office:value="0.0004096">
            <text:p>0,0004096</text:p>
          </table:table-cell>
        </table:table-row>
        <table:table-row table:style-name="ro1">
          <table:table-cell office:value-type="float" office:value="-0.07">
            <text:p>-0,07</text:p>
          </table:table-cell>
          <table:table-cell office:value-type="float" office:value="-0.00000299">
            <text:p>-2,99E-006</text:p>
          </table:table-cell>
          <table:table-cell table:formula="of:=[.A96]*[.B96]" office:value-type="float" office:value="0.0000002093">
            <text:p>2,09E-007</text:p>
          </table:table-cell>
          <table:table-cell office:value-type="float" office:value="-0.07">
            <text:p>-0,07</text:p>
          </table:table-cell>
          <table:table-cell office:value-type="float" office:value="-0.00222">
            <text:p>-2,22E-003</text:p>
          </table:table-cell>
          <table:table-cell table:formula="of:=[.D96]*[.E96]" office:value-type="float" office:value="0.0001554">
            <text:p>1,55E-004</text:p>
          </table:table-cell>
          <table:table-cell office:value-type="float" office:value="-0.07">
            <text:p>-0,07</text:p>
          </table:table-cell>
          <table:table-cell office:value-type="float" office:value="-0.00000458">
            <text:p>-4,58E-006</text:p>
          </table:table-cell>
          <table:table-cell table:formula="of:=[.G96]*[.H96]" office:value-type="float" office:value="0.0000003206">
            <text:p>3,21E-007</text:p>
          </table:table-cell>
          <table:table-cell office:value-type="float" office:value="-0.07">
            <text:p>-0,07</text:p>
          </table:table-cell>
          <table:table-cell office:value-type="float" office:value="-0.00677">
            <text:p>-6,77E-003</text:p>
          </table:table-cell>
          <table:table-cell table:formula="of:=[.J96]*[.K96]" office:value-type="float" office:value="0.0004739">
            <text:p>4,74E-004</text:p>
          </table:table-cell>
          <table:table-cell office:value-type="float" office:value="-0.07">
            <text:p>-0,07</text:p>
          </table:table-cell>
          <table:table-cell office:value-type="float" office:value="-0.00000144">
            <text:p>-1,44E-006</text:p>
          </table:table-cell>
          <table:table-cell table:formula="of:=[.M96]*[.N96]" office:value-type="float" office:value="0.0000001008">
            <text:p>1,01E-007</text:p>
          </table:table-cell>
          <table:table-cell office:value-type="float" office:value="-0.07">
            <text:p>-0,07</text:p>
          </table:table-cell>
          <table:table-cell office:value-type="float" office:value="-0.00000163">
            <text:p>-1,63E-006</text:p>
          </table:table-cell>
          <table:table-cell table:formula="of:=[.P96]*[.Q96]" office:value-type="float" office:value="0.0000001141">
            <text:p>1,14E-007</text:p>
          </table:table-cell>
          <table:table-cell office:value-type="float" office:value="-0.07">
            <text:p>-0,07</text:p>
          </table:table-cell>
          <table:table-cell office:value-type="float" office:value="-0.00000119">
            <text:p>-1,19E-006</text:p>
          </table:table-cell>
          <table:table-cell table:formula="of:=[.S96]*[.T96]" office:value-type="float" office:value="0.0000000833">
            <text:p>8,33E-008</text:p>
          </table:table-cell>
          <table:table-cell office:value-type="float" office:value="-0.07">
            <text:p>-0,07</text:p>
          </table:table-cell>
          <table:table-cell office:value-type="float" office:value="-0.00197">
            <text:p>-1,97E-003</text:p>
          </table:table-cell>
          <table:table-cell table:formula="of:=[.V96]*[.W96]" office:value-type="float" office:value="0.0001379">
            <text:p>1,38E-004</text:p>
          </table:table-cell>
          <table:table-cell office:value-type="float" office:value="-0.07">
            <text:p>-0,07</text:p>
          </table:table-cell>
          <table:table-cell office:value-type="float" office:value="-0.00000146">
            <text:p>-1,46E-006</text:p>
          </table:table-cell>
          <table:table-cell table:formula="of:=[.Y96]*[.Z96]" office:value-type="float" office:value="0.0000001022">
            <text:p>1,02E-007</text:p>
          </table:table-cell>
          <table:table-cell office:value-type="float" office:value="-0.07">
            <text:p>-0,07</text:p>
          </table:table-cell>
          <table:table-cell office:value-type="float" office:value="-0.00511">
            <text:p>-5,11E-003</text:p>
          </table:table-cell>
          <table:table-cell table:formula="of:=[.AB96]*[.AC96]" office:value-type="float" office:value="0.0003577">
            <text:p>0,0003577</text:p>
          </table:table-cell>
        </table:table-row>
        <table:table-row table:style-name="ro1">
          <table:table-cell office:value-type="float" office:value="-0.06">
            <text:p>-0,06</text:p>
          </table:table-cell>
          <table:table-cell office:value-type="float" office:value="-0.00000261">
            <text:p>-2,61E-006</text:p>
          </table:table-cell>
          <table:table-cell table:formula="of:=[.A97]*[.B97]" office:value-type="float" office:value="0.0000001566">
            <text:p>1,57E-007</text:p>
          </table:table-cell>
          <table:table-cell office:value-type="float" office:value="-0.06">
            <text:p>-0,06</text:p>
          </table:table-cell>
          <table:table-cell office:value-type="float" office:value="-0.0022">
            <text:p>-2,20E-003</text:p>
          </table:table-cell>
          <table:table-cell table:formula="of:=[.D97]*[.E97]" office:value-type="float" office:value="0.000132">
            <text:p>1,32E-004</text:p>
          </table:table-cell>
          <table:table-cell office:value-type="float" office:value="-0.06">
            <text:p>-0,06</text:p>
          </table:table-cell>
          <table:table-cell office:value-type="float" office:value="-0.00000397">
            <text:p>-3,97E-006</text:p>
          </table:table-cell>
          <table:table-cell table:formula="of:=[.G97]*[.H97]" office:value-type="float" office:value="0.0000002382">
            <text:p>2,38E-007</text:p>
          </table:table-cell>
          <table:table-cell office:value-type="float" office:value="-0.06">
            <text:p>-0,06</text:p>
          </table:table-cell>
          <table:table-cell office:value-type="float" office:value="-0.00675">
            <text:p>-6,75E-003</text:p>
          </table:table-cell>
          <table:table-cell table:formula="of:=[.J97]*[.K97]" office:value-type="float" office:value="0.000405">
            <text:p>4,05E-004</text:p>
          </table:table-cell>
          <table:table-cell office:value-type="float" office:value="-0.06">
            <text:p>-0,06</text:p>
          </table:table-cell>
          <table:table-cell office:value-type="float" office:value="-0.00000123">
            <text:p>-1,23E-006</text:p>
          </table:table-cell>
          <table:table-cell table:formula="of:=[.M97]*[.N97]" office:value-type="float" office:value="0.0000000738">
            <text:p>7,38E-008</text:p>
          </table:table-cell>
          <table:table-cell office:value-type="float" office:value="-0.06">
            <text:p>-0,06</text:p>
          </table:table-cell>
          <table:table-cell office:value-type="float" office:value="-0.00000142">
            <text:p>-1,42E-006</text:p>
          </table:table-cell>
          <table:table-cell table:formula="of:=[.P97]*[.Q97]" office:value-type="float" office:value="0.0000000852">
            <text:p>8,52E-008</text:p>
          </table:table-cell>
          <table:table-cell office:value-type="float" office:value="-0.06">
            <text:p>-0,06</text:p>
          </table:table-cell>
          <table:table-cell office:value-type="float" office:value="-0.00000103">
            <text:p>-1,03E-006</text:p>
          </table:table-cell>
          <table:table-cell table:formula="of:=[.S97]*[.T97]" office:value-type="float" office:value="0.0000000618">
            <text:p>6,18E-008</text:p>
          </table:table-cell>
          <table:table-cell office:value-type="float" office:value="-0.06">
            <text:p>-0,06</text:p>
          </table:table-cell>
          <table:table-cell office:value-type="float" office:value="-0.00196">
            <text:p>-1,96E-003</text:p>
          </table:table-cell>
          <table:table-cell table:formula="of:=[.V97]*[.W97]" office:value-type="float" office:value="0.0001176">
            <text:p>1,18E-004</text:p>
          </table:table-cell>
          <table:table-cell office:value-type="float" office:value="-0.06">
            <text:p>-0,06</text:p>
          </table:table-cell>
          <table:table-cell office:value-type="float" office:value="-0.00000129">
            <text:p>-1,29E-006</text:p>
          </table:table-cell>
          <table:table-cell table:formula="of:=[.Y97]*[.Z97]" office:value-type="float" office:value="0.0000000774">
            <text:p>7,74E-008</text:p>
          </table:table-cell>
          <table:table-cell office:value-type="float" office:value="-0.06">
            <text:p>-0,06</text:p>
          </table:table-cell>
          <table:table-cell office:value-type="float" office:value="-0.00511">
            <text:p>-5,11E-003</text:p>
          </table:table-cell>
          <table:table-cell table:formula="of:=[.AB97]*[.AC97]" office:value-type="float" office:value="0.0003066">
            <text:p>0,0003066</text:p>
          </table:table-cell>
        </table:table-row>
        <table:table-row table:style-name="ro1">
          <table:table-cell office:value-type="float" office:value="-0.05">
            <text:p>-0,05</text:p>
          </table:table-cell>
          <table:table-cell office:value-type="float" office:value="-0.00000223">
            <text:p>-2,23E-006</text:p>
          </table:table-cell>
          <table:table-cell table:formula="of:=[.A98]*[.B98]" office:value-type="float" office:value="0.0000001115">
            <text:p>1,12E-007</text:p>
          </table:table-cell>
          <table:table-cell office:value-type="float" office:value="-0.05">
            <text:p>-0,05</text:p>
          </table:table-cell>
          <table:table-cell office:value-type="float" office:value="-0.00219">
            <text:p>-2,19E-003</text:p>
          </table:table-cell>
          <table:table-cell table:formula="of:=[.D98]*[.E98]" office:value-type="float" office:value="0.0001095">
            <text:p>1,10E-004</text:p>
          </table:table-cell>
          <table:table-cell office:value-type="float" office:value="-0.05">
            <text:p>-0,05</text:p>
          </table:table-cell>
          <table:table-cell office:value-type="float" office:value="-0.00000335">
            <text:p>-3,35E-006</text:p>
          </table:table-cell>
          <table:table-cell table:formula="of:=[.G98]*[.H98]" office:value-type="float" office:value="0.0000001675">
            <text:p>1,68E-007</text:p>
          </table:table-cell>
          <table:table-cell office:value-type="float" office:value="-0.05">
            <text:p>-0,05</text:p>
          </table:table-cell>
          <table:table-cell office:value-type="float" office:value="-0.00674">
            <text:p>-6,74E-003</text:p>
          </table:table-cell>
          <table:table-cell table:formula="of:=[.J98]*[.K98]" office:value-type="float" office:value="0.000337">
            <text:p>3,37E-004</text:p>
          </table:table-cell>
          <table:table-cell office:value-type="float" office:value="-0.05">
            <text:p>-0,05</text:p>
          </table:table-cell>
          <table:table-cell office:value-type="float" office:value="-0.00000103">
            <text:p>-1,03E-006</text:p>
          </table:table-cell>
          <table:table-cell table:formula="of:=[.M98]*[.N98]" office:value-type="float" office:value="0.0000000515">
            <text:p>5,15E-008</text:p>
          </table:table-cell>
          <table:table-cell office:value-type="float" office:value="-0.05">
            <text:p>-0,05</text:p>
          </table:table-cell>
          <table:table-cell office:value-type="float" office:value="-0.00000121">
            <text:p>-1,21E-006</text:p>
          </table:table-cell>
          <table:table-cell table:formula="of:=[.P98]*[.Q98]" office:value-type="float" office:value="0.0000000605">
            <text:p>6,05E-008</text:p>
          </table:table-cell>
          <table:table-cell office:value-type="float" office:value="-0.05">
            <text:p>-0,05</text:p>
          </table:table-cell>
          <table:table-cell office:value-type="float" office:value="-0.000000871">
            <text:p>-8,71E-007</text:p>
          </table:table-cell>
          <table:table-cell table:formula="of:=[.S98]*[.T98]" office:value-type="float" office:value="0.00000004355">
            <text:p>4,36E-008</text:p>
          </table:table-cell>
          <table:table-cell office:value-type="float" office:value="-0.05">
            <text:p>-0,05</text:p>
          </table:table-cell>
          <table:table-cell office:value-type="float" office:value="-0.00195">
            <text:p>-1,95E-003</text:p>
          </table:table-cell>
          <table:table-cell table:formula="of:=[.V98]*[.W98]" office:value-type="float" office:value="0.0000975">
            <text:p>9,75E-005</text:p>
          </table:table-cell>
          <table:table-cell office:value-type="float" office:value="-0.05">
            <text:p>-0,05</text:p>
          </table:table-cell>
          <table:table-cell office:value-type="float" office:value="-0.00000112">
            <text:p>-1,12E-006</text:p>
          </table:table-cell>
          <table:table-cell table:formula="of:=[.Y98]*[.Z98]" office:value-type="float" office:value="0.000000056">
            <text:p>5,60E-008</text:p>
          </table:table-cell>
          <table:table-cell office:value-type="float" office:value="-0.05">
            <text:p>-0,05</text:p>
          </table:table-cell>
          <table:table-cell office:value-type="float" office:value="-0.00511">
            <text:p>-5,11E-003</text:p>
          </table:table-cell>
          <table:table-cell table:formula="of:=[.AB98]*[.AC98]" office:value-type="float" office:value="0.0002555">
            <text:p>0,0002555</text:p>
          </table:table-cell>
        </table:table-row>
        <table:table-row table:style-name="ro1">
          <table:table-cell office:value-type="float" office:value="-0.04">
            <text:p>-0,04</text:p>
          </table:table-cell>
          <table:table-cell office:value-type="float" office:value="-0.00000183">
            <text:p>-1,83E-006</text:p>
          </table:table-cell>
          <table:table-cell table:formula="of:=[.A99]*[.B99]" office:value-type="float" office:value="0.0000000732">
            <text:p>7,32E-008</text:p>
          </table:table-cell>
          <table:table-cell office:value-type="float" office:value="-0.04">
            <text:p>-0,04</text:p>
          </table:table-cell>
          <table:table-cell office:value-type="float" office:value="-0.00217">
            <text:p>-2,17E-003</text:p>
          </table:table-cell>
          <table:table-cell table:formula="of:=[.D99]*[.E99]" office:value-type="float" office:value="0.0000868">
            <text:p>8,68E-005</text:p>
          </table:table-cell>
          <table:table-cell office:value-type="float" office:value="-0.04">
            <text:p>-0,04</text:p>
          </table:table-cell>
          <table:table-cell office:value-type="float" office:value="-0.00000272">
            <text:p>-2,72E-006</text:p>
          </table:table-cell>
          <table:table-cell table:formula="of:=[.G99]*[.H99]" office:value-type="float" office:value="0.0000001088">
            <text:p>1,09E-007</text:p>
          </table:table-cell>
          <table:table-cell office:value-type="float" office:value="-0.04">
            <text:p>-0,04</text:p>
          </table:table-cell>
          <table:table-cell office:value-type="float" office:value="-0.00674">
            <text:p>-6,74E-003</text:p>
          </table:table-cell>
          <table:table-cell table:formula="of:=[.J99]*[.K99]" office:value-type="float" office:value="0.0002696">
            <text:p>2,70E-004</text:p>
          </table:table-cell>
          <table:table-cell office:value-type="float" office:value="-0.04">
            <text:p>-0,04</text:p>
          </table:table-cell>
          <table:table-cell office:value-type="float" office:value="-0.000000822">
            <text:p>-8,22E-007</text:p>
          </table:table-cell>
          <table:table-cell table:formula="of:=[.M99]*[.N99]" office:value-type="float" office:value="0.00000003288">
            <text:p>3,29E-008</text:p>
          </table:table-cell>
          <table:table-cell office:value-type="float" office:value="-0.04">
            <text:p>-0,04</text:p>
          </table:table-cell>
          <table:table-cell office:value-type="float" office:value="-0.000000997">
            <text:p>-9,97E-007</text:p>
          </table:table-cell>
          <table:table-cell table:formula="of:=[.P99]*[.Q99]" office:value-type="float" office:value="0.00000003988">
            <text:p>3,99E-008</text:p>
          </table:table-cell>
          <table:table-cell office:value-type="float" office:value="-0.04">
            <text:p>-0,04</text:p>
          </table:table-cell>
          <table:table-cell office:value-type="float" office:value="-0.000000705">
            <text:p>-7,05E-007</text:p>
          </table:table-cell>
          <table:table-cell table:formula="of:=[.S99]*[.T99]" office:value-type="float" office:value="0.0000000282">
            <text:p>2,82E-008</text:p>
          </table:table-cell>
          <table:table-cell office:value-type="float" office:value="-0.04">
            <text:p>-0,04</text:p>
          </table:table-cell>
          <table:table-cell office:value-type="float" office:value="-0.00195">
            <text:p>-1,95E-003</text:p>
          </table:table-cell>
          <table:table-cell table:formula="of:=[.V99]*[.W99]" office:value-type="float" office:value="0.000078">
            <text:p>7,80E-005</text:p>
          </table:table-cell>
          <table:table-cell office:value-type="float" office:value="-0.04">
            <text:p>-0,04</text:p>
          </table:table-cell>
          <table:table-cell office:value-type="float" office:value="-0.000000931">
            <text:p>-9,31E-007</text:p>
          </table:table-cell>
          <table:table-cell table:formula="of:=[.Y99]*[.Z99]" office:value-type="float" office:value="0.00000003724">
            <text:p>3,72E-008</text:p>
          </table:table-cell>
          <table:table-cell office:value-type="float" office:value="-0.04">
            <text:p>-0,04</text:p>
          </table:table-cell>
          <table:table-cell office:value-type="float" office:value="-0.00509">
            <text:p>-5,09E-003</text:p>
          </table:table-cell>
          <table:table-cell table:formula="of:=[.AB99]*[.AC99]" office:value-type="float" office:value="0.0002036">
            <text:p>0,0002036</text:p>
          </table:table-cell>
        </table:table-row>
        <table:table-row table:style-name="ro1">
          <table:table-cell office:value-type="float" office:value="-0.03">
            <text:p>-0,03</text:p>
          </table:table-cell>
          <table:table-cell office:value-type="float" office:value="-0.00000142">
            <text:p>-1,42E-006</text:p>
          </table:table-cell>
          <table:table-cell table:formula="of:=[.A100]*[.B100]" office:value-type="float" office:value="0.0000000426">
            <text:p>4,26E-008</text:p>
          </table:table-cell>
          <table:table-cell office:value-type="float" office:value="-0.03">
            <text:p>-0,03</text:p>
          </table:table-cell>
          <table:table-cell office:value-type="float" office:value="-0.00214">
            <text:p>-2,14E-003</text:p>
          </table:table-cell>
          <table:table-cell table:formula="of:=[.D100]*[.E100]" office:value-type="float" office:value="0.0000642">
            <text:p>6,42E-005</text:p>
          </table:table-cell>
          <table:table-cell office:value-type="float" office:value="-0.03">
            <text:p>-0,03</text:p>
          </table:table-cell>
          <table:table-cell office:value-type="float" office:value="-0.00000207">
            <text:p>-2,07E-006</text:p>
          </table:table-cell>
          <table:table-cell table:formula="of:=[.G100]*[.H100]" office:value-type="float" office:value="0.0000000621">
            <text:p>6,21E-008</text:p>
          </table:table-cell>
          <table:table-cell office:value-type="float" office:value="-0.03">
            <text:p>-0,03</text:p>
          </table:table-cell>
          <table:table-cell office:value-type="float" office:value="-0.00675">
            <text:p>-6,75E-003</text:p>
          </table:table-cell>
          <table:table-cell table:formula="of:=[.J100]*[.K100]" office:value-type="float" office:value="0.0002025">
            <text:p>2,03E-004</text:p>
          </table:table-cell>
          <table:table-cell office:value-type="float" office:value="-0.03">
            <text:p>-0,03</text:p>
          </table:table-cell>
          <table:table-cell office:value-type="float" office:value="-0.000000617">
            <text:p>-6,17E-007</text:p>
          </table:table-cell>
          <table:table-cell table:formula="of:=[.M100]*[.N100]" office:value-type="float" office:value="0.00000001851">
            <text:p>1,85E-008</text:p>
          </table:table-cell>
          <table:table-cell office:value-type="float" office:value="-0.03">
            <text:p>-0,03</text:p>
          </table:table-cell>
          <table:table-cell office:value-type="float" office:value="-0.000000776">
            <text:p>-7,76E-007</text:p>
          </table:table-cell>
          <table:table-cell table:formula="of:=[.P100]*[.Q100]" office:value-type="float" office:value="0.00000002328">
            <text:p>2,33E-008</text:p>
          </table:table-cell>
          <table:table-cell office:value-type="float" office:value="-0.03">
            <text:p>-0,03</text:p>
          </table:table-cell>
          <table:table-cell office:value-type="float" office:value="-0.000000537">
            <text:p>-5,37E-007</text:p>
          </table:table-cell>
          <table:table-cell table:formula="of:=[.S100]*[.T100]" office:value-type="float" office:value="0.00000001611">
            <text:p>1,61E-008</text:p>
          </table:table-cell>
          <table:table-cell office:value-type="float" office:value="-0.03">
            <text:p>-0,03</text:p>
          </table:table-cell>
          <table:table-cell office:value-type="float" office:value="-0.00194">
            <text:p>-1,94E-003</text:p>
          </table:table-cell>
          <table:table-cell table:formula="of:=[.V100]*[.W100]" office:value-type="float" office:value="0.0000582">
            <text:p>5,82E-005</text:p>
          </table:table-cell>
          <table:table-cell office:value-type="float" office:value="-0.03">
            <text:p>-0,03</text:p>
          </table:table-cell>
          <table:table-cell office:value-type="float" office:value="-0.00000073">
            <text:p>-7,30E-007</text:p>
          </table:table-cell>
          <table:table-cell table:formula="of:=[.Y100]*[.Z100]" office:value-type="float" office:value="0.0000000219">
            <text:p>2,19E-008</text:p>
          </table:table-cell>
          <table:table-cell office:value-type="float" office:value="-0.03">
            <text:p>-0,03</text:p>
          </table:table-cell>
          <table:table-cell office:value-type="float" office:value="-0.00508">
            <text:p>-5,08E-003</text:p>
          </table:table-cell>
          <table:table-cell table:formula="of:=[.AB100]*[.AC100]" office:value-type="float" office:value="0.0001524">
            <text:p>0,0001524</text:p>
          </table:table-cell>
        </table:table-row>
        <table:table-row table:style-name="ro1">
          <table:table-cell office:value-type="float" office:value="-0.02">
            <text:p>-0,02</text:p>
          </table:table-cell>
          <table:table-cell office:value-type="float" office:value="-0.000000975">
            <text:p>-9,75E-007</text:p>
          </table:table-cell>
          <table:table-cell table:formula="of:=[.A101]*[.B101]" office:value-type="float" office:value="0.0000000195">
            <text:p>1,95E-008</text:p>
          </table:table-cell>
          <table:table-cell office:value-type="float" office:value="-0.02">
            <text:p>-0,02</text:p>
          </table:table-cell>
          <table:table-cell office:value-type="float" office:value="-0.00212">
            <text:p>-2,12E-003</text:p>
          </table:table-cell>
          <table:table-cell table:formula="of:=[.D101]*[.E101]" office:value-type="float" office:value="0.0000424">
            <text:p>4,24E-005</text:p>
          </table:table-cell>
          <table:table-cell office:value-type="float" office:value="-0.02">
            <text:p>-0,02</text:p>
          </table:table-cell>
          <table:table-cell office:value-type="float" office:value="-0.00000141">
            <text:p>-1,41E-006</text:p>
          </table:table-cell>
          <table:table-cell table:formula="of:=[.G101]*[.H101]" office:value-type="float" office:value="0.0000000282">
            <text:p>2,82E-008</text:p>
          </table:table-cell>
          <table:table-cell office:value-type="float" office:value="-0.02">
            <text:p>-0,02</text:p>
          </table:table-cell>
          <table:table-cell office:value-type="float" office:value="-0.00672">
            <text:p>-6,72E-003</text:p>
          </table:table-cell>
          <table:table-cell table:formula="of:=[.J101]*[.K101]" office:value-type="float" office:value="0.0001344">
            <text:p>1,34E-004</text:p>
          </table:table-cell>
          <table:table-cell office:value-type="float" office:value="-0.02">
            <text:p>-0,02</text:p>
          </table:table-cell>
          <table:table-cell office:value-type="float" office:value="-0.00000041">
            <text:p>-4,10E-007</text:p>
          </table:table-cell>
          <table:table-cell table:formula="of:=[.M101]*[.N101]" office:value-type="float" office:value="0.0000000082">
            <text:p>8,20E-009</text:p>
          </table:table-cell>
          <table:table-cell office:value-type="float" office:value="-0.02">
            <text:p>-0,02</text:p>
          </table:table-cell>
          <table:table-cell office:value-type="float" office:value="-0.000000565">
            <text:p>-5,65E-007</text:p>
          </table:table-cell>
          <table:table-cell table:formula="of:=[.P101]*[.Q101]" office:value-type="float" office:value="0.0000000113">
            <text:p>1,13E-008</text:p>
          </table:table-cell>
          <table:table-cell office:value-type="float" office:value="-0.02">
            <text:p>-0,02</text:p>
          </table:table-cell>
          <table:table-cell office:value-type="float" office:value="-0.000000364">
            <text:p>-3,64E-007</text:p>
          </table:table-cell>
          <table:table-cell table:formula="of:=[.S101]*[.T101]" office:value-type="float" office:value="0.00000000728">
            <text:p>7,28E-009</text:p>
          </table:table-cell>
          <table:table-cell office:value-type="float" office:value="-0.02">
            <text:p>-0,02</text:p>
          </table:table-cell>
          <table:table-cell office:value-type="float" office:value="-0.00193">
            <text:p>-1,93E-003</text:p>
          </table:table-cell>
          <table:table-cell table:formula="of:=[.V101]*[.W101]" office:value-type="float" office:value="0.0000386">
            <text:p>3,86E-005</text:p>
          </table:table-cell>
          <table:table-cell office:value-type="float" office:value="-0.02">
            <text:p>-0,02</text:p>
          </table:table-cell>
          <table:table-cell office:value-type="float" office:value="-0.000000511">
            <text:p>-5,11E-007</text:p>
          </table:table-cell>
          <table:table-cell table:formula="of:=[.Y101]*[.Z101]" office:value-type="float" office:value="0.00000001022">
            <text:p>1,02E-008</text:p>
          </table:table-cell>
          <table:table-cell office:value-type="float" office:value="-0.02">
            <text:p>-0,02</text:p>
          </table:table-cell>
          <table:table-cell office:value-type="float" office:value="-0.00509">
            <text:p>-5,09E-003</text:p>
          </table:table-cell>
          <table:table-cell table:formula="of:=[.AB101]*[.AC101]" office:value-type="float" office:value="0.0001018">
            <text:p>0,0001018</text:p>
          </table:table-cell>
        </table:table-row>
        <table:table-row table:style-name="ro1">
          <table:table-cell office:value-type="float" office:value="-0.01">
            <text:p>-0,01</text:p>
          </table:table-cell>
          <table:table-cell office:value-type="float" office:value="-0.000000502">
            <text:p>-5,02E-007</text:p>
          </table:table-cell>
          <table:table-cell table:formula="of:=[.A102]*[.B102]" office:value-type="float" office:value="0.00000000502">
            <text:p>5,02E-009</text:p>
          </table:table-cell>
          <table:table-cell office:value-type="float" office:value="-0.01">
            <text:p>-0,01</text:p>
          </table:table-cell>
          <table:table-cell office:value-type="float" office:value="-0.00211">
            <text:p>-2,11E-003</text:p>
          </table:table-cell>
          <table:table-cell table:formula="of:=[.D102]*[.E102]" office:value-type="float" office:value="0.0000211">
            <text:p>2,11E-005</text:p>
          </table:table-cell>
          <table:table-cell office:value-type="float" office:value="-0.01">
            <text:p>-0,01</text:p>
          </table:table-cell>
          <table:table-cell office:value-type="float" office:value="-0.00000071">
            <text:p>-7,10E-007</text:p>
          </table:table-cell>
          <table:table-cell table:formula="of:=[.G102]*[.H102]" office:value-type="float" office:value="0.0000000071">
            <text:p>7,10E-009</text:p>
          </table:table-cell>
          <table:table-cell office:value-type="float" office:value="-0.01">
            <text:p>-0,01</text:p>
          </table:table-cell>
          <table:table-cell office:value-type="float" office:value="-0.0067">
            <text:p>-6,70E-003</text:p>
          </table:table-cell>
          <table:table-cell table:formula="of:=[.J102]*[.K102]" office:value-type="float" office:value="0.000067">
            <text:p>6,70E-005</text:p>
          </table:table-cell>
          <table:table-cell office:value-type="float" office:value="-0.01">
            <text:p>-0,01</text:p>
          </table:table-cell>
          <table:table-cell office:value-type="float" office:value="-0.000000202">
            <text:p>-2,02E-007</text:p>
          </table:table-cell>
          <table:table-cell table:formula="of:=[.M102]*[.N102]" office:value-type="float" office:value="0.00000000202">
            <text:p>2,02E-009</text:p>
          </table:table-cell>
          <table:table-cell office:value-type="float" office:value="-0.01">
            <text:p>-0,01</text:p>
          </table:table-cell>
          <table:table-cell office:value-type="float" office:value="-0.000000349">
            <text:p>-3,49E-007</text:p>
          </table:table-cell>
          <table:table-cell table:formula="of:=[.P102]*[.Q102]" office:value-type="float" office:value="0.00000000349">
            <text:p>3,49E-009</text:p>
          </table:table-cell>
          <table:table-cell office:value-type="float" office:value="-0.01">
            <text:p>-0,01</text:p>
          </table:table-cell>
          <table:table-cell office:value-type="float" office:value="-0.000000183">
            <text:p>-1,83E-007</text:p>
          </table:table-cell>
          <table:table-cell table:formula="of:=[.S102]*[.T102]" office:value-type="float" office:value="0.00000000183">
            <text:p>1,83E-009</text:p>
          </table:table-cell>
          <table:table-cell office:value-type="float" office:value="-0.01">
            <text:p>-0,01</text:p>
          </table:table-cell>
          <table:table-cell office:value-type="float" office:value="-0.00193">
            <text:p>-1,93E-003</text:p>
          </table:table-cell>
          <table:table-cell table:formula="of:=[.V102]*[.W102]" office:value-type="float" office:value="0.0000193">
            <text:p>1,93E-005</text:p>
          </table:table-cell>
          <table:table-cell office:value-type="float" office:value="-0.01">
            <text:p>-0,01</text:p>
          </table:table-cell>
          <table:table-cell office:value-type="float" office:value="-0.000000267">
            <text:p>-2,67E-007</text:p>
          </table:table-cell>
          <table:table-cell table:formula="of:=[.Y102]*[.Z102]" office:value-type="float" office:value="0.00000000267">
            <text:p>2,67E-009</text:p>
          </table:table-cell>
          <table:table-cell office:value-type="float" office:value="-0.01">
            <text:p>-0,01</text:p>
          </table:table-cell>
          <table:table-cell office:value-type="float" office:value="-0.00507">
            <text:p>-5,07E-003</text:p>
          </table:table-cell>
          <table:table-cell table:formula="of:=[.AB102]*[.AC102]" office:value-type="float" office:value="0.0000507">
            <text:p>0,00005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000000837">
            <text:p>8,37E-009</text:p>
          </table:table-cell>
          <table:table-cell table:formula="of:=[.A103]*[.B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209">
            <text:p>-2,09E-003</text:p>
          </table:table-cell>
          <table:table-cell table:formula="of:=[.D103]*[.E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171">
            <text:p>1,71E-008</text:p>
          </table:table-cell>
          <table:table-cell table:formula="of:=[.G103]*[.H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668">
            <text:p>-6,68E-003</text:p>
          </table:table-cell>
          <table:table-cell table:formula="of:=[.J103]*[.K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725">
            <text:p>7,25E-009</text:p>
          </table:table-cell>
          <table:table-cell table:formula="of:=[.M103]*[.N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000013">
            <text:p>-1,30E-007</text:p>
          </table:table-cell>
          <table:table-cell table:formula="of:=[.P103]*[.Q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284">
            <text:p>2,84E-009</text:p>
          </table:table-cell>
          <table:table-cell table:formula="of:=[.S103]*[.T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192">
            <text:p>-1,92E-003</text:p>
          </table:table-cell>
          <table:table-cell table:formula="of:=[.V103]*[.W103]" office:value-type="float" office:value="-0">
            <text:p>-0,00E+000</text:p>
          </table:table-cell>
          <table:table-cell office:value-type="float" office:value="0">
            <text:p>0</text:p>
          </table:table-cell>
          <table:table-cell office:value-type="float" office:value="0.00000000223">
            <text:p>2,23E-009</text:p>
          </table:table-cell>
          <table:table-cell table:formula="of:=[.Y103]*[.Z103]" office:value-type="float" office:value="0">
            <text:p>0,00E+000</text:p>
          </table:table-cell>
          <table:table-cell office:value-type="float" office:value="0">
            <text:p>0</text:p>
          </table:table-cell>
          <table:table-cell office:value-type="float" office:value="-0.00505">
            <text:p>-5,05E-003</text:p>
          </table:table-cell>
          <table:table-cell table:formula="of:=[.AB103]*[.AC103]" office:value-type="float" office:value="-0">
            <text:p>-0</text:p>
          </table:table-cell>
        </table:table-row>
        <table:table-row table:style-name="ro1">
          <table:table-cell office:value-type="float" office:value="0.01">
            <text:p>0,01</text:p>
          </table:table-cell>
          <table:table-cell office:value-type="float" office:value="0.000000574">
            <text:p>5,74E-007</text:p>
          </table:table-cell>
          <table:table-cell table:formula="of:=[.A104]*[.B104]" office:value-type="float" office:value="0.00000000574">
            <text:p>5,74E-009</text:p>
          </table:table-cell>
          <table:table-cell office:value-type="float" office:value="0.01">
            <text:p>0,01</text:p>
          </table:table-cell>
          <table:table-cell office:value-type="float" office:value="-0.00207">
            <text:p>-2,07E-003</text:p>
          </table:table-cell>
          <table:table-cell table:formula="of:=[.D104]*[.E104]" office:value-type="float" office:value="-0.0000207">
            <text:p>-2,07E-005</text:p>
          </table:table-cell>
          <table:table-cell office:value-type="float" office:value="0.01">
            <text:p>0,01</text:p>
          </table:table-cell>
          <table:table-cell office:value-type="float" office:value="0.000000791">
            <text:p>7,91E-007</text:p>
          </table:table-cell>
          <table:table-cell table:formula="of:=[.G104]*[.H104]" office:value-type="float" office:value="0.00000000791">
            <text:p>7,91E-009</text:p>
          </table:table-cell>
          <table:table-cell office:value-type="float" office:value="0.01">
            <text:p>0,01</text:p>
          </table:table-cell>
          <table:table-cell office:value-type="float" office:value="-0.00665">
            <text:p>-6,65E-003</text:p>
          </table:table-cell>
          <table:table-cell table:formula="of:=[.J104]*[.K104]" office:value-type="float" office:value="-0.0000665">
            <text:p>-6,65E-005</text:p>
          </table:table-cell>
          <table:table-cell office:value-type="float" office:value="0.01">
            <text:p>0,01</text:p>
          </table:table-cell>
          <table:table-cell office:value-type="float" office:value="0.000000219">
            <text:p>2,19E-007</text:p>
          </table:table-cell>
          <table:table-cell table:formula="of:=[.M104]*[.N104]" office:value-type="float" office:value="0.00000000219">
            <text:p>2,19E-009</text:p>
          </table:table-cell>
          <table:table-cell office:value-type="float" office:value="0.01">
            <text:p>0,01</text:p>
          </table:table-cell>
          <table:table-cell office:value-type="float" office:value="0.0000000932">
            <text:p>9,32E-008</text:p>
          </table:table-cell>
          <table:table-cell table:formula="of:=[.P104]*[.Q104]" office:value-type="float" office:value="0.000000000932">
            <text:p>9,32E-010</text:p>
          </table:table-cell>
          <table:table-cell office:value-type="float" office:value="0.01">
            <text:p>0,01</text:p>
          </table:table-cell>
          <table:table-cell office:value-type="float" office:value="0.0000002">
            <text:p>2,00E-007</text:p>
          </table:table-cell>
          <table:table-cell table:formula="of:=[.S104]*[.T104]" office:value-type="float" office:value="0.000000002">
            <text:p>2,00E-009</text:p>
          </table:table-cell>
          <table:table-cell office:value-type="float" office:value="0.01">
            <text:p>0,01</text:p>
          </table:table-cell>
          <table:table-cell office:value-type="float" office:value="-0.00192">
            <text:p>-1,92E-003</text:p>
          </table:table-cell>
          <table:table-cell table:formula="of:=[.V104]*[.W104]" office:value-type="float" office:value="-0.0000192">
            <text:p>-1,92E-005</text:p>
          </table:table-cell>
          <table:table-cell office:value-type="float" office:value="0.01">
            <text:p>0,01</text:p>
          </table:table-cell>
          <table:table-cell office:value-type="float" office:value="0.000000308">
            <text:p>3,08E-007</text:p>
          </table:table-cell>
          <table:table-cell table:formula="of:=[.Y104]*[.Z104]" office:value-type="float" office:value="0.00000000308">
            <text:p>3,08E-009</text:p>
          </table:table-cell>
          <table:table-cell office:value-type="float" office:value="0.01">
            <text:p>0,01</text:p>
          </table:table-cell>
          <table:table-cell office:value-type="float" office:value="-0.00502">
            <text:p>-5,02E-003</text:p>
          </table:table-cell>
          <table:table-cell table:formula="of:=[.AB104]*[.AC104]" office:value-type="float" office:value="-0.0000502">
            <text:p>-0,0000502</text:p>
          </table:table-cell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0.0000012">
            <text:p>1,20E-006</text:p>
          </table:table-cell>
          <table:table-cell table:formula="of:=[.A105]*[.B105]" office:value-type="float" office:value="0.000000024">
            <text:p>2,40E-008</text:p>
          </table:table-cell>
          <table:table-cell office:value-type="float" office:value="0.02">
            <text:p>0,02</text:p>
          </table:table-cell>
          <table:table-cell office:value-type="float" office:value="-0.00205">
            <text:p>-2,05E-003</text:p>
          </table:table-cell>
          <table:table-cell table:formula="of:=[.D105]*[.E105]" office:value-type="float" office:value="-0.000041">
            <text:p>-4,10E-005</text:p>
          </table:table-cell>
          <table:table-cell office:value-type="float" office:value="0.02">
            <text:p>0,02</text:p>
          </table:table-cell>
          <table:table-cell office:value-type="float" office:value="0.00000162">
            <text:p>1,62E-006</text:p>
          </table:table-cell>
          <table:table-cell table:formula="of:=[.G105]*[.H105]" office:value-type="float" office:value="0.0000000324">
            <text:p>3,24E-008</text:p>
          </table:table-cell>
          <table:table-cell office:value-type="float" office:value="0.02">
            <text:p>0,02</text:p>
          </table:table-cell>
          <table:table-cell office:value-type="float" office:value="-0.00663">
            <text:p>-6,63E-003</text:p>
          </table:table-cell>
          <table:table-cell table:formula="of:=[.J105]*[.K105]" office:value-type="float" office:value="-0.0001326">
            <text:p>-1,33E-004</text:p>
          </table:table-cell>
          <table:table-cell office:value-type="float" office:value="0.02">
            <text:p>0,02</text:p>
          </table:table-cell>
          <table:table-cell office:value-type="float" office:value="0.000000432">
            <text:p>4,32E-007</text:p>
          </table:table-cell>
          <table:table-cell table:formula="of:=[.M105]*[.N105]" office:value-type="float" office:value="0.00000000864">
            <text:p>8,64E-009</text:p>
          </table:table-cell>
          <table:table-cell office:value-type="float" office:value="0.02">
            <text:p>0,02</text:p>
          </table:table-cell>
          <table:table-cell office:value-type="float" office:value="0.000000313">
            <text:p>3,13E-007</text:p>
          </table:table-cell>
          <table:table-cell table:formula="of:=[.P105]*[.Q105]" office:value-type="float" office:value="0.00000000626">
            <text:p>6,26E-009</text:p>
          </table:table-cell>
          <table:table-cell office:value-type="float" office:value="0.02">
            <text:p>0,02</text:p>
          </table:table-cell>
          <table:table-cell office:value-type="float" office:value="0.000000408">
            <text:p>4,08E-007</text:p>
          </table:table-cell>
          <table:table-cell table:formula="of:=[.S105]*[.T105]" office:value-type="float" office:value="0.00000000816">
            <text:p>8,16E-009</text:p>
          </table:table-cell>
          <table:table-cell office:value-type="float" office:value="0.02">
            <text:p>0,02</text:p>
          </table:table-cell>
          <table:table-cell office:value-type="float" office:value="-0.00191">
            <text:p>-1,91E-003</text:p>
          </table:table-cell>
          <table:table-cell table:formula="of:=[.V105]*[.W105]" office:value-type="float" office:value="-0.0000382">
            <text:p>-3,82E-005</text:p>
          </table:table-cell>
          <table:table-cell office:value-type="float" office:value="0.02">
            <text:p>0,02</text:p>
          </table:table-cell>
          <table:table-cell office:value-type="float" office:value="0.000000654">
            <text:p>6,54E-007</text:p>
          </table:table-cell>
          <table:table-cell table:formula="of:=[.Y105]*[.Z105]" office:value-type="float" office:value="0.00000001308">
            <text:p>1,31E-008</text:p>
          </table:table-cell>
          <table:table-cell office:value-type="float" office:value="0.02">
            <text:p>0,02</text:p>
          </table:table-cell>
          <table:table-cell office:value-type="float" office:value="-0.00501">
            <text:p>-5,01E-003</text:p>
          </table:table-cell>
          <table:table-cell table:formula="of:=[.AB105]*[.AC105]" office:value-type="float" office:value="-0.0001002">
            <text:p>-0,0001002</text:p>
          </table:table-cell>
        </table:table-row>
        <table:table-row table:style-name="ro1">
          <table:table-cell office:value-type="float" office:value="0.03">
            <text:p>0,03</text:p>
          </table:table-cell>
          <table:table-cell office:value-type="float" office:value="0.0000019">
            <text:p>1,90E-006</text:p>
          </table:table-cell>
          <table:table-cell table:formula="of:=[.A106]*[.B106]" office:value-type="float" office:value="0.000000057">
            <text:p>5,70E-008</text:p>
          </table:table-cell>
          <table:table-cell office:value-type="float" office:value="0.03">
            <text:p>0,03</text:p>
          </table:table-cell>
          <table:table-cell office:value-type="float" office:value="-0.00202">
            <text:p>-2,02E-003</text:p>
          </table:table-cell>
          <table:table-cell table:formula="of:=[.D106]*[.E106]" office:value-type="float" office:value="-0.0000606">
            <text:p>-6,06E-005</text:p>
          </table:table-cell>
          <table:table-cell office:value-type="float" office:value="0.03">
            <text:p>0,03</text:p>
          </table:table-cell>
          <table:table-cell office:value-type="float" office:value="0.0000025">
            <text:p>2,50E-006</text:p>
          </table:table-cell>
          <table:table-cell table:formula="of:=[.G106]*[.H106]" office:value-type="float" office:value="0.000000075">
            <text:p>7,50E-008</text:p>
          </table:table-cell>
          <table:table-cell office:value-type="float" office:value="0.03">
            <text:p>0,03</text:p>
          </table:table-cell>
          <table:table-cell office:value-type="float" office:value="-0.0066">
            <text:p>-6,60E-003</text:p>
          </table:table-cell>
          <table:table-cell table:formula="of:=[.J106]*[.K106]" office:value-type="float" office:value="-0.000198">
            <text:p>-1,98E-004</text:p>
          </table:table-cell>
          <table:table-cell office:value-type="float" office:value="0.03">
            <text:p>0,03</text:p>
          </table:table-cell>
          <table:table-cell office:value-type="float" office:value="0.000000646">
            <text:p>6,46E-007</text:p>
          </table:table-cell>
          <table:table-cell table:formula="of:=[.M106]*[.N106]" office:value-type="float" office:value="0.00000001938">
            <text:p>1,94E-008</text:p>
          </table:table-cell>
          <table:table-cell office:value-type="float" office:value="0.03">
            <text:p>0,03</text:p>
          </table:table-cell>
          <table:table-cell office:value-type="float" office:value="0.00000054">
            <text:p>5,40E-007</text:p>
          </table:table-cell>
          <table:table-cell table:formula="of:=[.P106]*[.Q106]" office:value-type="float" office:value="0.0000000162">
            <text:p>1,62E-008</text:p>
          </table:table-cell>
          <table:table-cell office:value-type="float" office:value="0.03">
            <text:p>0,03</text:p>
          </table:table-cell>
          <table:table-cell office:value-type="float" office:value="0.000000629">
            <text:p>6,29E-007</text:p>
          </table:table-cell>
          <table:table-cell table:formula="of:=[.S106]*[.T106]" office:value-type="float" office:value="0.00000001887">
            <text:p>1,89E-008</text:p>
          </table:table-cell>
          <table:table-cell office:value-type="float" office:value="0.03">
            <text:p>0,03</text:p>
          </table:table-cell>
          <table:table-cell office:value-type="float" office:value="-0.00189">
            <text:p>-1,89E-003</text:p>
          </table:table-cell>
          <table:table-cell table:formula="of:=[.V106]*[.W106]" office:value-type="float" office:value="-0.0000567">
            <text:p>-5,67E-005</text:p>
          </table:table-cell>
          <table:table-cell office:value-type="float" office:value="0.03">
            <text:p>0,03</text:p>
          </table:table-cell>
          <table:table-cell office:value-type="float" office:value="0.00000105">
            <text:p>1,05E-006</text:p>
          </table:table-cell>
          <table:table-cell table:formula="of:=[.Y106]*[.Z106]" office:value-type="float" office:value="0.0000000315">
            <text:p>3,15E-008</text:p>
          </table:table-cell>
          <table:table-cell office:value-type="float" office:value="0.03">
            <text:p>0,03</text:p>
          </table:table-cell>
          <table:table-cell office:value-type="float" office:value="-0.00499">
            <text:p>-4,99E-003</text:p>
          </table:table-cell>
          <table:table-cell table:formula="of:=[.AB106]*[.AC106]" office:value-type="float" office:value="-0.0001497">
            <text:p>-0,0001497</text:p>
          </table:table-cell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0.00000269">
            <text:p>2,69E-006</text:p>
          </table:table-cell>
          <table:table-cell table:formula="of:=[.A107]*[.B107]" office:value-type="float" office:value="0.0000001076">
            <text:p>1,08E-007</text:p>
          </table:table-cell>
          <table:table-cell office:value-type="float" office:value="0.04">
            <text:p>0,04</text:p>
          </table:table-cell>
          <table:table-cell office:value-type="float" office:value="-0.002">
            <text:p>-2,00E-003</text:p>
          </table:table-cell>
          <table:table-cell table:formula="of:=[.D107]*[.E107]" office:value-type="float" office:value="-0.00008">
            <text:p>-8,00E-005</text:p>
          </table:table-cell>
          <table:table-cell office:value-type="float" office:value="0.04">
            <text:p>0,04</text:p>
          </table:table-cell>
          <table:table-cell office:value-type="float" office:value="0.00000345">
            <text:p>3,45E-006</text:p>
          </table:table-cell>
          <table:table-cell table:formula="of:=[.G107]*[.H107]" office:value-type="float" office:value="0.000000138">
            <text:p>1,38E-007</text:p>
          </table:table-cell>
          <table:table-cell office:value-type="float" office:value="0.04">
            <text:p>0,04</text:p>
          </table:table-cell>
          <table:table-cell office:value-type="float" office:value="-0.00659">
            <text:p>-6,59E-003</text:p>
          </table:table-cell>
          <table:table-cell table:formula="of:=[.J107]*[.K107]" office:value-type="float" office:value="-0.0002636">
            <text:p>-2,64E-004</text:p>
          </table:table-cell>
          <table:table-cell office:value-type="float" office:value="0.04">
            <text:p>0,04</text:p>
          </table:table-cell>
          <table:table-cell office:value-type="float" office:value="0.000000861">
            <text:p>8,61E-007</text:p>
          </table:table-cell>
          <table:table-cell table:formula="of:=[.M107]*[.N107]" office:value-type="float" office:value="0.00000003444">
            <text:p>3,44E-008</text:p>
          </table:table-cell>
          <table:table-cell office:value-type="float" office:value="0.04">
            <text:p>0,04</text:p>
          </table:table-cell>
          <table:table-cell office:value-type="float" office:value="0.000000762">
            <text:p>7,62E-007</text:p>
          </table:table-cell>
          <table:table-cell table:formula="of:=[.P107]*[.Q107]" office:value-type="float" office:value="0.00000003048">
            <text:p>3,05E-008</text:p>
          </table:table-cell>
          <table:table-cell office:value-type="float" office:value="0.04">
            <text:p>0,04</text:p>
          </table:table-cell>
          <table:table-cell office:value-type="float" office:value="0.000000867">
            <text:p>8,67E-007</text:p>
          </table:table-cell>
          <table:table-cell table:formula="of:=[.S107]*[.T107]" office:value-type="float" office:value="0.00000003468">
            <text:p>3,47E-008</text:p>
          </table:table-cell>
          <table:table-cell office:value-type="float" office:value="0.04">
            <text:p>0,04</text:p>
          </table:table-cell>
          <table:table-cell office:value-type="float" office:value="-0.00189">
            <text:p>-1,89E-003</text:p>
          </table:table-cell>
          <table:table-cell table:formula="of:=[.V107]*[.W107]" office:value-type="float" office:value="-0.0000756">
            <text:p>-7,56E-005</text:p>
          </table:table-cell>
          <table:table-cell office:value-type="float" office:value="0.04">
            <text:p>0,04</text:p>
          </table:table-cell>
          <table:table-cell office:value-type="float" office:value="0.0000015">
            <text:p>1,50E-006</text:p>
          </table:table-cell>
          <table:table-cell table:formula="of:=[.Y107]*[.Z107]" office:value-type="float" office:value="0.00000006">
            <text:p>6,00E-008</text:p>
          </table:table-cell>
          <table:table-cell office:value-type="float" office:value="0.04">
            <text:p>0,04</text:p>
          </table:table-cell>
          <table:table-cell office:value-type="float" office:value="-0.00496">
            <text:p>-4,96E-003</text:p>
          </table:table-cell>
          <table:table-cell table:formula="of:=[.AB107]*[.AC107]" office:value-type="float" office:value="-0.0001984">
            <text:p>-0,0001984</text:p>
          </table:table-cell>
        </table:table-row>
        <table:table-row table:style-name="ro1">
          <table:table-cell office:value-type="float" office:value="0.05">
            <text:p>0,05</text:p>
          </table:table-cell>
          <table:table-cell office:value-type="float" office:value="0.00000358">
            <text:p>3,58E-006</text:p>
          </table:table-cell>
          <table:table-cell table:formula="of:=[.A108]*[.B108]" office:value-type="float" office:value="0.000000179">
            <text:p>1,79E-007</text:p>
          </table:table-cell>
          <table:table-cell office:value-type="float" office:value="0.05">
            <text:p>0,05</text:p>
          </table:table-cell>
          <table:table-cell office:value-type="float" office:value="-0.00197">
            <text:p>-1,97E-003</text:p>
          </table:table-cell>
          <table:table-cell table:formula="of:=[.D108]*[.E108]" office:value-type="float" office:value="-0.0000985">
            <text:p>-9,85E-005</text:p>
          </table:table-cell>
          <table:table-cell office:value-type="float" office:value="0.05">
            <text:p>0,05</text:p>
          </table:table-cell>
          <table:table-cell office:value-type="float" office:value="0.00000449">
            <text:p>4,49E-006</text:p>
          </table:table-cell>
          <table:table-cell table:formula="of:=[.G108]*[.H108]" office:value-type="float" office:value="0.0000002245">
            <text:p>2,25E-007</text:p>
          </table:table-cell>
          <table:table-cell office:value-type="float" office:value="0.05">
            <text:p>0,05</text:p>
          </table:table-cell>
          <table:table-cell office:value-type="float" office:value="-0.00656">
            <text:p>-6,56E-003</text:p>
          </table:table-cell>
          <table:table-cell table:formula="of:=[.J108]*[.K108]" office:value-type="float" office:value="-0.000328">
            <text:p>-3,28E-004</text:p>
          </table:table-cell>
          <table:table-cell office:value-type="float" office:value="0.05">
            <text:p>0,05</text:p>
          </table:table-cell>
          <table:table-cell office:value-type="float" office:value="0.00000108">
            <text:p>1,08E-006</text:p>
          </table:table-cell>
          <table:table-cell table:formula="of:=[.M108]*[.N108]" office:value-type="float" office:value="0.000000054">
            <text:p>5,40E-008</text:p>
          </table:table-cell>
          <table:table-cell office:value-type="float" office:value="0.05">
            <text:p>0,05</text:p>
          </table:table-cell>
          <table:table-cell office:value-type="float" office:value="0.000000995">
            <text:p>9,95E-007</text:p>
          </table:table-cell>
          <table:table-cell table:formula="of:=[.P108]*[.Q108]" office:value-type="float" office:value="0.00000004975">
            <text:p>4,98E-008</text:p>
          </table:table-cell>
          <table:table-cell office:value-type="float" office:value="0.05">
            <text:p>0,05</text:p>
          </table:table-cell>
          <table:table-cell office:value-type="float" office:value="0.00000113">
            <text:p>1,13E-006</text:p>
          </table:table-cell>
          <table:table-cell table:formula="of:=[.S108]*[.T108]" office:value-type="float" office:value="0.0000000565">
            <text:p>5,65E-008</text:p>
          </table:table-cell>
          <table:table-cell office:value-type="float" office:value="0.05">
            <text:p>0,05</text:p>
          </table:table-cell>
          <table:table-cell office:value-type="float" office:value="-0.00188">
            <text:p>-1,88E-003</text:p>
          </table:table-cell>
          <table:table-cell table:formula="of:=[.V108]*[.W108]" office:value-type="float" office:value="-0.000094">
            <text:p>-9,40E-005</text:p>
          </table:table-cell>
          <table:table-cell office:value-type="float" office:value="0.05">
            <text:p>0,05</text:p>
          </table:table-cell>
          <table:table-cell office:value-type="float" office:value="0.00000202">
            <text:p>2,02E-006</text:p>
          </table:table-cell>
          <table:table-cell table:formula="of:=[.Y108]*[.Z108]" office:value-type="float" office:value="0.000000101">
            <text:p>1,01E-007</text:p>
          </table:table-cell>
          <table:table-cell office:value-type="float" office:value="0.05">
            <text:p>0,05</text:p>
          </table:table-cell>
          <table:table-cell office:value-type="float" office:value="-0.00493">
            <text:p>-4,93E-003</text:p>
          </table:table-cell>
          <table:table-cell table:formula="of:=[.AB108]*[.AC108]" office:value-type="float" office:value="-0.0002465">
            <text:p>-0,0002465</text:p>
          </table:table-cell>
        </table:table-row>
        <table:table-row table:style-name="ro1">
          <table:table-cell office:value-type="float" office:value="0.06">
            <text:p>0,06</text:p>
          </table:table-cell>
          <table:table-cell office:value-type="float" office:value="0.00000461">
            <text:p>4,61E-006</text:p>
          </table:table-cell>
          <table:table-cell table:formula="of:=[.A109]*[.B109]" office:value-type="float" office:value="0.0000002766">
            <text:p>2,77E-007</text:p>
          </table:table-cell>
          <table:table-cell office:value-type="float" office:value="0.06">
            <text:p>0,06</text:p>
          </table:table-cell>
          <table:table-cell office:value-type="float" office:value="-0.00194">
            <text:p>-1,94E-003</text:p>
          </table:table-cell>
          <table:table-cell table:formula="of:=[.D109]*[.E109]" office:value-type="float" office:value="-0.0001164">
            <text:p>-1,16E-004</text:p>
          </table:table-cell>
          <table:table-cell office:value-type="float" office:value="0.06">
            <text:p>0,06</text:p>
          </table:table-cell>
          <table:table-cell office:value-type="float" office:value="0.00000561">
            <text:p>5,61E-006</text:p>
          </table:table-cell>
          <table:table-cell table:formula="of:=[.G109]*[.H109]" office:value-type="float" office:value="0.0000003366">
            <text:p>3,37E-007</text:p>
          </table:table-cell>
          <table:table-cell office:value-type="float" office:value="0.06">
            <text:p>0,06</text:p>
          </table:table-cell>
          <table:table-cell office:value-type="float" office:value="-0.00652">
            <text:p>-6,52E-003</text:p>
          </table:table-cell>
          <table:table-cell table:formula="of:=[.J109]*[.K109]" office:value-type="float" office:value="-0.0003912">
            <text:p>-3,91E-004</text:p>
          </table:table-cell>
          <table:table-cell office:value-type="float" office:value="0.06">
            <text:p>0,06</text:p>
          </table:table-cell>
          <table:table-cell office:value-type="float" office:value="0.0000013">
            <text:p>1,30E-006</text:p>
          </table:table-cell>
          <table:table-cell table:formula="of:=[.M109]*[.N109]" office:value-type="float" office:value="0.000000078">
            <text:p>7,80E-008</text:p>
          </table:table-cell>
          <table:table-cell office:value-type="float" office:value="0.06">
            <text:p>0,06</text:p>
          </table:table-cell>
          <table:table-cell office:value-type="float" office:value="0.00000122">
            <text:p>1,22E-006</text:p>
          </table:table-cell>
          <table:table-cell table:formula="of:=[.P109]*[.Q109]" office:value-type="float" office:value="0.0000000732">
            <text:p>7,32E-008</text:p>
          </table:table-cell>
          <table:table-cell office:value-type="float" office:value="0.06">
            <text:p>0,06</text:p>
          </table:table-cell>
          <table:table-cell office:value-type="float" office:value="0.00000141">
            <text:p>1,41E-006</text:p>
          </table:table-cell>
          <table:table-cell table:formula="of:=[.S109]*[.T109]" office:value-type="float" office:value="0.0000000846">
            <text:p>8,46E-008</text:p>
          </table:table-cell>
          <table:table-cell office:value-type="float" office:value="0.06">
            <text:p>0,06</text:p>
          </table:table-cell>
          <table:table-cell office:value-type="float" office:value="-0.00187">
            <text:p>-1,87E-003</text:p>
          </table:table-cell>
          <table:table-cell table:formula="of:=[.V109]*[.W109]" office:value-type="float" office:value="-0.0001122">
            <text:p>-1,12E-004</text:p>
          </table:table-cell>
          <table:table-cell office:value-type="float" office:value="0.06">
            <text:p>0,06</text:p>
          </table:table-cell>
          <table:table-cell office:value-type="float" office:value="0.00000262">
            <text:p>2,62E-006</text:p>
          </table:table-cell>
          <table:table-cell table:formula="of:=[.Y109]*[.Z109]" office:value-type="float" office:value="0.0000001572">
            <text:p>1,57E-007</text:p>
          </table:table-cell>
          <table:table-cell office:value-type="float" office:value="0.06">
            <text:p>0,06</text:p>
          </table:table-cell>
          <table:table-cell office:value-type="float" office:value="-0.00491">
            <text:p>-4,91E-003</text:p>
          </table:table-cell>
          <table:table-cell table:formula="of:=[.AB109]*[.AC109]" office:value-type="float" office:value="-0.0002946">
            <text:p>-0,0002946</text:p>
          </table:table-cell>
        </table:table-row>
        <table:table-row table:style-name="ro1">
          <table:table-cell office:value-type="float" office:value="0.07">
            <text:p>0,07</text:p>
          </table:table-cell>
          <table:table-cell office:value-type="float" office:value="0.0000058">
            <text:p>5,80E-006</text:p>
          </table:table-cell>
          <table:table-cell table:formula="of:=[.A110]*[.B110]" office:value-type="float" office:value="0.000000406">
            <text:p>4,06E-007</text:p>
          </table:table-cell>
          <table:table-cell office:value-type="float" office:value="0.07">
            <text:p>0,07</text:p>
          </table:table-cell>
          <table:table-cell office:value-type="float" office:value="-0.00191">
            <text:p>-1,91E-003</text:p>
          </table:table-cell>
          <table:table-cell table:formula="of:=[.D110]*[.E110]" office:value-type="float" office:value="-0.0001337">
            <text:p>-1,34E-004</text:p>
          </table:table-cell>
          <table:table-cell office:value-type="float" office:value="0.07">
            <text:p>0,07</text:p>
          </table:table-cell>
          <table:table-cell office:value-type="float" office:value="0.00000684">
            <text:p>6,84E-006</text:p>
          </table:table-cell>
          <table:table-cell table:formula="of:=[.G110]*[.H110]" office:value-type="float" office:value="0.0000004788">
            <text:p>4,79E-007</text:p>
          </table:table-cell>
          <table:table-cell office:value-type="float" office:value="0.07">
            <text:p>0,07</text:p>
          </table:table-cell>
          <table:table-cell office:value-type="float" office:value="-0.00648">
            <text:p>-6,48E-003</text:p>
          </table:table-cell>
          <table:table-cell table:formula="of:=[.J110]*[.K110]" office:value-type="float" office:value="-0.0004536">
            <text:p>-4,54E-004</text:p>
          </table:table-cell>
          <table:table-cell office:value-type="float" office:value="0.07">
            <text:p>0,07</text:p>
          </table:table-cell>
          <table:table-cell office:value-type="float" office:value="0.00000153">
            <text:p>1,53E-006</text:p>
          </table:table-cell>
          <table:table-cell table:formula="of:=[.M110]*[.N110]" office:value-type="float" office:value="0.0000001071">
            <text:p>1,07E-007</text:p>
          </table:table-cell>
          <table:table-cell office:value-type="float" office:value="0.07">
            <text:p>0,07</text:p>
          </table:table-cell>
          <table:table-cell office:value-type="float" office:value="0.00000146">
            <text:p>1,46E-006</text:p>
          </table:table-cell>
          <table:table-cell table:formula="of:=[.P110]*[.Q110]" office:value-type="float" office:value="0.0000001022">
            <text:p>1,02E-007</text:p>
          </table:table-cell>
          <table:table-cell office:value-type="float" office:value="0.07">
            <text:p>0,07</text:p>
          </table:table-cell>
          <table:table-cell office:value-type="float" office:value="0.00000172">
            <text:p>1,72E-006</text:p>
          </table:table-cell>
          <table:table-cell table:formula="of:=[.S110]*[.T110]" office:value-type="float" office:value="0.0000001204">
            <text:p>1,20E-007</text:p>
          </table:table-cell>
          <table:table-cell office:value-type="float" office:value="0.07">
            <text:p>0,07</text:p>
          </table:table-cell>
          <table:table-cell office:value-type="float" office:value="-0.00186">
            <text:p>-1,86E-003</text:p>
          </table:table-cell>
          <table:table-cell table:formula="of:=[.V110]*[.W110]" office:value-type="float" office:value="-0.0001302">
            <text:p>-1,30E-004</text:p>
          </table:table-cell>
          <table:table-cell office:value-type="float" office:value="0.07">
            <text:p>0,07</text:p>
          </table:table-cell>
          <table:table-cell office:value-type="float" office:value="0.00000331">
            <text:p>3,31E-006</text:p>
          </table:table-cell>
          <table:table-cell table:formula="of:=[.Y110]*[.Z110]" office:value-type="float" office:value="0.0000002317">
            <text:p>2,32E-007</text:p>
          </table:table-cell>
          <table:table-cell office:value-type="float" office:value="0.07">
            <text:p>0,07</text:p>
          </table:table-cell>
          <table:table-cell office:value-type="float" office:value="-0.00488">
            <text:p>-4,88E-003</text:p>
          </table:table-cell>
          <table:table-cell table:formula="of:=[.AB110]*[.AC110]" office:value-type="float" office:value="-0.0003416">
            <text:p>-0,0003416</text:p>
          </table:table-cell>
        </table:table-row>
        <table:table-row table:style-name="ro1">
          <table:table-cell office:value-type="float" office:value="0.08">
            <text:p>0,08</text:p>
          </table:table-cell>
          <table:table-cell office:value-type="float" office:value="0.00000719">
            <text:p>7,19E-006</text:p>
          </table:table-cell>
          <table:table-cell table:formula="of:=[.A111]*[.B111]" office:value-type="float" office:value="0.0000005752">
            <text:p>5,75E-007</text:p>
          </table:table-cell>
          <table:table-cell office:value-type="float" office:value="0.08">
            <text:p>0,08</text:p>
          </table:table-cell>
          <table:table-cell office:value-type="float" office:value="-0.00187">
            <text:p>-1,87E-003</text:p>
          </table:table-cell>
          <table:table-cell table:formula="of:=[.D111]*[.E111]" office:value-type="float" office:value="-0.0001496">
            <text:p>-1,50E-004</text:p>
          </table:table-cell>
          <table:table-cell office:value-type="float" office:value="0.08">
            <text:p>0,08</text:p>
          </table:table-cell>
          <table:table-cell office:value-type="float" office:value="0.00000821">
            <text:p>8,21E-006</text:p>
          </table:table-cell>
          <table:table-cell table:formula="of:=[.G111]*[.H111]" office:value-type="float" office:value="0.0000006568">
            <text:p>6,57E-007</text:p>
          </table:table-cell>
          <table:table-cell office:value-type="float" office:value="0.08">
            <text:p>0,08</text:p>
          </table:table-cell>
          <table:table-cell office:value-type="float" office:value="-0.00645">
            <text:p>-6,45E-003</text:p>
          </table:table-cell>
          <table:table-cell table:formula="of:=[.J111]*[.K111]" office:value-type="float" office:value="-0.000516">
            <text:p>-5,16E-004</text:p>
          </table:table-cell>
          <table:table-cell office:value-type="float" office:value="0.08">
            <text:p>0,08</text:p>
          </table:table-cell>
          <table:table-cell office:value-type="float" office:value="0.00000175">
            <text:p>1,75E-006</text:p>
          </table:table-cell>
          <table:table-cell table:formula="of:=[.M111]*[.N111]" office:value-type="float" office:value="0.00000014">
            <text:p>1,40E-007</text:p>
          </table:table-cell>
          <table:table-cell office:value-type="float" office:value="0.08">
            <text:p>0,08</text:p>
          </table:table-cell>
          <table:table-cell office:value-type="float" office:value="0.0000017">
            <text:p>1,70E-006</text:p>
          </table:table-cell>
          <table:table-cell table:formula="of:=[.P111]*[.Q111]" office:value-type="float" office:value="0.000000136">
            <text:p>1,36E-007</text:p>
          </table:table-cell>
          <table:table-cell office:value-type="float" office:value="0.08">
            <text:p>0,08</text:p>
          </table:table-cell>
          <table:table-cell office:value-type="float" office:value="0.00000206">
            <text:p>2,06E-006</text:p>
          </table:table-cell>
          <table:table-cell table:formula="of:=[.S111]*[.T111]" office:value-type="float" office:value="0.0000001648">
            <text:p>1,65E-007</text:p>
          </table:table-cell>
          <table:table-cell office:value-type="float" office:value="0.08">
            <text:p>0,08</text:p>
          </table:table-cell>
          <table:table-cell office:value-type="float" office:value="-0.00186">
            <text:p>-1,86E-003</text:p>
          </table:table-cell>
          <table:table-cell table:formula="of:=[.V111]*[.W111]" office:value-type="float" office:value="-0.0001488">
            <text:p>-1,49E-004</text:p>
          </table:table-cell>
          <table:table-cell office:value-type="float" office:value="0.08">
            <text:p>0,08</text:p>
          </table:table-cell>
          <table:table-cell office:value-type="float" office:value="0.00000411">
            <text:p>4,11E-006</text:p>
          </table:table-cell>
          <table:table-cell table:formula="of:=[.Y111]*[.Z111]" office:value-type="float" office:value="0.0000003288">
            <text:p>3,29E-007</text:p>
          </table:table-cell>
          <table:table-cell office:value-type="float" office:value="0.08">
            <text:p>0,08</text:p>
          </table:table-cell>
          <table:table-cell office:value-type="float" office:value="-0.00484">
            <text:p>-4,84E-003</text:p>
          </table:table-cell>
          <table:table-cell table:formula="of:=[.AB111]*[.AC111]" office:value-type="float" office:value="-0.0003872">
            <text:p>-0,0003872</text:p>
          </table:table-cell>
        </table:table-row>
        <table:table-row table:style-name="ro1">
          <table:table-cell office:value-type="float" office:value="0.09">
            <text:p>0,09</text:p>
          </table:table-cell>
          <table:table-cell office:value-type="float" office:value="0.00000878">
            <text:p>8,78E-006</text:p>
          </table:table-cell>
          <table:table-cell table:formula="of:=[.A112]*[.B112]" office:value-type="float" office:value="0.0000007902">
            <text:p>7,90E-007</text:p>
          </table:table-cell>
          <table:table-cell office:value-type="float" office:value="0.09">
            <text:p>0,09</text:p>
          </table:table-cell>
          <table:table-cell office:value-type="float" office:value="-0.00183">
            <text:p>-1,83E-003</text:p>
          </table:table-cell>
          <table:table-cell table:formula="of:=[.D112]*[.E112]" office:value-type="float" office:value="-0.0001647">
            <text:p>-1,65E-004</text:p>
          </table:table-cell>
          <table:table-cell office:value-type="float" office:value="0.09">
            <text:p>0,09</text:p>
          </table:table-cell>
          <table:table-cell office:value-type="float" office:value="0.00000968">
            <text:p>9,68E-006</text:p>
          </table:table-cell>
          <table:table-cell table:formula="of:=[.G112]*[.H112]" office:value-type="float" office:value="0.0000008712">
            <text:p>8,71E-007</text:p>
          </table:table-cell>
          <table:table-cell office:value-type="float" office:value="0.09">
            <text:p>0,09</text:p>
          </table:table-cell>
          <table:table-cell office:value-type="float" office:value="-0.0064">
            <text:p>-6,40E-003</text:p>
          </table:table-cell>
          <table:table-cell table:formula="of:=[.J112]*[.K112]" office:value-type="float" office:value="-0.000576">
            <text:p>-5,76E-004</text:p>
          </table:table-cell>
          <table:table-cell office:value-type="float" office:value="0.09">
            <text:p>0,09</text:p>
          </table:table-cell>
          <table:table-cell office:value-type="float" office:value="0.00000199">
            <text:p>1,99E-006</text:p>
          </table:table-cell>
          <table:table-cell table:formula="of:=[.M112]*[.N112]" office:value-type="float" office:value="0.0000001791">
            <text:p>1,79E-007</text:p>
          </table:table-cell>
          <table:table-cell office:value-type="float" office:value="0.09">
            <text:p>0,09</text:p>
          </table:table-cell>
          <table:table-cell office:value-type="float" office:value="0.00000194">
            <text:p>1,94E-006</text:p>
          </table:table-cell>
          <table:table-cell table:formula="of:=[.P112]*[.Q112]" office:value-type="float" office:value="0.0000001746">
            <text:p>1,75E-007</text:p>
          </table:table-cell>
          <table:table-cell office:value-type="float" office:value="0.09">
            <text:p>0,09</text:p>
          </table:table-cell>
          <table:table-cell office:value-type="float" office:value="0.00000243">
            <text:p>2,43E-006</text:p>
          </table:table-cell>
          <table:table-cell table:formula="of:=[.S112]*[.T112]" office:value-type="float" office:value="0.0000002187">
            <text:p>2,19E-007</text:p>
          </table:table-cell>
          <table:table-cell office:value-type="float" office:value="0.09">
            <text:p>0,09</text:p>
          </table:table-cell>
          <table:table-cell office:value-type="float" office:value="-0.00185">
            <text:p>-1,85E-003</text:p>
          </table:table-cell>
          <table:table-cell table:formula="of:=[.V112]*[.W112]" office:value-type="float" office:value="-0.0001665">
            <text:p>-1,67E-004</text:p>
          </table:table-cell>
          <table:table-cell office:value-type="float" office:value="0.09">
            <text:p>0,09</text:p>
          </table:table-cell>
          <table:table-cell office:value-type="float" office:value="0.00000503">
            <text:p>5,03E-006</text:p>
          </table:table-cell>
          <table:table-cell table:formula="of:=[.Y112]*[.Z112]" office:value-type="float" office:value="0.0000004527">
            <text:p>4,53E-007</text:p>
          </table:table-cell>
          <table:table-cell office:value-type="float" office:value="0.09">
            <text:p>0,09</text:p>
          </table:table-cell>
          <table:table-cell office:value-type="float" office:value="-0.00481">
            <text:p>-4,81E-003</text:p>
          </table:table-cell>
          <table:table-cell table:formula="of:=[.AB112]*[.AC112]" office:value-type="float" office:value="-0.0004329">
            <text:p>-0,0004329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0000106">
            <text:p>1,06E-005</text:p>
          </table:table-cell>
          <table:table-cell table:formula="of:=[.A113]*[.B113]" office:value-type="float" office:value="0.00000106">
            <text:p>1,06E-006</text:p>
          </table:table-cell>
          <table:table-cell office:value-type="float" office:value="0.1">
            <text:p>0,1</text:p>
          </table:table-cell>
          <table:table-cell office:value-type="float" office:value="-0.00179">
            <text:p>-1,79E-003</text:p>
          </table:table-cell>
          <table:table-cell table:formula="of:=[.D113]*[.E113]" office:value-type="float" office:value="-0.000179">
            <text:p>-1,79E-004</text:p>
          </table:table-cell>
          <table:table-cell office:value-type="float" office:value="0.1">
            <text:p>0,1</text:p>
          </table:table-cell>
          <table:table-cell office:value-type="float" office:value="0.0000113">
            <text:p>1,13E-005</text:p>
          </table:table-cell>
          <table:table-cell table:formula="of:=[.G113]*[.H113]" office:value-type="float" office:value="0.00000113">
            <text:p>1,13E-006</text:p>
          </table:table-cell>
          <table:table-cell office:value-type="float" office:value="0.1">
            <text:p>0,1</text:p>
          </table:table-cell>
          <table:table-cell office:value-type="float" office:value="-0.00635">
            <text:p>-6,35E-003</text:p>
          </table:table-cell>
          <table:table-cell table:formula="of:=[.J113]*[.K113]" office:value-type="float" office:value="-0.000635">
            <text:p>-6,35E-004</text:p>
          </table:table-cell>
          <table:table-cell office:value-type="float" office:value="0.1">
            <text:p>0,1</text:p>
          </table:table-cell>
          <table:table-cell office:value-type="float" office:value="0.00000222">
            <text:p>2,22E-006</text:p>
          </table:table-cell>
          <table:table-cell table:formula="of:=[.M113]*[.N113]" office:value-type="float" office:value="0.000000222">
            <text:p>2,22E-007</text:p>
          </table:table-cell>
          <table:table-cell office:value-type="float" office:value="0.1">
            <text:p>0,1</text:p>
          </table:table-cell>
          <table:table-cell office:value-type="float" office:value="0.00000219">
            <text:p>2,19E-006</text:p>
          </table:table-cell>
          <table:table-cell table:formula="of:=[.P113]*[.Q113]" office:value-type="float" office:value="0.000000219">
            <text:p>2,19E-007</text:p>
          </table:table-cell>
          <table:table-cell office:value-type="float" office:value="0.1">
            <text:p>0,1</text:p>
          </table:table-cell>
          <table:table-cell office:value-type="float" office:value="0.00000284">
            <text:p>2,84E-006</text:p>
          </table:table-cell>
          <table:table-cell table:formula="of:=[.S113]*[.T113]" office:value-type="float" office:value="0.000000284">
            <text:p>2,84E-007</text:p>
          </table:table-cell>
          <table:table-cell office:value-type="float" office:value="0.1">
            <text:p>0,1</text:p>
          </table:table-cell>
          <table:table-cell office:value-type="float" office:value="-0.00184">
            <text:p>-1,84E-003</text:p>
          </table:table-cell>
          <table:table-cell table:formula="of:=[.V113]*[.W113]" office:value-type="float" office:value="-0.000184">
            <text:p>-1,84E-004</text:p>
          </table:table-cell>
          <table:table-cell office:value-type="float" office:value="0.1">
            <text:p>0,1</text:p>
          </table:table-cell>
          <table:table-cell office:value-type="float" office:value="0.00000609">
            <text:p>6,09E-006</text:p>
          </table:table-cell>
          <table:table-cell table:formula="of:=[.Y113]*[.Z113]" office:value-type="float" office:value="0.000000609">
            <text:p>6,09E-007</text:p>
          </table:table-cell>
          <table:table-cell office:value-type="float" office:value="0.1">
            <text:p>0,1</text:p>
          </table:table-cell>
          <table:table-cell office:value-type="float" office:value="-0.00478">
            <text:p>-4,78E-003</text:p>
          </table:table-cell>
          <table:table-cell table:formula="of:=[.AB113]*[.AC113]" office:value-type="float" office:value="-0.000478">
            <text:p>-0,000478</text:p>
          </table:table-cell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0000128">
            <text:p>1,28E-005</text:p>
          </table:table-cell>
          <table:table-cell table:formula="of:=[.A114]*[.B114]" office:value-type="float" office:value="0.000001408">
            <text:p>1,41E-006</text:p>
          </table:table-cell>
          <table:table-cell office:value-type="float" office:value="0.11">
            <text:p>0,11</text:p>
          </table:table-cell>
          <table:table-cell office:value-type="float" office:value="-0.00175">
            <text:p>-1,75E-003</text:p>
          </table:table-cell>
          <table:table-cell table:formula="of:=[.D114]*[.E114]" office:value-type="float" office:value="-0.0001925">
            <text:p>-1,93E-004</text:p>
          </table:table-cell>
          <table:table-cell office:value-type="float" office:value="0.11">
            <text:p>0,11</text:p>
          </table:table-cell>
          <table:table-cell office:value-type="float" office:value="0.0000131">
            <text:p>1,31E-005</text:p>
          </table:table-cell>
          <table:table-cell table:formula="of:=[.G114]*[.H114]" office:value-type="float" office:value="0.000001441">
            <text:p>1,44E-006</text:p>
          </table:table-cell>
          <table:table-cell office:value-type="float" office:value="0.11">
            <text:p>0,11</text:p>
          </table:table-cell>
          <table:table-cell office:value-type="float" office:value="-0.0063">
            <text:p>-6,30E-003</text:p>
          </table:table-cell>
          <table:table-cell table:formula="of:=[.J114]*[.K114]" office:value-type="float" office:value="-0.000693">
            <text:p>-6,93E-004</text:p>
          </table:table-cell>
          <table:table-cell office:value-type="float" office:value="0.11">
            <text:p>0,11</text:p>
          </table:table-cell>
          <table:table-cell office:value-type="float" office:value="0.00000246">
            <text:p>2,46E-006</text:p>
          </table:table-cell>
          <table:table-cell table:formula="of:=[.M114]*[.N114]" office:value-type="float" office:value="0.0000002706">
            <text:p>2,71E-007</text:p>
          </table:table-cell>
          <table:table-cell office:value-type="float" office:value="0.11">
            <text:p>0,11</text:p>
          </table:table-cell>
          <table:table-cell office:value-type="float" office:value="0.00000244">
            <text:p>2,44E-006</text:p>
          </table:table-cell>
          <table:table-cell table:formula="of:=[.P114]*[.Q114]" office:value-type="float" office:value="0.0000002684">
            <text:p>2,68E-007</text:p>
          </table:table-cell>
          <table:table-cell office:value-type="float" office:value="0.11">
            <text:p>0,11</text:p>
          </table:table-cell>
          <table:table-cell office:value-type="float" office:value="0.0000033">
            <text:p>3,30E-006</text:p>
          </table:table-cell>
          <table:table-cell table:formula="of:=[.S114]*[.T114]" office:value-type="float" office:value="0.000000363">
            <text:p>3,63E-007</text:p>
          </table:table-cell>
          <table:table-cell office:value-type="float" office:value="0.11">
            <text:p>0,11</text:p>
          </table:table-cell>
          <table:table-cell office:value-type="float" office:value="-0.00182">
            <text:p>-1,82E-003</text:p>
          </table:table-cell>
          <table:table-cell table:formula="of:=[.V114]*[.W114]" office:value-type="float" office:value="-0.0002002">
            <text:p>-2,00E-004</text:p>
          </table:table-cell>
          <table:table-cell office:value-type="float" office:value="0.11">
            <text:p>0,11</text:p>
          </table:table-cell>
          <table:table-cell office:value-type="float" office:value="0.00000732">
            <text:p>7,32E-006</text:p>
          </table:table-cell>
          <table:table-cell table:formula="of:=[.Y114]*[.Z114]" office:value-type="float" office:value="0.0000008052">
            <text:p>8,05E-007</text:p>
          </table:table-cell>
          <table:table-cell office:value-type="float" office:value="0.11">
            <text:p>0,11</text:p>
          </table:table-cell>
          <table:table-cell office:value-type="float" office:value="-0.00475">
            <text:p>-4,75E-003</text:p>
          </table:table-cell>
          <table:table-cell table:formula="of:=[.AB114]*[.AC114]" office:value-type="float" office:value="-0.0005225">
            <text:p>-0,0005225</text:p>
          </table:table-cell>
        </table:table-row>
        <table:table-row table:style-name="ro1">
          <table:table-cell office:value-type="float" office:value="0.12">
            <text:p>0,12</text:p>
          </table:table-cell>
          <table:table-cell office:value-type="float" office:value="0.0000154">
            <text:p>1,54E-005</text:p>
          </table:table-cell>
          <table:table-cell table:formula="of:=[.A115]*[.B115]" office:value-type="float" office:value="0.000001848">
            <text:p>1,85E-006</text:p>
          </table:table-cell>
          <table:table-cell office:value-type="float" office:value="0.12">
            <text:p>0,12</text:p>
          </table:table-cell>
          <table:table-cell office:value-type="float" office:value="-0.0017">
            <text:p>-1,70E-003</text:p>
          </table:table-cell>
          <table:table-cell table:formula="of:=[.D115]*[.E115]" office:value-type="float" office:value="-0.000204">
            <text:p>-2,04E-004</text:p>
          </table:table-cell>
          <table:table-cell office:value-type="float" office:value="0.12">
            <text:p>0,12</text:p>
          </table:table-cell>
          <table:table-cell office:value-type="float" office:value="0.000015">
            <text:p>1,50E-005</text:p>
          </table:table-cell>
          <table:table-cell table:formula="of:=[.G115]*[.H115]" office:value-type="float" office:value="0.0000018">
            <text:p>1,80E-006</text:p>
          </table:table-cell>
          <table:table-cell office:value-type="float" office:value="0.12">
            <text:p>0,12</text:p>
          </table:table-cell>
          <table:table-cell office:value-type="float" office:value="-0.00628">
            <text:p>-6,28E-003</text:p>
          </table:table-cell>
          <table:table-cell table:formula="of:=[.J115]*[.K115]" office:value-type="float" office:value="-0.0007536">
            <text:p>-7,54E-004</text:p>
          </table:table-cell>
          <table:table-cell office:value-type="float" office:value="0.12">
            <text:p>0,12</text:p>
          </table:table-cell>
          <table:table-cell office:value-type="float" office:value="0.0000027">
            <text:p>2,70E-006</text:p>
          </table:table-cell>
          <table:table-cell table:formula="of:=[.M115]*[.N115]" office:value-type="float" office:value="0.000000324">
            <text:p>3,24E-007</text:p>
          </table:table-cell>
          <table:table-cell office:value-type="float" office:value="0.12">
            <text:p>0,12</text:p>
          </table:table-cell>
          <table:table-cell office:value-type="float" office:value="0.00000269">
            <text:p>2,69E-006</text:p>
          </table:table-cell>
          <table:table-cell table:formula="of:=[.P115]*[.Q115]" office:value-type="float" office:value="0.0000003228">
            <text:p>3,23E-007</text:p>
          </table:table-cell>
          <table:table-cell office:value-type="float" office:value="0.12">
            <text:p>0,12</text:p>
          </table:table-cell>
          <table:table-cell office:value-type="float" office:value="0.0000038">
            <text:p>3,80E-006</text:p>
          </table:table-cell>
          <table:table-cell table:formula="of:=[.S115]*[.T115]" office:value-type="float" office:value="0.000000456">
            <text:p>4,56E-007</text:p>
          </table:table-cell>
          <table:table-cell office:value-type="float" office:value="0.12">
            <text:p>0,12</text:p>
          </table:table-cell>
          <table:table-cell office:value-type="float" office:value="-0.00181">
            <text:p>-1,81E-003</text:p>
          </table:table-cell>
          <table:table-cell table:formula="of:=[.V115]*[.W115]" office:value-type="float" office:value="-0.0002172">
            <text:p>-2,17E-004</text:p>
          </table:table-cell>
          <table:table-cell office:value-type="float" office:value="0.12">
            <text:p>0,12</text:p>
          </table:table-cell>
          <table:table-cell office:value-type="float" office:value="0.0000087">
            <text:p>8,70E-006</text:p>
          </table:table-cell>
          <table:table-cell table:formula="of:=[.Y115]*[.Z115]" office:value-type="float" office:value="0.000001044">
            <text:p>1,04E-006</text:p>
          </table:table-cell>
          <table:table-cell office:value-type="float" office:value="0.12">
            <text:p>0,12</text:p>
          </table:table-cell>
          <table:table-cell office:value-type="float" office:value="-0.00471">
            <text:p>-4,71E-003</text:p>
          </table:table-cell>
          <table:table-cell table:formula="of:=[.AB115]*[.AC115]" office:value-type="float" office:value="-0.0005652">
            <text:p>-0,0005652</text:p>
          </table:table-cell>
        </table:table-row>
        <table:table-row table:style-name="ro1">
          <table:table-cell office:value-type="float" office:value="0.13">
            <text:p>0,13</text:p>
          </table:table-cell>
          <table:table-cell office:value-type="float" office:value="0.0000184">
            <text:p>1,84E-005</text:p>
          </table:table-cell>
          <table:table-cell table:formula="of:=[.A116]*[.B116]" office:value-type="float" office:value="0.000002392">
            <text:p>2,39E-006</text:p>
          </table:table-cell>
          <table:table-cell office:value-type="float" office:value="0.13">
            <text:p>0,13</text:p>
          </table:table-cell>
          <table:table-cell office:value-type="float" office:value="-0.00164">
            <text:p>-1,64E-003</text:p>
          </table:table-cell>
          <table:table-cell table:formula="of:=[.D116]*[.E116]" office:value-type="float" office:value="-0.0002132">
            <text:p>-2,13E-004</text:p>
          </table:table-cell>
          <table:table-cell office:value-type="float" office:value="0.13">
            <text:p>0,13</text:p>
          </table:table-cell>
          <table:table-cell office:value-type="float" office:value="0.0000171">
            <text:p>1,71E-005</text:p>
          </table:table-cell>
          <table:table-cell table:formula="of:=[.G116]*[.H116]" office:value-type="float" office:value="0.000002223">
            <text:p>2,22E-006</text:p>
          </table:table-cell>
          <table:table-cell office:value-type="float" office:value="0.13">
            <text:p>0,13</text:p>
          </table:table-cell>
          <table:table-cell office:value-type="float" office:value="-0.00621">
            <text:p>-6,21E-003</text:p>
          </table:table-cell>
          <table:table-cell table:formula="of:=[.J116]*[.K116]" office:value-type="float" office:value="-0.0008073">
            <text:p>-8,07E-004</text:p>
          </table:table-cell>
          <table:table-cell office:value-type="float" office:value="0.13">
            <text:p>0,13</text:p>
          </table:table-cell>
          <table:table-cell office:value-type="float" office:value="0.00000295">
            <text:p>2,95E-006</text:p>
          </table:table-cell>
          <table:table-cell table:formula="of:=[.M116]*[.N116]" office:value-type="float" office:value="0.0000003835">
            <text:p>3,84E-007</text:p>
          </table:table-cell>
          <table:table-cell office:value-type="float" office:value="0.13">
            <text:p>0,13</text:p>
          </table:table-cell>
          <table:table-cell office:value-type="float" office:value="0.00000295">
            <text:p>2,95E-006</text:p>
          </table:table-cell>
          <table:table-cell table:formula="of:=[.P116]*[.Q116]" office:value-type="float" office:value="0.0000003835">
            <text:p>3,84E-007</text:p>
          </table:table-cell>
          <table:table-cell office:value-type="float" office:value="0.13">
            <text:p>0,13</text:p>
          </table:table-cell>
          <table:table-cell office:value-type="float" office:value="0.00000435">
            <text:p>4,35E-006</text:p>
          </table:table-cell>
          <table:table-cell table:formula="of:=[.S116]*[.T116]" office:value-type="float" office:value="0.0000005655">
            <text:p>5,66E-007</text:p>
          </table:table-cell>
          <table:table-cell office:value-type="float" office:value="0.13">
            <text:p>0,13</text:p>
          </table:table-cell>
          <table:table-cell office:value-type="float" office:value="-0.0018">
            <text:p>-1,80E-003</text:p>
          </table:table-cell>
          <table:table-cell table:formula="of:=[.V116]*[.W116]" office:value-type="float" office:value="-0.000234">
            <text:p>-2,34E-004</text:p>
          </table:table-cell>
          <table:table-cell office:value-type="float" office:value="0.13">
            <text:p>0,13</text:p>
          </table:table-cell>
          <table:table-cell office:value-type="float" office:value="0.0000103">
            <text:p>1,03E-005</text:p>
          </table:table-cell>
          <table:table-cell table:formula="of:=[.Y116]*[.Z116]" office:value-type="float" office:value="0.000001339">
            <text:p>1,34E-006</text:p>
          </table:table-cell>
          <table:table-cell office:value-type="float" office:value="0.13">
            <text:p>0,13</text:p>
          </table:table-cell>
          <table:table-cell office:value-type="float" office:value="-0.00467">
            <text:p>-4,67E-003</text:p>
          </table:table-cell>
          <table:table-cell table:formula="of:=[.AB116]*[.AC116]" office:value-type="float" office:value="-0.0006071">
            <text:p>-0,0006071</text:p>
          </table:table-cell>
        </table:table-row>
        <table:table-row table:style-name="ro1">
          <table:table-cell office:value-type="float" office:value="0.14">
            <text:p>0,14</text:p>
          </table:table-cell>
          <table:table-cell office:value-type="float" office:value="0.0000219">
            <text:p>2,19E-005</text:p>
          </table:table-cell>
          <table:table-cell table:formula="of:=[.A117]*[.B117]" office:value-type="float" office:value="0.000003066">
            <text:p>3,07E-006</text:p>
          </table:table-cell>
          <table:table-cell office:value-type="float" office:value="0.14">
            <text:p>0,14</text:p>
          </table:table-cell>
          <table:table-cell office:value-type="float" office:value="-0.00159">
            <text:p>-1,59E-003</text:p>
          </table:table-cell>
          <table:table-cell table:formula="of:=[.D117]*[.E117]" office:value-type="float" office:value="-0.0002226">
            <text:p>-2,23E-004</text:p>
          </table:table-cell>
          <table:table-cell office:value-type="float" office:value="0.14">
            <text:p>0,14</text:p>
          </table:table-cell>
          <table:table-cell office:value-type="float" office:value="0.0000194">
            <text:p>1,94E-005</text:p>
          </table:table-cell>
          <table:table-cell table:formula="of:=[.G117]*[.H117]" office:value-type="float" office:value="0.000002716">
            <text:p>2,72E-006</text:p>
          </table:table-cell>
          <table:table-cell office:value-type="float" office:value="0.14">
            <text:p>0,14</text:p>
          </table:table-cell>
          <table:table-cell office:value-type="float" office:value="-0.00616">
            <text:p>-6,16E-003</text:p>
          </table:table-cell>
          <table:table-cell table:formula="of:=[.J117]*[.K117]" office:value-type="float" office:value="-0.0008624">
            <text:p>-8,62E-004</text:p>
          </table:table-cell>
          <table:table-cell office:value-type="float" office:value="0.14">
            <text:p>0,14</text:p>
          </table:table-cell>
          <table:table-cell office:value-type="float" office:value="0.0000032">
            <text:p>3,20E-006</text:p>
          </table:table-cell>
          <table:table-cell table:formula="of:=[.M117]*[.N117]" office:value-type="float" office:value="0.000000448">
            <text:p>4,48E-007</text:p>
          </table:table-cell>
          <table:table-cell office:value-type="float" office:value="0.14">
            <text:p>0,14</text:p>
          </table:table-cell>
          <table:table-cell office:value-type="float" office:value="0.00000321">
            <text:p>3,21E-006</text:p>
          </table:table-cell>
          <table:table-cell table:formula="of:=[.P117]*[.Q117]" office:value-type="float" office:value="0.0000004494">
            <text:p>4,49E-007</text:p>
          </table:table-cell>
          <table:table-cell office:value-type="float" office:value="0.14">
            <text:p>0,14</text:p>
          </table:table-cell>
          <table:table-cell office:value-type="float" office:value="0.00000495">
            <text:p>4,95E-006</text:p>
          </table:table-cell>
          <table:table-cell table:formula="of:=[.S117]*[.T117]" office:value-type="float" office:value="0.000000693">
            <text:p>6,93E-007</text:p>
          </table:table-cell>
          <table:table-cell office:value-type="float" office:value="0.14">
            <text:p>0,14</text:p>
          </table:table-cell>
          <table:table-cell office:value-type="float" office:value="-0.00179">
            <text:p>-1,79E-003</text:p>
          </table:table-cell>
          <table:table-cell table:formula="of:=[.V117]*[.W117]" office:value-type="float" office:value="-0.0002506">
            <text:p>-2,51E-004</text:p>
          </table:table-cell>
          <table:table-cell office:value-type="float" office:value="0.14">
            <text:p>0,14</text:p>
          </table:table-cell>
          <table:table-cell office:value-type="float" office:value="0.0000121">
            <text:p>1,21E-005</text:p>
          </table:table-cell>
          <table:table-cell table:formula="of:=[.Y117]*[.Z117]" office:value-type="float" office:value="0.000001694">
            <text:p>1,69E-006</text:p>
          </table:table-cell>
          <table:table-cell office:value-type="float" office:value="0.14">
            <text:p>0,14</text:p>
          </table:table-cell>
          <table:table-cell office:value-type="float" office:value="-0.00463">
            <text:p>-4,63E-003</text:p>
          </table:table-cell>
          <table:table-cell table:formula="of:=[.AB117]*[.AC117]" office:value-type="float" office:value="-0.0006482">
            <text:p>-0,0006482</text:p>
          </table:table-cell>
        </table:table-row>
        <table:table-row table:style-name="ro1">
          <table:table-cell office:value-type="float" office:value="0.15">
            <text:p>0,15</text:p>
          </table:table-cell>
          <table:table-cell office:value-type="float" office:value="0.000026">
            <text:p>2,60E-005</text:p>
          </table:table-cell>
          <table:table-cell table:formula="of:=[.A118]*[.B118]" office:value-type="float" office:value="0.0000039">
            <text:p>3,90E-006</text:p>
          </table:table-cell>
          <table:table-cell office:value-type="float" office:value="0.15">
            <text:p>0,15</text:p>
          </table:table-cell>
          <table:table-cell office:value-type="float" office:value="-0.00152">
            <text:p>-1,52E-003</text:p>
          </table:table-cell>
          <table:table-cell table:formula="of:=[.D118]*[.E118]" office:value-type="float" office:value="-0.000228">
            <text:p>-2,28E-004</text:p>
          </table:table-cell>
          <table:table-cell office:value-type="float" office:value="0.15">
            <text:p>0,15</text:p>
          </table:table-cell>
          <table:table-cell office:value-type="float" office:value="0.0000219">
            <text:p>2,19E-005</text:p>
          </table:table-cell>
          <table:table-cell table:formula="of:=[.G118]*[.H118]" office:value-type="float" office:value="0.000003285">
            <text:p>3,29E-006</text:p>
          </table:table-cell>
          <table:table-cell office:value-type="float" office:value="0.15">
            <text:p>0,15</text:p>
          </table:table-cell>
          <table:table-cell office:value-type="float" office:value="-0.0061">
            <text:p>-6,10E-003</text:p>
          </table:table-cell>
          <table:table-cell table:formula="of:=[.J118]*[.K118]" office:value-type="float" office:value="-0.000915">
            <text:p>-9,15E-004</text:p>
          </table:table-cell>
          <table:table-cell office:value-type="float" office:value="0.15">
            <text:p>0,15</text:p>
          </table:table-cell>
          <table:table-cell office:value-type="float" office:value="0.00000347">
            <text:p>3,47E-006</text:p>
          </table:table-cell>
          <table:table-cell table:formula="of:=[.M118]*[.N118]" office:value-type="float" office:value="0.0000005205">
            <text:p>5,21E-007</text:p>
          </table:table-cell>
          <table:table-cell office:value-type="float" office:value="0.15">
            <text:p>0,15</text:p>
          </table:table-cell>
          <table:table-cell office:value-type="float" office:value="0.00000349">
            <text:p>3,49E-006</text:p>
          </table:table-cell>
          <table:table-cell table:formula="of:=[.P118]*[.Q118]" office:value-type="float" office:value="0.0000005235">
            <text:p>5,24E-007</text:p>
          </table:table-cell>
          <table:table-cell office:value-type="float" office:value="0.15">
            <text:p>0,15</text:p>
          </table:table-cell>
          <table:table-cell office:value-type="float" office:value="0.0000056">
            <text:p>5,60E-006</text:p>
          </table:table-cell>
          <table:table-cell table:formula="of:=[.S118]*[.T118]" office:value-type="float" office:value="0.00000084">
            <text:p>8,40E-007</text:p>
          </table:table-cell>
          <table:table-cell office:value-type="float" office:value="0.15">
            <text:p>0,15</text:p>
          </table:table-cell>
          <table:table-cell office:value-type="float" office:value="-0.00177">
            <text:p>-1,77E-003</text:p>
          </table:table-cell>
          <table:table-cell table:formula="of:=[.V118]*[.W118]" office:value-type="float" office:value="-0.0002655">
            <text:p>-2,66E-004</text:p>
          </table:table-cell>
          <table:table-cell office:value-type="float" office:value="0.15">
            <text:p>0,15</text:p>
          </table:table-cell>
          <table:table-cell office:value-type="float" office:value="0.000014">
            <text:p>1,40E-005</text:p>
          </table:table-cell>
          <table:table-cell table:formula="of:=[.Y118]*[.Z118]" office:value-type="float" office:value="0.0000021">
            <text:p>2,10E-006</text:p>
          </table:table-cell>
          <table:table-cell office:value-type="float" office:value="0.15">
            <text:p>0,15</text:p>
          </table:table-cell>
          <table:table-cell office:value-type="float" office:value="-0.00458">
            <text:p>-4,58E-003</text:p>
          </table:table-cell>
          <table:table-cell table:formula="of:=[.AB118]*[.AC118]" office:value-type="float" office:value="-0.000687">
            <text:p>-0,000687</text:p>
          </table:table-cell>
        </table:table-row>
        <table:table-row table:style-name="ro1">
          <table:table-cell office:value-type="float" office:value="0.16">
            <text:p>0,16</text:p>
          </table:table-cell>
          <table:table-cell office:value-type="float" office:value="0.0000308">
            <text:p>3,08E-005</text:p>
          </table:table-cell>
          <table:table-cell table:formula="of:=[.A119]*[.B119]" office:value-type="float" office:value="0.000004928">
            <text:p>4,93E-006</text:p>
          </table:table-cell>
          <table:table-cell office:value-type="float" office:value="0.16">
            <text:p>0,16</text:p>
          </table:table-cell>
          <table:table-cell office:value-type="float" office:value="-0.00145">
            <text:p>-1,45E-003</text:p>
          </table:table-cell>
          <table:table-cell table:formula="of:=[.D119]*[.E119]" office:value-type="float" office:value="-0.000232">
            <text:p>-2,32E-004</text:p>
          </table:table-cell>
          <table:table-cell office:value-type="float" office:value="0.16">
            <text:p>0,16</text:p>
          </table:table-cell>
          <table:table-cell office:value-type="float" office:value="0.0000247">
            <text:p>2,47E-005</text:p>
          </table:table-cell>
          <table:table-cell table:formula="of:=[.G119]*[.H119]" office:value-type="float" office:value="0.000003952">
            <text:p>3,95E-006</text:p>
          </table:table-cell>
          <table:table-cell office:value-type="float" office:value="0.16">
            <text:p>0,16</text:p>
          </table:table-cell>
          <table:table-cell office:value-type="float" office:value="-0.00603">
            <text:p>-6,03E-003</text:p>
          </table:table-cell>
          <table:table-cell table:formula="of:=[.J119]*[.K119]" office:value-type="float" office:value="-0.0009648">
            <text:p>-9,65E-004</text:p>
          </table:table-cell>
          <table:table-cell office:value-type="float" office:value="0.16">
            <text:p>0,16</text:p>
          </table:table-cell>
          <table:table-cell office:value-type="float" office:value="0.00000373">
            <text:p>3,73E-006</text:p>
          </table:table-cell>
          <table:table-cell table:formula="of:=[.M119]*[.N119]" office:value-type="float" office:value="0.0000005968">
            <text:p>5,97E-007</text:p>
          </table:table-cell>
          <table:table-cell office:value-type="float" office:value="0.16">
            <text:p>0,16</text:p>
          </table:table-cell>
          <table:table-cell office:value-type="float" office:value="0.00000376">
            <text:p>3,76E-006</text:p>
          </table:table-cell>
          <table:table-cell table:formula="of:=[.P119]*[.Q119]" office:value-type="float" office:value="0.0000006016">
            <text:p>6,02E-007</text:p>
          </table:table-cell>
          <table:table-cell office:value-type="float" office:value="0.16">
            <text:p>0,16</text:p>
          </table:table-cell>
          <table:table-cell office:value-type="float" office:value="0.0000063">
            <text:p>6,30E-006</text:p>
          </table:table-cell>
          <table:table-cell table:formula="of:=[.S119]*[.T119]" office:value-type="float" office:value="0.000001008">
            <text:p>1,01E-006</text:p>
          </table:table-cell>
          <table:table-cell office:value-type="float" office:value="0.16">
            <text:p>0,16</text:p>
          </table:table-cell>
          <table:table-cell office:value-type="float" office:value="-0.00176">
            <text:p>-1,76E-003</text:p>
          </table:table-cell>
          <table:table-cell table:formula="of:=[.V119]*[.W119]" office:value-type="float" office:value="-0.0002816">
            <text:p>-2,82E-004</text:p>
          </table:table-cell>
          <table:table-cell office:value-type="float" office:value="0.16">
            <text:p>0,16</text:p>
          </table:table-cell>
          <table:table-cell office:value-type="float" office:value="0.0000163">
            <text:p>1,63E-005</text:p>
          </table:table-cell>
          <table:table-cell table:formula="of:=[.Y119]*[.Z119]" office:value-type="float" office:value="0.000002608">
            <text:p>2,61E-006</text:p>
          </table:table-cell>
          <table:table-cell office:value-type="float" office:value="0.16">
            <text:p>0,16</text:p>
          </table:table-cell>
          <table:table-cell office:value-type="float" office:value="-0.00452">
            <text:p>-4,52E-003</text:p>
          </table:table-cell>
          <table:table-cell table:formula="of:=[.AB119]*[.AC119]" office:value-type="float" office:value="-0.0007232">
            <text:p>-0,0007232</text:p>
          </table:table-cell>
        </table:table-row>
        <table:table-row table:style-name="ro1">
          <table:table-cell office:value-type="float" office:value="0.17">
            <text:p>0,17</text:p>
          </table:table-cell>
          <table:table-cell office:value-type="float" office:value="0.0000364">
            <text:p>3,64E-005</text:p>
          </table:table-cell>
          <table:table-cell table:formula="of:=[.A120]*[.B120]" office:value-type="float" office:value="0.000006188">
            <text:p>6,19E-006</text:p>
          </table:table-cell>
          <table:table-cell office:value-type="float" office:value="0.17">
            <text:p>0,17</text:p>
          </table:table-cell>
          <table:table-cell office:value-type="float" office:value="-0.00137">
            <text:p>-1,37E-003</text:p>
          </table:table-cell>
          <table:table-cell table:formula="of:=[.D120]*[.E120]" office:value-type="float" office:value="-0.0002329">
            <text:p>-2,33E-004</text:p>
          </table:table-cell>
          <table:table-cell office:value-type="float" office:value="0.17">
            <text:p>0,17</text:p>
          </table:table-cell>
          <table:table-cell office:value-type="float" office:value="0.0000276">
            <text:p>2,76E-005</text:p>
          </table:table-cell>
          <table:table-cell table:formula="of:=[.G120]*[.H120]" office:value-type="float" office:value="0.000004692">
            <text:p>4,69E-006</text:p>
          </table:table-cell>
          <table:table-cell office:value-type="float" office:value="0.17">
            <text:p>0,17</text:p>
          </table:table-cell>
          <table:table-cell office:value-type="float" office:value="-0.00596">
            <text:p>-5,96E-003</text:p>
          </table:table-cell>
          <table:table-cell table:formula="of:=[.J120]*[.K120]" office:value-type="float" office:value="-0.0010132">
            <text:p>-1,01E-003</text:p>
          </table:table-cell>
          <table:table-cell office:value-type="float" office:value="0.17">
            <text:p>0,17</text:p>
          </table:table-cell>
          <table:table-cell office:value-type="float" office:value="0.000004">
            <text:p>4,00E-006</text:p>
          </table:table-cell>
          <table:table-cell table:formula="of:=[.M120]*[.N120]" office:value-type="float" office:value="0.00000068">
            <text:p>6,80E-007</text:p>
          </table:table-cell>
          <table:table-cell office:value-type="float" office:value="0.17">
            <text:p>0,17</text:p>
          </table:table-cell>
          <table:table-cell office:value-type="float" office:value="0.00000404">
            <text:p>4,04E-006</text:p>
          </table:table-cell>
          <table:table-cell table:formula="of:=[.P120]*[.Q120]" office:value-type="float" office:value="0.0000006868">
            <text:p>6,87E-007</text:p>
          </table:table-cell>
          <table:table-cell office:value-type="float" office:value="0.17">
            <text:p>0,17</text:p>
          </table:table-cell>
          <table:table-cell office:value-type="float" office:value="0.00000706">
            <text:p>7,06E-006</text:p>
          </table:table-cell>
          <table:table-cell table:formula="of:=[.S120]*[.T120]" office:value-type="float" office:value="0.0000012002">
            <text:p>1,20E-006</text:p>
          </table:table-cell>
          <table:table-cell office:value-type="float" office:value="0.17">
            <text:p>0,17</text:p>
          </table:table-cell>
          <table:table-cell office:value-type="float" office:value="-0.00174">
            <text:p>-1,74E-003</text:p>
          </table:table-cell>
          <table:table-cell table:formula="of:=[.V120]*[.W120]" office:value-type="float" office:value="-0.0002958">
            <text:p>-2,96E-004</text:p>
          </table:table-cell>
          <table:table-cell office:value-type="float" office:value="0.17">
            <text:p>0,17</text:p>
          </table:table-cell>
          <table:table-cell office:value-type="float" office:value="0.0000187">
            <text:p>1,87E-005</text:p>
          </table:table-cell>
          <table:table-cell table:formula="of:=[.Y120]*[.Z120]" office:value-type="float" office:value="0.000003179">
            <text:p>3,18E-006</text:p>
          </table:table-cell>
          <table:table-cell office:value-type="float" office:value="0.17">
            <text:p>0,17</text:p>
          </table:table-cell>
          <table:table-cell office:value-type="float" office:value="-0.00447">
            <text:p>-4,47E-003</text:p>
          </table:table-cell>
          <table:table-cell table:formula="of:=[.AB120]*[.AC120]" office:value-type="float" office:value="-0.0007599">
            <text:p>-0,0007599</text:p>
          </table:table-cell>
        </table:table-row>
        <table:table-row table:style-name="ro1">
          <table:table-cell office:value-type="float" office:value="0.18">
            <text:p>0,18</text:p>
          </table:table-cell>
          <table:table-cell office:value-type="float" office:value="0.0000429">
            <text:p>4,29E-005</text:p>
          </table:table-cell>
          <table:table-cell table:formula="of:=[.A121]*[.B121]" office:value-type="float" office:value="0.000007722">
            <text:p>7,72E-006</text:p>
          </table:table-cell>
          <table:table-cell office:value-type="float" office:value="0.18">
            <text:p>0,18</text:p>
          </table:table-cell>
          <table:table-cell office:value-type="float" office:value="-0.00129">
            <text:p>-1,29E-003</text:p>
          </table:table-cell>
          <table:table-cell table:formula="of:=[.D121]*[.E121]" office:value-type="float" office:value="-0.0002322">
            <text:p>-2,32E-004</text:p>
          </table:table-cell>
          <table:table-cell office:value-type="float" office:value="0.18">
            <text:p>0,18</text:p>
          </table:table-cell>
          <table:table-cell office:value-type="float" office:value="0.0000308">
            <text:p>3,08E-005</text:p>
          </table:table-cell>
          <table:table-cell table:formula="of:=[.G121]*[.H121]" office:value-type="float" office:value="0.000005544">
            <text:p>5,54E-006</text:p>
          </table:table-cell>
          <table:table-cell office:value-type="float" office:value="0.18">
            <text:p>0,18</text:p>
          </table:table-cell>
          <table:table-cell office:value-type="float" office:value="-0.00588">
            <text:p>-5,88E-003</text:p>
          </table:table-cell>
          <table:table-cell table:formula="of:=[.J121]*[.K121]" office:value-type="float" office:value="-0.0010584">
            <text:p>-1,06E-003</text:p>
          </table:table-cell>
          <table:table-cell office:value-type="float" office:value="0.18">
            <text:p>0,18</text:p>
          </table:table-cell>
          <table:table-cell office:value-type="float" office:value="0.00000428">
            <text:p>4,28E-006</text:p>
          </table:table-cell>
          <table:table-cell table:formula="of:=[.M121]*[.N121]" office:value-type="float" office:value="0.0000007704">
            <text:p>7,70E-007</text:p>
          </table:table-cell>
          <table:table-cell office:value-type="float" office:value="0.18">
            <text:p>0,18</text:p>
          </table:table-cell>
          <table:table-cell office:value-type="float" office:value="0.00000432">
            <text:p>4,32E-006</text:p>
          </table:table-cell>
          <table:table-cell table:formula="of:=[.P121]*[.Q121]" office:value-type="float" office:value="0.0000007776">
            <text:p>7,78E-007</text:p>
          </table:table-cell>
          <table:table-cell office:value-type="float" office:value="0.18">
            <text:p>0,18</text:p>
          </table:table-cell>
          <table:table-cell office:value-type="float" office:value="0.00000788">
            <text:p>7,88E-006</text:p>
          </table:table-cell>
          <table:table-cell table:formula="of:=[.S121]*[.T121]" office:value-type="float" office:value="0.0000014184">
            <text:p>1,42E-006</text:p>
          </table:table-cell>
          <table:table-cell office:value-type="float" office:value="0.18">
            <text:p>0,18</text:p>
          </table:table-cell>
          <table:table-cell office:value-type="float" office:value="-0.00172">
            <text:p>-1,72E-003</text:p>
          </table:table-cell>
          <table:table-cell table:formula="of:=[.V121]*[.W121]" office:value-type="float" office:value="-0.0003096">
            <text:p>-3,10E-004</text:p>
          </table:table-cell>
          <table:table-cell office:value-type="float" office:value="0.18">
            <text:p>0,18</text:p>
          </table:table-cell>
          <table:table-cell office:value-type="float" office:value="0.0000214">
            <text:p>2,14E-005</text:p>
          </table:table-cell>
          <table:table-cell table:formula="of:=[.Y121]*[.Z121]" office:value-type="float" office:value="0.000003852">
            <text:p>3,85E-006</text:p>
          </table:table-cell>
          <table:table-cell office:value-type="float" office:value="0.18">
            <text:p>0,18</text:p>
          </table:table-cell>
          <table:table-cell office:value-type="float" office:value="-0.00441">
            <text:p>-4,41E-003</text:p>
          </table:table-cell>
          <table:table-cell table:formula="of:=[.AB121]*[.AC121]" office:value-type="float" office:value="-0.0007938">
            <text:p>-0,0007938</text:p>
          </table:table-cell>
        </table:table-row>
        <table:table-row table:style-name="ro1">
          <table:table-cell office:value-type="float" office:value="0.19">
            <text:p>0,19</text:p>
          </table:table-cell>
          <table:table-cell office:value-type="float" office:value="0.0000504">
            <text:p>5,04E-005</text:p>
          </table:table-cell>
          <table:table-cell table:formula="of:=[.A122]*[.B122]" office:value-type="float" office:value="0.000009576">
            <text:p>9,58E-006</text:p>
          </table:table-cell>
          <table:table-cell office:value-type="float" office:value="0.19">
            <text:p>0,19</text:p>
          </table:table-cell>
          <table:table-cell office:value-type="float" office:value="-0.0012">
            <text:p>-1,20E-003</text:p>
          </table:table-cell>
          <table:table-cell table:formula="of:=[.D122]*[.E122]" office:value-type="float" office:value="-0.000228">
            <text:p>-2,28E-004</text:p>
          </table:table-cell>
          <table:table-cell office:value-type="float" office:value="0.19">
            <text:p>0,19</text:p>
          </table:table-cell>
          <table:table-cell office:value-type="float" office:value="0.0000343">
            <text:p>3,43E-005</text:p>
          </table:table-cell>
          <table:table-cell table:formula="of:=[.G122]*[.H122]" office:value-type="float" office:value="0.000006517">
            <text:p>6,52E-006</text:p>
          </table:table-cell>
          <table:table-cell office:value-type="float" office:value="0.19">
            <text:p>0,19</text:p>
          </table:table-cell>
          <table:table-cell office:value-type="float" office:value="-0.0058">
            <text:p>-5,80E-003</text:p>
          </table:table-cell>
          <table:table-cell table:formula="of:=[.J122]*[.K122]" office:value-type="float" office:value="-0.001102">
            <text:p>-1,10E-003</text:p>
          </table:table-cell>
          <table:table-cell office:value-type="float" office:value="0.19">
            <text:p>0,19</text:p>
          </table:table-cell>
          <table:table-cell office:value-type="float" office:value="0.00000456">
            <text:p>4,56E-006</text:p>
          </table:table-cell>
          <table:table-cell table:formula="of:=[.M122]*[.N122]" office:value-type="float" office:value="0.0000008664">
            <text:p>8,66E-007</text:p>
          </table:table-cell>
          <table:table-cell office:value-type="float" office:value="0.19">
            <text:p>0,19</text:p>
          </table:table-cell>
          <table:table-cell office:value-type="float" office:value="0.00000461">
            <text:p>4,61E-006</text:p>
          </table:table-cell>
          <table:table-cell table:formula="of:=[.P122]*[.Q122]" office:value-type="float" office:value="0.0000008759">
            <text:p>8,76E-007</text:p>
          </table:table-cell>
          <table:table-cell office:value-type="float" office:value="0.19">
            <text:p>0,19</text:p>
          </table:table-cell>
          <table:table-cell office:value-type="float" office:value="0.00000875">
            <text:p>8,75E-006</text:p>
          </table:table-cell>
          <table:table-cell table:formula="of:=[.S122]*[.T122]" office:value-type="float" office:value="0.0000016625">
            <text:p>1,66E-006</text:p>
          </table:table-cell>
          <table:table-cell office:value-type="float" office:value="0.19">
            <text:p>0,19</text:p>
          </table:table-cell>
          <table:table-cell office:value-type="float" office:value="-0.0017">
            <text:p>-1,70E-003</text:p>
          </table:table-cell>
          <table:table-cell table:formula="of:=[.V122]*[.W122]" office:value-type="float" office:value="-0.000323">
            <text:p>-3,23E-004</text:p>
          </table:table-cell>
          <table:table-cell office:value-type="float" office:value="0.19">
            <text:p>0,19</text:p>
          </table:table-cell>
          <table:table-cell office:value-type="float" office:value="0.0000244">
            <text:p>2,44E-005</text:p>
          </table:table-cell>
          <table:table-cell table:formula="of:=[.Y122]*[.Z122]" office:value-type="float" office:value="0.000004636">
            <text:p>4,64E-006</text:p>
          </table:table-cell>
          <table:table-cell office:value-type="float" office:value="0.19">
            <text:p>0,19</text:p>
          </table:table-cell>
          <table:table-cell office:value-type="float" office:value="-0.00436">
            <text:p>-4,36E-003</text:p>
          </table:table-cell>
          <table:table-cell table:formula="of:=[.AB122]*[.AC122]" office:value-type="float" office:value="-0.0008284">
            <text:p>-0,0008284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0000592">
            <text:p>5,92E-005</text:p>
          </table:table-cell>
          <table:table-cell table:formula="of:=[.A123]*[.B123]" office:value-type="float" office:value="0.00001184">
            <text:p>1,18E-005</text:p>
          </table:table-cell>
          <table:table-cell office:value-type="float" office:value="0.2">
            <text:p>0,2</text:p>
          </table:table-cell>
          <table:table-cell office:value-type="float" office:value="-0.0011">
            <text:p>-1,10E-003</text:p>
          </table:table-cell>
          <table:table-cell table:formula="of:=[.D123]*[.E123]" office:value-type="float" office:value="-0.00022">
            <text:p>-2,20E-004</text:p>
          </table:table-cell>
          <table:table-cell office:value-type="float" office:value="0.2">
            <text:p>0,2</text:p>
          </table:table-cell>
          <table:table-cell office:value-type="float" office:value="0.000038">
            <text:p>3,80E-005</text:p>
          </table:table-cell>
          <table:table-cell table:formula="of:=[.G123]*[.H123]" office:value-type="float" office:value="0.0000076">
            <text:p>7,60E-006</text:p>
          </table:table-cell>
          <table:table-cell office:value-type="float" office:value="0.2">
            <text:p>0,2</text:p>
          </table:table-cell>
          <table:table-cell office:value-type="float" office:value="-0.00572">
            <text:p>-5,72E-003</text:p>
          </table:table-cell>
          <table:table-cell table:formula="of:=[.J123]*[.K123]" office:value-type="float" office:value="-0.001144">
            <text:p>-1,14E-003</text:p>
          </table:table-cell>
          <table:table-cell office:value-type="float" office:value="0.2">
            <text:p>0,2</text:p>
          </table:table-cell>
          <table:table-cell office:value-type="float" office:value="0.00000485">
            <text:p>4,85E-006</text:p>
          </table:table-cell>
          <table:table-cell table:formula="of:=[.M123]*[.N123]" office:value-type="float" office:value="0.00000097">
            <text:p>9,70E-007</text:p>
          </table:table-cell>
          <table:table-cell office:value-type="float" office:value="0.2">
            <text:p>0,2</text:p>
          </table:table-cell>
          <table:table-cell office:value-type="float" office:value="0.00000492">
            <text:p>4,92E-006</text:p>
          </table:table-cell>
          <table:table-cell table:formula="of:=[.P123]*[.Q123]" office:value-type="float" office:value="0.000000984">
            <text:p>9,84E-007</text:p>
          </table:table-cell>
          <table:table-cell office:value-type="float" office:value="0.2">
            <text:p>0,2</text:p>
          </table:table-cell>
          <table:table-cell office:value-type="float" office:value="0.00000968">
            <text:p>9,68E-006</text:p>
          </table:table-cell>
          <table:table-cell table:formula="of:=[.S123]*[.T123]" office:value-type="float" office:value="0.000001936">
            <text:p>1,94E-006</text:p>
          </table:table-cell>
          <table:table-cell office:value-type="float" office:value="0.2">
            <text:p>0,2</text:p>
          </table:table-cell>
          <table:table-cell office:value-type="float" office:value="-0.00168">
            <text:p>-1,68E-003</text:p>
          </table:table-cell>
          <table:table-cell table:formula="of:=[.V123]*[.W123]" office:value-type="float" office:value="-0.000336">
            <text:p>-3,36E-004</text:p>
          </table:table-cell>
          <table:table-cell office:value-type="float" office:value="0.2">
            <text:p>0,2</text:p>
          </table:table-cell>
          <table:table-cell office:value-type="float" office:value="0.0000276">
            <text:p>2,76E-005</text:p>
          </table:table-cell>
          <table:table-cell table:formula="of:=[.Y123]*[.Z123]" office:value-type="float" office:value="0.00000552">
            <text:p>5,52E-006</text:p>
          </table:table-cell>
          <table:table-cell office:value-type="float" office:value="0.2">
            <text:p>0,2</text:p>
          </table:table-cell>
          <table:table-cell office:value-type="float" office:value="-0.00429">
            <text:p>-4,29E-003</text:p>
          </table:table-cell>
          <table:table-cell table:formula="of:=[.AB123]*[.AC123]" office:value-type="float" office:value="-0.000858">
            <text:p>-0,000858</text:p>
          </table:table-cell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0000693">
            <text:p>6,93E-005</text:p>
          </table:table-cell>
          <table:table-cell table:formula="of:=[.A124]*[.B124]" office:value-type="float" office:value="0.000014553">
            <text:p>1,46E-005</text:p>
          </table:table-cell>
          <table:table-cell office:value-type="float" office:value="0.21">
            <text:p>0,21</text:p>
          </table:table-cell>
          <table:table-cell office:value-type="float" office:value="-0.000996">
            <text:p>-9,96E-004</text:p>
          </table:table-cell>
          <table:table-cell table:formula="of:=[.D124]*[.E124]" office:value-type="float" office:value="-0.00020916">
            <text:p>-2,09E-004</text:p>
          </table:table-cell>
          <table:table-cell office:value-type="float" office:value="0.21">
            <text:p>0,21</text:p>
          </table:table-cell>
          <table:table-cell office:value-type="float" office:value="0.0000421">
            <text:p>4,21E-005</text:p>
          </table:table-cell>
          <table:table-cell table:formula="of:=[.G124]*[.H124]" office:value-type="float" office:value="0.000008841">
            <text:p>8,84E-006</text:p>
          </table:table-cell>
          <table:table-cell office:value-type="float" office:value="0.21">
            <text:p>0,21</text:p>
          </table:table-cell>
          <table:table-cell office:value-type="float" office:value="-0.00561">
            <text:p>-5,61E-003</text:p>
          </table:table-cell>
          <table:table-cell table:formula="of:=[.J124]*[.K124]" office:value-type="float" office:value="-0.0011781">
            <text:p>-1,18E-003</text:p>
          </table:table-cell>
          <table:table-cell office:value-type="float" office:value="0.21">
            <text:p>0,21</text:p>
          </table:table-cell>
          <table:table-cell office:value-type="float" office:value="0.00000514">
            <text:p>5,14E-006</text:p>
          </table:table-cell>
          <table:table-cell table:formula="of:=[.M124]*[.N124]" office:value-type="float" office:value="0.0000010794">
            <text:p>1,08E-006</text:p>
          </table:table-cell>
          <table:table-cell office:value-type="float" office:value="0.21">
            <text:p>0,21</text:p>
          </table:table-cell>
          <table:table-cell office:value-type="float" office:value="0.00000522">
            <text:p>5,22E-006</text:p>
          </table:table-cell>
          <table:table-cell table:formula="of:=[.P124]*[.Q124]" office:value-type="float" office:value="0.0000010962">
            <text:p>1,10E-006</text:p>
          </table:table-cell>
          <table:table-cell office:value-type="float" office:value="0.21">
            <text:p>0,21</text:p>
          </table:table-cell>
          <table:table-cell office:value-type="float" office:value="0.0000107">
            <text:p>1,07E-005</text:p>
          </table:table-cell>
          <table:table-cell table:formula="of:=[.S124]*[.T124]" office:value-type="float" office:value="0.000002247">
            <text:p>2,25E-006</text:p>
          </table:table-cell>
          <table:table-cell office:value-type="float" office:value="0.21">
            <text:p>0,21</text:p>
          </table:table-cell>
          <table:table-cell office:value-type="float" office:value="-0.00166">
            <text:p>-1,66E-003</text:p>
          </table:table-cell>
          <table:table-cell table:formula="of:=[.V124]*[.W124]" office:value-type="float" office:value="-0.0003486">
            <text:p>-3,49E-004</text:p>
          </table:table-cell>
          <table:table-cell office:value-type="float" office:value="0.21">
            <text:p>0,21</text:p>
          </table:table-cell>
          <table:table-cell office:value-type="float" office:value="0.0000311">
            <text:p>3,11E-005</text:p>
          </table:table-cell>
          <table:table-cell table:formula="of:=[.Y124]*[.Z124]" office:value-type="float" office:value="0.000006531">
            <text:p>6,53E-006</text:p>
          </table:table-cell>
          <table:table-cell office:value-type="float" office:value="0.21">
            <text:p>0,21</text:p>
          </table:table-cell>
          <table:table-cell office:value-type="float" office:value="-0.00422">
            <text:p>-4,22E-003</text:p>
          </table:table-cell>
          <table:table-cell table:formula="of:=[.AB124]*[.AC124]" office:value-type="float" office:value="-0.0008862">
            <text:p>-0,0008862</text:p>
          </table:table-cell>
        </table:table-row>
        <table:table-row table:style-name="ro1">
          <table:table-cell office:value-type="float" office:value="0.22">
            <text:p>0,22</text:p>
          </table:table-cell>
          <table:table-cell office:value-type="float" office:value="0.000081">
            <text:p>8,10E-005</text:p>
          </table:table-cell>
          <table:table-cell table:formula="of:=[.A125]*[.B125]" office:value-type="float" office:value="0.00001782">
            <text:p>1,78E-005</text:p>
          </table:table-cell>
          <table:table-cell office:value-type="float" office:value="0.22">
            <text:p>0,22</text:p>
          </table:table-cell>
          <table:table-cell office:value-type="float" office:value="-0.000883">
            <text:p>-8,83E-004</text:p>
          </table:table-cell>
          <table:table-cell table:formula="of:=[.D125]*[.E125]" office:value-type="float" office:value="-0.00019426">
            <text:p>-1,94E-004</text:p>
          </table:table-cell>
          <table:table-cell office:value-type="float" office:value="0.22">
            <text:p>0,22</text:p>
          </table:table-cell>
          <table:table-cell office:value-type="float" office:value="0.0000464">
            <text:p>4,64E-005</text:p>
          </table:table-cell>
          <table:table-cell table:formula="of:=[.G125]*[.H125]" office:value-type="float" office:value="0.000010208">
            <text:p>1,02E-005</text:p>
          </table:table-cell>
          <table:table-cell office:value-type="float" office:value="0.22">
            <text:p>0,22</text:p>
          </table:table-cell>
          <table:table-cell office:value-type="float" office:value="-0.0055">
            <text:p>-5,50E-003</text:p>
          </table:table-cell>
          <table:table-cell table:formula="of:=[.J125]*[.K125]" office:value-type="float" office:value="-0.00121">
            <text:p>-1,21E-003</text:p>
          </table:table-cell>
          <table:table-cell office:value-type="float" office:value="0.22">
            <text:p>0,22</text:p>
          </table:table-cell>
          <table:table-cell office:value-type="float" office:value="0.00000545">
            <text:p>5,45E-006</text:p>
          </table:table-cell>
          <table:table-cell table:formula="of:=[.M125]*[.N125]" office:value-type="float" office:value="0.000001199">
            <text:p>1,20E-006</text:p>
          </table:table-cell>
          <table:table-cell office:value-type="float" office:value="0.22">
            <text:p>0,22</text:p>
          </table:table-cell>
          <table:table-cell office:value-type="float" office:value="0.00000553">
            <text:p>5,53E-006</text:p>
          </table:table-cell>
          <table:table-cell table:formula="of:=[.P125]*[.Q125]" office:value-type="float" office:value="0.0000012166">
            <text:p>1,22E-006</text:p>
          </table:table-cell>
          <table:table-cell office:value-type="float" office:value="0.22">
            <text:p>0,22</text:p>
          </table:table-cell>
          <table:table-cell office:value-type="float" office:value="0.0000117">
            <text:p>1,17E-005</text:p>
          </table:table-cell>
          <table:table-cell table:formula="of:=[.S125]*[.T125]" office:value-type="float" office:value="0.000002574">
            <text:p>2,57E-006</text:p>
          </table:table-cell>
          <table:table-cell office:value-type="float" office:value="0.22">
            <text:p>0,22</text:p>
          </table:table-cell>
          <table:table-cell office:value-type="float" office:value="-0.00164">
            <text:p>-1,64E-003</text:p>
          </table:table-cell>
          <table:table-cell table:formula="of:=[.V125]*[.W125]" office:value-type="float" office:value="-0.0003608">
            <text:p>-3,61E-004</text:p>
          </table:table-cell>
          <table:table-cell office:value-type="float" office:value="0.22">
            <text:p>0,22</text:p>
          </table:table-cell>
          <table:table-cell office:value-type="float" office:value="0.0000348">
            <text:p>3,48E-005</text:p>
          </table:table-cell>
          <table:table-cell table:formula="of:=[.Y125]*[.Z125]" office:value-type="float" office:value="0.000007656">
            <text:p>7,66E-006</text:p>
          </table:table-cell>
          <table:table-cell office:value-type="float" office:value="0.22">
            <text:p>0,22</text:p>
          </table:table-cell>
          <table:table-cell office:value-type="float" office:value="-0.00414">
            <text:p>-4,14E-003</text:p>
          </table:table-cell>
          <table:table-cell table:formula="of:=[.AB125]*[.AC125]" office:value-type="float" office:value="-0.0009108">
            <text:p>-0,0009108</text:p>
          </table:table-cell>
        </table:table-row>
        <table:table-row table:style-name="ro1">
          <table:table-cell office:value-type="float" office:value="0.23">
            <text:p>0,23</text:p>
          </table:table-cell>
          <table:table-cell office:value-type="float" office:value="0.0000946">
            <text:p>9,46E-005</text:p>
          </table:table-cell>
          <table:table-cell table:formula="of:=[.A126]*[.B126]" office:value-type="float" office:value="0.000021758">
            <text:p>2,18E-005</text:p>
          </table:table-cell>
          <table:table-cell office:value-type="float" office:value="0.23">
            <text:p>0,23</text:p>
          </table:table-cell>
          <table:table-cell office:value-type="float" office:value="-0.000749">
            <text:p>-7,49E-004</text:p>
          </table:table-cell>
          <table:table-cell table:formula="of:=[.D126]*[.E126]" office:value-type="float" office:value="-0.00017227">
            <text:p>-1,72E-004</text:p>
          </table:table-cell>
          <table:table-cell office:value-type="float" office:value="0.23">
            <text:p>0,23</text:p>
          </table:table-cell>
          <table:table-cell office:value-type="float" office:value="0.000051">
            <text:p>5,10E-005</text:p>
          </table:table-cell>
          <table:table-cell table:formula="of:=[.G126]*[.H126]" office:value-type="float" office:value="0.00001173">
            <text:p>1,17E-005</text:p>
          </table:table-cell>
          <table:table-cell office:value-type="float" office:value="0.23">
            <text:p>0,23</text:p>
          </table:table-cell>
          <table:table-cell office:value-type="float" office:value="-0.0054">
            <text:p>-5,40E-003</text:p>
          </table:table-cell>
          <table:table-cell table:formula="of:=[.J126]*[.K126]" office:value-type="float" office:value="-0.001242">
            <text:p>-1,24E-003</text:p>
          </table:table-cell>
          <table:table-cell office:value-type="float" office:value="0.23">
            <text:p>0,23</text:p>
          </table:table-cell>
          <table:table-cell office:value-type="float" office:value="0.00000576">
            <text:p>5,76E-006</text:p>
          </table:table-cell>
          <table:table-cell table:formula="of:=[.M126]*[.N126]" office:value-type="float" office:value="0.0000013248">
            <text:p>1,32E-006</text:p>
          </table:table-cell>
          <table:table-cell office:value-type="float" office:value="0.23">
            <text:p>0,23</text:p>
          </table:table-cell>
          <table:table-cell office:value-type="float" office:value="0.00000585">
            <text:p>5,85E-006</text:p>
          </table:table-cell>
          <table:table-cell table:formula="of:=[.P126]*[.Q126]" office:value-type="float" office:value="0.0000013455">
            <text:p>1,35E-006</text:p>
          </table:table-cell>
          <table:table-cell office:value-type="float" office:value="0.23">
            <text:p>0,23</text:p>
          </table:table-cell>
          <table:table-cell office:value-type="float" office:value="0.0000128">
            <text:p>1,28E-005</text:p>
          </table:table-cell>
          <table:table-cell table:formula="of:=[.S126]*[.T126]" office:value-type="float" office:value="0.000002944">
            <text:p>2,94E-006</text:p>
          </table:table-cell>
          <table:table-cell office:value-type="float" office:value="0.23">
            <text:p>0,23</text:p>
          </table:table-cell>
          <table:table-cell office:value-type="float" office:value="-0.00162">
            <text:p>-1,62E-003</text:p>
          </table:table-cell>
          <table:table-cell table:formula="of:=[.V126]*[.W126]" office:value-type="float" office:value="-0.0003726">
            <text:p>-3,73E-004</text:p>
          </table:table-cell>
          <table:table-cell office:value-type="float" office:value="0.23">
            <text:p>0,23</text:p>
          </table:table-cell>
          <table:table-cell office:value-type="float" office:value="0.0000388">
            <text:p>3,88E-005</text:p>
          </table:table-cell>
          <table:table-cell table:formula="of:=[.Y126]*[.Z126]" office:value-type="float" office:value="0.000008924">
            <text:p>8,92E-006</text:p>
          </table:table-cell>
          <table:table-cell office:value-type="float" office:value="0.23">
            <text:p>0,23</text:p>
          </table:table-cell>
          <table:table-cell office:value-type="float" office:value="-0.00406">
            <text:p>-4,06E-003</text:p>
          </table:table-cell>
          <table:table-cell table:formula="of:=[.AB126]*[.AC126]" office:value-type="float" office:value="-0.0009338">
            <text:p>-0,0009338</text:p>
          </table:table-cell>
        </table:table-row>
        <table:table-row table:style-name="ro1">
          <table:table-cell office:value-type="float" office:value="0.24">
            <text:p>0,24</text:p>
          </table:table-cell>
          <table:table-cell office:value-type="float" office:value="0.00011">
            <text:p>1,10E-004</text:p>
          </table:table-cell>
          <table:table-cell table:formula="of:=[.A127]*[.B127]" office:value-type="float" office:value="0.0000264">
            <text:p>2,64E-005</text:p>
          </table:table-cell>
          <table:table-cell office:value-type="float" office:value="0.24">
            <text:p>0,24</text:p>
          </table:table-cell>
          <table:table-cell office:value-type="float" office:value="-0.000614">
            <text:p>-6,14E-004</text:p>
          </table:table-cell>
          <table:table-cell table:formula="of:=[.D127]*[.E127]" office:value-type="float" office:value="-0.00014736">
            <text:p>-1,47E-004</text:p>
          </table:table-cell>
          <table:table-cell office:value-type="float" office:value="0.24">
            <text:p>0,24</text:p>
          </table:table-cell>
          <table:table-cell office:value-type="float" office:value="0.000056">
            <text:p>5,60E-005</text:p>
          </table:table-cell>
          <table:table-cell table:formula="of:=[.G127]*[.H127]" office:value-type="float" office:value="0.00001344">
            <text:p>1,34E-005</text:p>
          </table:table-cell>
          <table:table-cell office:value-type="float" office:value="0.24">
            <text:p>0,24</text:p>
          </table:table-cell>
          <table:table-cell office:value-type="float" office:value="-0.00529">
            <text:p>-5,29E-003</text:p>
          </table:table-cell>
          <table:table-cell table:formula="of:=[.J127]*[.K127]" office:value-type="float" office:value="-0.0012696">
            <text:p>-1,27E-003</text:p>
          </table:table-cell>
          <table:table-cell office:value-type="float" office:value="0.24">
            <text:p>0,24</text:p>
          </table:table-cell>
          <table:table-cell office:value-type="float" office:value="0.00000608">
            <text:p>6,08E-006</text:p>
          </table:table-cell>
          <table:table-cell table:formula="of:=[.M127]*[.N127]" office:value-type="float" office:value="0.0000014592">
            <text:p>1,46E-006</text:p>
          </table:table-cell>
          <table:table-cell office:value-type="float" office:value="0.24">
            <text:p>0,24</text:p>
          </table:table-cell>
          <table:table-cell office:value-type="float" office:value="0.00000618">
            <text:p>6,18E-006</text:p>
          </table:table-cell>
          <table:table-cell table:formula="of:=[.P127]*[.Q127]" office:value-type="float" office:value="0.0000014832">
            <text:p>1,48E-006</text:p>
          </table:table-cell>
          <table:table-cell office:value-type="float" office:value="0.24">
            <text:p>0,24</text:p>
          </table:table-cell>
          <table:table-cell office:value-type="float" office:value="0.000014">
            <text:p>1,40E-005</text:p>
          </table:table-cell>
          <table:table-cell table:formula="of:=[.S127]*[.T127]" office:value-type="float" office:value="0.00000336">
            <text:p>3,36E-006</text:p>
          </table:table-cell>
          <table:table-cell office:value-type="float" office:value="0.24">
            <text:p>0,24</text:p>
          </table:table-cell>
          <table:table-cell office:value-type="float" office:value="-0.0016">
            <text:p>-1,60E-003</text:p>
          </table:table-cell>
          <table:table-cell table:formula="of:=[.V127]*[.W127]" office:value-type="float" office:value="-0.000384">
            <text:p>-3,84E-004</text:p>
          </table:table-cell>
          <table:table-cell office:value-type="float" office:value="0.24">
            <text:p>0,24</text:p>
          </table:table-cell>
          <table:table-cell office:value-type="float" office:value="0.000043">
            <text:p>4,30E-005</text:p>
          </table:table-cell>
          <table:table-cell table:formula="of:=[.Y127]*[.Z127]" office:value-type="float" office:value="0.00001032">
            <text:p>1,03E-005</text:p>
          </table:table-cell>
          <table:table-cell office:value-type="float" office:value="0.24">
            <text:p>0,24</text:p>
          </table:table-cell>
          <table:table-cell office:value-type="float" office:value="-0.00398">
            <text:p>-3,98E-003</text:p>
          </table:table-cell>
          <table:table-cell table:formula="of:=[.AB127]*[.AC127]" office:value-type="float" office:value="-0.0009552">
            <text:p>-0,0009552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float" office:value="0.000128">
            <text:p>1,28E-004</text:p>
          </table:table-cell>
          <table:table-cell table:formula="of:=[.A128]*[.B128]" office:value-type="float" office:value="0.000032">
            <text:p>3,20E-005</text:p>
          </table:table-cell>
          <table:table-cell office:value-type="float" office:value="0.25">
            <text:p>0,25</text:p>
          </table:table-cell>
          <table:table-cell office:value-type="float" office:value="-0.00047">
            <text:p>-4,70E-004</text:p>
          </table:table-cell>
          <table:table-cell table:formula="of:=[.D128]*[.E128]" office:value-type="float" office:value="-0.0001175">
            <text:p>-1,18E-004</text:p>
          </table:table-cell>
          <table:table-cell office:value-type="float" office:value="0.25">
            <text:p>0,25</text:p>
          </table:table-cell>
          <table:table-cell office:value-type="float" office:value="0.0000616">
            <text:p>6,16E-005</text:p>
          </table:table-cell>
          <table:table-cell table:formula="of:=[.G128]*[.H128]" office:value-type="float" office:value="0.0000154">
            <text:p>1,54E-005</text:p>
          </table:table-cell>
          <table:table-cell office:value-type="float" office:value="0.25">
            <text:p>0,25</text:p>
          </table:table-cell>
          <table:table-cell office:value-type="float" office:value="-0.00516">
            <text:p>-5,16E-003</text:p>
          </table:table-cell>
          <table:table-cell table:formula="of:=[.J128]*[.K128]" office:value-type="float" office:value="-0.00129">
            <text:p>-1,29E-003</text:p>
          </table:table-cell>
          <table:table-cell office:value-type="float" office:value="0.25">
            <text:p>0,25</text:p>
          </table:table-cell>
          <table:table-cell office:value-type="float" office:value="0.0000064">
            <text:p>6,40E-006</text:p>
          </table:table-cell>
          <table:table-cell table:formula="of:=[.M128]*[.N128]" office:value-type="float" office:value="0.0000016">
            <text:p>1,60E-006</text:p>
          </table:table-cell>
          <table:table-cell office:value-type="float" office:value="0.25">
            <text:p>0,25</text:p>
          </table:table-cell>
          <table:table-cell office:value-type="float" office:value="0.00000652">
            <text:p>6,52E-006</text:p>
          </table:table-cell>
          <table:table-cell table:formula="of:=[.P128]*[.Q128]" office:value-type="float" office:value="0.00000163">
            <text:p>1,63E-006</text:p>
          </table:table-cell>
          <table:table-cell office:value-type="float" office:value="0.25">
            <text:p>0,25</text:p>
          </table:table-cell>
          <table:table-cell office:value-type="float" office:value="0.0000152">
            <text:p>1,52E-005</text:p>
          </table:table-cell>
          <table:table-cell table:formula="of:=[.S128]*[.T128]" office:value-type="float" office:value="0.0000038">
            <text:p>3,80E-006</text:p>
          </table:table-cell>
          <table:table-cell office:value-type="float" office:value="0.25">
            <text:p>0,25</text:p>
          </table:table-cell>
          <table:table-cell office:value-type="float" office:value="-0.00157">
            <text:p>-1,57E-003</text:p>
          </table:table-cell>
          <table:table-cell table:formula="of:=[.V128]*[.W128]" office:value-type="float" office:value="-0.0003925">
            <text:p>-3,93E-004</text:p>
          </table:table-cell>
          <table:table-cell office:value-type="float" office:value="0.25">
            <text:p>0,25</text:p>
          </table:table-cell>
          <table:table-cell office:value-type="float" office:value="0.0000476">
            <text:p>4,76E-005</text:p>
          </table:table-cell>
          <table:table-cell table:formula="of:=[.Y128]*[.Z128]" office:value-type="float" office:value="0.0000119">
            <text:p>1,19E-005</text:p>
          </table:table-cell>
          <table:table-cell office:value-type="float" office:value="0.25">
            <text:p>0,25</text:p>
          </table:table-cell>
          <table:table-cell office:value-type="float" office:value="-0.00391">
            <text:p>-3,91E-003</text:p>
          </table:table-cell>
          <table:table-cell table:formula="of:=[.AB128]*[.AC128]" office:value-type="float" office:value="-0.0009775">
            <text:p>-0,0009775</text:p>
          </table:table-cell>
        </table:table-row>
        <table:table-row table:style-name="ro1">
          <table:table-cell office:value-type="float" office:value="0.26">
            <text:p>0,26</text:p>
          </table:table-cell>
          <table:table-cell office:value-type="float" office:value="0.000148">
            <text:p>1,48E-004</text:p>
          </table:table-cell>
          <table:table-cell table:formula="of:=[.A129]*[.B129]" office:value-type="float" office:value="0.00003848">
            <text:p>3,85E-005</text:p>
          </table:table-cell>
          <table:table-cell office:value-type="float" office:value="0.26">
            <text:p>0,26</text:p>
          </table:table-cell>
          <table:table-cell office:value-type="float" office:value="-0.000317">
            <text:p>-3,17E-004</text:p>
          </table:table-cell>
          <table:table-cell table:formula="of:=[.D129]*[.E129]" office:value-type="float" office:value="-0.00008242">
            <text:p>-8,24E-005</text:p>
          </table:table-cell>
          <table:table-cell office:value-type="float" office:value="0.26">
            <text:p>0,26</text:p>
          </table:table-cell>
          <table:table-cell office:value-type="float" office:value="0.0000675">
            <text:p>6,75E-005</text:p>
          </table:table-cell>
          <table:table-cell table:formula="of:=[.G129]*[.H129]" office:value-type="float" office:value="0.00001755">
            <text:p>1,76E-005</text:p>
          </table:table-cell>
          <table:table-cell office:value-type="float" office:value="0.26">
            <text:p>0,26</text:p>
          </table:table-cell>
          <table:table-cell office:value-type="float" office:value="-0.00503">
            <text:p>-5,03E-003</text:p>
          </table:table-cell>
          <table:table-cell table:formula="of:=[.J129]*[.K129]" office:value-type="float" office:value="-0.0013078">
            <text:p>-1,31E-003</text:p>
          </table:table-cell>
          <table:table-cell office:value-type="float" office:value="0.26">
            <text:p>0,26</text:p>
          </table:table-cell>
          <table:table-cell office:value-type="float" office:value="0.00000673">
            <text:p>6,73E-006</text:p>
          </table:table-cell>
          <table:table-cell table:formula="of:=[.M129]*[.N129]" office:value-type="float" office:value="0.0000017498">
            <text:p>1,75E-006</text:p>
          </table:table-cell>
          <table:table-cell office:value-type="float" office:value="0.26">
            <text:p>0,26</text:p>
          </table:table-cell>
          <table:table-cell office:value-type="float" office:value="0.00000686">
            <text:p>6,86E-006</text:p>
          </table:table-cell>
          <table:table-cell table:formula="of:=[.P129]*[.Q129]" office:value-type="float" office:value="0.0000017836">
            <text:p>1,78E-006</text:p>
          </table:table-cell>
          <table:table-cell office:value-type="float" office:value="0.26">
            <text:p>0,26</text:p>
          </table:table-cell>
          <table:table-cell office:value-type="float" office:value="0.0000165">
            <text:p>1,65E-005</text:p>
          </table:table-cell>
          <table:table-cell table:formula="of:=[.S129]*[.T129]" office:value-type="float" office:value="0.00000429">
            <text:p>4,29E-006</text:p>
          </table:table-cell>
          <table:table-cell office:value-type="float" office:value="0.26">
            <text:p>0,26</text:p>
          </table:table-cell>
          <table:table-cell office:value-type="float" office:value="-0.00154">
            <text:p>-1,54E-003</text:p>
          </table:table-cell>
          <table:table-cell table:formula="of:=[.V129]*[.W129]" office:value-type="float" office:value="-0.0004004">
            <text:p>-4,00E-004</text:p>
          </table:table-cell>
          <table:table-cell office:value-type="float" office:value="0.26">
            <text:p>0,26</text:p>
          </table:table-cell>
          <table:table-cell office:value-type="float" office:value="0.0000524">
            <text:p>5,24E-005</text:p>
          </table:table-cell>
          <table:table-cell table:formula="of:=[.Y129]*[.Z129]" office:value-type="float" office:value="0.000013624">
            <text:p>1,36E-005</text:p>
          </table:table-cell>
          <table:table-cell office:value-type="float" office:value="0.26">
            <text:p>0,26</text:p>
          </table:table-cell>
          <table:table-cell office:value-type="float" office:value="-0.00382">
            <text:p>-3,82E-003</text:p>
          </table:table-cell>
          <table:table-cell table:formula="of:=[.AB129]*[.AC129]" office:value-type="float" office:value="-0.0009932">
            <text:p>-0,0009932</text:p>
          </table:table-cell>
        </table:table-row>
        <table:table-row table:style-name="ro1">
          <table:table-cell office:value-type="float" office:value="0.27">
            <text:p>0,27</text:p>
          </table:table-cell>
          <table:table-cell office:value-type="float" office:value="0.000171">
            <text:p>1,71E-004</text:p>
          </table:table-cell>
          <table:table-cell table:formula="of:=[.A130]*[.B130]" office:value-type="float" office:value="0.00004617">
            <text:p>4,62E-005</text:p>
          </table:table-cell>
          <table:table-cell office:value-type="float" office:value="0.27">
            <text:p>0,27</text:p>
          </table:table-cell>
          <table:table-cell office:value-type="float" office:value="-0.000151">
            <text:p>-1,51E-004</text:p>
          </table:table-cell>
          <table:table-cell table:formula="of:=[.D130]*[.E130]" office:value-type="float" office:value="-0.00004077">
            <text:p>-4,08E-005</text:p>
          </table:table-cell>
          <table:table-cell office:value-type="float" office:value="0.27">
            <text:p>0,27</text:p>
          </table:table-cell>
          <table:table-cell office:value-type="float" office:value="0.000074">
            <text:p>7,40E-005</text:p>
          </table:table-cell>
          <table:table-cell table:formula="of:=[.G130]*[.H130]" office:value-type="float" office:value="0.00001998">
            <text:p>2,00E-005</text:p>
          </table:table-cell>
          <table:table-cell office:value-type="float" office:value="0.27">
            <text:p>0,27</text:p>
          </table:table-cell>
          <table:table-cell office:value-type="float" office:value="-0.0049">
            <text:p>-4,90E-003</text:p>
          </table:table-cell>
          <table:table-cell table:formula="of:=[.J130]*[.K130]" office:value-type="float" office:value="-0.001323">
            <text:p>-1,32E-003</text:p>
          </table:table-cell>
          <table:table-cell office:value-type="float" office:value="0.27">
            <text:p>0,27</text:p>
          </table:table-cell>
          <table:table-cell office:value-type="float" office:value="0.00000708">
            <text:p>7,08E-006</text:p>
          </table:table-cell>
          <table:table-cell table:formula="of:=[.M130]*[.N130]" office:value-type="float" office:value="0.0000019116">
            <text:p>1,91E-006</text:p>
          </table:table-cell>
          <table:table-cell office:value-type="float" office:value="0.27">
            <text:p>0,27</text:p>
          </table:table-cell>
          <table:table-cell office:value-type="float" office:value="0.00000721">
            <text:p>7,21E-006</text:p>
          </table:table-cell>
          <table:table-cell table:formula="of:=[.P130]*[.Q130]" office:value-type="float" office:value="0.0000019467">
            <text:p>1,95E-006</text:p>
          </table:table-cell>
          <table:table-cell office:value-type="float" office:value="0.27">
            <text:p>0,27</text:p>
          </table:table-cell>
          <table:table-cell office:value-type="float" office:value="0.0000179">
            <text:p>1,79E-005</text:p>
          </table:table-cell>
          <table:table-cell table:formula="of:=[.S130]*[.T130]" office:value-type="float" office:value="0.000004833">
            <text:p>4,83E-006</text:p>
          </table:table-cell>
          <table:table-cell office:value-type="float" office:value="0.27">
            <text:p>0,27</text:p>
          </table:table-cell>
          <table:table-cell office:value-type="float" office:value="-0.00151">
            <text:p>-1,51E-003</text:p>
          </table:table-cell>
          <table:table-cell table:formula="of:=[.V130]*[.W130]" office:value-type="float" office:value="-0.0004077">
            <text:p>-4,08E-004</text:p>
          </table:table-cell>
          <table:table-cell office:value-type="float" office:value="0.27">
            <text:p>0,27</text:p>
          </table:table-cell>
          <table:table-cell office:value-type="float" office:value="0.0000574">
            <text:p>5,74E-005</text:p>
          </table:table-cell>
          <table:table-cell table:formula="of:=[.Y130]*[.Z130]" office:value-type="float" office:value="0.000015498">
            <text:p>1,55E-005</text:p>
          </table:table-cell>
          <table:table-cell office:value-type="float" office:value="0.27">
            <text:p>0,27</text:p>
          </table:table-cell>
          <table:table-cell office:value-type="float" office:value="-0.00374">
            <text:p>-3,74E-003</text:p>
          </table:table-cell>
          <table:table-cell table:formula="of:=[.AB130]*[.AC130]" office:value-type="float" office:value="-0.0010098">
            <text:p>-0,0010098</text:p>
          </table:table-cell>
        </table:table-row>
        <table:table-row table:style-name="ro1">
          <table:table-cell office:value-type="float" office:value="0.28">
            <text:p>0,28</text:p>
          </table:table-cell>
          <table:table-cell office:value-type="float" office:value="0.000198">
            <text:p>1,98E-004</text:p>
          </table:table-cell>
          <table:table-cell table:formula="of:=[.A131]*[.B131]" office:value-type="float" office:value="0.00005544">
            <text:p>5,54E-005</text:p>
          </table:table-cell>
          <table:table-cell office:value-type="float" office:value="0.28">
            <text:p>0,28</text:p>
          </table:table-cell>
          <table:table-cell office:value-type="float" office:value="0.0000254">
            <text:p>2,54E-005</text:p>
          </table:table-cell>
          <table:table-cell table:formula="of:=[.D131]*[.E131]" office:value-type="float" office:value="0.000007112">
            <text:p>7,11E-006</text:p>
          </table:table-cell>
          <table:table-cell office:value-type="float" office:value="0.28">
            <text:p>0,28</text:p>
          </table:table-cell>
          <table:table-cell office:value-type="float" office:value="0.0000812">
            <text:p>8,12E-005</text:p>
          </table:table-cell>
          <table:table-cell table:formula="of:=[.G131]*[.H131]" office:value-type="float" office:value="0.000022736">
            <text:p>2,27E-005</text:p>
          </table:table-cell>
          <table:table-cell office:value-type="float" office:value="0.28">
            <text:p>0,28</text:p>
          </table:table-cell>
          <table:table-cell office:value-type="float" office:value="-0.00477">
            <text:p>-4,77E-003</text:p>
          </table:table-cell>
          <table:table-cell table:formula="of:=[.J131]*[.K131]" office:value-type="float" office:value="-0.0013356">
            <text:p>-1,34E-003</text:p>
          </table:table-cell>
          <table:table-cell office:value-type="float" office:value="0.28">
            <text:p>0,28</text:p>
          </table:table-cell>
          <table:table-cell office:value-type="float" office:value="0.00000743">
            <text:p>7,43E-006</text:p>
          </table:table-cell>
          <table:table-cell table:formula="of:=[.M131]*[.N131]" office:value-type="float" office:value="0.0000020804">
            <text:p>2,08E-006</text:p>
          </table:table-cell>
          <table:table-cell office:value-type="float" office:value="0.28">
            <text:p>0,28</text:p>
          </table:table-cell>
          <table:table-cell office:value-type="float" office:value="0.00000757">
            <text:p>7,57E-006</text:p>
          </table:table-cell>
          <table:table-cell table:formula="of:=[.P131]*[.Q131]" office:value-type="float" office:value="0.0000021196">
            <text:p>2,12E-006</text:p>
          </table:table-cell>
          <table:table-cell office:value-type="float" office:value="0.28">
            <text:p>0,28</text:p>
          </table:table-cell>
          <table:table-cell office:value-type="float" office:value="0.0000194">
            <text:p>1,94E-005</text:p>
          </table:table-cell>
          <table:table-cell table:formula="of:=[.S131]*[.T131]" office:value-type="float" office:value="0.000005432">
            <text:p>5,43E-006</text:p>
          </table:table-cell>
          <table:table-cell office:value-type="float" office:value="0.28">
            <text:p>0,28</text:p>
          </table:table-cell>
          <table:table-cell office:value-type="float" office:value="-0.00148">
            <text:p>-1,48E-003</text:p>
          </table:table-cell>
          <table:table-cell table:formula="of:=[.V131]*[.W131]" office:value-type="float" office:value="-0.0004144">
            <text:p>-4,14E-004</text:p>
          </table:table-cell>
          <table:table-cell office:value-type="float" office:value="0.28">
            <text:p>0,28</text:p>
          </table:table-cell>
          <table:table-cell office:value-type="float" office:value="0.0000629">
            <text:p>6,29E-005</text:p>
          </table:table-cell>
          <table:table-cell table:formula="of:=[.Y131]*[.Z131]" office:value-type="float" office:value="0.000017612">
            <text:p>1,76E-005</text:p>
          </table:table-cell>
          <table:table-cell office:value-type="float" office:value="0.28">
            <text:p>0,28</text:p>
          </table:table-cell>
          <table:table-cell office:value-type="float" office:value="-0.00365">
            <text:p>-3,65E-003</text:p>
          </table:table-cell>
          <table:table-cell table:formula="of:=[.AB131]*[.AC131]" office:value-type="float" office:value="-0.001022">
            <text:p>-0,001022</text:p>
          </table:table-cell>
        </table:table-row>
        <table:table-row table:style-name="ro1">
          <table:table-cell office:value-type="float" office:value="0.29">
            <text:p>0,29</text:p>
          </table:table-cell>
          <table:table-cell office:value-type="float" office:value="0.000229">
            <text:p>2,29E-004</text:p>
          </table:table-cell>
          <table:table-cell table:formula="of:=[.A132]*[.B132]" office:value-type="float" office:value="0.00006641">
            <text:p>6,64E-005</text:p>
          </table:table-cell>
          <table:table-cell office:value-type="float" office:value="0.29">
            <text:p>0,29</text:p>
          </table:table-cell>
          <table:table-cell office:value-type="float" office:value="0.000209">
            <text:p>2,09E-004</text:p>
          </table:table-cell>
          <table:table-cell table:formula="of:=[.D132]*[.E132]" office:value-type="float" office:value="0.00006061">
            <text:p>6,06E-005</text:p>
          </table:table-cell>
          <table:table-cell office:value-type="float" office:value="0.29">
            <text:p>0,29</text:p>
          </table:table-cell>
          <table:table-cell office:value-type="float" office:value="0.000089">
            <text:p>8,90E-005</text:p>
          </table:table-cell>
          <table:table-cell table:formula="of:=[.G132]*[.H132]" office:value-type="float" office:value="0.00002581">
            <text:p>2,58E-005</text:p>
          </table:table-cell>
          <table:table-cell office:value-type="float" office:value="0.29">
            <text:p>0,29</text:p>
          </table:table-cell>
          <table:table-cell office:value-type="float" office:value="-0.00462">
            <text:p>-4,62E-003</text:p>
          </table:table-cell>
          <table:table-cell table:formula="of:=[.J132]*[.K132]" office:value-type="float" office:value="-0.0013398">
            <text:p>-1,34E-003</text:p>
          </table:table-cell>
          <table:table-cell office:value-type="float" office:value="0.29">
            <text:p>0,29</text:p>
          </table:table-cell>
          <table:table-cell office:value-type="float" office:value="0.0000078">
            <text:p>7,80E-006</text:p>
          </table:table-cell>
          <table:table-cell table:formula="of:=[.M132]*[.N132]" office:value-type="float" office:value="0.000002262">
            <text:p>2,26E-006</text:p>
          </table:table-cell>
          <table:table-cell office:value-type="float" office:value="0.29">
            <text:p>0,29</text:p>
          </table:table-cell>
          <table:table-cell office:value-type="float" office:value="0.00000794">
            <text:p>7,94E-006</text:p>
          </table:table-cell>
          <table:table-cell table:formula="of:=[.P132]*[.Q132]" office:value-type="float" office:value="0.0000023026">
            <text:p>2,30E-006</text:p>
          </table:table-cell>
          <table:table-cell office:value-type="float" office:value="0.29">
            <text:p>0,29</text:p>
          </table:table-cell>
          <table:table-cell office:value-type="float" office:value="0.0000209">
            <text:p>2,09E-005</text:p>
          </table:table-cell>
          <table:table-cell table:formula="of:=[.S132]*[.T132]" office:value-type="float" office:value="0.000006061">
            <text:p>6,06E-006</text:p>
          </table:table-cell>
          <table:table-cell office:value-type="float" office:value="0.29">
            <text:p>0,29</text:p>
          </table:table-cell>
          <table:table-cell office:value-type="float" office:value="-0.00144">
            <text:p>-1,44E-003</text:p>
          </table:table-cell>
          <table:table-cell table:formula="of:=[.V132]*[.W132]" office:value-type="float" office:value="-0.0004176">
            <text:p>-4,18E-004</text:p>
          </table:table-cell>
          <table:table-cell office:value-type="float" office:value="0.29">
            <text:p>0,29</text:p>
          </table:table-cell>
          <table:table-cell office:value-type="float" office:value="0.0000685">
            <text:p>6,85E-005</text:p>
          </table:table-cell>
          <table:table-cell table:formula="of:=[.Y132]*[.Z132]" office:value-type="float" office:value="0.000019865">
            <text:p>1,99E-005</text:p>
          </table:table-cell>
          <table:table-cell office:value-type="float" office:value="0.29">
            <text:p>0,29</text:p>
          </table:table-cell>
          <table:table-cell office:value-type="float" office:value="-0.00356">
            <text:p>-3,56E-003</text:p>
          </table:table-cell>
          <table:table-cell table:formula="of:=[.AB132]*[.AC132]" office:value-type="float" office:value="-0.0010324">
            <text:p>-0,0010324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000264">
            <text:p>2,64E-004</text:p>
          </table:table-cell>
          <table:table-cell table:formula="of:=[.A133]*[.B133]" office:value-type="float" office:value="0.0000792">
            <text:p>7,92E-005</text:p>
          </table:table-cell>
          <table:table-cell office:value-type="float" office:value="0.3">
            <text:p>0,3</text:p>
          </table:table-cell>
          <table:table-cell office:value-type="float" office:value="0.000409">
            <text:p>4,09E-004</text:p>
          </table:table-cell>
          <table:table-cell table:formula="of:=[.D133]*[.E133]" office:value-type="float" office:value="0.0001227">
            <text:p>1,23E-004</text:p>
          </table:table-cell>
          <table:table-cell office:value-type="float" office:value="0.3">
            <text:p>0,3</text:p>
          </table:table-cell>
          <table:table-cell office:value-type="float" office:value="0.0000976">
            <text:p>9,76E-005</text:p>
          </table:table-cell>
          <table:table-cell table:formula="of:=[.G133]*[.H133]" office:value-type="float" office:value="0.00002928">
            <text:p>2,93E-005</text:p>
          </table:table-cell>
          <table:table-cell office:value-type="float" office:value="0.3">
            <text:p>0,3</text:p>
          </table:table-cell>
          <table:table-cell office:value-type="float" office:value="-0.00448">
            <text:p>-4,48E-003</text:p>
          </table:table-cell>
          <table:table-cell table:formula="of:=[.J133]*[.K133]" office:value-type="float" office:value="-0.001344">
            <text:p>-1,34E-003</text:p>
          </table:table-cell>
          <table:table-cell office:value-type="float" office:value="0.3">
            <text:p>0,3</text:p>
          </table:table-cell>
          <table:table-cell office:value-type="float" office:value="0.00000816">
            <text:p>8,16E-006</text:p>
          </table:table-cell>
          <table:table-cell table:formula="of:=[.M133]*[.N133]" office:value-type="float" office:value="0.000002448">
            <text:p>2,45E-006</text:p>
          </table:table-cell>
          <table:table-cell office:value-type="float" office:value="0.3">
            <text:p>0,3</text:p>
          </table:table-cell>
          <table:table-cell office:value-type="float" office:value="0.00000832">
            <text:p>8,32E-006</text:p>
          </table:table-cell>
          <table:table-cell table:formula="of:=[.P133]*[.Q133]" office:value-type="float" office:value="0.000002496">
            <text:p>2,50E-006</text:p>
          </table:table-cell>
          <table:table-cell office:value-type="float" office:value="0.3">
            <text:p>0,3</text:p>
          </table:table-cell>
          <table:table-cell office:value-type="float" office:value="0.0000224">
            <text:p>2,24E-005</text:p>
          </table:table-cell>
          <table:table-cell table:formula="of:=[.S133]*[.T133]" office:value-type="float" office:value="0.00000672">
            <text:p>6,72E-006</text:p>
          </table:table-cell>
          <table:table-cell office:value-type="float" office:value="0.3">
            <text:p>0,3</text:p>
          </table:table-cell>
          <table:table-cell office:value-type="float" office:value="-0.00141">
            <text:p>-1,41E-003</text:p>
          </table:table-cell>
          <table:table-cell table:formula="of:=[.V133]*[.W133]" office:value-type="float" office:value="-0.000423">
            <text:p>-4,23E-004</text:p>
          </table:table-cell>
          <table:table-cell office:value-type="float" office:value="0.3">
            <text:p>0,3</text:p>
          </table:table-cell>
          <table:table-cell office:value-type="float" office:value="0.0000744">
            <text:p>7,44E-005</text:p>
          </table:table-cell>
          <table:table-cell table:formula="of:=[.Y133]*[.Z133]" office:value-type="float" office:value="0.00002232">
            <text:p>2,23E-005</text:p>
          </table:table-cell>
          <table:table-cell office:value-type="float" office:value="0.3">
            <text:p>0,3</text:p>
          </table:table-cell>
          <table:table-cell office:value-type="float" office:value="-0.00345">
            <text:p>-3,45E-003</text:p>
          </table:table-cell>
          <table:table-cell table:formula="of:=[.AB133]*[.AC133]" office:value-type="float" office:value="-0.001035">
            <text:p>-0,001035</text:p>
          </table:table-cell>
        </table:table-row>
        <table:table-row table:style-name="ro1">
          <table:table-cell office:value-type="float" office:value="0.31">
            <text:p>0,31</text:p>
          </table:table-cell>
          <table:table-cell office:value-type="float" office:value="0.000304">
            <text:p>3,04E-004</text:p>
          </table:table-cell>
          <table:table-cell table:formula="of:=[.A134]*[.B134]" office:value-type="float" office:value="0.00009424">
            <text:p>9,42E-005</text:p>
          </table:table-cell>
          <table:table-cell office:value-type="float" office:value="0.31">
            <text:p>0,31</text:p>
          </table:table-cell>
          <table:table-cell office:value-type="float" office:value="0.000628">
            <text:p>6,28E-004</text:p>
          </table:table-cell>
          <table:table-cell table:formula="of:=[.D134]*[.E134]" office:value-type="float" office:value="0.00019468">
            <text:p>1,95E-004</text:p>
          </table:table-cell>
          <table:table-cell office:value-type="float" office:value="0.31">
            <text:p>0,31</text:p>
          </table:table-cell>
          <table:table-cell office:value-type="float" office:value="0.000107">
            <text:p>1,07E-004</text:p>
          </table:table-cell>
          <table:table-cell table:formula="of:=[.G134]*[.H134]" office:value-type="float" office:value="0.00003317">
            <text:p>3,32E-005</text:p>
          </table:table-cell>
          <table:table-cell office:value-type="float" office:value="0.31">
            <text:p>0,31</text:p>
          </table:table-cell>
          <table:table-cell office:value-type="float" office:value="-0.00433">
            <text:p>-4,33E-003</text:p>
          </table:table-cell>
          <table:table-cell table:formula="of:=[.J134]*[.K134]" office:value-type="float" office:value="-0.0013423">
            <text:p>-1,34E-003</text:p>
          </table:table-cell>
          <table:table-cell office:value-type="float" office:value="0.31">
            <text:p>0,31</text:p>
          </table:table-cell>
          <table:table-cell office:value-type="float" office:value="0.00000855">
            <text:p>8,55E-006</text:p>
          </table:table-cell>
          <table:table-cell table:formula="of:=[.M134]*[.N134]" office:value-type="float" office:value="0.0000026505">
            <text:p>2,65E-006</text:p>
          </table:table-cell>
          <table:table-cell office:value-type="float" office:value="0.31">
            <text:p>0,31</text:p>
          </table:table-cell>
          <table:table-cell office:value-type="float" office:value="0.00000872">
            <text:p>8,72E-006</text:p>
          </table:table-cell>
          <table:table-cell table:formula="of:=[.P134]*[.Q134]" office:value-type="float" office:value="0.0000027032">
            <text:p>2,70E-006</text:p>
          </table:table-cell>
          <table:table-cell office:value-type="float" office:value="0.31">
            <text:p>0,31</text:p>
          </table:table-cell>
          <table:table-cell office:value-type="float" office:value="0.0000241">
            <text:p>2,41E-005</text:p>
          </table:table-cell>
          <table:table-cell table:formula="of:=[.S134]*[.T134]" office:value-type="float" office:value="0.000007471">
            <text:p>7,47E-006</text:p>
          </table:table-cell>
          <table:table-cell office:value-type="float" office:value="0.31">
            <text:p>0,31</text:p>
          </table:table-cell>
          <table:table-cell office:value-type="float" office:value="-0.00137">
            <text:p>-1,37E-003</text:p>
          </table:table-cell>
          <table:table-cell table:formula="of:=[.V134]*[.W134]" office:value-type="float" office:value="-0.0004247">
            <text:p>-4,25E-004</text:p>
          </table:table-cell>
          <table:table-cell office:value-type="float" office:value="0.31">
            <text:p>0,31</text:p>
          </table:table-cell>
          <table:table-cell office:value-type="float" office:value="0.0000807">
            <text:p>8,07E-005</text:p>
          </table:table-cell>
          <table:table-cell table:formula="of:=[.Y134]*[.Z134]" office:value-type="float" office:value="0.000025017">
            <text:p>2,50E-005</text:p>
          </table:table-cell>
          <table:table-cell office:value-type="float" office:value="0.31">
            <text:p>0,31</text:p>
          </table:table-cell>
          <table:table-cell office:value-type="float" office:value="-0.00334">
            <text:p>-3,34E-003</text:p>
          </table:table-cell>
          <table:table-cell table:formula="of:=[.AB134]*[.AC134]" office:value-type="float" office:value="-0.0010354">
            <text:p>-0,0010354</text:p>
          </table:table-cell>
        </table:table-row>
        <table:table-row table:style-name="ro1">
          <table:table-cell office:value-type="float" office:value="0.32">
            <text:p>0,32</text:p>
          </table:table-cell>
          <table:table-cell office:value-type="float" office:value="0.000349">
            <text:p>3,49E-004</text:p>
          </table:table-cell>
          <table:table-cell table:formula="of:=[.A135]*[.B135]" office:value-type="float" office:value="0.00011168">
            <text:p>1,12E-004</text:p>
          </table:table-cell>
          <table:table-cell office:value-type="float" office:value="0.32">
            <text:p>0,32</text:p>
          </table:table-cell>
          <table:table-cell office:value-type="float" office:value="0.000855">
            <text:p>8,55E-004</text:p>
          </table:table-cell>
          <table:table-cell table:formula="of:=[.D135]*[.E135]" office:value-type="float" office:value="0.0002736">
            <text:p>2,74E-004</text:p>
          </table:table-cell>
          <table:table-cell office:value-type="float" office:value="0.32">
            <text:p>0,32</text:p>
          </table:table-cell>
          <table:table-cell office:value-type="float" office:value="0.000118">
            <text:p>1,18E-004</text:p>
          </table:table-cell>
          <table:table-cell table:formula="of:=[.G135]*[.H135]" office:value-type="float" office:value="0.00003776">
            <text:p>3,78E-005</text:p>
          </table:table-cell>
          <table:table-cell office:value-type="float" office:value="0.32">
            <text:p>0,32</text:p>
          </table:table-cell>
          <table:table-cell office:value-type="float" office:value="-0.00417">
            <text:p>-4,17E-003</text:p>
          </table:table-cell>
          <table:table-cell table:formula="of:=[.J135]*[.K135]" office:value-type="float" office:value="-0.0013344">
            <text:p>-1,33E-003</text:p>
          </table:table-cell>
          <table:table-cell office:value-type="float" office:value="0.32">
            <text:p>0,32</text:p>
          </table:table-cell>
          <table:table-cell office:value-type="float" office:value="0.00000894">
            <text:p>8,94E-006</text:p>
          </table:table-cell>
          <table:table-cell table:formula="of:=[.M135]*[.N135]" office:value-type="float" office:value="0.0000028608">
            <text:p>2,86E-006</text:p>
          </table:table-cell>
          <table:table-cell office:value-type="float" office:value="0.32">
            <text:p>0,32</text:p>
          </table:table-cell>
          <table:table-cell office:value-type="float" office:value="0.00000911">
            <text:p>9,11E-006</text:p>
          </table:table-cell>
          <table:table-cell table:formula="of:=[.P135]*[.Q135]" office:value-type="float" office:value="0.0000029152">
            <text:p>2,92E-006</text:p>
          </table:table-cell>
          <table:table-cell office:value-type="float" office:value="0.32">
            <text:p>0,32</text:p>
          </table:table-cell>
          <table:table-cell office:value-type="float" office:value="0.0000259">
            <text:p>2,59E-005</text:p>
          </table:table-cell>
          <table:table-cell table:formula="of:=[.S135]*[.T135]" office:value-type="float" office:value="0.000008288">
            <text:p>8,29E-006</text:p>
          </table:table-cell>
          <table:table-cell office:value-type="float" office:value="0.32">
            <text:p>0,32</text:p>
          </table:table-cell>
          <table:table-cell office:value-type="float" office:value="-0.00133">
            <text:p>-1,33E-003</text:p>
          </table:table-cell>
          <table:table-cell table:formula="of:=[.V135]*[.W135]" office:value-type="float" office:value="-0.0004256">
            <text:p>-4,26E-004</text:p>
          </table:table-cell>
          <table:table-cell office:value-type="float" office:value="0.32">
            <text:p>0,32</text:p>
          </table:table-cell>
          <table:table-cell office:value-type="float" office:value="0.0000872">
            <text:p>8,72E-005</text:p>
          </table:table-cell>
          <table:table-cell table:formula="of:=[.Y135]*[.Z135]" office:value-type="float" office:value="0.000027904">
            <text:p>2,79E-005</text:p>
          </table:table-cell>
          <table:table-cell office:value-type="float" office:value="0.32">
            <text:p>0,32</text:p>
          </table:table-cell>
          <table:table-cell office:value-type="float" office:value="-0.00323">
            <text:p>-3,23E-003</text:p>
          </table:table-cell>
          <table:table-cell table:formula="of:=[.AB135]*[.AC135]" office:value-type="float" office:value="-0.0010336">
            <text:p>-0,0010336</text:p>
          </table:table-cell>
        </table:table-row>
        <table:table-row table:style-name="ro1">
          <table:table-cell office:value-type="float" office:value="0.33">
            <text:p>0,33</text:p>
          </table:table-cell>
          <table:table-cell office:value-type="float" office:value="0.0004">
            <text:p>4,00E-004</text:p>
          </table:table-cell>
          <table:table-cell table:formula="of:=[.A136]*[.B136]" office:value-type="float" office:value="0.000132">
            <text:p>1,32E-004</text:p>
          </table:table-cell>
          <table:table-cell office:value-type="float" office:value="0.33">
            <text:p>0,33</text:p>
          </table:table-cell>
          <table:table-cell office:value-type="float" office:value="0.00109">
            <text:p>1,09E-003</text:p>
          </table:table-cell>
          <table:table-cell table:formula="of:=[.D136]*[.E136]" office:value-type="float" office:value="0.0003597">
            <text:p>3,60E-004</text:p>
          </table:table-cell>
          <table:table-cell office:value-type="float" office:value="0.33">
            <text:p>0,33</text:p>
          </table:table-cell>
          <table:table-cell office:value-type="float" office:value="0.00013">
            <text:p>1,30E-004</text:p>
          </table:table-cell>
          <table:table-cell table:formula="of:=[.G136]*[.H136]" office:value-type="float" office:value="0.0000429">
            <text:p>4,29E-005</text:p>
          </table:table-cell>
          <table:table-cell office:value-type="float" office:value="0.33">
            <text:p>0,33</text:p>
          </table:table-cell>
          <table:table-cell office:value-type="float" office:value="-0.004">
            <text:p>-4,00E-003</text:p>
          </table:table-cell>
          <table:table-cell table:formula="of:=[.J136]*[.K136]" office:value-type="float" office:value="-0.00132">
            <text:p>-1,32E-003</text:p>
          </table:table-cell>
          <table:table-cell office:value-type="float" office:value="0.33">
            <text:p>0,33</text:p>
          </table:table-cell>
          <table:table-cell office:value-type="float" office:value="0.00000936">
            <text:p>9,36E-006</text:p>
          </table:table-cell>
          <table:table-cell table:formula="of:=[.M136]*[.N136]" office:value-type="float" office:value="0.0000030888">
            <text:p>3,09E-006</text:p>
          </table:table-cell>
          <table:table-cell office:value-type="float" office:value="0.33">
            <text:p>0,33</text:p>
          </table:table-cell>
          <table:table-cell office:value-type="float" office:value="0.00000953">
            <text:p>9,53E-006</text:p>
          </table:table-cell>
          <table:table-cell table:formula="of:=[.P136]*[.Q136]" office:value-type="float" office:value="0.0000031449">
            <text:p>3,14E-006</text:p>
          </table:table-cell>
          <table:table-cell office:value-type="float" office:value="0.33">
            <text:p>0,33</text:p>
          </table:table-cell>
          <table:table-cell office:value-type="float" office:value="0.0000277">
            <text:p>2,77E-005</text:p>
          </table:table-cell>
          <table:table-cell table:formula="of:=[.S136]*[.T136]" office:value-type="float" office:value="0.000009141">
            <text:p>9,14E-006</text:p>
          </table:table-cell>
          <table:table-cell office:value-type="float" office:value="0.33">
            <text:p>0,33</text:p>
          </table:table-cell>
          <table:table-cell office:value-type="float" office:value="-0.00128">
            <text:p>-1,28E-003</text:p>
          </table:table-cell>
          <table:table-cell table:formula="of:=[.V136]*[.W136]" office:value-type="float" office:value="-0.0004224">
            <text:p>-4,22E-004</text:p>
          </table:table-cell>
          <table:table-cell office:value-type="float" office:value="0.33">
            <text:p>0,33</text:p>
          </table:table-cell>
          <table:table-cell office:value-type="float" office:value="0.0000941">
            <text:p>9,41E-005</text:p>
          </table:table-cell>
          <table:table-cell table:formula="of:=[.Y136]*[.Z136]" office:value-type="float" office:value="0.000031053">
            <text:p>3,11E-005</text:p>
          </table:table-cell>
          <table:table-cell office:value-type="float" office:value="0.33">
            <text:p>0,33</text:p>
          </table:table-cell>
          <table:table-cell office:value-type="float" office:value="-0.00311">
            <text:p>-3,11E-003</text:p>
          </table:table-cell>
          <table:table-cell table:formula="of:=[.AB136]*[.AC136]" office:value-type="float" office:value="-0.0010263">
            <text:p>-0,0010263</text:p>
          </table:table-cell>
        </table:table-row>
        <table:table-row table:style-name="ro1">
          <table:table-cell office:value-type="float" office:value="0.34">
            <text:p>0,34</text:p>
          </table:table-cell>
          <table:table-cell office:value-type="float" office:value="0.000459">
            <text:p>4,59E-004</text:p>
          </table:table-cell>
          <table:table-cell table:formula="of:=[.A137]*[.B137]" office:value-type="float" office:value="0.00015606">
            <text:p>1,56E-004</text:p>
          </table:table-cell>
          <table:table-cell office:value-type="float" office:value="0.34">
            <text:p>0,34</text:p>
          </table:table-cell>
          <table:table-cell office:value-type="float" office:value="0.00134">
            <text:p>1,34E-003</text:p>
          </table:table-cell>
          <table:table-cell table:formula="of:=[.D137]*[.E137]" office:value-type="float" office:value="0.0004556">
            <text:p>4,56E-004</text:p>
          </table:table-cell>
          <table:table-cell office:value-type="float" office:value="0.34">
            <text:p>0,34</text:p>
          </table:table-cell>
          <table:table-cell office:value-type="float" office:value="0.000144">
            <text:p>1,44E-004</text:p>
          </table:table-cell>
          <table:table-cell table:formula="of:=[.G137]*[.H137]" office:value-type="float" office:value="0.00004896">
            <text:p>4,90E-005</text:p>
          </table:table-cell>
          <table:table-cell office:value-type="float" office:value="0.34">
            <text:p>0,34</text:p>
          </table:table-cell>
          <table:table-cell office:value-type="float" office:value="-0.00383">
            <text:p>-3,83E-003</text:p>
          </table:table-cell>
          <table:table-cell table:formula="of:=[.J137]*[.K137]" office:value-type="float" office:value="-0.0013022">
            <text:p>-1,30E-003</text:p>
          </table:table-cell>
          <table:table-cell office:value-type="float" office:value="0.34">
            <text:p>0,34</text:p>
          </table:table-cell>
          <table:table-cell office:value-type="float" office:value="0.00000978">
            <text:p>9,78E-006</text:p>
          </table:table-cell>
          <table:table-cell table:formula="of:=[.M137]*[.N137]" office:value-type="float" office:value="0.0000033252">
            <text:p>3,33E-006</text:p>
          </table:table-cell>
          <table:table-cell office:value-type="float" office:value="0.34">
            <text:p>0,34</text:p>
          </table:table-cell>
          <table:table-cell office:value-type="float" office:value="0.00000996">
            <text:p>9,96E-006</text:p>
          </table:table-cell>
          <table:table-cell table:formula="of:=[.P137]*[.Q137]" office:value-type="float" office:value="0.0000033864">
            <text:p>3,39E-006</text:p>
          </table:table-cell>
          <table:table-cell office:value-type="float" office:value="0.34">
            <text:p>0,34</text:p>
          </table:table-cell>
          <table:table-cell office:value-type="float" office:value="0.0000297">
            <text:p>2,97E-005</text:p>
          </table:table-cell>
          <table:table-cell table:formula="of:=[.S137]*[.T137]" office:value-type="float" office:value="0.000010098">
            <text:p>1,01E-005</text:p>
          </table:table-cell>
          <table:table-cell office:value-type="float" office:value="0.34">
            <text:p>0,34</text:p>
          </table:table-cell>
          <table:table-cell office:value-type="float" office:value="-0.00123">
            <text:p>-1,23E-003</text:p>
          </table:table-cell>
          <table:table-cell table:formula="of:=[.V137]*[.W137]" office:value-type="float" office:value="-0.0004182">
            <text:p>-4,18E-004</text:p>
          </table:table-cell>
          <table:table-cell office:value-type="float" office:value="0.34">
            <text:p>0,34</text:p>
          </table:table-cell>
          <table:table-cell office:value-type="float" office:value="0.000101">
            <text:p>1,01E-004</text:p>
          </table:table-cell>
          <table:table-cell table:formula="of:=[.Y137]*[.Z137]" office:value-type="float" office:value="0.00003434">
            <text:p>3,43E-005</text:p>
          </table:table-cell>
          <table:table-cell office:value-type="float" office:value="0.34">
            <text:p>0,34</text:p>
          </table:table-cell>
          <table:table-cell office:value-type="float" office:value="-0.00299">
            <text:p>-2,99E-003</text:p>
          </table:table-cell>
          <table:table-cell table:formula="of:=[.AB137]*[.AC137]" office:value-type="float" office:value="-0.0010166">
            <text:p>-0,0010166</text:p>
          </table:table-cell>
        </table:table-row>
        <table:table-row table:style-name="ro1">
          <table:table-cell office:value-type="float" office:value="0.35">
            <text:p>0,35</text:p>
          </table:table-cell>
          <table:table-cell office:value-type="float" office:value="0.000525">
            <text:p>5,25E-004</text:p>
          </table:table-cell>
          <table:table-cell table:formula="of:=[.A138]*[.B138]" office:value-type="float" office:value="0.00018375">
            <text:p>1,84E-004</text:p>
          </table:table-cell>
          <table:table-cell office:value-type="float" office:value="0.35">
            <text:p>0,35</text:p>
          </table:table-cell>
          <table:table-cell office:value-type="float" office:value="0.00161">
            <text:p>1,61E-003</text:p>
          </table:table-cell>
          <table:table-cell table:formula="of:=[.D138]*[.E138]" office:value-type="float" office:value="0.0005635">
            <text:p>5,64E-004</text:p>
          </table:table-cell>
          <table:table-cell office:value-type="float" office:value="0.35">
            <text:p>0,35</text:p>
          </table:table-cell>
          <table:table-cell office:value-type="float" office:value="0.000159">
            <text:p>1,59E-004</text:p>
          </table:table-cell>
          <table:table-cell table:formula="of:=[.G138]*[.H138]" office:value-type="float" office:value="0.00005565">
            <text:p>5,57E-005</text:p>
          </table:table-cell>
          <table:table-cell office:value-type="float" office:value="0.35">
            <text:p>0,35</text:p>
          </table:table-cell>
          <table:table-cell office:value-type="float" office:value="-0.00366">
            <text:p>-3,66E-003</text:p>
          </table:table-cell>
          <table:table-cell table:formula="of:=[.J138]*[.K138]" office:value-type="float" office:value="-0.001281">
            <text:p>-1,28E-003</text:p>
          </table:table-cell>
          <table:table-cell office:value-type="float" office:value="0.35">
            <text:p>0,35</text:p>
          </table:table-cell>
          <table:table-cell office:value-type="float" office:value="0.0000102">
            <text:p>1,02E-005</text:p>
          </table:table-cell>
          <table:table-cell table:formula="of:=[.M138]*[.N138]" office:value-type="float" office:value="0.00000357">
            <text:p>3,57E-006</text:p>
          </table:table-cell>
          <table:table-cell office:value-type="float" office:value="0.35">
            <text:p>0,35</text:p>
          </table:table-cell>
          <table:table-cell office:value-type="float" office:value="0.0000104">
            <text:p>1,04E-005</text:p>
          </table:table-cell>
          <table:table-cell table:formula="of:=[.P138]*[.Q138]" office:value-type="float" office:value="0.00000364">
            <text:p>3,64E-006</text:p>
          </table:table-cell>
          <table:table-cell office:value-type="float" office:value="0.35">
            <text:p>0,35</text:p>
          </table:table-cell>
          <table:table-cell office:value-type="float" office:value="0.0000318">
            <text:p>3,18E-005</text:p>
          </table:table-cell>
          <table:table-cell table:formula="of:=[.S138]*[.T138]" office:value-type="float" office:value="0.00001113">
            <text:p>1,11E-005</text:p>
          </table:table-cell>
          <table:table-cell office:value-type="float" office:value="0.35">
            <text:p>0,35</text:p>
          </table:table-cell>
          <table:table-cell office:value-type="float" office:value="-0.00118">
            <text:p>-1,18E-003</text:p>
          </table:table-cell>
          <table:table-cell table:formula="of:=[.V138]*[.W138]" office:value-type="float" office:value="-0.000413">
            <text:p>-4,13E-004</text:p>
          </table:table-cell>
          <table:table-cell office:value-type="float" office:value="0.35">
            <text:p>0,35</text:p>
          </table:table-cell>
          <table:table-cell office:value-type="float" office:value="0.000109">
            <text:p>1,09E-004</text:p>
          </table:table-cell>
          <table:table-cell table:formula="of:=[.Y138]*[.Z138]" office:value-type="float" office:value="0.00003815">
            <text:p>3,82E-005</text:p>
          </table:table-cell>
          <table:table-cell office:value-type="float" office:value="0.35">
            <text:p>0,35</text:p>
          </table:table-cell>
          <table:table-cell office:value-type="float" office:value="-0.00287">
            <text:p>-2,87E-003</text:p>
          </table:table-cell>
          <table:table-cell table:formula="of:=[.AB138]*[.AC138]" office:value-type="float" office:value="-0.0010045">
            <text:p>-0,0010045</text:p>
          </table:table-cell>
        </table:table-row>
        <table:table-row table:style-name="ro1">
          <table:table-cell office:value-type="float" office:value="0.36">
            <text:p>0,36</text:p>
          </table:table-cell>
          <table:table-cell office:value-type="float" office:value="0.000599">
            <text:p>5,99E-004</text:p>
          </table:table-cell>
          <table:table-cell table:formula="of:=[.A139]*[.B139]" office:value-type="float" office:value="0.00021564">
            <text:p>2,16E-004</text:p>
          </table:table-cell>
          <table:table-cell office:value-type="float" office:value="0.36">
            <text:p>0,36</text:p>
          </table:table-cell>
          <table:table-cell office:value-type="float" office:value="0.0019">
            <text:p>1,90E-003</text:p>
          </table:table-cell>
          <table:table-cell table:formula="of:=[.D139]*[.E139]" office:value-type="float" office:value="0.000684">
            <text:p>6,84E-004</text:p>
          </table:table-cell>
          <table:table-cell office:value-type="float" office:value="0.36">
            <text:p>0,36</text:p>
          </table:table-cell>
          <table:table-cell office:value-type="float" office:value="0.000176">
            <text:p>1,76E-004</text:p>
          </table:table-cell>
          <table:table-cell table:formula="of:=[.G139]*[.H139]" office:value-type="float" office:value="0.00006336">
            <text:p>6,34E-005</text:p>
          </table:table-cell>
          <table:table-cell office:value-type="float" office:value="0.36">
            <text:p>0,36</text:p>
          </table:table-cell>
          <table:table-cell office:value-type="float" office:value="-0.00348">
            <text:p>-3,48E-003</text:p>
          </table:table-cell>
          <table:table-cell table:formula="of:=[.J139]*[.K139]" office:value-type="float" office:value="-0.0012528">
            <text:p>-1,25E-003</text:p>
          </table:table-cell>
          <table:table-cell office:value-type="float" office:value="0.36">
            <text:p>0,36</text:p>
          </table:table-cell>
          <table:table-cell office:value-type="float" office:value="0.0000107">
            <text:p>1,07E-005</text:p>
          </table:table-cell>
          <table:table-cell table:formula="of:=[.M139]*[.N139]" office:value-type="float" office:value="0.000003852">
            <text:p>3,85E-006</text:p>
          </table:table-cell>
          <table:table-cell office:value-type="float" office:value="0.36">
            <text:p>0,36</text:p>
          </table:table-cell>
          <table:table-cell office:value-type="float" office:value="0.0000109">
            <text:p>1,09E-005</text:p>
          </table:table-cell>
          <table:table-cell table:formula="of:=[.P139]*[.Q139]" office:value-type="float" office:value="0.000003924">
            <text:p>3,92E-006</text:p>
          </table:table-cell>
          <table:table-cell office:value-type="float" office:value="0.36">
            <text:p>0,36</text:p>
          </table:table-cell>
          <table:table-cell office:value-type="float" office:value="0.000034">
            <text:p>3,40E-005</text:p>
          </table:table-cell>
          <table:table-cell table:formula="of:=[.S139]*[.T139]" office:value-type="float" office:value="0.00001224">
            <text:p>1,22E-005</text:p>
          </table:table-cell>
          <table:table-cell office:value-type="float" office:value="0.36">
            <text:p>0,36</text:p>
          </table:table-cell>
          <table:table-cell office:value-type="float" office:value="-0.00112">
            <text:p>-1,12E-003</text:p>
          </table:table-cell>
          <table:table-cell table:formula="of:=[.V139]*[.W139]" office:value-type="float" office:value="-0.0004032">
            <text:p>-4,03E-004</text:p>
          </table:table-cell>
          <table:table-cell office:value-type="float" office:value="0.36">
            <text:p>0,36</text:p>
          </table:table-cell>
          <table:table-cell office:value-type="float" office:value="0.000116">
            <text:p>1,16E-004</text:p>
          </table:table-cell>
          <table:table-cell table:formula="of:=[.Y139]*[.Z139]" office:value-type="float" office:value="0.00004176">
            <text:p>4,18E-005</text:p>
          </table:table-cell>
          <table:table-cell office:value-type="float" office:value="0.36">
            <text:p>0,36</text:p>
          </table:table-cell>
          <table:table-cell office:value-type="float" office:value="-0.00274">
            <text:p>-2,74E-003</text:p>
          </table:table-cell>
          <table:table-cell table:formula="of:=[.AB139]*[.AC139]" office:value-type="float" office:value="-0.0009864">
            <text:p>-0,0009864</text:p>
          </table:table-cell>
        </table:table-row>
        <table:table-row table:style-name="ro1">
          <table:table-cell office:value-type="float" office:value="0.37">
            <text:p>0,37</text:p>
          </table:table-cell>
          <table:table-cell office:value-type="float" office:value="0.000684">
            <text:p>6,84E-004</text:p>
          </table:table-cell>
          <table:table-cell table:formula="of:=[.A140]*[.B140]" office:value-type="float" office:value="0.00025308">
            <text:p>2,53E-004</text:p>
          </table:table-cell>
          <table:table-cell office:value-type="float" office:value="0.37">
            <text:p>0,37</text:p>
          </table:table-cell>
          <table:table-cell office:value-type="float" office:value="0.00219">
            <text:p>2,19E-003</text:p>
          </table:table-cell>
          <table:table-cell table:formula="of:=[.D140]*[.E140]" office:value-type="float" office:value="0.0008103">
            <text:p>8,10E-004</text:p>
          </table:table-cell>
          <table:table-cell office:value-type="float" office:value="0.37">
            <text:p>0,37</text:p>
          </table:table-cell>
          <table:table-cell office:value-type="float" office:value="0.000195">
            <text:p>1,95E-004</text:p>
          </table:table-cell>
          <table:table-cell table:formula="of:=[.G140]*[.H140]" office:value-type="float" office:value="0.00007215">
            <text:p>7,22E-005</text:p>
          </table:table-cell>
          <table:table-cell office:value-type="float" office:value="0.37">
            <text:p>0,37</text:p>
          </table:table-cell>
          <table:table-cell office:value-type="float" office:value="-0.00328">
            <text:p>-3,28E-003</text:p>
          </table:table-cell>
          <table:table-cell table:formula="of:=[.J140]*[.K140]" office:value-type="float" office:value="-0.0012136">
            <text:p>-1,21E-003</text:p>
          </table:table-cell>
          <table:table-cell office:value-type="float" office:value="0.37">
            <text:p>0,37</text:p>
          </table:table-cell>
          <table:table-cell office:value-type="float" office:value="0.0000112">
            <text:p>1,12E-005</text:p>
          </table:table-cell>
          <table:table-cell table:formula="of:=[.M140]*[.N140]" office:value-type="float" office:value="0.000004144">
            <text:p>4,14E-006</text:p>
          </table:table-cell>
          <table:table-cell office:value-type="float" office:value="0.37">
            <text:p>0,37</text:p>
          </table:table-cell>
          <table:table-cell office:value-type="float" office:value="0.0000113">
            <text:p>1,13E-005</text:p>
          </table:table-cell>
          <table:table-cell table:formula="of:=[.P140]*[.Q140]" office:value-type="float" office:value="0.000004181">
            <text:p>4,18E-006</text:p>
          </table:table-cell>
          <table:table-cell office:value-type="float" office:value="0.37">
            <text:p>0,37</text:p>
          </table:table-cell>
          <table:table-cell office:value-type="float" office:value="0.0000363">
            <text:p>3,63E-005</text:p>
          </table:table-cell>
          <table:table-cell table:formula="of:=[.S140]*[.T140]" office:value-type="float" office:value="0.000013431">
            <text:p>1,34E-005</text:p>
          </table:table-cell>
          <table:table-cell office:value-type="float" office:value="0.37">
            <text:p>0,37</text:p>
          </table:table-cell>
          <table:table-cell office:value-type="float" office:value="-0.00106">
            <text:p>-1,06E-003</text:p>
          </table:table-cell>
          <table:table-cell table:formula="of:=[.V140]*[.W140]" office:value-type="float" office:value="-0.0003922">
            <text:p>-3,92E-004</text:p>
          </table:table-cell>
          <table:table-cell office:value-type="float" office:value="0.37">
            <text:p>0,37</text:p>
          </table:table-cell>
          <table:table-cell office:value-type="float" office:value="0.000125">
            <text:p>1,25E-004</text:p>
          </table:table-cell>
          <table:table-cell table:formula="of:=[.Y140]*[.Z140]" office:value-type="float" office:value="0.00004625">
            <text:p>4,63E-005</text:p>
          </table:table-cell>
          <table:table-cell office:value-type="float" office:value="0.37">
            <text:p>0,37</text:p>
          </table:table-cell>
          <table:table-cell office:value-type="float" office:value="-0.00262">
            <text:p>-2,62E-003</text:p>
          </table:table-cell>
          <table:table-cell table:formula="of:=[.AB140]*[.AC140]" office:value-type="float" office:value="-0.0009694">
            <text:p>-0,0009694</text:p>
          </table:table-cell>
        </table:table-row>
        <table:table-row table:style-name="ro1">
          <table:table-cell office:value-type="float" office:value="0.38">
            <text:p>0,38</text:p>
          </table:table-cell>
          <table:table-cell office:value-type="float" office:value="0.000778">
            <text:p>7,78E-004</text:p>
          </table:table-cell>
          <table:table-cell table:formula="of:=[.A141]*[.B141]" office:value-type="float" office:value="0.00029564">
            <text:p>2,96E-004</text:p>
          </table:table-cell>
          <table:table-cell office:value-type="float" office:value="0.38">
            <text:p>0,38</text:p>
          </table:table-cell>
          <table:table-cell office:value-type="float" office:value="0.00251">
            <text:p>2,51E-003</text:p>
          </table:table-cell>
          <table:table-cell table:formula="of:=[.D141]*[.E141]" office:value-type="float" office:value="0.0009538">
            <text:p>9,54E-004</text:p>
          </table:table-cell>
          <table:table-cell office:value-type="float" office:value="0.38">
            <text:p>0,38</text:p>
          </table:table-cell>
          <table:table-cell office:value-type="float" office:value="0.000217">
            <text:p>2,17E-004</text:p>
          </table:table-cell>
          <table:table-cell table:formula="of:=[.G141]*[.H141]" office:value-type="float" office:value="0.00008246">
            <text:p>8,25E-005</text:p>
          </table:table-cell>
          <table:table-cell office:value-type="float" office:value="0.38">
            <text:p>0,38</text:p>
          </table:table-cell>
          <table:table-cell office:value-type="float" office:value="-0.00309">
            <text:p>-3,09E-003</text:p>
          </table:table-cell>
          <table:table-cell table:formula="of:=[.J141]*[.K141]" office:value-type="float" office:value="-0.0011742">
            <text:p>-1,17E-003</text:p>
          </table:table-cell>
          <table:table-cell office:value-type="float" office:value="0.38">
            <text:p>0,38</text:p>
          </table:table-cell>
          <table:table-cell office:value-type="float" office:value="0.0000116">
            <text:p>1,16E-005</text:p>
          </table:table-cell>
          <table:table-cell table:formula="of:=[.M141]*[.N141]" office:value-type="float" office:value="0.000004408">
            <text:p>4,41E-006</text:p>
          </table:table-cell>
          <table:table-cell office:value-type="float" office:value="0.38">
            <text:p>0,38</text:p>
          </table:table-cell>
          <table:table-cell office:value-type="float" office:value="0.0000118">
            <text:p>1,18E-005</text:p>
          </table:table-cell>
          <table:table-cell table:formula="of:=[.P141]*[.Q141]" office:value-type="float" office:value="0.000004484">
            <text:p>4,48E-006</text:p>
          </table:table-cell>
          <table:table-cell office:value-type="float" office:value="0.38">
            <text:p>0,38</text:p>
          </table:table-cell>
          <table:table-cell office:value-type="float" office:value="0.0000387">
            <text:p>3,87E-005</text:p>
          </table:table-cell>
          <table:table-cell table:formula="of:=[.S141]*[.T141]" office:value-type="float" office:value="0.000014706">
            <text:p>1,47E-005</text:p>
          </table:table-cell>
          <table:table-cell office:value-type="float" office:value="0.38">
            <text:p>0,38</text:p>
          </table:table-cell>
          <table:table-cell office:value-type="float" office:value="-0.00101">
            <text:p>-1,01E-003</text:p>
          </table:table-cell>
          <table:table-cell table:formula="of:=[.V141]*[.W141]" office:value-type="float" office:value="-0.0003838">
            <text:p>-3,84E-004</text:p>
          </table:table-cell>
          <table:table-cell office:value-type="float" office:value="0.38">
            <text:p>0,38</text:p>
          </table:table-cell>
          <table:table-cell office:value-type="float" office:value="0.000133">
            <text:p>1,33E-004</text:p>
          </table:table-cell>
          <table:table-cell table:formula="of:=[.Y141]*[.Z141]" office:value-type="float" office:value="0.00005054">
            <text:p>5,05E-005</text:p>
          </table:table-cell>
          <table:table-cell office:value-type="float" office:value="0.38">
            <text:p>0,38</text:p>
          </table:table-cell>
          <table:table-cell office:value-type="float" office:value="-0.00248">
            <text:p>-2,48E-003</text:p>
          </table:table-cell>
          <table:table-cell table:formula="of:=[.AB141]*[.AC141]" office:value-type="float" office:value="-0.0009424">
            <text:p>-0,0009424</text:p>
          </table:table-cell>
        </table:table-row>
        <table:table-row table:style-name="ro1">
          <table:table-cell office:value-type="float" office:value="0.39">
            <text:p>0,39</text:p>
          </table:table-cell>
          <table:table-cell office:value-type="float" office:value="0.000883">
            <text:p>8,83E-004</text:p>
          </table:table-cell>
          <table:table-cell table:formula="of:=[.A142]*[.B142]" office:value-type="float" office:value="0.00034437">
            <text:p>3,44E-004</text:p>
          </table:table-cell>
          <table:table-cell office:value-type="float" office:value="0.39">
            <text:p>0,39</text:p>
          </table:table-cell>
          <table:table-cell office:value-type="float" office:value="0.00284">
            <text:p>2,84E-003</text:p>
          </table:table-cell>
          <table:table-cell table:formula="of:=[.D142]*[.E142]" office:value-type="float" office:value="0.0011076">
            <text:p>1,11E-003</text:p>
          </table:table-cell>
          <table:table-cell office:value-type="float" office:value="0.39">
            <text:p>0,39</text:p>
          </table:table-cell>
          <table:table-cell office:value-type="float" office:value="0.000241">
            <text:p>2,41E-004</text:p>
          </table:table-cell>
          <table:table-cell table:formula="of:=[.G142]*[.H142]" office:value-type="float" office:value="0.00009399">
            <text:p>9,40E-005</text:p>
          </table:table-cell>
          <table:table-cell office:value-type="float" office:value="0.39">
            <text:p>0,39</text:p>
          </table:table-cell>
          <table:table-cell office:value-type="float" office:value="-0.0029">
            <text:p>-2,90E-003</text:p>
          </table:table-cell>
          <table:table-cell table:formula="of:=[.J142]*[.K142]" office:value-type="float" office:value="-0.001131">
            <text:p>-1,13E-003</text:p>
          </table:table-cell>
          <table:table-cell office:value-type="float" office:value="0.39">
            <text:p>0,39</text:p>
          </table:table-cell>
          <table:table-cell office:value-type="float" office:value="0.0000121">
            <text:p>1,21E-005</text:p>
          </table:table-cell>
          <table:table-cell table:formula="of:=[.M142]*[.N142]" office:value-type="float" office:value="0.000004719">
            <text:p>4,72E-006</text:p>
          </table:table-cell>
          <table:table-cell office:value-type="float" office:value="0.39">
            <text:p>0,39</text:p>
          </table:table-cell>
          <table:table-cell office:value-type="float" office:value="0.0000123">
            <text:p>1,23E-005</text:p>
          </table:table-cell>
          <table:table-cell table:formula="of:=[.P142]*[.Q142]" office:value-type="float" office:value="0.000004797">
            <text:p>4,80E-006</text:p>
          </table:table-cell>
          <table:table-cell office:value-type="float" office:value="0.39">
            <text:p>0,39</text:p>
          </table:table-cell>
          <table:table-cell office:value-type="float" office:value="0.0000413">
            <text:p>4,13E-005</text:p>
          </table:table-cell>
          <table:table-cell table:formula="of:=[.S142]*[.T142]" office:value-type="float" office:value="0.000016107">
            <text:p>1,61E-005</text:p>
          </table:table-cell>
          <table:table-cell office:value-type="float" office:value="0.39">
            <text:p>0,39</text:p>
          </table:table-cell>
          <table:table-cell office:value-type="float" office:value="-0.000945">
            <text:p>-9,45E-004</text:p>
          </table:table-cell>
          <table:table-cell table:formula="of:=[.V142]*[.W142]" office:value-type="float" office:value="-0.00036855">
            <text:p>-3,69E-004</text:p>
          </table:table-cell>
          <table:table-cell office:value-type="float" office:value="0.39">
            <text:p>0,39</text:p>
          </table:table-cell>
          <table:table-cell office:value-type="float" office:value="0.000142">
            <text:p>1,42E-004</text:p>
          </table:table-cell>
          <table:table-cell table:formula="of:=[.Y142]*[.Z142]" office:value-type="float" office:value="0.00005538">
            <text:p>5,54E-005</text:p>
          </table:table-cell>
          <table:table-cell office:value-type="float" office:value="0.39">
            <text:p>0,39</text:p>
          </table:table-cell>
          <table:table-cell office:value-type="float" office:value="-0.00234">
            <text:p>-2,34E-003</text:p>
          </table:table-cell>
          <table:table-cell table:formula="of:=[.AB142]*[.AC142]" office:value-type="float" office:value="-0.0009126">
            <text:p>-0,0009126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001">
            <text:p>1,00E-003</text:p>
          </table:table-cell>
          <table:table-cell table:formula="of:=[.A143]*[.B143]" office:value-type="float" office:value="0.0004">
            <text:p>4,00E-004</text:p>
          </table:table-cell>
          <table:table-cell office:value-type="float" office:value="0.4">
            <text:p>0,4</text:p>
          </table:table-cell>
          <table:table-cell office:value-type="float" office:value="0.00318">
            <text:p>3,18E-003</text:p>
          </table:table-cell>
          <table:table-cell table:formula="of:=[.D143]*[.E143]" office:value-type="float" office:value="0.001272">
            <text:p>1,27E-003</text:p>
          </table:table-cell>
          <table:table-cell office:value-type="float" office:value="0.4">
            <text:p>0,4</text:p>
          </table:table-cell>
          <table:table-cell office:value-type="float" office:value="0.000268">
            <text:p>2,68E-004</text:p>
          </table:table-cell>
          <table:table-cell table:formula="of:=[.G143]*[.H143]" office:value-type="float" office:value="0.0001072">
            <text:p>1,07E-004</text:p>
          </table:table-cell>
          <table:table-cell office:value-type="float" office:value="0.4">
            <text:p>0,4</text:p>
          </table:table-cell>
          <table:table-cell office:value-type="float" office:value="-0.00269">
            <text:p>-2,69E-003</text:p>
          </table:table-cell>
          <table:table-cell table:formula="of:=[.J143]*[.K143]" office:value-type="float" office:value="-0.001076">
            <text:p>-1,08E-003</text:p>
          </table:table-cell>
          <table:table-cell office:value-type="float" office:value="0.4">
            <text:p>0,4</text:p>
          </table:table-cell>
          <table:table-cell office:value-type="float" office:value="0.0000127">
            <text:p>1,27E-005</text:p>
          </table:table-cell>
          <table:table-cell table:formula="of:=[.M143]*[.N143]" office:value-type="float" office:value="0.00000508">
            <text:p>5,08E-006</text:p>
          </table:table-cell>
          <table:table-cell office:value-type="float" office:value="0.4">
            <text:p>0,4</text:p>
          </table:table-cell>
          <table:table-cell office:value-type="float" office:value="0.0000129">
            <text:p>1,29E-005</text:p>
          </table:table-cell>
          <table:table-cell table:formula="of:=[.P143]*[.Q143]" office:value-type="float" office:value="0.00000516">
            <text:p>5,16E-006</text:p>
          </table:table-cell>
          <table:table-cell office:value-type="float" office:value="0.4">
            <text:p>0,4</text:p>
          </table:table-cell>
          <table:table-cell office:value-type="float" office:value="0.0000441">
            <text:p>4,41E-005</text:p>
          </table:table-cell>
          <table:table-cell table:formula="of:=[.S143]*[.T143]" office:value-type="float" office:value="0.00001764">
            <text:p>1,76E-005</text:p>
          </table:table-cell>
          <table:table-cell office:value-type="float" office:value="0.4">
            <text:p>0,4</text:p>
          </table:table-cell>
          <table:table-cell office:value-type="float" office:value="-0.000882">
            <text:p>-8,82E-004</text:p>
          </table:table-cell>
          <table:table-cell table:formula="of:=[.V143]*[.W143]" office:value-type="float" office:value="-0.0003528">
            <text:p>-3,53E-004</text:p>
          </table:table-cell>
          <table:table-cell office:value-type="float" office:value="0.4">
            <text:p>0,4</text:p>
          </table:table-cell>
          <table:table-cell office:value-type="float" office:value="0.000151">
            <text:p>1,51E-004</text:p>
          </table:table-cell>
          <table:table-cell table:formula="of:=[.Y143]*[.Z143]" office:value-type="float" office:value="0.0000604">
            <text:p>6,04E-005</text:p>
          </table:table-cell>
          <table:table-cell office:value-type="float" office:value="0.4">
            <text:p>0,4</text:p>
          </table:table-cell>
          <table:table-cell office:value-type="float" office:value="-0.0022">
            <text:p>-2,20E-003</text:p>
          </table:table-cell>
          <table:table-cell table:formula="of:=[.AB143]*[.AC143]" office:value-type="float" office:value="-0.00088">
            <text:p>-0,00088</text:p>
          </table:table-cell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00113">
            <text:p>1,13E-003</text:p>
          </table:table-cell>
          <table:table-cell table:formula="of:=[.A144]*[.B144]" office:value-type="float" office:value="0.0004633">
            <text:p>4,63E-004</text:p>
          </table:table-cell>
          <table:table-cell office:value-type="float" office:value="0.41">
            <text:p>0,41</text:p>
          </table:table-cell>
          <table:table-cell office:value-type="float" office:value="0.00354">
            <text:p>3,54E-003</text:p>
          </table:table-cell>
          <table:table-cell table:formula="of:=[.D144]*[.E144]" office:value-type="float" office:value="0.0014514">
            <text:p>1,45E-003</text:p>
          </table:table-cell>
          <table:table-cell office:value-type="float" office:value="0.41">
            <text:p>0,41</text:p>
          </table:table-cell>
          <table:table-cell office:value-type="float" office:value="0.000297">
            <text:p>2,97E-004</text:p>
          </table:table-cell>
          <table:table-cell table:formula="of:=[.G144]*[.H144]" office:value-type="float" office:value="0.00012177">
            <text:p>1,22E-004</text:p>
          </table:table-cell>
          <table:table-cell office:value-type="float" office:value="0.41">
            <text:p>0,41</text:p>
          </table:table-cell>
          <table:table-cell office:value-type="float" office:value="-0.00248">
            <text:p>-2,48E-003</text:p>
          </table:table-cell>
          <table:table-cell table:formula="of:=[.J144]*[.K144]" office:value-type="float" office:value="-0.0010168">
            <text:p>-1,02E-003</text:p>
          </table:table-cell>
          <table:table-cell office:value-type="float" office:value="0.41">
            <text:p>0,41</text:p>
          </table:table-cell>
          <table:table-cell office:value-type="float" office:value="0.0000132">
            <text:p>1,32E-005</text:p>
          </table:table-cell>
          <table:table-cell table:formula="of:=[.M144]*[.N144]" office:value-type="float" office:value="0.000005412">
            <text:p>5,41E-006</text:p>
          </table:table-cell>
          <table:table-cell office:value-type="float" office:value="0.41">
            <text:p>0,41</text:p>
          </table:table-cell>
          <table:table-cell office:value-type="float" office:value="0.0000134">
            <text:p>1,34E-005</text:p>
          </table:table-cell>
          <table:table-cell table:formula="of:=[.P144]*[.Q144]" office:value-type="float" office:value="0.000005494">
            <text:p>5,49E-006</text:p>
          </table:table-cell>
          <table:table-cell office:value-type="float" office:value="0.41">
            <text:p>0,41</text:p>
          </table:table-cell>
          <table:table-cell office:value-type="float" office:value="0.0000471">
            <text:p>4,71E-005</text:p>
          </table:table-cell>
          <table:table-cell table:formula="of:=[.S144]*[.T144]" office:value-type="float" office:value="0.000019311">
            <text:p>1,93E-005</text:p>
          </table:table-cell>
          <table:table-cell office:value-type="float" office:value="0.41">
            <text:p>0,41</text:p>
          </table:table-cell>
          <table:table-cell office:value-type="float" office:value="-0.000817">
            <text:p>-8,17E-004</text:p>
          </table:table-cell>
          <table:table-cell table:formula="of:=[.V144]*[.W144]" office:value-type="float" office:value="-0.00033497">
            <text:p>-3,35E-004</text:p>
          </table:table-cell>
          <table:table-cell office:value-type="float" office:value="0.41">
            <text:p>0,41</text:p>
          </table:table-cell>
          <table:table-cell office:value-type="float" office:value="0.000161">
            <text:p>1,61E-004</text:p>
          </table:table-cell>
          <table:table-cell table:formula="of:=[.Y144]*[.Z144]" office:value-type="float" office:value="0.00006601">
            <text:p>6,60E-005</text:p>
          </table:table-cell>
          <table:table-cell office:value-type="float" office:value="0.41">
            <text:p>0,41</text:p>
          </table:table-cell>
          <table:table-cell office:value-type="float" office:value="-0.00206">
            <text:p>-2,06E-003</text:p>
          </table:table-cell>
          <table:table-cell table:formula="of:=[.AB144]*[.AC144]" office:value-type="float" office:value="-0.0008446">
            <text:p>-0,0008446</text:p>
          </table:table-cell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0.00128">
            <text:p>1,28E-003</text:p>
          </table:table-cell>
          <table:table-cell table:formula="of:=[.A145]*[.B145]" office:value-type="float" office:value="0.0005376">
            <text:p>5,38E-004</text:p>
          </table:table-cell>
          <table:table-cell office:value-type="float" office:value="0.42">
            <text:p>0,42</text:p>
          </table:table-cell>
          <table:table-cell office:value-type="float" office:value="0.00392">
            <text:p>3,92E-003</text:p>
          </table:table-cell>
          <table:table-cell table:formula="of:=[.D145]*[.E145]" office:value-type="float" office:value="0.0016464">
            <text:p>1,65E-003</text:p>
          </table:table-cell>
          <table:table-cell office:value-type="float" office:value="0.42">
            <text:p>0,42</text:p>
          </table:table-cell>
          <table:table-cell office:value-type="float" office:value="0.00033">
            <text:p>3,30E-004</text:p>
          </table:table-cell>
          <table:table-cell table:formula="of:=[.G145]*[.H145]" office:value-type="float" office:value="0.0001386">
            <text:p>1,39E-004</text:p>
          </table:table-cell>
          <table:table-cell office:value-type="float" office:value="0.42">
            <text:p>0,42</text:p>
          </table:table-cell>
          <table:table-cell office:value-type="float" office:value="-0.00227">
            <text:p>-2,27E-003</text:p>
          </table:table-cell>
          <table:table-cell table:formula="of:=[.J145]*[.K145]" office:value-type="float" office:value="-0.0009534">
            <text:p>-9,53E-004</text:p>
          </table:table-cell>
          <table:table-cell office:value-type="float" office:value="0.42">
            <text:p>0,42</text:p>
          </table:table-cell>
          <table:table-cell office:value-type="float" office:value="0.0000138">
            <text:p>1,38E-005</text:p>
          </table:table-cell>
          <table:table-cell table:formula="of:=[.M145]*[.N145]" office:value-type="float" office:value="0.000005796">
            <text:p>5,80E-006</text:p>
          </table:table-cell>
          <table:table-cell office:value-type="float" office:value="0.42">
            <text:p>0,42</text:p>
          </table:table-cell>
          <table:table-cell office:value-type="float" office:value="0.000014">
            <text:p>1,40E-005</text:p>
          </table:table-cell>
          <table:table-cell table:formula="of:=[.P145]*[.Q145]" office:value-type="float" office:value="0.00000588">
            <text:p>5,88E-006</text:p>
          </table:table-cell>
          <table:table-cell office:value-type="float" office:value="0.42">
            <text:p>0,42</text:p>
          </table:table-cell>
          <table:table-cell office:value-type="float" office:value="0.0000504">
            <text:p>5,04E-005</text:p>
          </table:table-cell>
          <table:table-cell table:formula="of:=[.S145]*[.T145]" office:value-type="float" office:value="0.000021168">
            <text:p>2,12E-005</text:p>
          </table:table-cell>
          <table:table-cell office:value-type="float" office:value="0.42">
            <text:p>0,42</text:p>
          </table:table-cell>
          <table:table-cell office:value-type="float" office:value="-0.000752">
            <text:p>-7,52E-004</text:p>
          </table:table-cell>
          <table:table-cell table:formula="of:=[.V145]*[.W145]" office:value-type="float" office:value="-0.00031584">
            <text:p>-3,16E-004</text:p>
          </table:table-cell>
          <table:table-cell office:value-type="float" office:value="0.42">
            <text:p>0,42</text:p>
          </table:table-cell>
          <table:table-cell office:value-type="float" office:value="0.000171">
            <text:p>1,71E-004</text:p>
          </table:table-cell>
          <table:table-cell table:formula="of:=[.Y145]*[.Z145]" office:value-type="float" office:value="0.00007182">
            <text:p>7,18E-005</text:p>
          </table:table-cell>
          <table:table-cell office:value-type="float" office:value="0.42">
            <text:p>0,42</text:p>
          </table:table-cell>
          <table:table-cell office:value-type="float" office:value="-0.00192">
            <text:p>-1,92E-003</text:p>
          </table:table-cell>
          <table:table-cell table:formula="of:=[.AB145]*[.AC145]" office:value-type="float" office:value="-0.0008064">
            <text:p>-0,0008064</text:p>
          </table:table-cell>
        </table:table-row>
        <table:table-row table:style-name="ro1">
          <table:table-cell office:value-type="float" office:value="0.43">
            <text:p>0,43</text:p>
          </table:table-cell>
          <table:table-cell office:value-type="float" office:value="0.00144">
            <text:p>1,44E-003</text:p>
          </table:table-cell>
          <table:table-cell table:formula="of:=[.A146]*[.B146]" office:value-type="float" office:value="0.0006192">
            <text:p>6,19E-004</text:p>
          </table:table-cell>
          <table:table-cell office:value-type="float" office:value="0.43">
            <text:p>0,43</text:p>
          </table:table-cell>
          <table:table-cell office:value-type="float" office:value="0.00431">
            <text:p>4,31E-003</text:p>
          </table:table-cell>
          <table:table-cell table:formula="of:=[.D146]*[.E146]" office:value-type="float" office:value="0.0018533">
            <text:p>1,85E-003</text:p>
          </table:table-cell>
          <table:table-cell office:value-type="float" office:value="0.43">
            <text:p>0,43</text:p>
          </table:table-cell>
          <table:table-cell office:value-type="float" office:value="0.000366">
            <text:p>3,66E-004</text:p>
          </table:table-cell>
          <table:table-cell table:formula="of:=[.G146]*[.H146]" office:value-type="float" office:value="0.00015738">
            <text:p>1,57E-004</text:p>
          </table:table-cell>
          <table:table-cell office:value-type="float" office:value="0.43">
            <text:p>0,43</text:p>
          </table:table-cell>
          <table:table-cell office:value-type="float" office:value="-0.00206">
            <text:p>-2,06E-003</text:p>
          </table:table-cell>
          <table:table-cell table:formula="of:=[.J146]*[.K146]" office:value-type="float" office:value="-0.0008858">
            <text:p>-8,86E-004</text:p>
          </table:table-cell>
          <table:table-cell office:value-type="float" office:value="0.43">
            <text:p>0,43</text:p>
          </table:table-cell>
          <table:table-cell office:value-type="float" office:value="0.0000144">
            <text:p>1,44E-005</text:p>
          </table:table-cell>
          <table:table-cell table:formula="of:=[.M146]*[.N146]" office:value-type="float" office:value="0.000006192">
            <text:p>6,19E-006</text:p>
          </table:table-cell>
          <table:table-cell office:value-type="float" office:value="0.43">
            <text:p>0,43</text:p>
          </table:table-cell>
          <table:table-cell office:value-type="float" office:value="0.0000146">
            <text:p>1,46E-005</text:p>
          </table:table-cell>
          <table:table-cell table:formula="of:=[.P146]*[.Q146]" office:value-type="float" office:value="0.000006278">
            <text:p>6,28E-006</text:p>
          </table:table-cell>
          <table:table-cell office:value-type="float" office:value="0.43">
            <text:p>0,43</text:p>
          </table:table-cell>
          <table:table-cell office:value-type="float" office:value="0.0000539">
            <text:p>5,39E-005</text:p>
          </table:table-cell>
          <table:table-cell table:formula="of:=[.S146]*[.T146]" office:value-type="float" office:value="0.000023177">
            <text:p>2,32E-005</text:p>
          </table:table-cell>
          <table:table-cell office:value-type="float" office:value="0.43">
            <text:p>0,43</text:p>
          </table:table-cell>
          <table:table-cell office:value-type="float" office:value="-0.000687">
            <text:p>-6,87E-004</text:p>
          </table:table-cell>
          <table:table-cell table:formula="of:=[.V146]*[.W146]" office:value-type="float" office:value="-0.00029541">
            <text:p>-2,95E-004</text:p>
          </table:table-cell>
          <table:table-cell office:value-type="float" office:value="0.43">
            <text:p>0,43</text:p>
          </table:table-cell>
          <table:table-cell office:value-type="float" office:value="0.000182">
            <text:p>1,82E-004</text:p>
          </table:table-cell>
          <table:table-cell table:formula="of:=[.Y146]*[.Z146]" office:value-type="float" office:value="0.00007826">
            <text:p>7,83E-005</text:p>
          </table:table-cell>
          <table:table-cell office:value-type="float" office:value="0.43">
            <text:p>0,43</text:p>
          </table:table-cell>
          <table:table-cell office:value-type="float" office:value="-0.00178">
            <text:p>-1,78E-003</text:p>
          </table:table-cell>
          <table:table-cell table:formula="of:=[.AB146]*[.AC146]" office:value-type="float" office:value="-0.0007654">
            <text:p>-0,0007654</text:p>
          </table:table-cell>
        </table:table-row>
        <table:table-row table:style-name="ro1">
          <table:table-cell office:value-type="float" office:value="0.44">
            <text:p>0,44</text:p>
          </table:table-cell>
          <table:table-cell office:value-type="float" office:value="0.00161">
            <text:p>1,61E-003</text:p>
          </table:table-cell>
          <table:table-cell table:formula="of:=[.A147]*[.B147]" office:value-type="float" office:value="0.0007084">
            <text:p>7,08E-004</text:p>
          </table:table-cell>
          <table:table-cell office:value-type="float" office:value="0.44">
            <text:p>0,44</text:p>
          </table:table-cell>
          <table:table-cell office:value-type="float" office:value="0.00472">
            <text:p>4,72E-003</text:p>
          </table:table-cell>
          <table:table-cell table:formula="of:=[.D147]*[.E147]" office:value-type="float" office:value="0.0020768">
            <text:p>2,08E-003</text:p>
          </table:table-cell>
          <table:table-cell office:value-type="float" office:value="0.44">
            <text:p>0,44</text:p>
          </table:table-cell>
          <table:table-cell office:value-type="float" office:value="0.000406">
            <text:p>4,06E-004</text:p>
          </table:table-cell>
          <table:table-cell table:formula="of:=[.G147]*[.H147]" office:value-type="float" office:value="0.00017864">
            <text:p>1,79E-004</text:p>
          </table:table-cell>
          <table:table-cell office:value-type="float" office:value="0.44">
            <text:p>0,44</text:p>
          </table:table-cell>
          <table:table-cell office:value-type="float" office:value="-0.00185">
            <text:p>-1,85E-003</text:p>
          </table:table-cell>
          <table:table-cell table:formula="of:=[.J147]*[.K147]" office:value-type="float" office:value="-0.000814">
            <text:p>-8,14E-004</text:p>
          </table:table-cell>
          <table:table-cell office:value-type="float" office:value="0.44">
            <text:p>0,44</text:p>
          </table:table-cell>
          <table:table-cell office:value-type="float" office:value="0.000015">
            <text:p>1,50E-005</text:p>
          </table:table-cell>
          <table:table-cell table:formula="of:=[.M147]*[.N147]" office:value-type="float" office:value="0.0000066">
            <text:p>6,60E-006</text:p>
          </table:table-cell>
          <table:table-cell office:value-type="float" office:value="0.44">
            <text:p>0,44</text:p>
          </table:table-cell>
          <table:table-cell office:value-type="float" office:value="0.0000153">
            <text:p>1,53E-005</text:p>
          </table:table-cell>
          <table:table-cell table:formula="of:=[.P147]*[.Q147]" office:value-type="float" office:value="0.000006732">
            <text:p>6,73E-006</text:p>
          </table:table-cell>
          <table:table-cell office:value-type="float" office:value="0.44">
            <text:p>0,44</text:p>
          </table:table-cell>
          <table:table-cell office:value-type="float" office:value="0.0000578">
            <text:p>5,78E-005</text:p>
          </table:table-cell>
          <table:table-cell table:formula="of:=[.S147]*[.T147]" office:value-type="float" office:value="0.000025432">
            <text:p>2,54E-005</text:p>
          </table:table-cell>
          <table:table-cell office:value-type="float" office:value="0.44">
            <text:p>0,44</text:p>
          </table:table-cell>
          <table:table-cell office:value-type="float" office:value="-0.000623">
            <text:p>-6,23E-004</text:p>
          </table:table-cell>
          <table:table-cell table:formula="of:=[.V147]*[.W147]" office:value-type="float" office:value="-0.00027412">
            <text:p>-2,74E-004</text:p>
          </table:table-cell>
          <table:table-cell office:value-type="float" office:value="0.44">
            <text:p>0,44</text:p>
          </table:table-cell>
          <table:table-cell office:value-type="float" office:value="0.000194">
            <text:p>1,94E-004</text:p>
          </table:table-cell>
          <table:table-cell table:formula="of:=[.Y147]*[.Z147]" office:value-type="float" office:value="0.00008536">
            <text:p>8,54E-005</text:p>
          </table:table-cell>
          <table:table-cell office:value-type="float" office:value="0.44">
            <text:p>0,44</text:p>
          </table:table-cell>
          <table:table-cell office:value-type="float" office:value="-0.00164">
            <text:p>-1,64E-003</text:p>
          </table:table-cell>
          <table:table-cell table:formula="of:=[.AB147]*[.AC147]" office:value-type="float" office:value="-0.0007216">
            <text:p>-0,0007216</text:p>
          </table:table-cell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00181">
            <text:p>1,81E-003</text:p>
          </table:table-cell>
          <table:table-cell table:formula="of:=[.A148]*[.B148]" office:value-type="float" office:value="0.0008145">
            <text:p>8,15E-004</text:p>
          </table:table-cell>
          <table:table-cell office:value-type="float" office:value="0.45">
            <text:p>0,45</text:p>
          </table:table-cell>
          <table:table-cell office:value-type="float" office:value="0.00514">
            <text:p>5,14E-003</text:p>
          </table:table-cell>
          <table:table-cell table:formula="of:=[.D148]*[.E148]" office:value-type="float" office:value="0.002313">
            <text:p>2,31E-003</text:p>
          </table:table-cell>
          <table:table-cell office:value-type="float" office:value="0.45">
            <text:p>0,45</text:p>
          </table:table-cell>
          <table:table-cell office:value-type="float" office:value="0.000449">
            <text:p>4,49E-004</text:p>
          </table:table-cell>
          <table:table-cell table:formula="of:=[.G148]*[.H148]" office:value-type="float" office:value="0.00020205">
            <text:p>2,02E-004</text:p>
          </table:table-cell>
          <table:table-cell office:value-type="float" office:value="0.45">
            <text:p>0,45</text:p>
          </table:table-cell>
          <table:table-cell office:value-type="float" office:value="-0.00164">
            <text:p>-1,64E-003</text:p>
          </table:table-cell>
          <table:table-cell table:formula="of:=[.J148]*[.K148]" office:value-type="float" office:value="-0.000738">
            <text:p>-7,38E-004</text:p>
          </table:table-cell>
          <table:table-cell office:value-type="float" office:value="0.45">
            <text:p>0,45</text:p>
          </table:table-cell>
          <table:table-cell office:value-type="float" office:value="0.0000157">
            <text:p>1,57E-005</text:p>
          </table:table-cell>
          <table:table-cell table:formula="of:=[.M148]*[.N148]" office:value-type="float" office:value="0.000007065">
            <text:p>7,07E-006</text:p>
          </table:table-cell>
          <table:table-cell office:value-type="float" office:value="0.45">
            <text:p>0,45</text:p>
          </table:table-cell>
          <table:table-cell office:value-type="float" office:value="0.000016">
            <text:p>1,60E-005</text:p>
          </table:table-cell>
          <table:table-cell table:formula="of:=[.P148]*[.Q148]" office:value-type="float" office:value="0.0000072">
            <text:p>7,20E-006</text:p>
          </table:table-cell>
          <table:table-cell office:value-type="float" office:value="0.45">
            <text:p>0,45</text:p>
          </table:table-cell>
          <table:table-cell office:value-type="float" office:value="0.0000621">
            <text:p>6,21E-005</text:p>
          </table:table-cell>
          <table:table-cell table:formula="of:=[.S148]*[.T148]" office:value-type="float" office:value="0.000027945">
            <text:p>2,79E-005</text:p>
          </table:table-cell>
          <table:table-cell office:value-type="float" office:value="0.45">
            <text:p>0,45</text:p>
          </table:table-cell>
          <table:table-cell office:value-type="float" office:value="-0.00056">
            <text:p>-5,60E-004</text:p>
          </table:table-cell>
          <table:table-cell table:formula="of:=[.V148]*[.W148]" office:value-type="float" office:value="-0.000252">
            <text:p>-2,52E-004</text:p>
          </table:table-cell>
          <table:table-cell office:value-type="float" office:value="0.45">
            <text:p>0,45</text:p>
          </table:table-cell>
          <table:table-cell office:value-type="float" office:value="0.000206">
            <text:p>2,06E-004</text:p>
          </table:table-cell>
          <table:table-cell table:formula="of:=[.Y148]*[.Z148]" office:value-type="float" office:value="0.0000927">
            <text:p>9,27E-005</text:p>
          </table:table-cell>
          <table:table-cell office:value-type="float" office:value="0.45">
            <text:p>0,45</text:p>
          </table:table-cell>
          <table:table-cell office:value-type="float" office:value="-0.0015">
            <text:p>-1,50E-003</text:p>
          </table:table-cell>
          <table:table-cell table:formula="of:=[.AB148]*[.AC148]" office:value-type="float" office:value="-0.000675">
            <text:p>-0,000675</text:p>
          </table:table-cell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00202">
            <text:p>2,02E-003</text:p>
          </table:table-cell>
          <table:table-cell table:formula="of:=[.A149]*[.B149]" office:value-type="float" office:value="0.0009292">
            <text:p>9,29E-004</text:p>
          </table:table-cell>
          <table:table-cell office:value-type="float" office:value="0.46">
            <text:p>0,46</text:p>
          </table:table-cell>
          <table:table-cell office:value-type="float" office:value="0.00559">
            <text:p>5,59E-003</text:p>
          </table:table-cell>
          <table:table-cell table:formula="of:=[.D149]*[.E149]" office:value-type="float" office:value="0.0025714">
            <text:p>2,57E-003</text:p>
          </table:table-cell>
          <table:table-cell office:value-type="float" office:value="0.46">
            <text:p>0,46</text:p>
          </table:table-cell>
          <table:table-cell office:value-type="float" office:value="0.000497">
            <text:p>4,97E-004</text:p>
          </table:table-cell>
          <table:table-cell table:formula="of:=[.G149]*[.H149]" office:value-type="float" office:value="0.00022862">
            <text:p>2,29E-004</text:p>
          </table:table-cell>
          <table:table-cell office:value-type="float" office:value="0.46">
            <text:p>0,46</text:p>
          </table:table-cell>
          <table:table-cell office:value-type="float" office:value="-0.00143">
            <text:p>-1,43E-003</text:p>
          </table:table-cell>
          <table:table-cell table:formula="of:=[.J149]*[.K149]" office:value-type="float" office:value="-0.0006578">
            <text:p>-6,58E-004</text:p>
          </table:table-cell>
          <table:table-cell office:value-type="float" office:value="0.46">
            <text:p>0,46</text:p>
          </table:table-cell>
          <table:table-cell office:value-type="float" office:value="0.0000164">
            <text:p>1,64E-005</text:p>
          </table:table-cell>
          <table:table-cell table:formula="of:=[.M149]*[.N149]" office:value-type="float" office:value="0.000007544">
            <text:p>7,54E-006</text:p>
          </table:table-cell>
          <table:table-cell office:value-type="float" office:value="0.46">
            <text:p>0,46</text:p>
          </table:table-cell>
          <table:table-cell office:value-type="float" office:value="0.0000167">
            <text:p>1,67E-005</text:p>
          </table:table-cell>
          <table:table-cell table:formula="of:=[.P149]*[.Q149]" office:value-type="float" office:value="0.000007682">
            <text:p>7,68E-006</text:p>
          </table:table-cell>
          <table:table-cell office:value-type="float" office:value="0.46">
            <text:p>0,46</text:p>
          </table:table-cell>
          <table:table-cell office:value-type="float" office:value="0.0000669">
            <text:p>6,69E-005</text:p>
          </table:table-cell>
          <table:table-cell table:formula="of:=[.S149]*[.T149]" office:value-type="float" office:value="0.000030774">
            <text:p>3,08E-005</text:p>
          </table:table-cell>
          <table:table-cell office:value-type="float" office:value="0.46">
            <text:p>0,46</text:p>
          </table:table-cell>
          <table:table-cell office:value-type="float" office:value="-0.000497">
            <text:p>-4,97E-004</text:p>
          </table:table-cell>
          <table:table-cell table:formula="of:=[.V149]*[.W149]" office:value-type="float" office:value="-0.00022862">
            <text:p>-2,29E-004</text:p>
          </table:table-cell>
          <table:table-cell office:value-type="float" office:value="0.46">
            <text:p>0,46</text:p>
          </table:table-cell>
          <table:table-cell office:value-type="float" office:value="0.00022">
            <text:p>2,20E-004</text:p>
          </table:table-cell>
          <table:table-cell table:formula="of:=[.Y149]*[.Z149]" office:value-type="float" office:value="0.0001012">
            <text:p>1,01E-004</text:p>
          </table:table-cell>
          <table:table-cell office:value-type="float" office:value="0.46">
            <text:p>0,46</text:p>
          </table:table-cell>
          <table:table-cell office:value-type="float" office:value="-0.00136">
            <text:p>-1,36E-003</text:p>
          </table:table-cell>
          <table:table-cell table:formula="of:=[.AB149]*[.AC149]" office:value-type="float" office:value="-0.0006256">
            <text:p>-0,0006256</text:p>
          </table:table-cell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00225">
            <text:p>2,25E-003</text:p>
          </table:table-cell>
          <table:table-cell table:formula="of:=[.A150]*[.B150]" office:value-type="float" office:value="0.0010575">
            <text:p>1,06E-003</text:p>
          </table:table-cell>
          <table:table-cell office:value-type="float" office:value="0.47">
            <text:p>0,47</text:p>
          </table:table-cell>
          <table:table-cell office:value-type="float" office:value="0.00604">
            <text:p>6,04E-003</text:p>
          </table:table-cell>
          <table:table-cell table:formula="of:=[.D150]*[.E150]" office:value-type="float" office:value="0.0028388">
            <text:p>2,84E-003</text:p>
          </table:table-cell>
          <table:table-cell office:value-type="float" office:value="0.47">
            <text:p>0,47</text:p>
          </table:table-cell>
          <table:table-cell office:value-type="float" office:value="0.000548">
            <text:p>5,48E-004</text:p>
          </table:table-cell>
          <table:table-cell table:formula="of:=[.G150]*[.H150]" office:value-type="float" office:value="0.00025756">
            <text:p>2,58E-004</text:p>
          </table:table-cell>
          <table:table-cell office:value-type="float" office:value="0.47">
            <text:p>0,47</text:p>
          </table:table-cell>
          <table:table-cell office:value-type="float" office:value="-0.00122">
            <text:p>-1,22E-003</text:p>
          </table:table-cell>
          <table:table-cell table:formula="of:=[.J150]*[.K150]" office:value-type="float" office:value="-0.0005734">
            <text:p>-5,73E-004</text:p>
          </table:table-cell>
          <table:table-cell office:value-type="float" office:value="0.47">
            <text:p>0,47</text:p>
          </table:table-cell>
          <table:table-cell office:value-type="float" office:value="0.0000171">
            <text:p>1,71E-005</text:p>
          </table:table-cell>
          <table:table-cell table:formula="of:=[.M150]*[.N150]" office:value-type="float" office:value="0.000008037">
            <text:p>8,04E-006</text:p>
          </table:table-cell>
          <table:table-cell office:value-type="float" office:value="0.47">
            <text:p>0,47</text:p>
          </table:table-cell>
          <table:table-cell office:value-type="float" office:value="0.0000174">
            <text:p>1,74E-005</text:p>
          </table:table-cell>
          <table:table-cell table:formula="of:=[.P150]*[.Q150]" office:value-type="float" office:value="0.000008178">
            <text:p>8,18E-006</text:p>
          </table:table-cell>
          <table:table-cell office:value-type="float" office:value="0.47">
            <text:p>0,47</text:p>
          </table:table-cell>
          <table:table-cell office:value-type="float" office:value="0.0000722">
            <text:p>7,22E-005</text:p>
          </table:table-cell>
          <table:table-cell table:formula="of:=[.S150]*[.T150]" office:value-type="float" office:value="0.000033934">
            <text:p>3,39E-005</text:p>
          </table:table-cell>
          <table:table-cell office:value-type="float" office:value="0.47">
            <text:p>0,47</text:p>
          </table:table-cell>
          <table:table-cell office:value-type="float" office:value="-0.000438">
            <text:p>-4,38E-004</text:p>
          </table:table-cell>
          <table:table-cell table:formula="of:=[.V150]*[.W150]" office:value-type="float" office:value="-0.00020586">
            <text:p>-2,06E-004</text:p>
          </table:table-cell>
          <table:table-cell office:value-type="float" office:value="0.47">
            <text:p>0,47</text:p>
          </table:table-cell>
          <table:table-cell office:value-type="float" office:value="0.000235">
            <text:p>2,35E-004</text:p>
          </table:table-cell>
          <table:table-cell table:formula="of:=[.Y150]*[.Z150]" office:value-type="float" office:value="0.00011045">
            <text:p>1,10E-004</text:p>
          </table:table-cell>
          <table:table-cell office:value-type="float" office:value="0.47">
            <text:p>0,47</text:p>
          </table:table-cell>
          <table:table-cell office:value-type="float" office:value="-0.00123">
            <text:p>-1,23E-003</text:p>
          </table:table-cell>
          <table:table-cell table:formula="of:=[.AB150]*[.AC150]" office:value-type="float" office:value="-0.0005781">
            <text:p>-0,0005781</text:p>
          </table:table-cell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0025">
            <text:p>2,50E-003</text:p>
          </table:table-cell>
          <table:table-cell table:formula="of:=[.A151]*[.B151]" office:value-type="float" office:value="0.0012">
            <text:p>1,20E-003</text:p>
          </table:table-cell>
          <table:table-cell office:value-type="float" office:value="0.48">
            <text:p>0,48</text:p>
          </table:table-cell>
          <table:table-cell office:value-type="float" office:value="0.00652">
            <text:p>6,52E-003</text:p>
          </table:table-cell>
          <table:table-cell table:formula="of:=[.D151]*[.E151]" office:value-type="float" office:value="0.0031296">
            <text:p>3,13E-003</text:p>
          </table:table-cell>
          <table:table-cell office:value-type="float" office:value="0.48">
            <text:p>0,48</text:p>
          </table:table-cell>
          <table:table-cell office:value-type="float" office:value="0.000605">
            <text:p>6,05E-004</text:p>
          </table:table-cell>
          <table:table-cell table:formula="of:=[.G151]*[.H151]" office:value-type="float" office:value="0.0002904">
            <text:p>2,90E-004</text:p>
          </table:table-cell>
          <table:table-cell office:value-type="float" office:value="0.48">
            <text:p>0,48</text:p>
          </table:table-cell>
          <table:table-cell office:value-type="float" office:value="-0.00102">
            <text:p>-1,02E-003</text:p>
          </table:table-cell>
          <table:table-cell table:formula="of:=[.J151]*[.K151]" office:value-type="float" office:value="-0.0004896">
            <text:p>-4,90E-004</text:p>
          </table:table-cell>
          <table:table-cell office:value-type="float" office:value="0.48">
            <text:p>0,48</text:p>
          </table:table-cell>
          <table:table-cell office:value-type="float" office:value="0.0000179">
            <text:p>1,79E-005</text:p>
          </table:table-cell>
          <table:table-cell table:formula="of:=[.M151]*[.N151]" office:value-type="float" office:value="0.000008592">
            <text:p>8,59E-006</text:p>
          </table:table-cell>
          <table:table-cell office:value-type="float" office:value="0.48">
            <text:p>0,48</text:p>
          </table:table-cell>
          <table:table-cell office:value-type="float" office:value="0.0000182">
            <text:p>1,82E-005</text:p>
          </table:table-cell>
          <table:table-cell table:formula="of:=[.P151]*[.Q151]" office:value-type="float" office:value="0.000008736">
            <text:p>8,74E-006</text:p>
          </table:table-cell>
          <table:table-cell office:value-type="float" office:value="0.48">
            <text:p>0,48</text:p>
          </table:table-cell>
          <table:table-cell office:value-type="float" office:value="0.0000781">
            <text:p>7,81E-005</text:p>
          </table:table-cell>
          <table:table-cell table:formula="of:=[.S151]*[.T151]" office:value-type="float" office:value="0.000037488">
            <text:p>3,75E-005</text:p>
          </table:table-cell>
          <table:table-cell office:value-type="float" office:value="0.48">
            <text:p>0,48</text:p>
          </table:table-cell>
          <table:table-cell office:value-type="float" office:value="-0.00038">
            <text:p>-3,80E-004</text:p>
          </table:table-cell>
          <table:table-cell table:formula="of:=[.V151]*[.W151]" office:value-type="float" office:value="-0.0001824">
            <text:p>-1,82E-004</text:p>
          </table:table-cell>
          <table:table-cell office:value-type="float" office:value="0.48">
            <text:p>0,48</text:p>
          </table:table-cell>
          <table:table-cell office:value-type="float" office:value="0.000251">
            <text:p>2,51E-004</text:p>
          </table:table-cell>
          <table:table-cell table:formula="of:=[.Y151]*[.Z151]" office:value-type="float" office:value="0.00012048">
            <text:p>1,20E-004</text:p>
          </table:table-cell>
          <table:table-cell office:value-type="float" office:value="0.48">
            <text:p>0,48</text:p>
          </table:table-cell>
          <table:table-cell office:value-type="float" office:value="-0.0011">
            <text:p>-1,10E-003</text:p>
          </table:table-cell>
          <table:table-cell table:formula="of:=[.AB151]*[.AC151]" office:value-type="float" office:value="-0.000528">
            <text:p>-0,000528</text:p>
          </table:table-cell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00278">
            <text:p>2,78E-003</text:p>
          </table:table-cell>
          <table:table-cell table:formula="of:=[.A152]*[.B152]" office:value-type="float" office:value="0.0013622">
            <text:p>1,36E-003</text:p>
          </table:table-cell>
          <table:table-cell office:value-type="float" office:value="0.49">
            <text:p>0,49</text:p>
          </table:table-cell>
          <table:table-cell office:value-type="float" office:value="0.00701">
            <text:p>7,01E-003</text:p>
          </table:table-cell>
          <table:table-cell table:formula="of:=[.D152]*[.E152]" office:value-type="float" office:value="0.0034349">
            <text:p>3,43E-003</text:p>
          </table:table-cell>
          <table:table-cell office:value-type="float" office:value="0.49">
            <text:p>0,49</text:p>
          </table:table-cell>
          <table:table-cell office:value-type="float" office:value="0.000666">
            <text:p>6,66E-004</text:p>
          </table:table-cell>
          <table:table-cell table:formula="of:=[.G152]*[.H152]" office:value-type="float" office:value="0.00032634">
            <text:p>3,26E-004</text:p>
          </table:table-cell>
          <table:table-cell office:value-type="float" office:value="0.49">
            <text:p>0,49</text:p>
          </table:table-cell>
          <table:table-cell office:value-type="float" office:value="-0.000814">
            <text:p>-8,14E-004</text:p>
          </table:table-cell>
          <table:table-cell table:formula="of:=[.J152]*[.K152]" office:value-type="float" office:value="-0.00039886">
            <text:p>-3,99E-004</text:p>
          </table:table-cell>
          <table:table-cell office:value-type="float" office:value="0.49">
            <text:p>0,49</text:p>
          </table:table-cell>
          <table:table-cell office:value-type="float" office:value="0.0000187">
            <text:p>1,87E-005</text:p>
          </table:table-cell>
          <table:table-cell table:formula="of:=[.M152]*[.N152]" office:value-type="float" office:value="0.000009163">
            <text:p>9,16E-006</text:p>
          </table:table-cell>
          <table:table-cell office:value-type="float" office:value="0.49">
            <text:p>0,49</text:p>
          </table:table-cell>
          <table:table-cell office:value-type="float" office:value="0.000019">
            <text:p>1,90E-005</text:p>
          </table:table-cell>
          <table:table-cell table:formula="of:=[.P152]*[.Q152]" office:value-type="float" office:value="0.00000931">
            <text:p>9,31E-006</text:p>
          </table:table-cell>
          <table:table-cell office:value-type="float" office:value="0.49">
            <text:p>0,49</text:p>
          </table:table-cell>
          <table:table-cell office:value-type="float" office:value="0.0000849">
            <text:p>8,49E-005</text:p>
          </table:table-cell>
          <table:table-cell table:formula="of:=[.S152]*[.T152]" office:value-type="float" office:value="0.000041601">
            <text:p>4,16E-005</text:p>
          </table:table-cell>
          <table:table-cell office:value-type="float" office:value="0.49">
            <text:p>0,49</text:p>
          </table:table-cell>
          <table:table-cell office:value-type="float" office:value="-0.000325">
            <text:p>-3,25E-004</text:p>
          </table:table-cell>
          <table:table-cell table:formula="of:=[.V152]*[.W152]" office:value-type="float" office:value="-0.00015925">
            <text:p>-1,59E-004</text:p>
          </table:table-cell>
          <table:table-cell office:value-type="float" office:value="0.49">
            <text:p>0,49</text:p>
          </table:table-cell>
          <table:table-cell office:value-type="float" office:value="0.000269">
            <text:p>2,69E-004</text:p>
          </table:table-cell>
          <table:table-cell table:formula="of:=[.Y152]*[.Z152]" office:value-type="float" office:value="0.00013181">
            <text:p>1,32E-004</text:p>
          </table:table-cell>
          <table:table-cell office:value-type="float" office:value="0.49">
            <text:p>0,49</text:p>
          </table:table-cell>
          <table:table-cell office:value-type="float" office:value="-0.000973">
            <text:p>-9,73E-004</text:p>
          </table:table-cell>
          <table:table-cell table:formula="of:=[.AB152]*[.AC152]" office:value-type="float" office:value="-0.00047677">
            <text:p>-0,00047677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307">
            <text:p>3,07E-003</text:p>
          </table:table-cell>
          <table:table-cell table:formula="of:=[.A153]*[.B153]" office:value-type="float" office:value="0.001535">
            <text:p>1,54E-003</text:p>
          </table:table-cell>
          <table:table-cell office:value-type="float" office:value="0.5">
            <text:p>0,5</text:p>
          </table:table-cell>
          <table:table-cell office:value-type="float" office:value="0.00752">
            <text:p>7,52E-003</text:p>
          </table:table-cell>
          <table:table-cell table:formula="of:=[.D153]*[.E153]" office:value-type="float" office:value="0.00376">
            <text:p>3,76E-003</text:p>
          </table:table-cell>
          <table:table-cell office:value-type="float" office:value="0.5">
            <text:p>0,5</text:p>
          </table:table-cell>
          <table:table-cell office:value-type="float" office:value="0.000731">
            <text:p>7,31E-004</text:p>
          </table:table-cell>
          <table:table-cell table:formula="of:=[.G153]*[.H153]" office:value-type="float" office:value="0.0003655">
            <text:p>3,66E-004</text:p>
          </table:table-cell>
          <table:table-cell office:value-type="float" office:value="0.5">
            <text:p>0,5</text:p>
          </table:table-cell>
          <table:table-cell office:value-type="float" office:value="-0.000617">
            <text:p>-6,17E-004</text:p>
          </table:table-cell>
          <table:table-cell table:formula="of:=[.J153]*[.K153]" office:value-type="float" office:value="-0.0003085">
            <text:p>-3,09E-004</text:p>
          </table:table-cell>
          <table:table-cell office:value-type="float" office:value="0.5">
            <text:p>0,5</text:p>
          </table:table-cell>
          <table:table-cell office:value-type="float" office:value="0.0000196">
            <text:p>1,96E-005</text:p>
          </table:table-cell>
          <table:table-cell table:formula="of:=[.M153]*[.N153]" office:value-type="float" office:value="0.0000098">
            <text:p>9,80E-006</text:p>
          </table:table-cell>
          <table:table-cell office:value-type="float" office:value="0.5">
            <text:p>0,5</text:p>
          </table:table-cell>
          <table:table-cell office:value-type="float" office:value="0.0000199">
            <text:p>1,99E-005</text:p>
          </table:table-cell>
          <table:table-cell table:formula="of:=[.P153]*[.Q153]" office:value-type="float" office:value="0.00000995">
            <text:p>9,95E-006</text:p>
          </table:table-cell>
          <table:table-cell office:value-type="float" office:value="0.5">
            <text:p>0,5</text:p>
          </table:table-cell>
          <table:table-cell office:value-type="float" office:value="0.0000923">
            <text:p>9,23E-005</text:p>
          </table:table-cell>
          <table:table-cell table:formula="of:=[.S153]*[.T153]" office:value-type="float" office:value="0.00004615">
            <text:p>4,62E-005</text:p>
          </table:table-cell>
          <table:table-cell office:value-type="float" office:value="0.5">
            <text:p>0,5</text:p>
          </table:table-cell>
          <table:table-cell office:value-type="float" office:value="-0.000273">
            <text:p>-2,73E-004</text:p>
          </table:table-cell>
          <table:table-cell table:formula="of:=[.V153]*[.W153]" office:value-type="float" office:value="-0.0001365">
            <text:p>-1,37E-004</text:p>
          </table:table-cell>
          <table:table-cell office:value-type="float" office:value="0.5">
            <text:p>0,5</text:p>
          </table:table-cell>
          <table:table-cell office:value-type="float" office:value="0.000288">
            <text:p>2,88E-004</text:p>
          </table:table-cell>
          <table:table-cell table:formula="of:=[.Y153]*[.Z153]" office:value-type="float" office:value="0.000144">
            <text:p>1,44E-004</text:p>
          </table:table-cell>
          <table:table-cell office:value-type="float" office:value="0.5">
            <text:p>0,5</text:p>
          </table:table-cell>
          <table:table-cell office:value-type="float" office:value="-0.000849">
            <text:p>-8,49E-004</text:p>
          </table:table-cell>
          <table:table-cell table:formula="of:=[.AB153]*[.AC153]" office:value-type="float" office:value="-0.0004245">
            <text:p>-0,0004245</text:p>
          </table:table-cell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00339">
            <text:p>3,39E-003</text:p>
          </table:table-cell>
          <table:table-cell table:formula="of:=[.A154]*[.B154]" office:value-type="float" office:value="0.0017289">
            <text:p>1,73E-003</text:p>
          </table:table-cell>
          <table:table-cell office:value-type="float" office:value="0.51">
            <text:p>0,51</text:p>
          </table:table-cell>
          <table:table-cell office:value-type="float" office:value="0.00804">
            <text:p>8,04E-003</text:p>
          </table:table-cell>
          <table:table-cell table:formula="of:=[.D154]*[.E154]" office:value-type="float" office:value="0.0041004">
            <text:p>4,10E-003</text:p>
          </table:table-cell>
          <table:table-cell office:value-type="float" office:value="0.51">
            <text:p>0,51</text:p>
          </table:table-cell>
          <table:table-cell office:value-type="float" office:value="0.000802">
            <text:p>8,02E-004</text:p>
          </table:table-cell>
          <table:table-cell table:formula="of:=[.G154]*[.H154]" office:value-type="float" office:value="0.00040902">
            <text:p>4,09E-004</text:p>
          </table:table-cell>
          <table:table-cell office:value-type="float" office:value="0.51">
            <text:p>0,51</text:p>
          </table:table-cell>
          <table:table-cell office:value-type="float" office:value="-0.00043">
            <text:p>-4,30E-004</text:p>
          </table:table-cell>
          <table:table-cell table:formula="of:=[.J154]*[.K154]" office:value-type="float" office:value="-0.0002193">
            <text:p>-2,19E-004</text:p>
          </table:table-cell>
          <table:table-cell office:value-type="float" office:value="0.51">
            <text:p>0,51</text:p>
          </table:table-cell>
          <table:table-cell office:value-type="float" office:value="0.0000204">
            <text:p>2,04E-005</text:p>
          </table:table-cell>
          <table:table-cell table:formula="of:=[.M154]*[.N154]" office:value-type="float" office:value="0.000010404">
            <text:p>1,04E-005</text:p>
          </table:table-cell>
          <table:table-cell office:value-type="float" office:value="0.51">
            <text:p>0,51</text:p>
          </table:table-cell>
          <table:table-cell office:value-type="float" office:value="0.0000208">
            <text:p>2,08E-005</text:p>
          </table:table-cell>
          <table:table-cell table:formula="of:=[.P154]*[.Q154]" office:value-type="float" office:value="0.000010608">
            <text:p>1,06E-005</text:p>
          </table:table-cell>
          <table:table-cell office:value-type="float" office:value="0.51">
            <text:p>0,51</text:p>
          </table:table-cell>
          <table:table-cell office:value-type="float" office:value="0.000101">
            <text:p>1,01E-004</text:p>
          </table:table-cell>
          <table:table-cell table:formula="of:=[.S154]*[.T154]" office:value-type="float" office:value="0.00005151">
            <text:p>5,15E-005</text:p>
          </table:table-cell>
          <table:table-cell office:value-type="float" office:value="0.51">
            <text:p>0,51</text:p>
          </table:table-cell>
          <table:table-cell office:value-type="float" office:value="-0.000225">
            <text:p>-2,25E-004</text:p>
          </table:table-cell>
          <table:table-cell table:formula="of:=[.V154]*[.W154]" office:value-type="float" office:value="-0.00011475">
            <text:p>-1,15E-004</text:p>
          </table:table-cell>
          <table:table-cell office:value-type="float" office:value="0.51">
            <text:p>0,51</text:p>
          </table:table-cell>
          <table:table-cell office:value-type="float" office:value="0.00031">
            <text:p>3,10E-004</text:p>
          </table:table-cell>
          <table:table-cell table:formula="of:=[.Y154]*[.Z154]" office:value-type="float" office:value="0.0001581">
            <text:p>1,58E-004</text:p>
          </table:table-cell>
          <table:table-cell office:value-type="float" office:value="0.51">
            <text:p>0,51</text:p>
          </table:table-cell>
          <table:table-cell office:value-type="float" office:value="-0.00073">
            <text:p>-7,30E-004</text:p>
          </table:table-cell>
          <table:table-cell table:formula="of:=[.AB154]*[.AC154]" office:value-type="float" office:value="-0.0003723">
            <text:p>-0,0003723</text:p>
          </table:table-cell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00373">
            <text:p>3,73E-003</text:p>
          </table:table-cell>
          <table:table-cell table:formula="of:=[.A155]*[.B155]" office:value-type="float" office:value="0.0019396">
            <text:p>1,94E-003</text:p>
          </table:table-cell>
          <table:table-cell office:value-type="float" office:value="0.52">
            <text:p>0,52</text:p>
          </table:table-cell>
          <table:table-cell office:value-type="float" office:value="0.00859">
            <text:p>8,59E-003</text:p>
          </table:table-cell>
          <table:table-cell table:formula="of:=[.D155]*[.E155]" office:value-type="float" office:value="0.0044668">
            <text:p>4,47E-003</text:p>
          </table:table-cell>
          <table:table-cell office:value-type="float" office:value="0.52">
            <text:p>0,52</text:p>
          </table:table-cell>
          <table:table-cell office:value-type="float" office:value="0.000878">
            <text:p>8,78E-004</text:p>
          </table:table-cell>
          <table:table-cell table:formula="of:=[.G155]*[.H155]" office:value-type="float" office:value="0.00045656">
            <text:p>4,57E-004</text:p>
          </table:table-cell>
          <table:table-cell office:value-type="float" office:value="0.52">
            <text:p>0,52</text:p>
          </table:table-cell>
          <table:table-cell office:value-type="float" office:value="-0.000241">
            <text:p>-2,41E-004</text:p>
          </table:table-cell>
          <table:table-cell table:formula="of:=[.J155]*[.K155]" office:value-type="float" office:value="-0.00012532">
            <text:p>-1,25E-004</text:p>
          </table:table-cell>
          <table:table-cell office:value-type="float" office:value="0.52">
            <text:p>0,52</text:p>
          </table:table-cell>
          <table:table-cell office:value-type="float" office:value="0.0000214">
            <text:p>2,14E-005</text:p>
          </table:table-cell>
          <table:table-cell table:formula="of:=[.M155]*[.N155]" office:value-type="float" office:value="0.000011128">
            <text:p>1,11E-005</text:p>
          </table:table-cell>
          <table:table-cell office:value-type="float" office:value="0.52">
            <text:p>0,52</text:p>
          </table:table-cell>
          <table:table-cell office:value-type="float" office:value="0.0000218">
            <text:p>2,18E-005</text:p>
          </table:table-cell>
          <table:table-cell table:formula="of:=[.P155]*[.Q155]" office:value-type="float" office:value="0.000011336">
            <text:p>1,13E-005</text:p>
          </table:table-cell>
          <table:table-cell office:value-type="float" office:value="0.52">
            <text:p>0,52</text:p>
          </table:table-cell>
          <table:table-cell office:value-type="float" office:value="0.00011">
            <text:p>1,10E-004</text:p>
          </table:table-cell>
          <table:table-cell table:formula="of:=[.S155]*[.T155]" office:value-type="float" office:value="0.0000572">
            <text:p>5,72E-005</text:p>
          </table:table-cell>
          <table:table-cell office:value-type="float" office:value="0.52">
            <text:p>0,52</text:p>
          </table:table-cell>
          <table:table-cell office:value-type="float" office:value="-0.000179">
            <text:p>-1,79E-004</text:p>
          </table:table-cell>
          <table:table-cell table:formula="of:=[.V155]*[.W155]" office:value-type="float" office:value="-0.00009308">
            <text:p>-9,31E-005</text:p>
          </table:table-cell>
          <table:table-cell office:value-type="float" office:value="0.52">
            <text:p>0,52</text:p>
          </table:table-cell>
          <table:table-cell office:value-type="float" office:value="0.000334">
            <text:p>3,34E-004</text:p>
          </table:table-cell>
          <table:table-cell table:formula="of:=[.Y155]*[.Z155]" office:value-type="float" office:value="0.00017368">
            <text:p>1,74E-004</text:p>
          </table:table-cell>
          <table:table-cell office:value-type="float" office:value="0.52">
            <text:p>0,52</text:p>
          </table:table-cell>
          <table:table-cell office:value-type="float" office:value="-0.000617">
            <text:p>-6,17E-004</text:p>
          </table:table-cell>
          <table:table-cell table:formula="of:=[.AB155]*[.AC155]" office:value-type="float" office:value="-0.00032084">
            <text:p>-0,00032084</text:p>
          </table:table-cell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0041">
            <text:p>4,10E-003</text:p>
          </table:table-cell>
          <table:table-cell table:formula="of:=[.A156]*[.B156]" office:value-type="float" office:value="0.002173">
            <text:p>2,17E-003</text:p>
          </table:table-cell>
          <table:table-cell office:value-type="float" office:value="0.53">
            <text:p>0,53</text:p>
          </table:table-cell>
          <table:table-cell office:value-type="float" office:value="0.00915">
            <text:p>9,15E-003</text:p>
          </table:table-cell>
          <table:table-cell table:formula="of:=[.D156]*[.E156]" office:value-type="float" office:value="0.0048495">
            <text:p>4,85E-003</text:p>
          </table:table-cell>
          <table:table-cell office:value-type="float" office:value="0.53">
            <text:p>0,53</text:p>
          </table:table-cell>
          <table:table-cell office:value-type="float" office:value="0.000958">
            <text:p>9,58E-004</text:p>
          </table:table-cell>
          <table:table-cell table:formula="of:=[.G156]*[.H156]" office:value-type="float" office:value="0.00050774">
            <text:p>5,08E-004</text:p>
          </table:table-cell>
          <table:table-cell office:value-type="float" office:value="0.53">
            <text:p>0,53</text:p>
          </table:table-cell>
          <table:table-cell office:value-type="float" office:value="-0.0000626">
            <text:p>-6,26E-005</text:p>
          </table:table-cell>
          <table:table-cell table:formula="of:=[.J156]*[.K156]" office:value-type="float" office:value="-0.000033178">
            <text:p>-3,32E-005</text:p>
          </table:table-cell>
          <table:table-cell office:value-type="float" office:value="0.53">
            <text:p>0,53</text:p>
          </table:table-cell>
          <table:table-cell office:value-type="float" office:value="0.0000224">
            <text:p>2,24E-005</text:p>
          </table:table-cell>
          <table:table-cell table:formula="of:=[.M156]*[.N156]" office:value-type="float" office:value="0.000011872">
            <text:p>1,19E-005</text:p>
          </table:table-cell>
          <table:table-cell office:value-type="float" office:value="0.53">
            <text:p>0,53</text:p>
          </table:table-cell>
          <table:table-cell office:value-type="float" office:value="0.0000228">
            <text:p>2,28E-005</text:p>
          </table:table-cell>
          <table:table-cell table:formula="of:=[.P156]*[.Q156]" office:value-type="float" office:value="0.000012084">
            <text:p>1,21E-005</text:p>
          </table:table-cell>
          <table:table-cell office:value-type="float" office:value="0.53">
            <text:p>0,53</text:p>
          </table:table-cell>
          <table:table-cell office:value-type="float" office:value="0.00012">
            <text:p>1,20E-004</text:p>
          </table:table-cell>
          <table:table-cell table:formula="of:=[.S156]*[.T156]" office:value-type="float" office:value="0.0000636">
            <text:p>6,36E-005</text:p>
          </table:table-cell>
          <table:table-cell office:value-type="float" office:value="0.53">
            <text:p>0,53</text:p>
          </table:table-cell>
          <table:table-cell office:value-type="float" office:value="-0.000138">
            <text:p>-1,38E-004</text:p>
          </table:table-cell>
          <table:table-cell table:formula="of:=[.V156]*[.W156]" office:value-type="float" office:value="-0.00007314">
            <text:p>-7,31E-005</text:p>
          </table:table-cell>
          <table:table-cell office:value-type="float" office:value="0.53">
            <text:p>0,53</text:p>
          </table:table-cell>
          <table:table-cell office:value-type="float" office:value="0.00036">
            <text:p>3,60E-004</text:p>
          </table:table-cell>
          <table:table-cell table:formula="of:=[.Y156]*[.Z156]" office:value-type="float" office:value="0.0001908">
            <text:p>1,91E-004</text:p>
          </table:table-cell>
          <table:table-cell office:value-type="float" office:value="0.53">
            <text:p>0,53</text:p>
          </table:table-cell>
          <table:table-cell office:value-type="float" office:value="-0.000509">
            <text:p>-5,09E-004</text:p>
          </table:table-cell>
          <table:table-cell table:formula="of:=[.AB156]*[.AC156]" office:value-type="float" office:value="-0.00026977">
            <text:p>-0,00026977</text:p>
          </table:table-cell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00449">
            <text:p>4,49E-003</text:p>
          </table:table-cell>
          <table:table-cell table:formula="of:=[.A157]*[.B157]" office:value-type="float" office:value="0.0024246">
            <text:p>2,42E-003</text:p>
          </table:table-cell>
          <table:table-cell office:value-type="float" office:value="0.54">
            <text:p>0,54</text:p>
          </table:table-cell>
          <table:table-cell office:value-type="float" office:value="0.00973">
            <text:p>9,73E-003</text:p>
          </table:table-cell>
          <table:table-cell table:formula="of:=[.D157]*[.E157]" office:value-type="float" office:value="0.0052542">
            <text:p>5,25E-003</text:p>
          </table:table-cell>
          <table:table-cell office:value-type="float" office:value="0.54">
            <text:p>0,54</text:p>
          </table:table-cell>
          <table:table-cell office:value-type="float" office:value="0.00104">
            <text:p>1,04E-003</text:p>
          </table:table-cell>
          <table:table-cell table:formula="of:=[.G157]*[.H157]" office:value-type="float" office:value="0.0005616">
            <text:p>5,62E-004</text:p>
          </table:table-cell>
          <table:table-cell office:value-type="float" office:value="0.54">
            <text:p>0,54</text:p>
          </table:table-cell>
          <table:table-cell office:value-type="float" office:value="0.000109">
            <text:p>1,09E-004</text:p>
          </table:table-cell>
          <table:table-cell table:formula="of:=[.J157]*[.K157]" office:value-type="float" office:value="0.00005886">
            <text:p>5,89E-005</text:p>
          </table:table-cell>
          <table:table-cell office:value-type="float" office:value="0.54">
            <text:p>0,54</text:p>
          </table:table-cell>
          <table:table-cell office:value-type="float" office:value="0.0000234">
            <text:p>2,34E-005</text:p>
          </table:table-cell>
          <table:table-cell table:formula="of:=[.M157]*[.N157]" office:value-type="float" office:value="0.000012636">
            <text:p>1,26E-005</text:p>
          </table:table-cell>
          <table:table-cell office:value-type="float" office:value="0.54">
            <text:p>0,54</text:p>
          </table:table-cell>
          <table:table-cell office:value-type="float" office:value="0.0000239">
            <text:p>2,39E-005</text:p>
          </table:table-cell>
          <table:table-cell table:formula="of:=[.P157]*[.Q157]" office:value-type="float" office:value="0.000012906">
            <text:p>1,29E-005</text:p>
          </table:table-cell>
          <table:table-cell office:value-type="float" office:value="0.54">
            <text:p>0,54</text:p>
          </table:table-cell>
          <table:table-cell office:value-type="float" office:value="0.00013">
            <text:p>1,30E-004</text:p>
          </table:table-cell>
          <table:table-cell table:formula="of:=[.S157]*[.T157]" office:value-type="float" office:value="0.0000702">
            <text:p>7,02E-005</text:p>
          </table:table-cell>
          <table:table-cell office:value-type="float" office:value="0.54">
            <text:p>0,54</text:p>
          </table:table-cell>
          <table:table-cell office:value-type="float" office:value="-0.0000992">
            <text:p>-9,92E-005</text:p>
          </table:table-cell>
          <table:table-cell table:formula="of:=[.V157]*[.W157]" office:value-type="float" office:value="-0.000053568">
            <text:p>-5,36E-005</text:p>
          </table:table-cell>
          <table:table-cell office:value-type="float" office:value="0.54">
            <text:p>0,54</text:p>
          </table:table-cell>
          <table:table-cell office:value-type="float" office:value="0.000388">
            <text:p>3,88E-004</text:p>
          </table:table-cell>
          <table:table-cell table:formula="of:=[.Y157]*[.Z157]" office:value-type="float" office:value="0.00020952">
            <text:p>2,10E-004</text:p>
          </table:table-cell>
          <table:table-cell office:value-type="float" office:value="0.54">
            <text:p>0,54</text:p>
          </table:table-cell>
          <table:table-cell office:value-type="float" office:value="-0.000405">
            <text:p>-4,05E-004</text:p>
          </table:table-cell>
          <table:table-cell table:formula="of:=[.AB157]*[.AC157]" office:value-type="float" office:value="-0.0002187">
            <text:p>-0,0002187</text:p>
          </table:table-cell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0049">
            <text:p>4,90E-003</text:p>
          </table:table-cell>
          <table:table-cell table:formula="of:=[.A158]*[.B158]" office:value-type="float" office:value="0.002695">
            <text:p>2,70E-003</text:p>
          </table:table-cell>
          <table:table-cell office:value-type="float" office:value="0.55">
            <text:p>0,55</text:p>
          </table:table-cell>
          <table:table-cell office:value-type="float" office:value="0.0103">
            <text:p>1,03E-002</text:p>
          </table:table-cell>
          <table:table-cell table:formula="of:=[.D158]*[.E158]" office:value-type="float" office:value="0.005665">
            <text:p>5,67E-003</text:p>
          </table:table-cell>
          <table:table-cell office:value-type="float" office:value="0.55">
            <text:p>0,55</text:p>
          </table:table-cell>
          <table:table-cell office:value-type="float" office:value="0.00113">
            <text:p>1,13E-003</text:p>
          </table:table-cell>
          <table:table-cell table:formula="of:=[.G158]*[.H158]" office:value-type="float" office:value="0.0006215">
            <text:p>6,22E-004</text:p>
          </table:table-cell>
          <table:table-cell office:value-type="float" office:value="0.55">
            <text:p>0,55</text:p>
          </table:table-cell>
          <table:table-cell office:value-type="float" office:value="0.000275">
            <text:p>2,75E-004</text:p>
          </table:table-cell>
          <table:table-cell table:formula="of:=[.J158]*[.K158]" office:value-type="float" office:value="0.00015125">
            <text:p>1,51E-004</text:p>
          </table:table-cell>
          <table:table-cell office:value-type="float" office:value="0.55">
            <text:p>0,55</text:p>
          </table:table-cell>
          <table:table-cell office:value-type="float" office:value="0.0000245">
            <text:p>2,45E-005</text:p>
          </table:table-cell>
          <table:table-cell table:formula="of:=[.M158]*[.N158]" office:value-type="float" office:value="0.000013475">
            <text:p>1,35E-005</text:p>
          </table:table-cell>
          <table:table-cell office:value-type="float" office:value="0.55">
            <text:p>0,55</text:p>
          </table:table-cell>
          <table:table-cell office:value-type="float" office:value="0.000025">
            <text:p>2,50E-005</text:p>
          </table:table-cell>
          <table:table-cell table:formula="of:=[.P158]*[.Q158]" office:value-type="float" office:value="0.00001375">
            <text:p>1,38E-005</text:p>
          </table:table-cell>
          <table:table-cell office:value-type="float" office:value="0.55">
            <text:p>0,55</text:p>
          </table:table-cell>
          <table:table-cell office:value-type="float" office:value="0.000142">
            <text:p>1,42E-004</text:p>
          </table:table-cell>
          <table:table-cell table:formula="of:=[.S158]*[.T158]" office:value-type="float" office:value="0.0000781">
            <text:p>7,81E-005</text:p>
          </table:table-cell>
          <table:table-cell office:value-type="float" office:value="0.55">
            <text:p>0,55</text:p>
          </table:table-cell>
          <table:table-cell office:value-type="float" office:value="-0.0000642">
            <text:p>-6,42E-005</text:p>
          </table:table-cell>
          <table:table-cell table:formula="of:=[.V158]*[.W158]" office:value-type="float" office:value="-0.00003531">
            <text:p>-3,53E-005</text:p>
          </table:table-cell>
          <table:table-cell office:value-type="float" office:value="0.55">
            <text:p>0,55</text:p>
          </table:table-cell>
          <table:table-cell office:value-type="float" office:value="0.00042">
            <text:p>4,20E-004</text:p>
          </table:table-cell>
          <table:table-cell table:formula="of:=[.Y158]*[.Z158]" office:value-type="float" office:value="0.000231">
            <text:p>2,31E-004</text:p>
          </table:table-cell>
          <table:table-cell office:value-type="float" office:value="0.55">
            <text:p>0,55</text:p>
          </table:table-cell>
          <table:table-cell office:value-type="float" office:value="-0.000305">
            <text:p>-3,05E-004</text:p>
          </table:table-cell>
          <table:table-cell table:formula="of:=[.AB158]*[.AC158]" office:value-type="float" office:value="-0.00016775">
            <text:p>-0,00016775</text:p>
          </table:table-cell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00534">
            <text:p>5,34E-003</text:p>
          </table:table-cell>
          <table:table-cell table:formula="of:=[.A159]*[.B159]" office:value-type="float" office:value="0.0029904">
            <text:p>2,99E-003</text:p>
          </table:table-cell>
          <table:table-cell office:value-type="float" office:value="0.56">
            <text:p>0,56</text:p>
          </table:table-cell>
          <table:table-cell office:value-type="float" office:value="0.0109">
            <text:p>1,09E-002</text:p>
          </table:table-cell>
          <table:table-cell table:formula="of:=[.D159]*[.E159]" office:value-type="float" office:value="0.006104">
            <text:p>6,10E-003</text:p>
          </table:table-cell>
          <table:table-cell office:value-type="float" office:value="0.56">
            <text:p>0,56</text:p>
          </table:table-cell>
          <table:table-cell office:value-type="float" office:value="0.00122">
            <text:p>1,22E-003</text:p>
          </table:table-cell>
          <table:table-cell table:formula="of:=[.G159]*[.H159]" office:value-type="float" office:value="0.0006832">
            <text:p>6,83E-004</text:p>
          </table:table-cell>
          <table:table-cell office:value-type="float" office:value="0.56">
            <text:p>0,56</text:p>
          </table:table-cell>
          <table:table-cell office:value-type="float" office:value="0.000437">
            <text:p>4,37E-004</text:p>
          </table:table-cell>
          <table:table-cell table:formula="of:=[.J159]*[.K159]" office:value-type="float" office:value="0.00024472">
            <text:p>2,45E-004</text:p>
          </table:table-cell>
          <table:table-cell office:value-type="float" office:value="0.56">
            <text:p>0,56</text:p>
          </table:table-cell>
          <table:table-cell office:value-type="float" office:value="0.0000257">
            <text:p>2,57E-005</text:p>
          </table:table-cell>
          <table:table-cell table:formula="of:=[.M159]*[.N159]" office:value-type="float" office:value="0.000014392">
            <text:p>1,44E-005</text:p>
          </table:table-cell>
          <table:table-cell office:value-type="float" office:value="0.56">
            <text:p>0,56</text:p>
          </table:table-cell>
          <table:table-cell office:value-type="float" office:value="0.0000262">
            <text:p>2,62E-005</text:p>
          </table:table-cell>
          <table:table-cell table:formula="of:=[.P159]*[.Q159]" office:value-type="float" office:value="0.000014672">
            <text:p>1,47E-005</text:p>
          </table:table-cell>
          <table:table-cell office:value-type="float" office:value="0.56">
            <text:p>0,56</text:p>
          </table:table-cell>
          <table:table-cell office:value-type="float" office:value="0.000154">
            <text:p>1,54E-004</text:p>
          </table:table-cell>
          <table:table-cell table:formula="of:=[.S159]*[.T159]" office:value-type="float" office:value="0.00008624">
            <text:p>8,62E-005</text:p>
          </table:table-cell>
          <table:table-cell office:value-type="float" office:value="0.56">
            <text:p>0,56</text:p>
          </table:table-cell>
          <table:table-cell office:value-type="float" office:value="-0.000032">
            <text:p>-3,20E-005</text:p>
          </table:table-cell>
          <table:table-cell table:formula="of:=[.V159]*[.W159]" office:value-type="float" office:value="-0.00001792">
            <text:p>-1,79E-005</text:p>
          </table:table-cell>
          <table:table-cell office:value-type="float" office:value="0.56">
            <text:p>0,56</text:p>
          </table:table-cell>
          <table:table-cell office:value-type="float" office:value="0.000453">
            <text:p>4,53E-004</text:p>
          </table:table-cell>
          <table:table-cell table:formula="of:=[.Y159]*[.Z159]" office:value-type="float" office:value="0.00025368">
            <text:p>2,54E-004</text:p>
          </table:table-cell>
          <table:table-cell office:value-type="float" office:value="0.56">
            <text:p>0,56</text:p>
          </table:table-cell>
          <table:table-cell office:value-type="float" office:value="-0.000211">
            <text:p>-2,11E-004</text:p>
          </table:table-cell>
          <table:table-cell table:formula="of:=[.AB159]*[.AC159]" office:value-type="float" office:value="-0.00011816">
            <text:p>-0,00011816</text:p>
          </table:table-cell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00581">
            <text:p>5,81E-003</text:p>
          </table:table-cell>
          <table:table-cell table:formula="of:=[.A160]*[.B160]" office:value-type="float" office:value="0.0033117">
            <text:p>3,31E-003</text:p>
          </table:table-cell>
          <table:table-cell office:value-type="float" office:value="0.57">
            <text:p>0,57</text:p>
          </table:table-cell>
          <table:table-cell office:value-type="float" office:value="0.0116">
            <text:p>1,16E-002</text:p>
          </table:table-cell>
          <table:table-cell table:formula="of:=[.D160]*[.E160]" office:value-type="float" office:value="0.006612">
            <text:p>6,61E-003</text:p>
          </table:table-cell>
          <table:table-cell office:value-type="float" office:value="0.57">
            <text:p>0,57</text:p>
          </table:table-cell>
          <table:table-cell office:value-type="float" office:value="0.00132">
            <text:p>1,32E-003</text:p>
          </table:table-cell>
          <table:table-cell table:formula="of:=[.G160]*[.H160]" office:value-type="float" office:value="0.0007524">
            <text:p>7,52E-004</text:p>
          </table:table-cell>
          <table:table-cell office:value-type="float" office:value="0.57">
            <text:p>0,57</text:p>
          </table:table-cell>
          <table:table-cell office:value-type="float" office:value="0.000594">
            <text:p>5,94E-004</text:p>
          </table:table-cell>
          <table:table-cell table:formula="of:=[.J160]*[.K160]" office:value-type="float" office:value="0.00033858">
            <text:p>3,39E-004</text:p>
          </table:table-cell>
          <table:table-cell office:value-type="float" office:value="0.57">
            <text:p>0,57</text:p>
          </table:table-cell>
          <table:table-cell office:value-type="float" office:value="0.0000269">
            <text:p>2,69E-005</text:p>
          </table:table-cell>
          <table:table-cell table:formula="of:=[.M160]*[.N160]" office:value-type="float" office:value="0.000015333">
            <text:p>1,53E-005</text:p>
          </table:table-cell>
          <table:table-cell office:value-type="float" office:value="0.57">
            <text:p>0,57</text:p>
          </table:table-cell>
          <table:table-cell office:value-type="float" office:value="0.0000275">
            <text:p>2,75E-005</text:p>
          </table:table-cell>
          <table:table-cell table:formula="of:=[.P160]*[.Q160]" office:value-type="float" office:value="0.000015675">
            <text:p>1,57E-005</text:p>
          </table:table-cell>
          <table:table-cell office:value-type="float" office:value="0.57">
            <text:p>0,57</text:p>
          </table:table-cell>
          <table:table-cell office:value-type="float" office:value="0.000166">
            <text:p>1,66E-004</text:p>
          </table:table-cell>
          <table:table-cell table:formula="of:=[.S160]*[.T160]" office:value-type="float" office:value="0.00009462">
            <text:p>9,46E-005</text:p>
          </table:table-cell>
          <table:table-cell office:value-type="float" office:value="0.57">
            <text:p>0,57</text:p>
          </table:table-cell>
          <table:table-cell office:value-type="float" office:value="-0.00000248">
            <text:p>-2,48E-006</text:p>
          </table:table-cell>
          <table:table-cell table:formula="of:=[.V160]*[.W160]" office:value-type="float" office:value="-0.0000014136">
            <text:p>-1,41E-006</text:p>
          </table:table-cell>
          <table:table-cell office:value-type="float" office:value="0.57">
            <text:p>0,57</text:p>
          </table:table-cell>
          <table:table-cell office:value-type="float" office:value="0.00049">
            <text:p>4,90E-004</text:p>
          </table:table-cell>
          <table:table-cell table:formula="of:=[.Y160]*[.Z160]" office:value-type="float" office:value="0.0002793">
            <text:p>2,79E-004</text:p>
          </table:table-cell>
          <table:table-cell office:value-type="float" office:value="0.57">
            <text:p>0,57</text:p>
          </table:table-cell>
          <table:table-cell office:value-type="float" office:value="-0.000122">
            <text:p>-1,22E-004</text:p>
          </table:table-cell>
          <table:table-cell table:formula="of:=[.AB160]*[.AC160]" office:value-type="float" office:value="-0.00006954">
            <text:p>-0,00006954</text:p>
          </table:table-cell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0063">
            <text:p>6,30E-003</text:p>
          </table:table-cell>
          <table:table-cell table:formula="of:=[.A161]*[.B161]" office:value-type="float" office:value="0.003654">
            <text:p>3,65E-003</text:p>
          </table:table-cell>
          <table:table-cell office:value-type="float" office:value="0.58">
            <text:p>0,58</text:p>
          </table:table-cell>
          <table:table-cell office:value-type="float" office:value="0.0122">
            <text:p>1,22E-002</text:p>
          </table:table-cell>
          <table:table-cell table:formula="of:=[.D161]*[.E161]" office:value-type="float" office:value="0.007076">
            <text:p>7,08E-003</text:p>
          </table:table-cell>
          <table:table-cell office:value-type="float" office:value="0.58">
            <text:p>0,58</text:p>
          </table:table-cell>
          <table:table-cell office:value-type="float" office:value="0.00141">
            <text:p>1,41E-003</text:p>
          </table:table-cell>
          <table:table-cell table:formula="of:=[.G161]*[.H161]" office:value-type="float" office:value="0.0008178">
            <text:p>8,18E-004</text:p>
          </table:table-cell>
          <table:table-cell office:value-type="float" office:value="0.58">
            <text:p>0,58</text:p>
          </table:table-cell>
          <table:table-cell office:value-type="float" office:value="0.000744">
            <text:p>7,44E-004</text:p>
          </table:table-cell>
          <table:table-cell table:formula="of:=[.J161]*[.K161]" office:value-type="float" office:value="0.00043152">
            <text:p>4,32E-004</text:p>
          </table:table-cell>
          <table:table-cell office:value-type="float" office:value="0.58">
            <text:p>0,58</text:p>
          </table:table-cell>
          <table:table-cell office:value-type="float" office:value="0.0000282">
            <text:p>2,82E-005</text:p>
          </table:table-cell>
          <table:table-cell table:formula="of:=[.M161]*[.N161]" office:value-type="float" office:value="0.000016356">
            <text:p>1,64E-005</text:p>
          </table:table-cell>
          <table:table-cell office:value-type="float" office:value="0.58">
            <text:p>0,58</text:p>
          </table:table-cell>
          <table:table-cell office:value-type="float" office:value="0.0000289">
            <text:p>2,89E-005</text:p>
          </table:table-cell>
          <table:table-cell table:formula="of:=[.P161]*[.Q161]" office:value-type="float" office:value="0.000016762">
            <text:p>1,68E-005</text:p>
          </table:table-cell>
          <table:table-cell office:value-type="float" office:value="0.58">
            <text:p>0,58</text:p>
          </table:table-cell>
          <table:table-cell office:value-type="float" office:value="0.000179">
            <text:p>1,79E-004</text:p>
          </table:table-cell>
          <table:table-cell table:formula="of:=[.S161]*[.T161]" office:value-type="float" office:value="0.00010382">
            <text:p>1,04E-004</text:p>
          </table:table-cell>
          <table:table-cell office:value-type="float" office:value="0.58">
            <text:p>0,58</text:p>
          </table:table-cell>
          <table:table-cell office:value-type="float" office:value="0.000024">
            <text:p>2,40E-005</text:p>
          </table:table-cell>
          <table:table-cell table:formula="of:=[.V161]*[.W161]" office:value-type="float" office:value="0.00001392">
            <text:p>1,39E-005</text:p>
          </table:table-cell>
          <table:table-cell office:value-type="float" office:value="0.58">
            <text:p>0,58</text:p>
          </table:table-cell>
          <table:table-cell office:value-type="float" office:value="0.000528">
            <text:p>5,28E-004</text:p>
          </table:table-cell>
          <table:table-cell table:formula="of:=[.Y161]*[.Z161]" office:value-type="float" office:value="0.00030624">
            <text:p>3,06E-004</text:p>
          </table:table-cell>
          <table:table-cell office:value-type="float" office:value="0.58">
            <text:p>0,58</text:p>
          </table:table-cell>
          <table:table-cell office:value-type="float" office:value="-0.0000363">
            <text:p>-3,63E-005</text:p>
          </table:table-cell>
          <table:table-cell table:formula="of:=[.AB161]*[.AC161]" office:value-type="float" office:value="-0.000021054">
            <text:p>-0,000021054</text:p>
          </table:table-cell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00682">
            <text:p>6,82E-003</text:p>
          </table:table-cell>
          <table:table-cell table:formula="of:=[.A162]*[.B162]" office:value-type="float" office:value="0.0040238">
            <text:p>4,02E-003</text:p>
          </table:table-cell>
          <table:table-cell office:value-type="float" office:value="0.59">
            <text:p>0,59</text:p>
          </table:table-cell>
          <table:table-cell office:value-type="float" office:value="0.0129">
            <text:p>1,29E-002</text:p>
          </table:table-cell>
          <table:table-cell table:formula="of:=[.D162]*[.E162]" office:value-type="float" office:value="0.007611">
            <text:p>7,61E-003</text:p>
          </table:table-cell>
          <table:table-cell office:value-type="float" office:value="0.59">
            <text:p>0,59</text:p>
          </table:table-cell>
          <table:table-cell office:value-type="float" office:value="0.00151">
            <text:p>1,51E-003</text:p>
          </table:table-cell>
          <table:table-cell table:formula="of:=[.G162]*[.H162]" office:value-type="float" office:value="0.0008909">
            <text:p>8,91E-004</text:p>
          </table:table-cell>
          <table:table-cell office:value-type="float" office:value="0.59">
            <text:p>0,59</text:p>
          </table:table-cell>
          <table:table-cell office:value-type="float" office:value="0.00089">
            <text:p>8,90E-004</text:p>
          </table:table-cell>
          <table:table-cell table:formula="of:=[.J162]*[.K162]" office:value-type="float" office:value="0.0005251">
            <text:p>5,25E-004</text:p>
          </table:table-cell>
          <table:table-cell office:value-type="float" office:value="0.59">
            <text:p>0,59</text:p>
          </table:table-cell>
          <table:table-cell office:value-type="float" office:value="0.0000296">
            <text:p>2,96E-005</text:p>
          </table:table-cell>
          <table:table-cell table:formula="of:=[.M162]*[.N162]" office:value-type="float" office:value="0.000017464">
            <text:p>1,75E-005</text:p>
          </table:table-cell>
          <table:table-cell office:value-type="float" office:value="0.59">
            <text:p>0,59</text:p>
          </table:table-cell>
          <table:table-cell office:value-type="float" office:value="0.0000303">
            <text:p>3,03E-005</text:p>
          </table:table-cell>
          <table:table-cell table:formula="of:=[.P162]*[.Q162]" office:value-type="float" office:value="0.000017877">
            <text:p>1,79E-005</text:p>
          </table:table-cell>
          <table:table-cell office:value-type="float" office:value="0.59">
            <text:p>0,59</text:p>
          </table:table-cell>
          <table:table-cell office:value-type="float" office:value="0.000191">
            <text:p>1,91E-004</text:p>
          </table:table-cell>
          <table:table-cell table:formula="of:=[.S162]*[.T162]" office:value-type="float" office:value="0.00011269">
            <text:p>1,13E-004</text:p>
          </table:table-cell>
          <table:table-cell office:value-type="float" office:value="0.59">
            <text:p>0,59</text:p>
          </table:table-cell>
          <table:table-cell office:value-type="float" office:value="0.0000482">
            <text:p>4,82E-005</text:p>
          </table:table-cell>
          <table:table-cell table:formula="of:=[.V162]*[.W162]" office:value-type="float" office:value="0.000028438">
            <text:p>2,84E-005</text:p>
          </table:table-cell>
          <table:table-cell office:value-type="float" office:value="0.59">
            <text:p>0,59</text:p>
          </table:table-cell>
          <table:table-cell office:value-type="float" office:value="0.000568">
            <text:p>5,68E-004</text:p>
          </table:table-cell>
          <table:table-cell table:formula="of:=[.Y162]*[.Z162]" office:value-type="float" office:value="0.00033512">
            <text:p>3,35E-004</text:p>
          </table:table-cell>
          <table:table-cell office:value-type="float" office:value="0.59">
            <text:p>0,59</text:p>
          </table:table-cell>
          <table:table-cell office:value-type="float" office:value="0.0000446">
            <text:p>4,46E-005</text:p>
          </table:table-cell>
          <table:table-cell table:formula="of:=[.AB162]*[.AC162]" office:value-type="float" office:value="0.000026314">
            <text:p>0,000026314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0737">
            <text:p>7,37E-003</text:p>
          </table:table-cell>
          <table:table-cell table:formula="of:=[.A163]*[.B163]" office:value-type="float" office:value="0.004422">
            <text:p>4,42E-003</text:p>
          </table:table-cell>
          <table:table-cell office:value-type="float" office:value="0.6">
            <text:p>0,6</text:p>
          </table:table-cell>
          <table:table-cell office:value-type="float" office:value="0.0136">
            <text:p>1,36E-002</text:p>
          </table:table-cell>
          <table:table-cell table:formula="of:=[.D163]*[.E163]" office:value-type="float" office:value="0.00816">
            <text:p>8,16E-003</text:p>
          </table:table-cell>
          <table:table-cell office:value-type="float" office:value="0.6">
            <text:p>0,6</text:p>
          </table:table-cell>
          <table:table-cell office:value-type="float" office:value="0.00161">
            <text:p>1,61E-003</text:p>
          </table:table-cell>
          <table:table-cell table:formula="of:=[.G163]*[.H163]" office:value-type="float" office:value="0.000966">
            <text:p>9,66E-004</text:p>
          </table:table-cell>
          <table:table-cell office:value-type="float" office:value="0.6">
            <text:p>0,6</text:p>
          </table:table-cell>
          <table:table-cell office:value-type="float" office:value="0.00103">
            <text:p>1,03E-003</text:p>
          </table:table-cell>
          <table:table-cell table:formula="of:=[.J163]*[.K163]" office:value-type="float" office:value="0.000618">
            <text:p>6,18E-004</text:p>
          </table:table-cell>
          <table:table-cell office:value-type="float" office:value="0.6">
            <text:p>0,6</text:p>
          </table:table-cell>
          <table:table-cell office:value-type="float" office:value="0.000031">
            <text:p>3,10E-005</text:p>
          </table:table-cell>
          <table:table-cell table:formula="of:=[.M163]*[.N163]" office:value-type="float" office:value="0.0000186">
            <text:p>1,86E-005</text:p>
          </table:table-cell>
          <table:table-cell office:value-type="float" office:value="0.6">
            <text:p>0,6</text:p>
          </table:table-cell>
          <table:table-cell office:value-type="float" office:value="0.0000318">
            <text:p>3,18E-005</text:p>
          </table:table-cell>
          <table:table-cell table:formula="of:=[.P163]*[.Q163]" office:value-type="float" office:value="0.00001908">
            <text:p>1,91E-005</text:p>
          </table:table-cell>
          <table:table-cell office:value-type="float" office:value="0.6">
            <text:p>0,6</text:p>
          </table:table-cell>
          <table:table-cell office:value-type="float" office:value="0.000203">
            <text:p>2,03E-004</text:p>
          </table:table-cell>
          <table:table-cell table:formula="of:=[.S163]*[.T163]" office:value-type="float" office:value="0.0001218">
            <text:p>1,22E-004</text:p>
          </table:table-cell>
          <table:table-cell office:value-type="float" office:value="0.6">
            <text:p>0,6</text:p>
          </table:table-cell>
          <table:table-cell office:value-type="float" office:value="0.00007">
            <text:p>7,00E-005</text:p>
          </table:table-cell>
          <table:table-cell table:formula="of:=[.V163]*[.W163]" office:value-type="float" office:value="0.000042">
            <text:p>4,20E-005</text:p>
          </table:table-cell>
          <table:table-cell office:value-type="float" office:value="0.6">
            <text:p>0,6</text:p>
          </table:table-cell>
          <table:table-cell office:value-type="float" office:value="0.000611">
            <text:p>6,11E-004</text:p>
          </table:table-cell>
          <table:table-cell table:formula="of:=[.Y163]*[.Z163]" office:value-type="float" office:value="0.0003666">
            <text:p>3,67E-004</text:p>
          </table:table-cell>
          <table:table-cell office:value-type="float" office:value="0.6">
            <text:p>0,6</text:p>
          </table:table-cell>
          <table:table-cell office:value-type="float" office:value="0.000122">
            <text:p>1,22E-004</text:p>
          </table:table-cell>
          <table:table-cell table:formula="of:=[.AB163]*[.AC163]" office:value-type="float" office:value="0.0000732">
            <text:p>0,0000732</text:p>
          </table:table-cell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00794">
            <text:p>7,94E-003</text:p>
          </table:table-cell>
          <table:table-cell table:formula="of:=[.A164]*[.B164]" office:value-type="float" office:value="0.0048434">
            <text:p>4,84E-003</text:p>
          </table:table-cell>
          <table:table-cell office:value-type="float" office:value="0.61">
            <text:p>0,61</text:p>
          </table:table-cell>
          <table:table-cell office:value-type="float" office:value="0.0143">
            <text:p>1,43E-002</text:p>
          </table:table-cell>
          <table:table-cell table:formula="of:=[.D164]*[.E164]" office:value-type="float" office:value="0.008723">
            <text:p>8,72E-003</text:p>
          </table:table-cell>
          <table:table-cell office:value-type="float" office:value="0.61">
            <text:p>0,61</text:p>
          </table:table-cell>
          <table:table-cell office:value-type="float" office:value="0.00171">
            <text:p>1,71E-003</text:p>
          </table:table-cell>
          <table:table-cell table:formula="of:=[.G164]*[.H164]" office:value-type="float" office:value="0.0010431">
            <text:p>1,04E-003</text:p>
          </table:table-cell>
          <table:table-cell office:value-type="float" office:value="0.61">
            <text:p>0,61</text:p>
          </table:table-cell>
          <table:table-cell office:value-type="float" office:value="0.00117">
            <text:p>1,17E-003</text:p>
          </table:table-cell>
          <table:table-cell table:formula="of:=[.J164]*[.K164]" office:value-type="float" office:value="0.0007137">
            <text:p>7,14E-004</text:p>
          </table:table-cell>
          <table:table-cell office:value-type="float" office:value="0.61">
            <text:p>0,61</text:p>
          </table:table-cell>
          <table:table-cell office:value-type="float" office:value="0.0000325">
            <text:p>3,25E-005</text:p>
          </table:table-cell>
          <table:table-cell table:formula="of:=[.M164]*[.N164]" office:value-type="float" office:value="0.000019825">
            <text:p>1,98E-005</text:p>
          </table:table-cell>
          <table:table-cell office:value-type="float" office:value="0.61">
            <text:p>0,61</text:p>
          </table:table-cell>
          <table:table-cell office:value-type="float" office:value="0.0000334">
            <text:p>3,34E-005</text:p>
          </table:table-cell>
          <table:table-cell table:formula="of:=[.P164]*[.Q164]" office:value-type="float" office:value="0.000020374">
            <text:p>2,04E-005</text:p>
          </table:table-cell>
          <table:table-cell office:value-type="float" office:value="0.61">
            <text:p>0,61</text:p>
          </table:table-cell>
          <table:table-cell office:value-type="float" office:value="0.000215">
            <text:p>2,15E-004</text:p>
          </table:table-cell>
          <table:table-cell table:formula="of:=[.S164]*[.T164]" office:value-type="float" office:value="0.00013115">
            <text:p>1,31E-004</text:p>
          </table:table-cell>
          <table:table-cell office:value-type="float" office:value="0.61">
            <text:p>0,61</text:p>
          </table:table-cell>
          <table:table-cell office:value-type="float" office:value="0.0000888">
            <text:p>8,88E-005</text:p>
          </table:table-cell>
          <table:table-cell table:formula="of:=[.V164]*[.W164]" office:value-type="float" office:value="0.000054168">
            <text:p>5,42E-005</text:p>
          </table:table-cell>
          <table:table-cell office:value-type="float" office:value="0.61">
            <text:p>0,61</text:p>
          </table:table-cell>
          <table:table-cell office:value-type="float" office:value="0.000654">
            <text:p>6,54E-004</text:p>
          </table:table-cell>
          <table:table-cell table:formula="of:=[.Y164]*[.Z164]" office:value-type="float" office:value="0.00039894">
            <text:p>3,99E-004</text:p>
          </table:table-cell>
          <table:table-cell office:value-type="float" office:value="0.61">
            <text:p>0,61</text:p>
          </table:table-cell>
          <table:table-cell office:value-type="float" office:value="0.000198">
            <text:p>1,98E-004</text:p>
          </table:table-cell>
          <table:table-cell table:formula="of:=[.AB164]*[.AC164]" office:value-type="float" office:value="0.00012078">
            <text:p>0,00012078</text:p>
          </table:table-cell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00854">
            <text:p>8,54E-003</text:p>
          </table:table-cell>
          <table:table-cell table:formula="of:=[.A165]*[.B165]" office:value-type="float" office:value="0.0052948">
            <text:p>5,29E-003</text:p>
          </table:table-cell>
          <table:table-cell office:value-type="float" office:value="0.62">
            <text:p>0,62</text:p>
          </table:table-cell>
          <table:table-cell office:value-type="float" office:value="0.015">
            <text:p>1,50E-002</text:p>
          </table:table-cell>
          <table:table-cell table:formula="of:=[.D165]*[.E165]" office:value-type="float" office:value="0.0093">
            <text:p>9,30E-003</text:p>
          </table:table-cell>
          <table:table-cell office:value-type="float" office:value="0.62">
            <text:p>0,62</text:p>
          </table:table-cell>
          <table:table-cell office:value-type="float" office:value="0.00181">
            <text:p>1,81E-003</text:p>
          </table:table-cell>
          <table:table-cell table:formula="of:=[.G165]*[.H165]" office:value-type="float" office:value="0.0011222">
            <text:p>1,12E-003</text:p>
          </table:table-cell>
          <table:table-cell office:value-type="float" office:value="0.62">
            <text:p>0,62</text:p>
          </table:table-cell>
          <table:table-cell office:value-type="float" office:value="0.00131">
            <text:p>1,31E-003</text:p>
          </table:table-cell>
          <table:table-cell table:formula="of:=[.J165]*[.K165]" office:value-type="float" office:value="0.0008122">
            <text:p>8,12E-004</text:p>
          </table:table-cell>
          <table:table-cell office:value-type="float" office:value="0.62">
            <text:p>0,62</text:p>
          </table:table-cell>
          <table:table-cell office:value-type="float" office:value="0.0000341">
            <text:p>3,41E-005</text:p>
          </table:table-cell>
          <table:table-cell table:formula="of:=[.M165]*[.N165]" office:value-type="float" office:value="0.000021142">
            <text:p>2,11E-005</text:p>
          </table:table-cell>
          <table:table-cell office:value-type="float" office:value="0.62">
            <text:p>0,62</text:p>
          </table:table-cell>
          <table:table-cell office:value-type="float" office:value="0.0000351">
            <text:p>3,51E-005</text:p>
          </table:table-cell>
          <table:table-cell table:formula="of:=[.P165]*[.Q165]" office:value-type="float" office:value="0.000021762">
            <text:p>2,18E-005</text:p>
          </table:table-cell>
          <table:table-cell office:value-type="float" office:value="0.62">
            <text:p>0,62</text:p>
          </table:table-cell>
          <table:table-cell office:value-type="float" office:value="0.000227">
            <text:p>2,27E-004</text:p>
          </table:table-cell>
          <table:table-cell table:formula="of:=[.S165]*[.T165]" office:value-type="float" office:value="0.00014074">
            <text:p>1,41E-004</text:p>
          </table:table-cell>
          <table:table-cell office:value-type="float" office:value="0.62">
            <text:p>0,62</text:p>
          </table:table-cell>
          <table:table-cell office:value-type="float" office:value="0.000105">
            <text:p>1,05E-004</text:p>
          </table:table-cell>
          <table:table-cell table:formula="of:=[.V165]*[.W165]" office:value-type="float" office:value="0.0000651">
            <text:p>6,51E-005</text:p>
          </table:table-cell>
          <table:table-cell office:value-type="float" office:value="0.62">
            <text:p>0,62</text:p>
          </table:table-cell>
          <table:table-cell office:value-type="float" office:value="0.000697">
            <text:p>6,97E-004</text:p>
          </table:table-cell>
          <table:table-cell table:formula="of:=[.Y165]*[.Z165]" office:value-type="float" office:value="0.00043214">
            <text:p>4,32E-004</text:p>
          </table:table-cell>
          <table:table-cell office:value-type="float" office:value="0.62">
            <text:p>0,62</text:p>
          </table:table-cell>
          <table:table-cell office:value-type="float" office:value="0.000271">
            <text:p>2,71E-004</text:p>
          </table:table-cell>
          <table:table-cell table:formula="of:=[.AB165]*[.AC165]" office:value-type="float" office:value="0.00016802">
            <text:p>0,00016802</text:p>
          </table:table-cell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00917">
            <text:p>9,17E-003</text:p>
          </table:table-cell>
          <table:table-cell table:formula="of:=[.A166]*[.B166]" office:value-type="float" office:value="0.0057771">
            <text:p>5,78E-003</text:p>
          </table:table-cell>
          <table:table-cell office:value-type="float" office:value="0.63">
            <text:p>0,63</text:p>
          </table:table-cell>
          <table:table-cell office:value-type="float" office:value="0.0157">
            <text:p>1,57E-002</text:p>
          </table:table-cell>
          <table:table-cell table:formula="of:=[.D166]*[.E166]" office:value-type="float" office:value="0.009891">
            <text:p>9,89E-003</text:p>
          </table:table-cell>
          <table:table-cell office:value-type="float" office:value="0.63">
            <text:p>0,63</text:p>
          </table:table-cell>
          <table:table-cell office:value-type="float" office:value="0.00192">
            <text:p>1,92E-003</text:p>
          </table:table-cell>
          <table:table-cell table:formula="of:=[.G166]*[.H166]" office:value-type="float" office:value="0.0012096">
            <text:p>1,21E-003</text:p>
          </table:table-cell>
          <table:table-cell office:value-type="float" office:value="0.63">
            <text:p>0,63</text:p>
          </table:table-cell>
          <table:table-cell office:value-type="float" office:value="0.00145">
            <text:p>1,45E-003</text:p>
          </table:table-cell>
          <table:table-cell table:formula="of:=[.J166]*[.K166]" office:value-type="float" office:value="0.0009135">
            <text:p>9,14E-004</text:p>
          </table:table-cell>
          <table:table-cell office:value-type="float" office:value="0.63">
            <text:p>0,63</text:p>
          </table:table-cell>
          <table:table-cell office:value-type="float" office:value="0.0000359">
            <text:p>3,59E-005</text:p>
          </table:table-cell>
          <table:table-cell table:formula="of:=[.M166]*[.N166]" office:value-type="float" office:value="0.000022617">
            <text:p>2,26E-005</text:p>
          </table:table-cell>
          <table:table-cell office:value-type="float" office:value="0.63">
            <text:p>0,63</text:p>
          </table:table-cell>
          <table:table-cell office:value-type="float" office:value="0.0000369">
            <text:p>3,69E-005</text:p>
          </table:table-cell>
          <table:table-cell table:formula="of:=[.P166]*[.Q166]" office:value-type="float" office:value="0.000023247">
            <text:p>2,32E-005</text:p>
          </table:table-cell>
          <table:table-cell office:value-type="float" office:value="0.63">
            <text:p>0,63</text:p>
          </table:table-cell>
          <table:table-cell office:value-type="float" office:value="0.000239">
            <text:p>2,39E-004</text:p>
          </table:table-cell>
          <table:table-cell table:formula="of:=[.S166]*[.T166]" office:value-type="float" office:value="0.00015057">
            <text:p>1,51E-004</text:p>
          </table:table-cell>
          <table:table-cell office:value-type="float" office:value="0.63">
            <text:p>0,63</text:p>
          </table:table-cell>
          <table:table-cell office:value-type="float" office:value="0.000119">
            <text:p>1,19E-004</text:p>
          </table:table-cell>
          <table:table-cell table:formula="of:=[.V166]*[.W166]" office:value-type="float" office:value="0.00007497">
            <text:p>7,50E-005</text:p>
          </table:table-cell>
          <table:table-cell office:value-type="float" office:value="0.63">
            <text:p>0,63</text:p>
          </table:table-cell>
          <table:table-cell office:value-type="float" office:value="0.000742">
            <text:p>7,42E-004</text:p>
          </table:table-cell>
          <table:table-cell table:formula="of:=[.Y166]*[.Z166]" office:value-type="float" office:value="0.00046746">
            <text:p>4,67E-004</text:p>
          </table:table-cell>
          <table:table-cell office:value-type="float" office:value="0.63">
            <text:p>0,63</text:p>
          </table:table-cell>
          <table:table-cell office:value-type="float" office:value="0.000343">
            <text:p>3,43E-004</text:p>
          </table:table-cell>
          <table:table-cell table:formula="of:=[.AB166]*[.AC166]" office:value-type="float" office:value="0.00021609">
            <text:p>0,00021609</text:p>
          </table:table-cell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00982">
            <text:p>9,82E-003</text:p>
          </table:table-cell>
          <table:table-cell table:formula="of:=[.A167]*[.B167]" office:value-type="float" office:value="0.0062848">
            <text:p>6,28E-003</text:p>
          </table:table-cell>
          <table:table-cell office:value-type="float" office:value="0.64">
            <text:p>0,64</text:p>
          </table:table-cell>
          <table:table-cell office:value-type="float" office:value="0.0165">
            <text:p>1,65E-002</text:p>
          </table:table-cell>
          <table:table-cell table:formula="of:=[.D167]*[.E167]" office:value-type="float" office:value="0.01056">
            <text:p>1,06E-002</text:p>
          </table:table-cell>
          <table:table-cell office:value-type="float" office:value="0.64">
            <text:p>0,64</text:p>
          </table:table-cell>
          <table:table-cell office:value-type="float" office:value="0.00203">
            <text:p>2,03E-003</text:p>
          </table:table-cell>
          <table:table-cell table:formula="of:=[.G167]*[.H167]" office:value-type="float" office:value="0.0012992">
            <text:p>1,30E-003</text:p>
          </table:table-cell>
          <table:table-cell office:value-type="float" office:value="0.64">
            <text:p>0,64</text:p>
          </table:table-cell>
          <table:table-cell office:value-type="float" office:value="0.00158">
            <text:p>1,58E-003</text:p>
          </table:table-cell>
          <table:table-cell table:formula="of:=[.J167]*[.K167]" office:value-type="float" office:value="0.0010112">
            <text:p>1,01E-003</text:p>
          </table:table-cell>
          <table:table-cell office:value-type="float" office:value="0.64">
            <text:p>0,64</text:p>
          </table:table-cell>
          <table:table-cell office:value-type="float" office:value="0.0000377">
            <text:p>3,77E-005</text:p>
          </table:table-cell>
          <table:table-cell table:formula="of:=[.M167]*[.N167]" office:value-type="float" office:value="0.000024128">
            <text:p>2,41E-005</text:p>
          </table:table-cell>
          <table:table-cell office:value-type="float" office:value="0.64">
            <text:p>0,64</text:p>
          </table:table-cell>
          <table:table-cell office:value-type="float" office:value="0.0000388">
            <text:p>3,88E-005</text:p>
          </table:table-cell>
          <table:table-cell table:formula="of:=[.P167]*[.Q167]" office:value-type="float" office:value="0.000024832">
            <text:p>2,48E-005</text:p>
          </table:table-cell>
          <table:table-cell office:value-type="float" office:value="0.64">
            <text:p>0,64</text:p>
          </table:table-cell>
          <table:table-cell office:value-type="float" office:value="0.000251">
            <text:p>2,51E-004</text:p>
          </table:table-cell>
          <table:table-cell table:formula="of:=[.S167]*[.T167]" office:value-type="float" office:value="0.00016064">
            <text:p>1,61E-004</text:p>
          </table:table-cell>
          <table:table-cell office:value-type="float" office:value="0.64">
            <text:p>0,64</text:p>
          </table:table-cell>
          <table:table-cell office:value-type="float" office:value="0.000131">
            <text:p>1,31E-004</text:p>
          </table:table-cell>
          <table:table-cell table:formula="of:=[.V167]*[.W167]" office:value-type="float" office:value="0.00008384">
            <text:p>8,38E-005</text:p>
          </table:table-cell>
          <table:table-cell office:value-type="float" office:value="0.64">
            <text:p>0,64</text:p>
          </table:table-cell>
          <table:table-cell office:value-type="float" office:value="0.000786">
            <text:p>7,86E-004</text:p>
          </table:table-cell>
          <table:table-cell table:formula="of:=[.Y167]*[.Z167]" office:value-type="float" office:value="0.00050304">
            <text:p>5,03E-004</text:p>
          </table:table-cell>
          <table:table-cell office:value-type="float" office:value="0.64">
            <text:p>0,64</text:p>
          </table:table-cell>
          <table:table-cell office:value-type="float" office:value="0.000412">
            <text:p>4,12E-004</text:p>
          </table:table-cell>
          <table:table-cell table:formula="of:=[.AB167]*[.AC167]" office:value-type="float" office:value="0.00026368">
            <text:p>0,00026368</text:p>
          </table:table-cell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0105">
            <text:p>1,05E-002</text:p>
          </table:table-cell>
          <table:table-cell table:formula="of:=[.A168]*[.B168]" office:value-type="float" office:value="0.006825">
            <text:p>6,83E-003</text:p>
          </table:table-cell>
          <table:table-cell office:value-type="float" office:value="0.65">
            <text:p>0,65</text:p>
          </table:table-cell>
          <table:table-cell office:value-type="float" office:value="0.0173">
            <text:p>1,73E-002</text:p>
          </table:table-cell>
          <table:table-cell table:formula="of:=[.D168]*[.E168]" office:value-type="float" office:value="0.011245">
            <text:p>1,12E-002</text:p>
          </table:table-cell>
          <table:table-cell office:value-type="float" office:value="0.65">
            <text:p>0,65</text:p>
          </table:table-cell>
          <table:table-cell office:value-type="float" office:value="0.00213">
            <text:p>2,13E-003</text:p>
          </table:table-cell>
          <table:table-cell table:formula="of:=[.G168]*[.H168]" office:value-type="float" office:value="0.0013845">
            <text:p>1,38E-003</text:p>
          </table:table-cell>
          <table:table-cell office:value-type="float" office:value="0.65">
            <text:p>0,65</text:p>
          </table:table-cell>
          <table:table-cell office:value-type="float" office:value="0.00171">
            <text:p>1,71E-003</text:p>
          </table:table-cell>
          <table:table-cell table:formula="of:=[.J168]*[.K168]" office:value-type="float" office:value="0.0011115">
            <text:p>1,11E-003</text:p>
          </table:table-cell>
          <table:table-cell office:value-type="float" office:value="0.65">
            <text:p>0,65</text:p>
          </table:table-cell>
          <table:table-cell office:value-type="float" office:value="0.0000396">
            <text:p>3,96E-005</text:p>
          </table:table-cell>
          <table:table-cell table:formula="of:=[.M168]*[.N168]" office:value-type="float" office:value="0.00002574">
            <text:p>2,57E-005</text:p>
          </table:table-cell>
          <table:table-cell office:value-type="float" office:value="0.65">
            <text:p>0,65</text:p>
          </table:table-cell>
          <table:table-cell office:value-type="float" office:value="0.0000408">
            <text:p>4,08E-005</text:p>
          </table:table-cell>
          <table:table-cell table:formula="of:=[.P168]*[.Q168]" office:value-type="float" office:value="0.00002652">
            <text:p>2,65E-005</text:p>
          </table:table-cell>
          <table:table-cell office:value-type="float" office:value="0.65">
            <text:p>0,65</text:p>
          </table:table-cell>
          <table:table-cell office:value-type="float" office:value="0.000262">
            <text:p>2,62E-004</text:p>
          </table:table-cell>
          <table:table-cell table:formula="of:=[.S168]*[.T168]" office:value-type="float" office:value="0.0001703">
            <text:p>1,70E-004</text:p>
          </table:table-cell>
          <table:table-cell office:value-type="float" office:value="0.65">
            <text:p>0,65</text:p>
          </table:table-cell>
          <table:table-cell office:value-type="float" office:value="0.000142">
            <text:p>1,42E-004</text:p>
          </table:table-cell>
          <table:table-cell table:formula="of:=[.V168]*[.W168]" office:value-type="float" office:value="0.0000923">
            <text:p>9,23E-005</text:p>
          </table:table-cell>
          <table:table-cell office:value-type="float" office:value="0.65">
            <text:p>0,65</text:p>
          </table:table-cell>
          <table:table-cell office:value-type="float" office:value="0.00083">
            <text:p>8,30E-004</text:p>
          </table:table-cell>
          <table:table-cell table:formula="of:=[.Y168]*[.Z168]" office:value-type="float" office:value="0.0005395">
            <text:p>5,40E-004</text:p>
          </table:table-cell>
          <table:table-cell office:value-type="float" office:value="0.65">
            <text:p>0,65</text:p>
          </table:table-cell>
          <table:table-cell office:value-type="float" office:value="0.000476">
            <text:p>4,76E-004</text:p>
          </table:table-cell>
          <table:table-cell table:formula="of:=[.AB168]*[.AC168]" office:value-type="float" office:value="0.0003094">
            <text:p>0,0003094</text:p>
          </table:table-cell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0112">
            <text:p>1,12E-002</text:p>
          </table:table-cell>
          <table:table-cell table:formula="of:=[.A169]*[.B169]" office:value-type="float" office:value="0.007392">
            <text:p>7,39E-003</text:p>
          </table:table-cell>
          <table:table-cell office:value-type="float" office:value="0.66">
            <text:p>0,66</text:p>
          </table:table-cell>
          <table:table-cell office:value-type="float" office:value="0.0181">
            <text:p>1,81E-002</text:p>
          </table:table-cell>
          <table:table-cell table:formula="of:=[.D169]*[.E169]" office:value-type="float" office:value="0.011946">
            <text:p>1,19E-002</text:p>
          </table:table-cell>
          <table:table-cell office:value-type="float" office:value="0.66">
            <text:p>0,66</text:p>
          </table:table-cell>
          <table:table-cell office:value-type="float" office:value="0.00224">
            <text:p>2,24E-003</text:p>
          </table:table-cell>
          <table:table-cell table:formula="of:=[.G169]*[.H169]" office:value-type="float" office:value="0.0014784">
            <text:p>1,48E-003</text:p>
          </table:table-cell>
          <table:table-cell office:value-type="float" office:value="0.66">
            <text:p>0,66</text:p>
          </table:table-cell>
          <table:table-cell office:value-type="float" office:value="0.00184">
            <text:p>1,84E-003</text:p>
          </table:table-cell>
          <table:table-cell table:formula="of:=[.J169]*[.K169]" office:value-type="float" office:value="0.0012144">
            <text:p>1,21E-003</text:p>
          </table:table-cell>
          <table:table-cell office:value-type="float" office:value="0.66">
            <text:p>0,66</text:p>
          </table:table-cell>
          <table:table-cell office:value-type="float" office:value="0.0000416">
            <text:p>4,16E-005</text:p>
          </table:table-cell>
          <table:table-cell table:formula="of:=[.M169]*[.N169]" office:value-type="float" office:value="0.000027456">
            <text:p>2,75E-005</text:p>
          </table:table-cell>
          <table:table-cell office:value-type="float" office:value="0.66">
            <text:p>0,66</text:p>
          </table:table-cell>
          <table:table-cell office:value-type="float" office:value="0.000043">
            <text:p>4,30E-005</text:p>
          </table:table-cell>
          <table:table-cell table:formula="of:=[.P169]*[.Q169]" office:value-type="float" office:value="0.00002838">
            <text:p>2,84E-005</text:p>
          </table:table-cell>
          <table:table-cell office:value-type="float" office:value="0.66">
            <text:p>0,66</text:p>
          </table:table-cell>
          <table:table-cell office:value-type="float" office:value="0.000272">
            <text:p>2,72E-004</text:p>
          </table:table-cell>
          <table:table-cell table:formula="of:=[.S169]*[.T169]" office:value-type="float" office:value="0.00017952">
            <text:p>1,80E-004</text:p>
          </table:table-cell>
          <table:table-cell office:value-type="float" office:value="0.66">
            <text:p>0,66</text:p>
          </table:table-cell>
          <table:table-cell office:value-type="float" office:value="0.000154">
            <text:p>1,54E-004</text:p>
          </table:table-cell>
          <table:table-cell table:formula="of:=[.V169]*[.W169]" office:value-type="float" office:value="0.00010164">
            <text:p>1,02E-004</text:p>
          </table:table-cell>
          <table:table-cell office:value-type="float" office:value="0.66">
            <text:p>0,66</text:p>
          </table:table-cell>
          <table:table-cell office:value-type="float" office:value="0.000874">
            <text:p>8,74E-004</text:p>
          </table:table-cell>
          <table:table-cell table:formula="of:=[.Y169]*[.Z169]" office:value-type="float" office:value="0.00057684">
            <text:p>5,77E-004</text:p>
          </table:table-cell>
          <table:table-cell office:value-type="float" office:value="0.66">
            <text:p>0,66</text:p>
          </table:table-cell>
          <table:table-cell office:value-type="float" office:value="0.000537">
            <text:p>5,37E-004</text:p>
          </table:table-cell>
          <table:table-cell table:formula="of:=[.AB169]*[.AC169]" office:value-type="float" office:value="0.00035442">
            <text:p>0,00035442</text:p>
          </table:table-cell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0119">
            <text:p>1,19E-002</text:p>
          </table:table-cell>
          <table:table-cell table:formula="of:=[.A170]*[.B170]" office:value-type="float" office:value="0.007973">
            <text:p>7,97E-003</text:p>
          </table:table-cell>
          <table:table-cell office:value-type="float" office:value="0.67">
            <text:p>0,67</text:p>
          </table:table-cell>
          <table:table-cell office:value-type="float" office:value="0.0189">
            <text:p>1,89E-002</text:p>
          </table:table-cell>
          <table:table-cell table:formula="of:=[.D170]*[.E170]" office:value-type="float" office:value="0.012663">
            <text:p>1,27E-002</text:p>
          </table:table-cell>
          <table:table-cell office:value-type="float" office:value="0.67">
            <text:p>0,67</text:p>
          </table:table-cell>
          <table:table-cell office:value-type="float" office:value="0.00235">
            <text:p>2,35E-003</text:p>
          </table:table-cell>
          <table:table-cell table:formula="of:=[.G170]*[.H170]" office:value-type="float" office:value="0.0015745">
            <text:p>1,57E-003</text:p>
          </table:table-cell>
          <table:table-cell office:value-type="float" office:value="0.67">
            <text:p>0,67</text:p>
          </table:table-cell>
          <table:table-cell office:value-type="float" office:value="0.00196">
            <text:p>1,96E-003</text:p>
          </table:table-cell>
          <table:table-cell table:formula="of:=[.J170]*[.K170]" office:value-type="float" office:value="0.0013132">
            <text:p>1,31E-003</text:p>
          </table:table-cell>
          <table:table-cell office:value-type="float" office:value="0.67">
            <text:p>0,67</text:p>
          </table:table-cell>
          <table:table-cell office:value-type="float" office:value="0.0000438">
            <text:p>4,38E-005</text:p>
          </table:table-cell>
          <table:table-cell table:formula="of:=[.M170]*[.N170]" office:value-type="float" office:value="0.000029346">
            <text:p>2,93E-005</text:p>
          </table:table-cell>
          <table:table-cell office:value-type="float" office:value="0.67">
            <text:p>0,67</text:p>
          </table:table-cell>
          <table:table-cell office:value-type="float" office:value="0.0000452">
            <text:p>4,52E-005</text:p>
          </table:table-cell>
          <table:table-cell table:formula="of:=[.P170]*[.Q170]" office:value-type="float" office:value="0.000030284">
            <text:p>3,03E-005</text:p>
          </table:table-cell>
          <table:table-cell office:value-type="float" office:value="0.67">
            <text:p>0,67</text:p>
          </table:table-cell>
          <table:table-cell office:value-type="float" office:value="0.000283">
            <text:p>2,83E-004</text:p>
          </table:table-cell>
          <table:table-cell table:formula="of:=[.S170]*[.T170]" office:value-type="float" office:value="0.00018961">
            <text:p>1,90E-004</text:p>
          </table:table-cell>
          <table:table-cell office:value-type="float" office:value="0.67">
            <text:p>0,67</text:p>
          </table:table-cell>
          <table:table-cell office:value-type="float" office:value="0.000165">
            <text:p>1,65E-004</text:p>
          </table:table-cell>
          <table:table-cell table:formula="of:=[.V170]*[.W170]" office:value-type="float" office:value="0.00011055">
            <text:p>1,11E-004</text:p>
          </table:table-cell>
          <table:table-cell office:value-type="float" office:value="0.67">
            <text:p>0,67</text:p>
          </table:table-cell>
          <table:table-cell office:value-type="float" office:value="0.000916">
            <text:p>9,16E-004</text:p>
          </table:table-cell>
          <table:table-cell table:formula="of:=[.Y170]*[.Z170]" office:value-type="float" office:value="0.00061372">
            <text:p>6,14E-004</text:p>
          </table:table-cell>
          <table:table-cell office:value-type="float" office:value="0.67">
            <text:p>0,67</text:p>
          </table:table-cell>
          <table:table-cell office:value-type="float" office:value="0.000592">
            <text:p>5,92E-004</text:p>
          </table:table-cell>
          <table:table-cell table:formula="of:=[.AB170]*[.AC170]" office:value-type="float" office:value="0.00039664">
            <text:p>0,00039664</text:p>
          </table:table-cell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0127">
            <text:p>1,27E-002</text:p>
          </table:table-cell>
          <table:table-cell table:formula="of:=[.A171]*[.B171]" office:value-type="float" office:value="0.008636">
            <text:p>8,64E-003</text:p>
          </table:table-cell>
          <table:table-cell office:value-type="float" office:value="0.68">
            <text:p>0,68</text:p>
          </table:table-cell>
          <table:table-cell office:value-type="float" office:value="0.0197">
            <text:p>1,97E-002</text:p>
          </table:table-cell>
          <table:table-cell table:formula="of:=[.D171]*[.E171]" office:value-type="float" office:value="0.013396">
            <text:p>1,34E-002</text:p>
          </table:table-cell>
          <table:table-cell office:value-type="float" office:value="0.68">
            <text:p>0,68</text:p>
          </table:table-cell>
          <table:table-cell office:value-type="float" office:value="0.00245">
            <text:p>2,45E-003</text:p>
          </table:table-cell>
          <table:table-cell table:formula="of:=[.G171]*[.H171]" office:value-type="float" office:value="0.001666">
            <text:p>1,67E-003</text:p>
          </table:table-cell>
          <table:table-cell office:value-type="float" office:value="0.68">
            <text:p>0,68</text:p>
          </table:table-cell>
          <table:table-cell office:value-type="float" office:value="0.00209">
            <text:p>2,09E-003</text:p>
          </table:table-cell>
          <table:table-cell table:formula="of:=[.J171]*[.K171]" office:value-type="float" office:value="0.0014212">
            <text:p>1,42E-003</text:p>
          </table:table-cell>
          <table:table-cell office:value-type="float" office:value="0.68">
            <text:p>0,68</text:p>
          </table:table-cell>
          <table:table-cell office:value-type="float" office:value="0.000046">
            <text:p>4,60E-005</text:p>
          </table:table-cell>
          <table:table-cell table:formula="of:=[.M171]*[.N171]" office:value-type="float" office:value="0.00003128">
            <text:p>3,13E-005</text:p>
          </table:table-cell>
          <table:table-cell office:value-type="float" office:value="0.68">
            <text:p>0,68</text:p>
          </table:table-cell>
          <table:table-cell office:value-type="float" office:value="0.0000476">
            <text:p>4,76E-005</text:p>
          </table:table-cell>
          <table:table-cell table:formula="of:=[.P171]*[.Q171]" office:value-type="float" office:value="0.000032368">
            <text:p>3,24E-005</text:p>
          </table:table-cell>
          <table:table-cell office:value-type="float" office:value="0.68">
            <text:p>0,68</text:p>
          </table:table-cell>
          <table:table-cell office:value-type="float" office:value="0.000294">
            <text:p>2,94E-004</text:p>
          </table:table-cell>
          <table:table-cell table:formula="of:=[.S171]*[.T171]" office:value-type="float" office:value="0.00019992">
            <text:p>2,00E-004</text:p>
          </table:table-cell>
          <table:table-cell office:value-type="float" office:value="0.68">
            <text:p>0,68</text:p>
          </table:table-cell>
          <table:table-cell office:value-type="float" office:value="0.000176">
            <text:p>1,76E-004</text:p>
          </table:table-cell>
          <table:table-cell table:formula="of:=[.V171]*[.W171]" office:value-type="float" office:value="0.00011968">
            <text:p>1,20E-004</text:p>
          </table:table-cell>
          <table:table-cell office:value-type="float" office:value="0.68">
            <text:p>0,68</text:p>
          </table:table-cell>
          <table:table-cell office:value-type="float" office:value="0.000957">
            <text:p>9,57E-004</text:p>
          </table:table-cell>
          <table:table-cell table:formula="of:=[.Y171]*[.Z171]" office:value-type="float" office:value="0.00065076">
            <text:p>6,51E-004</text:p>
          </table:table-cell>
          <table:table-cell office:value-type="float" office:value="0.68">
            <text:p>0,68</text:p>
          </table:table-cell>
          <table:table-cell office:value-type="float" office:value="0.000642">
            <text:p>6,42E-004</text:p>
          </table:table-cell>
          <table:table-cell table:formula="of:=[.AB171]*[.AC171]" office:value-type="float" office:value="0.00043656">
            <text:p>0,00043656</text:p>
          </table:table-cell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0135">
            <text:p>1,35E-002</text:p>
          </table:table-cell>
          <table:table-cell table:formula="of:=[.A172]*[.B172]" office:value-type="float" office:value="0.009315">
            <text:p>9,32E-003</text:p>
          </table:table-cell>
          <table:table-cell office:value-type="float" office:value="0.69">
            <text:p>0,69</text:p>
          </table:table-cell>
          <table:table-cell office:value-type="float" office:value="0.0206">
            <text:p>2,06E-002</text:p>
          </table:table-cell>
          <table:table-cell table:formula="of:=[.D172]*[.E172]" office:value-type="float" office:value="0.014214">
            <text:p>1,42E-002</text:p>
          </table:table-cell>
          <table:table-cell office:value-type="float" office:value="0.69">
            <text:p>0,69</text:p>
          </table:table-cell>
          <table:table-cell office:value-type="float" office:value="0.00256">
            <text:p>2,56E-003</text:p>
          </table:table-cell>
          <table:table-cell table:formula="of:=[.G172]*[.H172]" office:value-type="float" office:value="0.0017664">
            <text:p>1,77E-003</text:p>
          </table:table-cell>
          <table:table-cell office:value-type="float" office:value="0.69">
            <text:p>0,69</text:p>
          </table:table-cell>
          <table:table-cell office:value-type="float" office:value="0.00221">
            <text:p>2,21E-003</text:p>
          </table:table-cell>
          <table:table-cell table:formula="of:=[.J172]*[.K172]" office:value-type="float" office:value="0.0015249">
            <text:p>1,52E-003</text:p>
          </table:table-cell>
          <table:table-cell office:value-type="float" office:value="0.69">
            <text:p>0,69</text:p>
          </table:table-cell>
          <table:table-cell office:value-type="float" office:value="0.0000483">
            <text:p>4,83E-005</text:p>
          </table:table-cell>
          <table:table-cell table:formula="of:=[.M172]*[.N172]" office:value-type="float" office:value="0.000033327">
            <text:p>3,33E-005</text:p>
          </table:table-cell>
          <table:table-cell office:value-type="float" office:value="0.69">
            <text:p>0,69</text:p>
          </table:table-cell>
          <table:table-cell office:value-type="float" office:value="0.0000501">
            <text:p>5,01E-005</text:p>
          </table:table-cell>
          <table:table-cell table:formula="of:=[.P172]*[.Q172]" office:value-type="float" office:value="0.000034569">
            <text:p>3,46E-005</text:p>
          </table:table-cell>
          <table:table-cell office:value-type="float" office:value="0.69">
            <text:p>0,69</text:p>
          </table:table-cell>
          <table:table-cell office:value-type="float" office:value="0.000304">
            <text:p>3,04E-004</text:p>
          </table:table-cell>
          <table:table-cell table:formula="of:=[.S172]*[.T172]" office:value-type="float" office:value="0.00020976">
            <text:p>2,10E-004</text:p>
          </table:table-cell>
          <table:table-cell office:value-type="float" office:value="0.69">
            <text:p>0,69</text:p>
          </table:table-cell>
          <table:table-cell office:value-type="float" office:value="0.000188">
            <text:p>1,88E-004</text:p>
          </table:table-cell>
          <table:table-cell table:formula="of:=[.V172]*[.W172]" office:value-type="float" office:value="0.00012972">
            <text:p>1,30E-004</text:p>
          </table:table-cell>
          <table:table-cell office:value-type="float" office:value="0.69">
            <text:p>0,69</text:p>
          </table:table-cell>
          <table:table-cell office:value-type="float" office:value="0.000997">
            <text:p>9,97E-004</text:p>
          </table:table-cell>
          <table:table-cell table:formula="of:=[.Y172]*[.Z172]" office:value-type="float" office:value="0.00068793">
            <text:p>6,88E-004</text:p>
          </table:table-cell>
          <table:table-cell office:value-type="float" office:value="0.69">
            <text:p>0,69</text:p>
          </table:table-cell>
          <table:table-cell office:value-type="float" office:value="0.00069">
            <text:p>6,90E-004</text:p>
          </table:table-cell>
          <table:table-cell table:formula="of:=[.AB172]*[.AC172]" office:value-type="float" office:value="0.0004761">
            <text:p>0,0004761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143">
            <text:p>1,43E-002</text:p>
          </table:table-cell>
          <table:table-cell table:formula="of:=[.A173]*[.B173]" office:value-type="float" office:value="0.01001">
            <text:p>1,00E-002</text:p>
          </table:table-cell>
          <table:table-cell office:value-type="float" office:value="0.7">
            <text:p>0,7</text:p>
          </table:table-cell>
          <table:table-cell office:value-type="float" office:value="0.0215">
            <text:p>2,15E-002</text:p>
          </table:table-cell>
          <table:table-cell table:formula="of:=[.D173]*[.E173]" office:value-type="float" office:value="0.01505">
            <text:p>1,51E-002</text:p>
          </table:table-cell>
          <table:table-cell office:value-type="float" office:value="0.7">
            <text:p>0,7</text:p>
          </table:table-cell>
          <table:table-cell office:value-type="float" office:value="0.00267">
            <text:p>2,67E-003</text:p>
          </table:table-cell>
          <table:table-cell table:formula="of:=[.G173]*[.H173]" office:value-type="float" office:value="0.001869">
            <text:p>1,87E-003</text:p>
          </table:table-cell>
          <table:table-cell office:value-type="float" office:value="0.7">
            <text:p>0,7</text:p>
          </table:table-cell>
          <table:table-cell office:value-type="float" office:value="0.00234">
            <text:p>2,34E-003</text:p>
          </table:table-cell>
          <table:table-cell table:formula="of:=[.J173]*[.K173]" office:value-type="float" office:value="0.001638">
            <text:p>1,64E-003</text:p>
          </table:table-cell>
          <table:table-cell office:value-type="float" office:value="0.7">
            <text:p>0,7</text:p>
          </table:table-cell>
          <table:table-cell office:value-type="float" office:value="0.0000508">
            <text:p>5,08E-005</text:p>
          </table:table-cell>
          <table:table-cell table:formula="of:=[.M173]*[.N173]" office:value-type="float" office:value="0.00003556">
            <text:p>3,56E-005</text:p>
          </table:table-cell>
          <table:table-cell office:value-type="float" office:value="0.7">
            <text:p>0,7</text:p>
          </table:table-cell>
          <table:table-cell office:value-type="float" office:value="0.0000527">
            <text:p>5,27E-005</text:p>
          </table:table-cell>
          <table:table-cell table:formula="of:=[.P173]*[.Q173]" office:value-type="float" office:value="0.00003689">
            <text:p>3,69E-005</text:p>
          </table:table-cell>
          <table:table-cell office:value-type="float" office:value="0.7">
            <text:p>0,7</text:p>
          </table:table-cell>
          <table:table-cell office:value-type="float" office:value="0.000316">
            <text:p>3,16E-004</text:p>
          </table:table-cell>
          <table:table-cell table:formula="of:=[.S173]*[.T173]" office:value-type="float" office:value="0.0002212">
            <text:p>2,21E-004</text:p>
          </table:table-cell>
          <table:table-cell office:value-type="float" office:value="0.7">
            <text:p>0,7</text:p>
          </table:table-cell>
          <table:table-cell office:value-type="float" office:value="0.0002">
            <text:p>2,00E-004</text:p>
          </table:table-cell>
          <table:table-cell table:formula="of:=[.V173]*[.W173]" office:value-type="float" office:value="0.00014">
            <text:p>1,40E-004</text:p>
          </table:table-cell>
          <table:table-cell office:value-type="float" office:value="0.7">
            <text:p>0,7</text:p>
          </table:table-cell>
          <table:table-cell office:value-type="float" office:value="0.00104">
            <text:p>1,04E-003</text:p>
          </table:table-cell>
          <table:table-cell table:formula="of:=[.Y173]*[.Z173]" office:value-type="float" office:value="0.000728">
            <text:p>7,28E-004</text:p>
          </table:table-cell>
          <table:table-cell office:value-type="float" office:value="0.7">
            <text:p>0,7</text:p>
          </table:table-cell>
          <table:table-cell office:value-type="float" office:value="0.000735">
            <text:p>7,35E-004</text:p>
          </table:table-cell>
          <table:table-cell table:formula="of:=[.AB173]*[.AC173]" office:value-type="float" office:value="0.0005145">
            <text:p>0,0005145</text:p>
          </table:table-cell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0151">
            <text:p>1,51E-002</text:p>
          </table:table-cell>
          <table:table-cell table:formula="of:=[.A174]*[.B174]" office:value-type="float" office:value="0.010721">
            <text:p>1,07E-002</text:p>
          </table:table-cell>
          <table:table-cell office:value-type="float" office:value="0.71">
            <text:p>0,71</text:p>
          </table:table-cell>
          <table:table-cell office:value-type="float" office:value="0.0224">
            <text:p>2,24E-002</text:p>
          </table:table-cell>
          <table:table-cell table:formula="of:=[.D174]*[.E174]" office:value-type="float" office:value="0.015904">
            <text:p>1,59E-002</text:p>
          </table:table-cell>
          <table:table-cell office:value-type="float" office:value="0.71">
            <text:p>0,71</text:p>
          </table:table-cell>
          <table:table-cell office:value-type="float" office:value="0.00278">
            <text:p>2,78E-003</text:p>
          </table:table-cell>
          <table:table-cell table:formula="of:=[.G174]*[.H174]" office:value-type="float" office:value="0.0019738">
            <text:p>1,97E-003</text:p>
          </table:table-cell>
          <table:table-cell office:value-type="float" office:value="0.71">
            <text:p>0,71</text:p>
          </table:table-cell>
          <table:table-cell office:value-type="float" office:value="0.00246">
            <text:p>2,46E-003</text:p>
          </table:table-cell>
          <table:table-cell table:formula="of:=[.J174]*[.K174]" office:value-type="float" office:value="0.0017466">
            <text:p>1,75E-003</text:p>
          </table:table-cell>
          <table:table-cell office:value-type="float" office:value="0.71">
            <text:p>0,71</text:p>
          </table:table-cell>
          <table:table-cell office:value-type="float" office:value="0.0000534">
            <text:p>5,34E-005</text:p>
          </table:table-cell>
          <table:table-cell table:formula="of:=[.M174]*[.N174]" office:value-type="float" office:value="0.000037914">
            <text:p>3,79E-005</text:p>
          </table:table-cell>
          <table:table-cell office:value-type="float" office:value="0.71">
            <text:p>0,71</text:p>
          </table:table-cell>
          <table:table-cell office:value-type="float" office:value="0.0000554">
            <text:p>5,54E-005</text:p>
          </table:table-cell>
          <table:table-cell table:formula="of:=[.P174]*[.Q174]" office:value-type="float" office:value="0.000039334">
            <text:p>3,93E-005</text:p>
          </table:table-cell>
          <table:table-cell office:value-type="float" office:value="0.71">
            <text:p>0,71</text:p>
          </table:table-cell>
          <table:table-cell office:value-type="float" office:value="0.000327">
            <text:p>3,27E-004</text:p>
          </table:table-cell>
          <table:table-cell table:formula="of:=[.S174]*[.T174]" office:value-type="float" office:value="0.00023217">
            <text:p>2,32E-004</text:p>
          </table:table-cell>
          <table:table-cell office:value-type="float" office:value="0.71">
            <text:p>0,71</text:p>
          </table:table-cell>
          <table:table-cell office:value-type="float" office:value="0.000212">
            <text:p>2,12E-004</text:p>
          </table:table-cell>
          <table:table-cell table:formula="of:=[.V174]*[.W174]" office:value-type="float" office:value="0.00015052">
            <text:p>1,51E-004</text:p>
          </table:table-cell>
          <table:table-cell office:value-type="float" office:value="0.71">
            <text:p>0,71</text:p>
          </table:table-cell>
          <table:table-cell office:value-type="float" office:value="0.00107">
            <text:p>1,07E-003</text:p>
          </table:table-cell>
          <table:table-cell table:formula="of:=[.Y174]*[.Z174]" office:value-type="float" office:value="0.0007597">
            <text:p>7,60E-004</text:p>
          </table:table-cell>
          <table:table-cell office:value-type="float" office:value="0.71">
            <text:p>0,71</text:p>
          </table:table-cell>
          <table:table-cell office:value-type="float" office:value="0.000779">
            <text:p>7,79E-004</text:p>
          </table:table-cell>
          <table:table-cell table:formula="of:=[.AB174]*[.AC174]" office:value-type="float" office:value="0.00055309">
            <text:p>0,00055309</text:p>
          </table:table-cell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016">
            <text:p>1,60E-002</text:p>
          </table:table-cell>
          <table:table-cell table:formula="of:=[.A175]*[.B175]" office:value-type="float" office:value="0.01152">
            <text:p>1,15E-002</text:p>
          </table:table-cell>
          <table:table-cell office:value-type="float" office:value="0.72">
            <text:p>0,72</text:p>
          </table:table-cell>
          <table:table-cell office:value-type="float" office:value="0.0233">
            <text:p>2,33E-002</text:p>
          </table:table-cell>
          <table:table-cell table:formula="of:=[.D175]*[.E175]" office:value-type="float" office:value="0.016776">
            <text:p>1,68E-002</text:p>
          </table:table-cell>
          <table:table-cell office:value-type="float" office:value="0.72">
            <text:p>0,72</text:p>
          </table:table-cell>
          <table:table-cell office:value-type="float" office:value="0.00289">
            <text:p>2,89E-003</text:p>
          </table:table-cell>
          <table:table-cell table:formula="of:=[.G175]*[.H175]" office:value-type="float" office:value="0.0020808">
            <text:p>2,08E-003</text:p>
          </table:table-cell>
          <table:table-cell office:value-type="float" office:value="0.72">
            <text:p>0,72</text:p>
          </table:table-cell>
          <table:table-cell office:value-type="float" office:value="0.00259">
            <text:p>2,59E-003</text:p>
          </table:table-cell>
          <table:table-cell table:formula="of:=[.J175]*[.K175]" office:value-type="float" office:value="0.0018648">
            <text:p>1,86E-003</text:p>
          </table:table-cell>
          <table:table-cell office:value-type="float" office:value="0.72">
            <text:p>0,72</text:p>
          </table:table-cell>
          <table:table-cell office:value-type="float" office:value="0.0000561">
            <text:p>5,61E-005</text:p>
          </table:table-cell>
          <table:table-cell table:formula="of:=[.M175]*[.N175]" office:value-type="float" office:value="0.000040392">
            <text:p>4,04E-005</text:p>
          </table:table-cell>
          <table:table-cell office:value-type="float" office:value="0.72">
            <text:p>0,72</text:p>
          </table:table-cell>
          <table:table-cell office:value-type="float" office:value="0.0000583">
            <text:p>5,83E-005</text:p>
          </table:table-cell>
          <table:table-cell table:formula="of:=[.P175]*[.Q175]" office:value-type="float" office:value="0.000041976">
            <text:p>4,20E-005</text:p>
          </table:table-cell>
          <table:table-cell office:value-type="float" office:value="0.72">
            <text:p>0,72</text:p>
          </table:table-cell>
          <table:table-cell office:value-type="float" office:value="0.00034">
            <text:p>3,40E-004</text:p>
          </table:table-cell>
          <table:table-cell table:formula="of:=[.S175]*[.T175]" office:value-type="float" office:value="0.0002448">
            <text:p>2,45E-004</text:p>
          </table:table-cell>
          <table:table-cell office:value-type="float" office:value="0.72">
            <text:p>0,72</text:p>
          </table:table-cell>
          <table:table-cell office:value-type="float" office:value="0.000226">
            <text:p>2,26E-004</text:p>
          </table:table-cell>
          <table:table-cell table:formula="of:=[.V175]*[.W175]" office:value-type="float" office:value="0.00016272">
            <text:p>1,63E-004</text:p>
          </table:table-cell>
          <table:table-cell office:value-type="float" office:value="0.72">
            <text:p>0,72</text:p>
          </table:table-cell>
          <table:table-cell office:value-type="float" office:value="0.00111">
            <text:p>1,11E-003</text:p>
          </table:table-cell>
          <table:table-cell table:formula="of:=[.Y175]*[.Z175]" office:value-type="float" office:value="0.0007992">
            <text:p>7,99E-004</text:p>
          </table:table-cell>
          <table:table-cell office:value-type="float" office:value="0.72">
            <text:p>0,72</text:p>
          </table:table-cell>
          <table:table-cell office:value-type="float" office:value="0.000822">
            <text:p>8,22E-004</text:p>
          </table:table-cell>
          <table:table-cell table:formula="of:=[.AB175]*[.AC175]" office:value-type="float" office:value="0.00059184">
            <text:p>0,00059184</text:p>
          </table:table-cell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0169">
            <text:p>1,69E-002</text:p>
          </table:table-cell>
          <table:table-cell table:formula="of:=[.A176]*[.B176]" office:value-type="float" office:value="0.012337">
            <text:p>1,23E-002</text:p>
          </table:table-cell>
          <table:table-cell office:value-type="float" office:value="0.73">
            <text:p>0,73</text:p>
          </table:table-cell>
          <table:table-cell office:value-type="float" office:value="0.0242">
            <text:p>2,42E-002</text:p>
          </table:table-cell>
          <table:table-cell table:formula="of:=[.D176]*[.E176]" office:value-type="float" office:value="0.017666">
            <text:p>1,77E-002</text:p>
          </table:table-cell>
          <table:table-cell office:value-type="float" office:value="0.73">
            <text:p>0,73</text:p>
          </table:table-cell>
          <table:table-cell office:value-type="float" office:value="0.00301">
            <text:p>3,01E-003</text:p>
          </table:table-cell>
          <table:table-cell table:formula="of:=[.G176]*[.H176]" office:value-type="float" office:value="0.0021973">
            <text:p>2,20E-003</text:p>
          </table:table-cell>
          <table:table-cell office:value-type="float" office:value="0.73">
            <text:p>0,73</text:p>
          </table:table-cell>
          <table:table-cell office:value-type="float" office:value="0.00271">
            <text:p>2,71E-003</text:p>
          </table:table-cell>
          <table:table-cell table:formula="of:=[.J176]*[.K176]" office:value-type="float" office:value="0.0019783">
            <text:p>1,98E-003</text:p>
          </table:table-cell>
          <table:table-cell office:value-type="float" office:value="0.73">
            <text:p>0,73</text:p>
          </table:table-cell>
          <table:table-cell office:value-type="float" office:value="0.0000589">
            <text:p>5,89E-005</text:p>
          </table:table-cell>
          <table:table-cell table:formula="of:=[.M176]*[.N176]" office:value-type="float" office:value="0.000042997">
            <text:p>4,30E-005</text:p>
          </table:table-cell>
          <table:table-cell office:value-type="float" office:value="0.73">
            <text:p>0,73</text:p>
          </table:table-cell>
          <table:table-cell office:value-type="float" office:value="0.0000613">
            <text:p>6,13E-005</text:p>
          </table:table-cell>
          <table:table-cell table:formula="of:=[.P176]*[.Q176]" office:value-type="float" office:value="0.000044749">
            <text:p>4,47E-005</text:p>
          </table:table-cell>
          <table:table-cell office:value-type="float" office:value="0.73">
            <text:p>0,73</text:p>
          </table:table-cell>
          <table:table-cell office:value-type="float" office:value="0.000353">
            <text:p>3,53E-004</text:p>
          </table:table-cell>
          <table:table-cell table:formula="of:=[.S176]*[.T176]" office:value-type="float" office:value="0.00025769">
            <text:p>2,58E-004</text:p>
          </table:table-cell>
          <table:table-cell office:value-type="float" office:value="0.73">
            <text:p>0,73</text:p>
          </table:table-cell>
          <table:table-cell office:value-type="float" office:value="0.00024">
            <text:p>2,40E-004</text:p>
          </table:table-cell>
          <table:table-cell table:formula="of:=[.V176]*[.W176]" office:value-type="float" office:value="0.0001752">
            <text:p>1,75E-004</text:p>
          </table:table-cell>
          <table:table-cell office:value-type="float" office:value="0.73">
            <text:p>0,73</text:p>
          </table:table-cell>
          <table:table-cell office:value-type="float" office:value="0.00115">
            <text:p>1,15E-003</text:p>
          </table:table-cell>
          <table:table-cell table:formula="of:=[.Y176]*[.Z176]" office:value-type="float" office:value="0.0008395">
            <text:p>8,40E-004</text:p>
          </table:table-cell>
          <table:table-cell office:value-type="float" office:value="0.73">
            <text:p>0,73</text:p>
          </table:table-cell>
          <table:table-cell office:value-type="float" office:value="0.000865">
            <text:p>8,65E-004</text:p>
          </table:table-cell>
          <table:table-cell table:formula="of:=[.AB176]*[.AC176]" office:value-type="float" office:value="0.00063145">
            <text:p>0,00063145</text:p>
          </table:table-cell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0178">
            <text:p>1,78E-002</text:p>
          </table:table-cell>
          <table:table-cell table:formula="of:=[.A177]*[.B177]" office:value-type="float" office:value="0.013172">
            <text:p>1,32E-002</text:p>
          </table:table-cell>
          <table:table-cell office:value-type="float" office:value="0.74">
            <text:p>0,74</text:p>
          </table:table-cell>
          <table:table-cell office:value-type="float" office:value="0.0252">
            <text:p>2,52E-002</text:p>
          </table:table-cell>
          <table:table-cell table:formula="of:=[.D177]*[.E177]" office:value-type="float" office:value="0.018648">
            <text:p>1,86E-002</text:p>
          </table:table-cell>
          <table:table-cell office:value-type="float" office:value="0.74">
            <text:p>0,74</text:p>
          </table:table-cell>
          <table:table-cell office:value-type="float" office:value="0.00312">
            <text:p>3,12E-003</text:p>
          </table:table-cell>
          <table:table-cell table:formula="of:=[.G177]*[.H177]" office:value-type="float" office:value="0.0023088">
            <text:p>2,31E-003</text:p>
          </table:table-cell>
          <table:table-cell office:value-type="float" office:value="0.74">
            <text:p>0,74</text:p>
          </table:table-cell>
          <table:table-cell office:value-type="float" office:value="0.00284">
            <text:p>2,84E-003</text:p>
          </table:table-cell>
          <table:table-cell table:formula="of:=[.J177]*[.K177]" office:value-type="float" office:value="0.0021016">
            <text:p>2,10E-003</text:p>
          </table:table-cell>
          <table:table-cell office:value-type="float" office:value="0.74">
            <text:p>0,74</text:p>
          </table:table-cell>
          <table:table-cell office:value-type="float" office:value="0.0000619">
            <text:p>6,19E-005</text:p>
          </table:table-cell>
          <table:table-cell table:formula="of:=[.M177]*[.N177]" office:value-type="float" office:value="0.000045806">
            <text:p>4,58E-005</text:p>
          </table:table-cell>
          <table:table-cell office:value-type="float" office:value="0.74">
            <text:p>0,74</text:p>
          </table:table-cell>
          <table:table-cell office:value-type="float" office:value="0.0000644">
            <text:p>6,44E-005</text:p>
          </table:table-cell>
          <table:table-cell table:formula="of:=[.P177]*[.Q177]" office:value-type="float" office:value="0.000047656">
            <text:p>4,77E-005</text:p>
          </table:table-cell>
          <table:table-cell office:value-type="float" office:value="0.74">
            <text:p>0,74</text:p>
          </table:table-cell>
          <table:table-cell office:value-type="float" office:value="0.000367">
            <text:p>3,67E-004</text:p>
          </table:table-cell>
          <table:table-cell table:formula="of:=[.S177]*[.T177]" office:value-type="float" office:value="0.00027158">
            <text:p>2,72E-004</text:p>
          </table:table-cell>
          <table:table-cell office:value-type="float" office:value="0.74">
            <text:p>0,74</text:p>
          </table:table-cell>
          <table:table-cell office:value-type="float" office:value="0.000256">
            <text:p>2,56E-004</text:p>
          </table:table-cell>
          <table:table-cell table:formula="of:=[.V177]*[.W177]" office:value-type="float" office:value="0.00018944">
            <text:p>1,89E-004</text:p>
          </table:table-cell>
          <table:table-cell office:value-type="float" office:value="0.74">
            <text:p>0,74</text:p>
          </table:table-cell>
          <table:table-cell office:value-type="float" office:value="0.00119">
            <text:p>1,19E-003</text:p>
          </table:table-cell>
          <table:table-cell table:formula="of:=[.Y177]*[.Z177]" office:value-type="float" office:value="0.0008806">
            <text:p>8,81E-004</text:p>
          </table:table-cell>
          <table:table-cell office:value-type="float" office:value="0.74">
            <text:p>0,74</text:p>
          </table:table-cell>
          <table:table-cell office:value-type="float" office:value="0.000909">
            <text:p>9,09E-004</text:p>
          </table:table-cell>
          <table:table-cell table:formula="of:=[.AB177]*[.AC177]" office:value-type="float" office:value="0.00067266">
            <text:p>0,00067266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0187">
            <text:p>1,87E-002</text:p>
          </table:table-cell>
          <table:table-cell table:formula="of:=[.A178]*[.B178]" office:value-type="float" office:value="0.014025">
            <text:p>1,40E-002</text:p>
          </table:table-cell>
          <table:table-cell office:value-type="float" office:value="0.75">
            <text:p>0,75</text:p>
          </table:table-cell>
          <table:table-cell office:value-type="float" office:value="0.0261">
            <text:p>2,61E-002</text:p>
          </table:table-cell>
          <table:table-cell table:formula="of:=[.D178]*[.E178]" office:value-type="float" office:value="0.019575">
            <text:p>1,96E-002</text:p>
          </table:table-cell>
          <table:table-cell office:value-type="float" office:value="0.75">
            <text:p>0,75</text:p>
          </table:table-cell>
          <table:table-cell office:value-type="float" office:value="0.00325">
            <text:p>3,25E-003</text:p>
          </table:table-cell>
          <table:table-cell table:formula="of:=[.G178]*[.H178]" office:value-type="float" office:value="0.0024375">
            <text:p>2,44E-003</text:p>
          </table:table-cell>
          <table:table-cell office:value-type="float" office:value="0.75">
            <text:p>0,75</text:p>
          </table:table-cell>
          <table:table-cell office:value-type="float" office:value="0.00297">
            <text:p>2,97E-003</text:p>
          </table:table-cell>
          <table:table-cell table:formula="of:=[.J178]*[.K178]" office:value-type="float" office:value="0.0022275">
            <text:p>2,23E-003</text:p>
          </table:table-cell>
          <table:table-cell office:value-type="float" office:value="0.75">
            <text:p>0,75</text:p>
          </table:table-cell>
          <table:table-cell office:value-type="float" office:value="0.0000651">
            <text:p>6,51E-005</text:p>
          </table:table-cell>
          <table:table-cell table:formula="of:=[.M178]*[.N178]" office:value-type="float" office:value="0.000048825">
            <text:p>4,88E-005</text:p>
          </table:table-cell>
          <table:table-cell office:value-type="float" office:value="0.75">
            <text:p>0,75</text:p>
          </table:table-cell>
          <table:table-cell office:value-type="float" office:value="0.0000677">
            <text:p>6,77E-005</text:p>
          </table:table-cell>
          <table:table-cell table:formula="of:=[.P178]*[.Q178]" office:value-type="float" office:value="0.000050775">
            <text:p>5,08E-005</text:p>
          </table:table-cell>
          <table:table-cell office:value-type="float" office:value="0.75">
            <text:p>0,75</text:p>
          </table:table-cell>
          <table:table-cell office:value-type="float" office:value="0.000382">
            <text:p>3,82E-004</text:p>
          </table:table-cell>
          <table:table-cell table:formula="of:=[.S178]*[.T178]" office:value-type="float" office:value="0.0002865">
            <text:p>2,87E-004</text:p>
          </table:table-cell>
          <table:table-cell office:value-type="float" office:value="0.75">
            <text:p>0,75</text:p>
          </table:table-cell>
          <table:table-cell office:value-type="float" office:value="0.000272">
            <text:p>2,72E-004</text:p>
          </table:table-cell>
          <table:table-cell table:formula="of:=[.V178]*[.W178]" office:value-type="float" office:value="0.000204">
            <text:p>2,04E-004</text:p>
          </table:table-cell>
          <table:table-cell office:value-type="float" office:value="0.75">
            <text:p>0,75</text:p>
          </table:table-cell>
          <table:table-cell office:value-type="float" office:value="0.00123">
            <text:p>1,23E-003</text:p>
          </table:table-cell>
          <table:table-cell table:formula="of:=[.Y178]*[.Z178]" office:value-type="float" office:value="0.0009225">
            <text:p>9,23E-004</text:p>
          </table:table-cell>
          <table:table-cell office:value-type="float" office:value="0.75">
            <text:p>0,75</text:p>
          </table:table-cell>
          <table:table-cell office:value-type="float" office:value="0.000955">
            <text:p>9,55E-004</text:p>
          </table:table-cell>
          <table:table-cell table:formula="of:=[.AB178]*[.AC178]" office:value-type="float" office:value="0.00071625">
            <text:p>0,00071625</text:p>
          </table:table-cell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0197">
            <text:p>1,97E-002</text:p>
          </table:table-cell>
          <table:table-cell table:formula="of:=[.A179]*[.B179]" office:value-type="float" office:value="0.014972">
            <text:p>1,50E-002</text:p>
          </table:table-cell>
          <table:table-cell office:value-type="float" office:value="0.76">
            <text:p>0,76</text:p>
          </table:table-cell>
          <table:table-cell office:value-type="float" office:value="0.0271">
            <text:p>2,71E-002</text:p>
          </table:table-cell>
          <table:table-cell table:formula="of:=[.D179]*[.E179]" office:value-type="float" office:value="0.020596">
            <text:p>2,06E-002</text:p>
          </table:table-cell>
          <table:table-cell office:value-type="float" office:value="0.76">
            <text:p>0,76</text:p>
          </table:table-cell>
          <table:table-cell office:value-type="float" office:value="0.00337">
            <text:p>3,37E-003</text:p>
          </table:table-cell>
          <table:table-cell table:formula="of:=[.G179]*[.H179]" office:value-type="float" office:value="0.0025612">
            <text:p>2,56E-003</text:p>
          </table:table-cell>
          <table:table-cell office:value-type="float" office:value="0.76">
            <text:p>0,76</text:p>
          </table:table-cell>
          <table:table-cell office:value-type="float" office:value="0.0031">
            <text:p>3,10E-003</text:p>
          </table:table-cell>
          <table:table-cell table:formula="of:=[.J179]*[.K179]" office:value-type="float" office:value="0.002356">
            <text:p>2,36E-003</text:p>
          </table:table-cell>
          <table:table-cell office:value-type="float" office:value="0.76">
            <text:p>0,76</text:p>
          </table:table-cell>
          <table:table-cell office:value-type="float" office:value="0.0000683">
            <text:p>6,83E-005</text:p>
          </table:table-cell>
          <table:table-cell table:formula="of:=[.M179]*[.N179]" office:value-type="float" office:value="0.000051908">
            <text:p>5,19E-005</text:p>
          </table:table-cell>
          <table:table-cell office:value-type="float" office:value="0.76">
            <text:p>0,76</text:p>
          </table:table-cell>
          <table:table-cell office:value-type="float" office:value="0.0000711">
            <text:p>7,11E-005</text:p>
          </table:table-cell>
          <table:table-cell table:formula="of:=[.P179]*[.Q179]" office:value-type="float" office:value="0.000054036">
            <text:p>5,40E-005</text:p>
          </table:table-cell>
          <table:table-cell office:value-type="float" office:value="0.76">
            <text:p>0,76</text:p>
          </table:table-cell>
          <table:table-cell office:value-type="float" office:value="0.000399">
            <text:p>3,99E-004</text:p>
          </table:table-cell>
          <table:table-cell table:formula="of:=[.S179]*[.T179]" office:value-type="float" office:value="0.00030324">
            <text:p>3,03E-004</text:p>
          </table:table-cell>
          <table:table-cell office:value-type="float" office:value="0.76">
            <text:p>0,76</text:p>
          </table:table-cell>
          <table:table-cell office:value-type="float" office:value="0.00029">
            <text:p>2,90E-004</text:p>
          </table:table-cell>
          <table:table-cell table:formula="of:=[.V179]*[.W179]" office:value-type="float" office:value="0.0002204">
            <text:p>2,20E-004</text:p>
          </table:table-cell>
          <table:table-cell office:value-type="float" office:value="0.76">
            <text:p>0,76</text:p>
          </table:table-cell>
          <table:table-cell office:value-type="float" office:value="0.00127">
            <text:p>1,27E-003</text:p>
          </table:table-cell>
          <table:table-cell table:formula="of:=[.Y179]*[.Z179]" office:value-type="float" office:value="0.0009652">
            <text:p>9,65E-004</text:p>
          </table:table-cell>
          <table:table-cell office:value-type="float" office:value="0.76">
            <text:p>0,76</text:p>
          </table:table-cell>
          <table:table-cell office:value-type="float" office:value="0.001">
            <text:p>1,00E-003</text:p>
          </table:table-cell>
          <table:table-cell table:formula="of:=[.AB179]*[.AC179]" office:value-type="float" office:value="0.00076">
            <text:p>0,00076</text:p>
          </table:table-cell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0206">
            <text:p>2,06E-002</text:p>
          </table:table-cell>
          <table:table-cell table:formula="of:=[.A180]*[.B180]" office:value-type="float" office:value="0.015862">
            <text:p>1,59E-002</text:p>
          </table:table-cell>
          <table:table-cell office:value-type="float" office:value="0.77">
            <text:p>0,77</text:p>
          </table:table-cell>
          <table:table-cell office:value-type="float" office:value="0.0281">
            <text:p>2,81E-002</text:p>
          </table:table-cell>
          <table:table-cell table:formula="of:=[.D180]*[.E180]" office:value-type="float" office:value="0.021637">
            <text:p>2,16E-002</text:p>
          </table:table-cell>
          <table:table-cell office:value-type="float" office:value="0.77">
            <text:p>0,77</text:p>
          </table:table-cell>
          <table:table-cell office:value-type="float" office:value="0.00349">
            <text:p>3,49E-003</text:p>
          </table:table-cell>
          <table:table-cell table:formula="of:=[.G180]*[.H180]" office:value-type="float" office:value="0.0026873">
            <text:p>2,69E-003</text:p>
          </table:table-cell>
          <table:table-cell office:value-type="float" office:value="0.77">
            <text:p>0,77</text:p>
          </table:table-cell>
          <table:table-cell office:value-type="float" office:value="0.00323">
            <text:p>3,23E-003</text:p>
          </table:table-cell>
          <table:table-cell table:formula="of:=[.J180]*[.K180]" office:value-type="float" office:value="0.0024871">
            <text:p>2,49E-003</text:p>
          </table:table-cell>
          <table:table-cell office:value-type="float" office:value="0.77">
            <text:p>0,77</text:p>
          </table:table-cell>
          <table:table-cell office:value-type="float" office:value="0.0000717">
            <text:p>7,17E-005</text:p>
          </table:table-cell>
          <table:table-cell table:formula="of:=[.M180]*[.N180]" office:value-type="float" office:value="0.000055209">
            <text:p>5,52E-005</text:p>
          </table:table-cell>
          <table:table-cell office:value-type="float" office:value="0.77">
            <text:p>0,77</text:p>
          </table:table-cell>
          <table:table-cell office:value-type="float" office:value="0.0000747">
            <text:p>7,47E-005</text:p>
          </table:table-cell>
          <table:table-cell table:formula="of:=[.P180]*[.Q180]" office:value-type="float" office:value="0.000057519">
            <text:p>5,75E-005</text:p>
          </table:table-cell>
          <table:table-cell office:value-type="float" office:value="0.77">
            <text:p>0,77</text:p>
          </table:table-cell>
          <table:table-cell office:value-type="float" office:value="0.000416">
            <text:p>4,16E-004</text:p>
          </table:table-cell>
          <table:table-cell table:formula="of:=[.S180]*[.T180]" office:value-type="float" office:value="0.00032032">
            <text:p>3,20E-004</text:p>
          </table:table-cell>
          <table:table-cell office:value-type="float" office:value="0.77">
            <text:p>0,77</text:p>
          </table:table-cell>
          <table:table-cell office:value-type="float" office:value="0.000309">
            <text:p>3,09E-004</text:p>
          </table:table-cell>
          <table:table-cell table:formula="of:=[.V180]*[.W180]" office:value-type="float" office:value="0.00023793">
            <text:p>2,38E-004</text:p>
          </table:table-cell>
          <table:table-cell office:value-type="float" office:value="0.77">
            <text:p>0,77</text:p>
          </table:table-cell>
          <table:table-cell office:value-type="float" office:value="0.00132">
            <text:p>1,32E-003</text:p>
          </table:table-cell>
          <table:table-cell table:formula="of:=[.Y180]*[.Z180]" office:value-type="float" office:value="0.0010164">
            <text:p>1,02E-003</text:p>
          </table:table-cell>
          <table:table-cell office:value-type="float" office:value="0.77">
            <text:p>0,77</text:p>
          </table:table-cell>
          <table:table-cell office:value-type="float" office:value="0.00105">
            <text:p>1,05E-003</text:p>
          </table:table-cell>
          <table:table-cell table:formula="of:=[.AB180]*[.AC180]" office:value-type="float" office:value="0.0008085">
            <text:p>0,0008085</text:p>
          </table:table-cell>
        </table:table-row>
        <table:table-row table:style-name="ro1">
          <table:table-cell office:value-type="float" office:value="0.78">
            <text:p>0,78</text:p>
          </table:table-cell>
          <table:table-cell office:value-type="float" office:value="0.0216">
            <text:p>2,16E-002</text:p>
          </table:table-cell>
          <table:table-cell table:formula="of:=[.A181]*[.B181]" office:value-type="float" office:value="0.016848">
            <text:p>1,68E-002</text:p>
          </table:table-cell>
          <table:table-cell office:value-type="float" office:value="0.78">
            <text:p>0,78</text:p>
          </table:table-cell>
          <table:table-cell office:value-type="float" office:value="0.0292">
            <text:p>2,92E-002</text:p>
          </table:table-cell>
          <table:table-cell table:formula="of:=[.D181]*[.E181]" office:value-type="float" office:value="0.022776">
            <text:p>2,28E-002</text:p>
          </table:table-cell>
          <table:table-cell office:value-type="float" office:value="0.78">
            <text:p>0,78</text:p>
          </table:table-cell>
          <table:table-cell office:value-type="float" office:value="0.00363">
            <text:p>3,63E-003</text:p>
          </table:table-cell>
          <table:table-cell table:formula="of:=[.G181]*[.H181]" office:value-type="float" office:value="0.0028314">
            <text:p>2,83E-003</text:p>
          </table:table-cell>
          <table:table-cell office:value-type="float" office:value="0.78">
            <text:p>0,78</text:p>
          </table:table-cell>
          <table:table-cell office:value-type="float" office:value="0.00336">
            <text:p>3,36E-003</text:p>
          </table:table-cell>
          <table:table-cell table:formula="of:=[.J181]*[.K181]" office:value-type="float" office:value="0.0026208">
            <text:p>2,62E-003</text:p>
          </table:table-cell>
          <table:table-cell office:value-type="float" office:value="0.78">
            <text:p>0,78</text:p>
          </table:table-cell>
          <table:table-cell office:value-type="float" office:value="0.0000752">
            <text:p>7,52E-005</text:p>
          </table:table-cell>
          <table:table-cell table:formula="of:=[.M181]*[.N181]" office:value-type="float" office:value="0.000058656">
            <text:p>5,87E-005</text:p>
          </table:table-cell>
          <table:table-cell office:value-type="float" office:value="0.78">
            <text:p>0,78</text:p>
          </table:table-cell>
          <table:table-cell office:value-type="float" office:value="0.0000784">
            <text:p>7,84E-005</text:p>
          </table:table-cell>
          <table:table-cell table:formula="of:=[.P181]*[.Q181]" office:value-type="float" office:value="0.000061152">
            <text:p>6,12E-005</text:p>
          </table:table-cell>
          <table:table-cell office:value-type="float" office:value="0.78">
            <text:p>0,78</text:p>
          </table:table-cell>
          <table:table-cell office:value-type="float" office:value="0.000435">
            <text:p>4,35E-004</text:p>
          </table:table-cell>
          <table:table-cell table:formula="of:=[.S181]*[.T181]" office:value-type="float" office:value="0.0003393">
            <text:p>3,39E-004</text:p>
          </table:table-cell>
          <table:table-cell office:value-type="float" office:value="0.78">
            <text:p>0,78</text:p>
          </table:table-cell>
          <table:table-cell office:value-type="float" office:value="0.00033">
            <text:p>3,30E-004</text:p>
          </table:table-cell>
          <table:table-cell table:formula="of:=[.V181]*[.W181]" office:value-type="float" office:value="0.0002574">
            <text:p>2,57E-004</text:p>
          </table:table-cell>
          <table:table-cell office:value-type="float" office:value="0.78">
            <text:p>0,78</text:p>
          </table:table-cell>
          <table:table-cell office:value-type="float" office:value="0.00136">
            <text:p>1,36E-003</text:p>
          </table:table-cell>
          <table:table-cell table:formula="of:=[.Y181]*[.Z181]" office:value-type="float" office:value="0.0010608">
            <text:p>1,06E-003</text:p>
          </table:table-cell>
          <table:table-cell office:value-type="float" office:value="0.78">
            <text:p>0,78</text:p>
          </table:table-cell>
          <table:table-cell office:value-type="float" office:value="0.00111">
            <text:p>1,11E-003</text:p>
          </table:table-cell>
          <table:table-cell table:formula="of:=[.AB181]*[.AC181]" office:value-type="float" office:value="0.0008658">
            <text:p>0,0008658</text:p>
          </table:table-cell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0227">
            <text:p>2,27E-002</text:p>
          </table:table-cell>
          <table:table-cell table:formula="of:=[.A182]*[.B182]" office:value-type="float" office:value="0.017933">
            <text:p>1,79E-002</text:p>
          </table:table-cell>
          <table:table-cell office:value-type="float" office:value="0.79">
            <text:p>0,79</text:p>
          </table:table-cell>
          <table:table-cell office:value-type="float" office:value="0.0302">
            <text:p>3,02E-002</text:p>
          </table:table-cell>
          <table:table-cell table:formula="of:=[.D182]*[.E182]" office:value-type="float" office:value="0.023858">
            <text:p>2,39E-002</text:p>
          </table:table-cell>
          <table:table-cell office:value-type="float" office:value="0.79">
            <text:p>0,79</text:p>
          </table:table-cell>
          <table:table-cell office:value-type="float" office:value="0.00376">
            <text:p>3,76E-003</text:p>
          </table:table-cell>
          <table:table-cell table:formula="of:=[.G182]*[.H182]" office:value-type="float" office:value="0.0029704">
            <text:p>2,97E-003</text:p>
          </table:table-cell>
          <table:table-cell office:value-type="float" office:value="0.79">
            <text:p>0,79</text:p>
          </table:table-cell>
          <table:table-cell office:value-type="float" office:value="0.0035">
            <text:p>3,50E-003</text:p>
          </table:table-cell>
          <table:table-cell table:formula="of:=[.J182]*[.K182]" office:value-type="float" office:value="0.002765">
            <text:p>2,77E-003</text:p>
          </table:table-cell>
          <table:table-cell office:value-type="float" office:value="0.79">
            <text:p>0,79</text:p>
          </table:table-cell>
          <table:table-cell office:value-type="float" office:value="0.0000789">
            <text:p>7,89E-005</text:p>
          </table:table-cell>
          <table:table-cell table:formula="of:=[.M182]*[.N182]" office:value-type="float" office:value="0.000062331">
            <text:p>6,23E-005</text:p>
          </table:table-cell>
          <table:table-cell office:value-type="float" office:value="0.79">
            <text:p>0,79</text:p>
          </table:table-cell>
          <table:table-cell office:value-type="float" office:value="0.0000822">
            <text:p>8,22E-005</text:p>
          </table:table-cell>
          <table:table-cell table:formula="of:=[.P182]*[.Q182]" office:value-type="float" office:value="0.000064938">
            <text:p>6,49E-005</text:p>
          </table:table-cell>
          <table:table-cell office:value-type="float" office:value="0.79">
            <text:p>0,79</text:p>
          </table:table-cell>
          <table:table-cell office:value-type="float" office:value="0.000456">
            <text:p>4,56E-004</text:p>
          </table:table-cell>
          <table:table-cell table:formula="of:=[.S182]*[.T182]" office:value-type="float" office:value="0.00036024">
            <text:p>3,60E-004</text:p>
          </table:table-cell>
          <table:table-cell office:value-type="float" office:value="0.79">
            <text:p>0,79</text:p>
          </table:table-cell>
          <table:table-cell office:value-type="float" office:value="0.000353">
            <text:p>3,53E-004</text:p>
          </table:table-cell>
          <table:table-cell table:formula="of:=[.V182]*[.W182]" office:value-type="float" office:value="0.00027887">
            <text:p>2,79E-004</text:p>
          </table:table-cell>
          <table:table-cell office:value-type="float" office:value="0.79">
            <text:p>0,79</text:p>
          </table:table-cell>
          <table:table-cell office:value-type="float" office:value="0.00141">
            <text:p>1,41E-003</text:p>
          </table:table-cell>
          <table:table-cell table:formula="of:=[.Y182]*[.Z182]" office:value-type="float" office:value="0.0011139">
            <text:p>1,11E-003</text:p>
          </table:table-cell>
          <table:table-cell office:value-type="float" office:value="0.79">
            <text:p>0,79</text:p>
          </table:table-cell>
          <table:table-cell office:value-type="float" office:value="0.00116">
            <text:p>1,16E-003</text:p>
          </table:table-cell>
          <table:table-cell table:formula="of:=[.AB182]*[.AC182]" office:value-type="float" office:value="0.0009164">
            <text:p>0,0009164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237">
            <text:p>2,37E-002</text:p>
          </table:table-cell>
          <table:table-cell table:formula="of:=[.A183]*[.B183]" office:value-type="float" office:value="0.01896">
            <text:p>1,90E-002</text:p>
          </table:table-cell>
          <table:table-cell office:value-type="float" office:value="0.8">
            <text:p>0,8</text:p>
          </table:table-cell>
          <table:table-cell office:value-type="float" office:value="0.0313">
            <text:p>3,13E-002</text:p>
          </table:table-cell>
          <table:table-cell table:formula="of:=[.D183]*[.E183]" office:value-type="float" office:value="0.02504">
            <text:p>2,50E-002</text:p>
          </table:table-cell>
          <table:table-cell office:value-type="float" office:value="0.8">
            <text:p>0,8</text:p>
          </table:table-cell>
          <table:table-cell office:value-type="float" office:value="0.0039">
            <text:p>3,90E-003</text:p>
          </table:table-cell>
          <table:table-cell table:formula="of:=[.G183]*[.H183]" office:value-type="float" office:value="0.00312">
            <text:p>3,12E-003</text:p>
          </table:table-cell>
          <table:table-cell office:value-type="float" office:value="0.8">
            <text:p>0,8</text:p>
          </table:table-cell>
          <table:table-cell office:value-type="float" office:value="0.00365">
            <text:p>3,65E-003</text:p>
          </table:table-cell>
          <table:table-cell table:formula="of:=[.J183]*[.K183]" office:value-type="float" office:value="0.00292">
            <text:p>2,92E-003</text:p>
          </table:table-cell>
          <table:table-cell office:value-type="float" office:value="0.8">
            <text:p>0,8</text:p>
          </table:table-cell>
          <table:table-cell office:value-type="float" office:value="0.0000827">
            <text:p>8,27E-005</text:p>
          </table:table-cell>
          <table:table-cell table:formula="of:=[.M183]*[.N183]" office:value-type="float" office:value="0.00006616">
            <text:p>6,62E-005</text:p>
          </table:table-cell>
          <table:table-cell office:value-type="float" office:value="0.8">
            <text:p>0,8</text:p>
          </table:table-cell>
          <table:table-cell office:value-type="float" office:value="0.0000862">
            <text:p>8,62E-005</text:p>
          </table:table-cell>
          <table:table-cell table:formula="of:=[.P183]*[.Q183]" office:value-type="float" office:value="0.00006896">
            <text:p>6,90E-005</text:p>
          </table:table-cell>
          <table:table-cell office:value-type="float" office:value="0.8">
            <text:p>0,8</text:p>
          </table:table-cell>
          <table:table-cell office:value-type="float" office:value="0.000478">
            <text:p>4,78E-004</text:p>
          </table:table-cell>
          <table:table-cell table:formula="of:=[.S183]*[.T183]" office:value-type="float" office:value="0.0003824">
            <text:p>3,82E-004</text:p>
          </table:table-cell>
          <table:table-cell office:value-type="float" office:value="0.8">
            <text:p>0,8</text:p>
          </table:table-cell>
          <table:table-cell office:value-type="float" office:value="0.000377">
            <text:p>3,77E-004</text:p>
          </table:table-cell>
          <table:table-cell table:formula="of:=[.V183]*[.W183]" office:value-type="float" office:value="0.0003016">
            <text:p>3,02E-004</text:p>
          </table:table-cell>
          <table:table-cell office:value-type="float" office:value="0.8">
            <text:p>0,8</text:p>
          </table:table-cell>
          <table:table-cell office:value-type="float" office:value="0.00147">
            <text:p>1,47E-003</text:p>
          </table:table-cell>
          <table:table-cell table:formula="of:=[.Y183]*[.Z183]" office:value-type="float" office:value="0.001176">
            <text:p>1,18E-003</text:p>
          </table:table-cell>
          <table:table-cell office:value-type="float" office:value="0.8">
            <text:p>0,8</text:p>
          </table:table-cell>
          <table:table-cell office:value-type="float" office:value="0.00122">
            <text:p>1,22E-003</text:p>
          </table:table-cell>
          <table:table-cell table:formula="of:=[.AB183]*[.AC183]" office:value-type="float" office:value="0.000976">
            <text:p>0,000976</text:p>
          </table:table-cell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0248">
            <text:p>2,48E-002</text:p>
          </table:table-cell>
          <table:table-cell table:formula="of:=[.A184]*[.B184]" office:value-type="float" office:value="0.020088">
            <text:p>2,01E-002</text:p>
          </table:table-cell>
          <table:table-cell office:value-type="float" office:value="0.81">
            <text:p>0,81</text:p>
          </table:table-cell>
          <table:table-cell office:value-type="float" office:value="0.0324">
            <text:p>3,24E-002</text:p>
          </table:table-cell>
          <table:table-cell table:formula="of:=[.D184]*[.E184]" office:value-type="float" office:value="0.026244">
            <text:p>2,62E-002</text:p>
          </table:table-cell>
          <table:table-cell office:value-type="float" office:value="0.81">
            <text:p>0,81</text:p>
          </table:table-cell>
          <table:table-cell office:value-type="float" office:value="0.00405">
            <text:p>4,05E-003</text:p>
          </table:table-cell>
          <table:table-cell table:formula="of:=[.G184]*[.H184]" office:value-type="float" office:value="0.0032805">
            <text:p>3,28E-003</text:p>
          </table:table-cell>
          <table:table-cell office:value-type="float" office:value="0.81">
            <text:p>0,81</text:p>
          </table:table-cell>
          <table:table-cell office:value-type="float" office:value="0.0038">
            <text:p>3,80E-003</text:p>
          </table:table-cell>
          <table:table-cell table:formula="of:=[.J184]*[.K184]" office:value-type="float" office:value="0.003078">
            <text:p>3,08E-003</text:p>
          </table:table-cell>
          <table:table-cell office:value-type="float" office:value="0.81">
            <text:p>0,81</text:p>
          </table:table-cell>
          <table:table-cell office:value-type="float" office:value="0.0000867">
            <text:p>8,67E-005</text:p>
          </table:table-cell>
          <table:table-cell table:formula="of:=[.M184]*[.N184]" office:value-type="float" office:value="0.000070227">
            <text:p>7,02E-005</text:p>
          </table:table-cell>
          <table:table-cell office:value-type="float" office:value="0.81">
            <text:p>0,81</text:p>
          </table:table-cell>
          <table:table-cell office:value-type="float" office:value="0.0000904">
            <text:p>9,04E-005</text:p>
          </table:table-cell>
          <table:table-cell table:formula="of:=[.P184]*[.Q184]" office:value-type="float" office:value="0.000073224">
            <text:p>7,32E-005</text:p>
          </table:table-cell>
          <table:table-cell office:value-type="float" office:value="0.81">
            <text:p>0,81</text:p>
          </table:table-cell>
          <table:table-cell office:value-type="float" office:value="0.000503">
            <text:p>5,03E-004</text:p>
          </table:table-cell>
          <table:table-cell table:formula="of:=[.S184]*[.T184]" office:value-type="float" office:value="0.00040743">
            <text:p>4,07E-004</text:p>
          </table:table-cell>
          <table:table-cell office:value-type="float" office:value="0.81">
            <text:p>0,81</text:p>
          </table:table-cell>
          <table:table-cell office:value-type="float" office:value="0.000404">
            <text:p>4,04E-004</text:p>
          </table:table-cell>
          <table:table-cell table:formula="of:=[.V184]*[.W184]" office:value-type="float" office:value="0.00032724">
            <text:p>3,27E-004</text:p>
          </table:table-cell>
          <table:table-cell office:value-type="float" office:value="0.81">
            <text:p>0,81</text:p>
          </table:table-cell>
          <table:table-cell office:value-type="float" office:value="0.00152">
            <text:p>1,52E-003</text:p>
          </table:table-cell>
          <table:table-cell table:formula="of:=[.Y184]*[.Z184]" office:value-type="float" office:value="0.0012312">
            <text:p>1,23E-003</text:p>
          </table:table-cell>
          <table:table-cell office:value-type="float" office:value="0.81">
            <text:p>0,81</text:p>
          </table:table-cell>
          <table:table-cell office:value-type="float" office:value="0.00129">
            <text:p>1,29E-003</text:p>
          </table:table-cell>
          <table:table-cell table:formula="of:=[.AB184]*[.AC184]" office:value-type="float" office:value="0.0010449">
            <text:p>0,0010449</text:p>
          </table:table-cell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0259">
            <text:p>2,59E-002</text:p>
          </table:table-cell>
          <table:table-cell table:formula="of:=[.A185]*[.B185]" office:value-type="float" office:value="0.021238">
            <text:p>2,12E-002</text:p>
          </table:table-cell>
          <table:table-cell office:value-type="float" office:value="0.82">
            <text:p>0,82</text:p>
          </table:table-cell>
          <table:table-cell office:value-type="float" office:value="0.0335">
            <text:p>3,35E-002</text:p>
          </table:table-cell>
          <table:table-cell table:formula="of:=[.D185]*[.E185]" office:value-type="float" office:value="0.02747">
            <text:p>2,75E-002</text:p>
          </table:table-cell>
          <table:table-cell office:value-type="float" office:value="0.82">
            <text:p>0,82</text:p>
          </table:table-cell>
          <table:table-cell office:value-type="float" office:value="0.0042">
            <text:p>4,20E-003</text:p>
          </table:table-cell>
          <table:table-cell table:formula="of:=[.G185]*[.H185]" office:value-type="float" office:value="0.003444">
            <text:p>3,44E-003</text:p>
          </table:table-cell>
          <table:table-cell office:value-type="float" office:value="0.82">
            <text:p>0,82</text:p>
          </table:table-cell>
          <table:table-cell office:value-type="float" office:value="0.00395">
            <text:p>3,95E-003</text:p>
          </table:table-cell>
          <table:table-cell table:formula="of:=[.J185]*[.K185]" office:value-type="float" office:value="0.003239">
            <text:p>3,24E-003</text:p>
          </table:table-cell>
          <table:table-cell office:value-type="float" office:value="0.82">
            <text:p>0,82</text:p>
          </table:table-cell>
          <table:table-cell office:value-type="float" office:value="0.0000908">
            <text:p>9,08E-005</text:p>
          </table:table-cell>
          <table:table-cell table:formula="of:=[.M185]*[.N185]" office:value-type="float" office:value="0.000074456">
            <text:p>7,45E-005</text:p>
          </table:table-cell>
          <table:table-cell office:value-type="float" office:value="0.82">
            <text:p>0,82</text:p>
          </table:table-cell>
          <table:table-cell office:value-type="float" office:value="0.0000948">
            <text:p>9,48E-005</text:p>
          </table:table-cell>
          <table:table-cell table:formula="of:=[.P185]*[.Q185]" office:value-type="float" office:value="0.000077736">
            <text:p>7,77E-005</text:p>
          </table:table-cell>
          <table:table-cell office:value-type="float" office:value="0.82">
            <text:p>0,82</text:p>
          </table:table-cell>
          <table:table-cell office:value-type="float" office:value="0.000529">
            <text:p>5,29E-004</text:p>
          </table:table-cell>
          <table:table-cell table:formula="of:=[.S185]*[.T185]" office:value-type="float" office:value="0.00043378">
            <text:p>4,34E-004</text:p>
          </table:table-cell>
          <table:table-cell office:value-type="float" office:value="0.82">
            <text:p>0,82</text:p>
          </table:table-cell>
          <table:table-cell office:value-type="float" office:value="0.000433">
            <text:p>4,33E-004</text:p>
          </table:table-cell>
          <table:table-cell table:formula="of:=[.V185]*[.W185]" office:value-type="float" office:value="0.00035506">
            <text:p>3,55E-004</text:p>
          </table:table-cell>
          <table:table-cell office:value-type="float" office:value="0.82">
            <text:p>0,82</text:p>
          </table:table-cell>
          <table:table-cell office:value-type="float" office:value="0.00158">
            <text:p>1,58E-003</text:p>
          </table:table-cell>
          <table:table-cell table:formula="of:=[.Y185]*[.Z185]" office:value-type="float" office:value="0.0012956">
            <text:p>1,30E-003</text:p>
          </table:table-cell>
          <table:table-cell office:value-type="float" office:value="0.82">
            <text:p>0,82</text:p>
          </table:table-cell>
          <table:table-cell office:value-type="float" office:value="0.00135">
            <text:p>1,35E-003</text:p>
          </table:table-cell>
          <table:table-cell table:formula="of:=[.AB185]*[.AC185]" office:value-type="float" office:value="0.001107">
            <text:p>0,001107</text:p>
          </table:table-cell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027">
            <text:p>2,70E-002</text:p>
          </table:table-cell>
          <table:table-cell table:formula="of:=[.A186]*[.B186]" office:value-type="float" office:value="0.02241">
            <text:p>2,24E-002</text:p>
          </table:table-cell>
          <table:table-cell office:value-type="float" office:value="0.83">
            <text:p>0,83</text:p>
          </table:table-cell>
          <table:table-cell office:value-type="float" office:value="0.0346">
            <text:p>3,46E-002</text:p>
          </table:table-cell>
          <table:table-cell table:formula="of:=[.D186]*[.E186]" office:value-type="float" office:value="0.028718">
            <text:p>2,87E-002</text:p>
          </table:table-cell>
          <table:table-cell office:value-type="float" office:value="0.83">
            <text:p>0,83</text:p>
          </table:table-cell>
          <table:table-cell office:value-type="float" office:value="0.00435">
            <text:p>4,35E-003</text:p>
          </table:table-cell>
          <table:table-cell table:formula="of:=[.G186]*[.H186]" office:value-type="float" office:value="0.0036105">
            <text:p>3,61E-003</text:p>
          </table:table-cell>
          <table:table-cell office:value-type="float" office:value="0.83">
            <text:p>0,83</text:p>
          </table:table-cell>
          <table:table-cell office:value-type="float" office:value="0.0041">
            <text:p>4,10E-003</text:p>
          </table:table-cell>
          <table:table-cell table:formula="of:=[.J186]*[.K186]" office:value-type="float" office:value="0.003403">
            <text:p>3,40E-003</text:p>
          </table:table-cell>
          <table:table-cell office:value-type="float" office:value="0.83">
            <text:p>0,83</text:p>
          </table:table-cell>
          <table:table-cell office:value-type="float" office:value="0.0000951">
            <text:p>9,51E-005</text:p>
          </table:table-cell>
          <table:table-cell table:formula="of:=[.M186]*[.N186]" office:value-type="float" office:value="0.000078933">
            <text:p>7,89E-005</text:p>
          </table:table-cell>
          <table:table-cell office:value-type="float" office:value="0.83">
            <text:p>0,83</text:p>
          </table:table-cell>
          <table:table-cell office:value-type="float" office:value="0.0000993">
            <text:p>9,93E-005</text:p>
          </table:table-cell>
          <table:table-cell table:formula="of:=[.P186]*[.Q186]" office:value-type="float" office:value="0.000082419">
            <text:p>8,24E-005</text:p>
          </table:table-cell>
          <table:table-cell office:value-type="float" office:value="0.83">
            <text:p>0,83</text:p>
          </table:table-cell>
          <table:table-cell office:value-type="float" office:value="0.000558">
            <text:p>5,58E-004</text:p>
          </table:table-cell>
          <table:table-cell table:formula="of:=[.S186]*[.T186]" office:value-type="float" office:value="0.00046314">
            <text:p>4,63E-004</text:p>
          </table:table-cell>
          <table:table-cell office:value-type="float" office:value="0.83">
            <text:p>0,83</text:p>
          </table:table-cell>
          <table:table-cell office:value-type="float" office:value="0.000465">
            <text:p>4,65E-004</text:p>
          </table:table-cell>
          <table:table-cell table:formula="of:=[.V186]*[.W186]" office:value-type="float" office:value="0.00038595">
            <text:p>3,86E-004</text:p>
          </table:table-cell>
          <table:table-cell office:value-type="float" office:value="0.83">
            <text:p>0,83</text:p>
          </table:table-cell>
          <table:table-cell office:value-type="float" office:value="0.00165">
            <text:p>1,65E-003</text:p>
          </table:table-cell>
          <table:table-cell table:formula="of:=[.Y186]*[.Z186]" office:value-type="float" office:value="0.0013695">
            <text:p>1,37E-003</text:p>
          </table:table-cell>
          <table:table-cell office:value-type="float" office:value="0.83">
            <text:p>0,83</text:p>
          </table:table-cell>
          <table:table-cell office:value-type="float" office:value="0.00143">
            <text:p>1,43E-003</text:p>
          </table:table-cell>
          <table:table-cell table:formula="of:=[.AB186]*[.AC186]" office:value-type="float" office:value="0.0011869">
            <text:p>0,0011869</text:p>
          </table:table-cell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0282">
            <text:p>2,82E-002</text:p>
          </table:table-cell>
          <table:table-cell table:formula="of:=[.A187]*[.B187]" office:value-type="float" office:value="0.023688">
            <text:p>2,37E-002</text:p>
          </table:table-cell>
          <table:table-cell office:value-type="float" office:value="0.84">
            <text:p>0,84</text:p>
          </table:table-cell>
          <table:table-cell office:value-type="float" office:value="0.0357">
            <text:p>3,57E-002</text:p>
          </table:table-cell>
          <table:table-cell table:formula="of:=[.D187]*[.E187]" office:value-type="float" office:value="0.029988">
            <text:p>3,00E-002</text:p>
          </table:table-cell>
          <table:table-cell office:value-type="float" office:value="0.84">
            <text:p>0,84</text:p>
          </table:table-cell>
          <table:table-cell office:value-type="float" office:value="0.00451">
            <text:p>4,51E-003</text:p>
          </table:table-cell>
          <table:table-cell table:formula="of:=[.G187]*[.H187]" office:value-type="float" office:value="0.0037884">
            <text:p>3,79E-003</text:p>
          </table:table-cell>
          <table:table-cell office:value-type="float" office:value="0.84">
            <text:p>0,84</text:p>
          </table:table-cell>
          <table:table-cell office:value-type="float" office:value="0.00427">
            <text:p>4,27E-003</text:p>
          </table:table-cell>
          <table:table-cell table:formula="of:=[.J187]*[.K187]" office:value-type="float" office:value="0.0035868">
            <text:p>3,59E-003</text:p>
          </table:table-cell>
          <table:table-cell office:value-type="float" office:value="0.84">
            <text:p>0,84</text:p>
          </table:table-cell>
          <table:table-cell office:value-type="float" office:value="0.0000997">
            <text:p>9,97E-005</text:p>
          </table:table-cell>
          <table:table-cell table:formula="of:=[.M187]*[.N187]" office:value-type="float" office:value="0.000083748">
            <text:p>8,37E-005</text:p>
          </table:table-cell>
          <table:table-cell office:value-type="float" office:value="0.84">
            <text:p>0,84</text:p>
          </table:table-cell>
          <table:table-cell office:value-type="float" office:value="0.000104">
            <text:p>1,04E-004</text:p>
          </table:table-cell>
          <table:table-cell table:formula="of:=[.P187]*[.Q187]" office:value-type="float" office:value="0.00008736">
            <text:p>8,74E-005</text:p>
          </table:table-cell>
          <table:table-cell office:value-type="float" office:value="0.84">
            <text:p>0,84</text:p>
          </table:table-cell>
          <table:table-cell office:value-type="float" office:value="0.00059">
            <text:p>5,90E-004</text:p>
          </table:table-cell>
          <table:table-cell table:formula="of:=[.S187]*[.T187]" office:value-type="float" office:value="0.0004956">
            <text:p>4,96E-004</text:p>
          </table:table-cell>
          <table:table-cell office:value-type="float" office:value="0.84">
            <text:p>0,84</text:p>
          </table:table-cell>
          <table:table-cell office:value-type="float" office:value="0.000499">
            <text:p>4,99E-004</text:p>
          </table:table-cell>
          <table:table-cell table:formula="of:=[.V187]*[.W187]" office:value-type="float" office:value="0.00041916">
            <text:p>4,19E-004</text:p>
          </table:table-cell>
          <table:table-cell office:value-type="float" office:value="0.84">
            <text:p>0,84</text:p>
          </table:table-cell>
          <table:table-cell office:value-type="float" office:value="0.00171">
            <text:p>1,71E-003</text:p>
          </table:table-cell>
          <table:table-cell table:formula="of:=[.Y187]*[.Z187]" office:value-type="float" office:value="0.0014364">
            <text:p>1,44E-003</text:p>
          </table:table-cell>
          <table:table-cell office:value-type="float" office:value="0.84">
            <text:p>0,84</text:p>
          </table:table-cell>
          <table:table-cell office:value-type="float" office:value="0.0015">
            <text:p>1,50E-003</text:p>
          </table:table-cell>
          <table:table-cell table:formula="of:=[.AB187]*[.AC187]" office:value-type="float" office:value="0.00126">
            <text:p>0,00126</text:p>
          </table:table-cell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0293">
            <text:p>2,93E-002</text:p>
          </table:table-cell>
          <table:table-cell table:formula="of:=[.A188]*[.B188]" office:value-type="float" office:value="0.024905">
            <text:p>2,49E-002</text:p>
          </table:table-cell>
          <table:table-cell office:value-type="float" office:value="0.85">
            <text:p>0,85</text:p>
          </table:table-cell>
          <table:table-cell office:value-type="float" office:value="0.0369">
            <text:p>3,69E-002</text:p>
          </table:table-cell>
          <table:table-cell table:formula="of:=[.D188]*[.E188]" office:value-type="float" office:value="0.031365">
            <text:p>3,14E-002</text:p>
          </table:table-cell>
          <table:table-cell office:value-type="float" office:value="0.85">
            <text:p>0,85</text:p>
          </table:table-cell>
          <table:table-cell office:value-type="float" office:value="0.00468">
            <text:p>4,68E-003</text:p>
          </table:table-cell>
          <table:table-cell table:formula="of:=[.G188]*[.H188]" office:value-type="float" office:value="0.003978">
            <text:p>3,98E-003</text:p>
          </table:table-cell>
          <table:table-cell office:value-type="float" office:value="0.85">
            <text:p>0,85</text:p>
          </table:table-cell>
          <table:table-cell office:value-type="float" office:value="0.00444">
            <text:p>4,44E-003</text:p>
          </table:table-cell>
          <table:table-cell table:formula="of:=[.J188]*[.K188]" office:value-type="float" office:value="0.003774">
            <text:p>3,77E-003</text:p>
          </table:table-cell>
          <table:table-cell office:value-type="float" office:value="0.85">
            <text:p>0,85</text:p>
          </table:table-cell>
          <table:table-cell office:value-type="float" office:value="0.000104">
            <text:p>1,04E-004</text:p>
          </table:table-cell>
          <table:table-cell table:formula="of:=[.M188]*[.N188]" office:value-type="float" office:value="0.0000884">
            <text:p>8,84E-005</text:p>
          </table:table-cell>
          <table:table-cell office:value-type="float" office:value="0.85">
            <text:p>0,85</text:p>
          </table:table-cell>
          <table:table-cell office:value-type="float" office:value="0.000109">
            <text:p>1,09E-004</text:p>
          </table:table-cell>
          <table:table-cell table:formula="of:=[.P188]*[.Q188]" office:value-type="float" office:value="0.00009265">
            <text:p>9,27E-005</text:p>
          </table:table-cell>
          <table:table-cell office:value-type="float" office:value="0.85">
            <text:p>0,85</text:p>
          </table:table-cell>
          <table:table-cell office:value-type="float" office:value="0.000624">
            <text:p>6,24E-004</text:p>
          </table:table-cell>
          <table:table-cell table:formula="of:=[.S188]*[.T188]" office:value-type="float" office:value="0.0005304">
            <text:p>5,30E-004</text:p>
          </table:table-cell>
          <table:table-cell office:value-type="float" office:value="0.85">
            <text:p>0,85</text:p>
          </table:table-cell>
          <table:table-cell office:value-type="float" office:value="0.000537">
            <text:p>5,37E-004</text:p>
          </table:table-cell>
          <table:table-cell table:formula="of:=[.V188]*[.W188]" office:value-type="float" office:value="0.00045645">
            <text:p>4,56E-004</text:p>
          </table:table-cell>
          <table:table-cell office:value-type="float" office:value="0.85">
            <text:p>0,85</text:p>
          </table:table-cell>
          <table:table-cell office:value-type="float" office:value="0.00179">
            <text:p>1,79E-003</text:p>
          </table:table-cell>
          <table:table-cell table:formula="of:=[.Y188]*[.Z188]" office:value-type="float" office:value="0.0015215">
            <text:p>1,52E-003</text:p>
          </table:table-cell>
          <table:table-cell office:value-type="float" office:value="0.85">
            <text:p>0,85</text:p>
          </table:table-cell>
          <table:table-cell office:value-type="float" office:value="0.00159">
            <text:p>1,59E-003</text:p>
          </table:table-cell>
          <table:table-cell table:formula="of:=[.AB188]*[.AC188]" office:value-type="float" office:value="0.0013515">
            <text:p>0,0013515</text:p>
          </table:table-cell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0305">
            <text:p>3,05E-002</text:p>
          </table:table-cell>
          <table:table-cell table:formula="of:=[.A189]*[.B189]" office:value-type="float" office:value="0.02623">
            <text:p>2,62E-002</text:p>
          </table:table-cell>
          <table:table-cell office:value-type="float" office:value="0.86">
            <text:p>0,86</text:p>
          </table:table-cell>
          <table:table-cell office:value-type="float" office:value="0.0381">
            <text:p>3,81E-002</text:p>
          </table:table-cell>
          <table:table-cell table:formula="of:=[.D189]*[.E189]" office:value-type="float" office:value="0.032766">
            <text:p>3,28E-002</text:p>
          </table:table-cell>
          <table:table-cell office:value-type="float" office:value="0.86">
            <text:p>0,86</text:p>
          </table:table-cell>
          <table:table-cell office:value-type="float" office:value="0.00486">
            <text:p>4,86E-003</text:p>
          </table:table-cell>
          <table:table-cell table:formula="of:=[.G189]*[.H189]" office:value-type="float" office:value="0.0041796">
            <text:p>4,18E-003</text:p>
          </table:table-cell>
          <table:table-cell office:value-type="float" office:value="0.86">
            <text:p>0,86</text:p>
          </table:table-cell>
          <table:table-cell office:value-type="float" office:value="0.00461">
            <text:p>4,61E-003</text:p>
          </table:table-cell>
          <table:table-cell table:formula="of:=[.J189]*[.K189]" office:value-type="float" office:value="0.0039646">
            <text:p>3,96E-003</text:p>
          </table:table-cell>
          <table:table-cell office:value-type="float" office:value="0.86">
            <text:p>0,86</text:p>
          </table:table-cell>
          <table:table-cell office:value-type="float" office:value="0.000109">
            <text:p>1,09E-004</text:p>
          </table:table-cell>
          <table:table-cell table:formula="of:=[.M189]*[.N189]" office:value-type="float" office:value="0.00009374">
            <text:p>9,37E-005</text:p>
          </table:table-cell>
          <table:table-cell office:value-type="float" office:value="0.86">
            <text:p>0,86</text:p>
          </table:table-cell>
          <table:table-cell office:value-type="float" office:value="0.000114">
            <text:p>1,14E-004</text:p>
          </table:table-cell>
          <table:table-cell table:formula="of:=[.P189]*[.Q189]" office:value-type="float" office:value="0.00009804">
            <text:p>9,80E-005</text:p>
          </table:table-cell>
          <table:table-cell office:value-type="float" office:value="0.86">
            <text:p>0,86</text:p>
          </table:table-cell>
          <table:table-cell office:value-type="float" office:value="0.000662">
            <text:p>6,62E-004</text:p>
          </table:table-cell>
          <table:table-cell table:formula="of:=[.S189]*[.T189]" office:value-type="float" office:value="0.00056932">
            <text:p>5,69E-004</text:p>
          </table:table-cell>
          <table:table-cell office:value-type="float" office:value="0.86">
            <text:p>0,86</text:p>
          </table:table-cell>
          <table:table-cell office:value-type="float" office:value="0.000578">
            <text:p>5,78E-004</text:p>
          </table:table-cell>
          <table:table-cell table:formula="of:=[.V189]*[.W189]" office:value-type="float" office:value="0.00049708">
            <text:p>4,97E-004</text:p>
          </table:table-cell>
          <table:table-cell office:value-type="float" office:value="0.86">
            <text:p>0,86</text:p>
          </table:table-cell>
          <table:table-cell office:value-type="float" office:value="0.00187">
            <text:p>1,87E-003</text:p>
          </table:table-cell>
          <table:table-cell table:formula="of:=[.Y189]*[.Z189]" office:value-type="float" office:value="0.0016082">
            <text:p>1,61E-003</text:p>
          </table:table-cell>
          <table:table-cell office:value-type="float" office:value="0.86">
            <text:p>0,86</text:p>
          </table:table-cell>
          <table:table-cell office:value-type="float" office:value="0.00167">
            <text:p>1,67E-003</text:p>
          </table:table-cell>
          <table:table-cell table:formula="of:=[.AB189]*[.AC189]" office:value-type="float" office:value="0.0014362">
            <text:p>0,0014362</text:p>
          </table:table-cell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0317">
            <text:p>3,17E-002</text:p>
          </table:table-cell>
          <table:table-cell table:formula="of:=[.A190]*[.B190]" office:value-type="float" office:value="0.027579">
            <text:p>2,76E-002</text:p>
          </table:table-cell>
          <table:table-cell office:value-type="float" office:value="0.87">
            <text:p>0,87</text:p>
          </table:table-cell>
          <table:table-cell office:value-type="float" office:value="0.0393">
            <text:p>3,93E-002</text:p>
          </table:table-cell>
          <table:table-cell table:formula="of:=[.D190]*[.E190]" office:value-type="float" office:value="0.034191">
            <text:p>3,42E-002</text:p>
          </table:table-cell>
          <table:table-cell office:value-type="float" office:value="0.87">
            <text:p>0,87</text:p>
          </table:table-cell>
          <table:table-cell office:value-type="float" office:value="0.00504">
            <text:p>5,04E-003</text:p>
          </table:table-cell>
          <table:table-cell table:formula="of:=[.G190]*[.H190]" office:value-type="float" office:value="0.0043848">
            <text:p>4,38E-003</text:p>
          </table:table-cell>
          <table:table-cell office:value-type="float" office:value="0.87">
            <text:p>0,87</text:p>
          </table:table-cell>
          <table:table-cell office:value-type="float" office:value="0.00479">
            <text:p>4,79E-003</text:p>
          </table:table-cell>
          <table:table-cell table:formula="of:=[.J190]*[.K190]" office:value-type="float" office:value="0.0041673">
            <text:p>4,17E-003</text:p>
          </table:table-cell>
          <table:table-cell office:value-type="float" office:value="0.87">
            <text:p>0,87</text:p>
          </table:table-cell>
          <table:table-cell office:value-type="float" office:value="0.000114">
            <text:p>1,14E-004</text:p>
          </table:table-cell>
          <table:table-cell table:formula="of:=[.M190]*[.N190]" office:value-type="float" office:value="0.00009918">
            <text:p>9,92E-005</text:p>
          </table:table-cell>
          <table:table-cell office:value-type="float" office:value="0.87">
            <text:p>0,87</text:p>
          </table:table-cell>
          <table:table-cell office:value-type="float" office:value="0.000119">
            <text:p>1,19E-004</text:p>
          </table:table-cell>
          <table:table-cell table:formula="of:=[.P190]*[.Q190]" office:value-type="float" office:value="0.00010353">
            <text:p>1,04E-004</text:p>
          </table:table-cell>
          <table:table-cell office:value-type="float" office:value="0.87">
            <text:p>0,87</text:p>
          </table:table-cell>
          <table:table-cell office:value-type="float" office:value="0.000703">
            <text:p>7,03E-004</text:p>
          </table:table-cell>
          <table:table-cell table:formula="of:=[.S190]*[.T190]" office:value-type="float" office:value="0.00061161">
            <text:p>6,12E-004</text:p>
          </table:table-cell>
          <table:table-cell office:value-type="float" office:value="0.87">
            <text:p>0,87</text:p>
          </table:table-cell>
          <table:table-cell office:value-type="float" office:value="0.000623">
            <text:p>6,23E-004</text:p>
          </table:table-cell>
          <table:table-cell table:formula="of:=[.V190]*[.W190]" office:value-type="float" office:value="0.00054201">
            <text:p>5,42E-004</text:p>
          </table:table-cell>
          <table:table-cell office:value-type="float" office:value="0.87">
            <text:p>0,87</text:p>
          </table:table-cell>
          <table:table-cell office:value-type="float" office:value="0.00195">
            <text:p>1,95E-003</text:p>
          </table:table-cell>
          <table:table-cell table:formula="of:=[.Y190]*[.Z190]" office:value-type="float" office:value="0.0016965">
            <text:p>1,70E-003</text:p>
          </table:table-cell>
          <table:table-cell office:value-type="float" office:value="0.87">
            <text:p>0,87</text:p>
          </table:table-cell>
          <table:table-cell office:value-type="float" office:value="0.00177">
            <text:p>1,77E-003</text:p>
          </table:table-cell>
          <table:table-cell table:formula="of:=[.AB190]*[.AC190]" office:value-type="float" office:value="0.0015399">
            <text:p>0,0015399</text:p>
          </table:table-cell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033">
            <text:p>3,30E-002</text:p>
          </table:table-cell>
          <table:table-cell table:formula="of:=[.A191]*[.B191]" office:value-type="float" office:value="0.02904">
            <text:p>2,90E-002</text:p>
          </table:table-cell>
          <table:table-cell office:value-type="float" office:value="0.88">
            <text:p>0,88</text:p>
          </table:table-cell>
          <table:table-cell office:value-type="float" office:value="0.0405">
            <text:p>4,05E-002</text:p>
          </table:table-cell>
          <table:table-cell table:formula="of:=[.D191]*[.E191]" office:value-type="float" office:value="0.03564">
            <text:p>3,56E-002</text:p>
          </table:table-cell>
          <table:table-cell office:value-type="float" office:value="0.88">
            <text:p>0,88</text:p>
          </table:table-cell>
          <table:table-cell office:value-type="float" office:value="0.00522">
            <text:p>5,22E-003</text:p>
          </table:table-cell>
          <table:table-cell table:formula="of:=[.G191]*[.H191]" office:value-type="float" office:value="0.0045936">
            <text:p>4,59E-003</text:p>
          </table:table-cell>
          <table:table-cell office:value-type="float" office:value="0.88">
            <text:p>0,88</text:p>
          </table:table-cell>
          <table:table-cell office:value-type="float" office:value="0.00498">
            <text:p>4,98E-003</text:p>
          </table:table-cell>
          <table:table-cell table:formula="of:=[.J191]*[.K191]" office:value-type="float" office:value="0.0043824">
            <text:p>4,38E-003</text:p>
          </table:table-cell>
          <table:table-cell office:value-type="float" office:value="0.88">
            <text:p>0,88</text:p>
          </table:table-cell>
          <table:table-cell office:value-type="float" office:value="0.000119">
            <text:p>1,19E-004</text:p>
          </table:table-cell>
          <table:table-cell table:formula="of:=[.M191]*[.N191]" office:value-type="float" office:value="0.00010472">
            <text:p>1,05E-004</text:p>
          </table:table-cell>
          <table:table-cell office:value-type="float" office:value="0.88">
            <text:p>0,88</text:p>
          </table:table-cell>
          <table:table-cell office:value-type="float" office:value="0.000125">
            <text:p>1,25E-004</text:p>
          </table:table-cell>
          <table:table-cell table:formula="of:=[.P191]*[.Q191]" office:value-type="float" office:value="0.00011">
            <text:p>1,10E-004</text:p>
          </table:table-cell>
          <table:table-cell office:value-type="float" office:value="0.88">
            <text:p>0,88</text:p>
          </table:table-cell>
          <table:table-cell office:value-type="float" office:value="0.000747">
            <text:p>7,47E-004</text:p>
          </table:table-cell>
          <table:table-cell table:formula="of:=[.S191]*[.T191]" office:value-type="float" office:value="0.00065736">
            <text:p>6,57E-004</text:p>
          </table:table-cell>
          <table:table-cell office:value-type="float" office:value="0.88">
            <text:p>0,88</text:p>
          </table:table-cell>
          <table:table-cell office:value-type="float" office:value="0.000672">
            <text:p>6,72E-004</text:p>
          </table:table-cell>
          <table:table-cell table:formula="of:=[.V191]*[.W191]" office:value-type="float" office:value="0.00059136">
            <text:p>5,91E-004</text:p>
          </table:table-cell>
          <table:table-cell office:value-type="float" office:value="0.88">
            <text:p>0,88</text:p>
          </table:table-cell>
          <table:table-cell office:value-type="float" office:value="0.00204">
            <text:p>2,04E-003</text:p>
          </table:table-cell>
          <table:table-cell table:formula="of:=[.Y191]*[.Z191]" office:value-type="float" office:value="0.0017952">
            <text:p>1,80E-003</text:p>
          </table:table-cell>
          <table:table-cell office:value-type="float" office:value="0.88">
            <text:p>0,88</text:p>
          </table:table-cell>
          <table:table-cell office:value-type="float" office:value="0.00187">
            <text:p>1,87E-003</text:p>
          </table:table-cell>
          <table:table-cell table:formula="of:=[.AB191]*[.AC191]" office:value-type="float" office:value="0.0016456">
            <text:p>0,0016456</text:p>
          </table:table-cell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0342">
            <text:p>3,42E-002</text:p>
          </table:table-cell>
          <table:table-cell table:formula="of:=[.A192]*[.B192]" office:value-type="float" office:value="0.030438">
            <text:p>3,04E-002</text:p>
          </table:table-cell>
          <table:table-cell office:value-type="float" office:value="0.89">
            <text:p>0,89</text:p>
          </table:table-cell>
          <table:table-cell office:value-type="float" office:value="0.0417">
            <text:p>4,17E-002</text:p>
          </table:table-cell>
          <table:table-cell table:formula="of:=[.D192]*[.E192]" office:value-type="float" office:value="0.037113">
            <text:p>3,71E-002</text:p>
          </table:table-cell>
          <table:table-cell office:value-type="float" office:value="0.89">
            <text:p>0,89</text:p>
          </table:table-cell>
          <table:table-cell office:value-type="float" office:value="0.00542">
            <text:p>5,42E-003</text:p>
          </table:table-cell>
          <table:table-cell table:formula="of:=[.G192]*[.H192]" office:value-type="float" office:value="0.0048238">
            <text:p>4,82E-003</text:p>
          </table:table-cell>
          <table:table-cell office:value-type="float" office:value="0.89">
            <text:p>0,89</text:p>
          </table:table-cell>
          <table:table-cell office:value-type="float" office:value="0.00518">
            <text:p>5,18E-003</text:p>
          </table:table-cell>
          <table:table-cell table:formula="of:=[.J192]*[.K192]" office:value-type="float" office:value="0.0046102">
            <text:p>4,61E-003</text:p>
          </table:table-cell>
          <table:table-cell office:value-type="float" office:value="0.89">
            <text:p>0,89</text:p>
          </table:table-cell>
          <table:table-cell office:value-type="float" office:value="0.000125">
            <text:p>1,25E-004</text:p>
          </table:table-cell>
          <table:table-cell table:formula="of:=[.M192]*[.N192]" office:value-type="float" office:value="0.00011125">
            <text:p>1,11E-004</text:p>
          </table:table-cell>
          <table:table-cell office:value-type="float" office:value="0.89">
            <text:p>0,89</text:p>
          </table:table-cell>
          <table:table-cell office:value-type="float" office:value="0.00013">
            <text:p>1,30E-004</text:p>
          </table:table-cell>
          <table:table-cell table:formula="of:=[.P192]*[.Q192]" office:value-type="float" office:value="0.0001157">
            <text:p>1,16E-004</text:p>
          </table:table-cell>
          <table:table-cell office:value-type="float" office:value="0.89">
            <text:p>0,89</text:p>
          </table:table-cell>
          <table:table-cell office:value-type="float" office:value="0.000796">
            <text:p>7,96E-004</text:p>
          </table:table-cell>
          <table:table-cell table:formula="of:=[.S192]*[.T192]" office:value-type="float" office:value="0.00070844">
            <text:p>7,08E-004</text:p>
          </table:table-cell>
          <table:table-cell office:value-type="float" office:value="0.89">
            <text:p>0,89</text:p>
          </table:table-cell>
          <table:table-cell office:value-type="float" office:value="0.000724">
            <text:p>7,24E-004</text:p>
          </table:table-cell>
          <table:table-cell table:formula="of:=[.V192]*[.W192]" office:value-type="float" office:value="0.00064436">
            <text:p>6,44E-004</text:p>
          </table:table-cell>
          <table:table-cell office:value-type="float" office:value="0.89">
            <text:p>0,89</text:p>
          </table:table-cell>
          <table:table-cell office:value-type="float" office:value="0.00213">
            <text:p>2,13E-003</text:p>
          </table:table-cell>
          <table:table-cell table:formula="of:=[.Y192]*[.Z192]" office:value-type="float" office:value="0.0018957">
            <text:p>1,90E-003</text:p>
          </table:table-cell>
          <table:table-cell office:value-type="float" office:value="0.89">
            <text:p>0,89</text:p>
          </table:table-cell>
          <table:table-cell office:value-type="float" office:value="0.00197">
            <text:p>1,97E-003</text:p>
          </table:table-cell>
          <table:table-cell table:formula="of:=[.AB192]*[.AC192]" office:value-type="float" office:value="0.0017533">
            <text:p>0,0017533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355">
            <text:p>3,55E-002</text:p>
          </table:table-cell>
          <table:table-cell table:formula="of:=[.A193]*[.B193]" office:value-type="float" office:value="0.03195">
            <text:p>3,20E-002</text:p>
          </table:table-cell>
          <table:table-cell office:value-type="float" office:value="0.9">
            <text:p>0,9</text:p>
          </table:table-cell>
          <table:table-cell office:value-type="float" office:value="0.043">
            <text:p>4,30E-002</text:p>
          </table:table-cell>
          <table:table-cell table:formula="of:=[.D193]*[.E193]" office:value-type="float" office:value="0.0387">
            <text:p>3,87E-002</text:p>
          </table:table-cell>
          <table:table-cell office:value-type="float" office:value="0.9">
            <text:p>0,9</text:p>
          </table:table-cell>
          <table:table-cell office:value-type="float" office:value="0.00562">
            <text:p>5,62E-003</text:p>
          </table:table-cell>
          <table:table-cell table:formula="of:=[.G193]*[.H193]" office:value-type="float" office:value="0.005058">
            <text:p>5,06E-003</text:p>
          </table:table-cell>
          <table:table-cell office:value-type="float" office:value="0.9">
            <text:p>0,9</text:p>
          </table:table-cell>
          <table:table-cell office:value-type="float" office:value="0.00538">
            <text:p>5,38E-003</text:p>
          </table:table-cell>
          <table:table-cell table:formula="of:=[.J193]*[.K193]" office:value-type="float" office:value="0.004842">
            <text:p>4,84E-003</text:p>
          </table:table-cell>
          <table:table-cell office:value-type="float" office:value="0.9">
            <text:p>0,9</text:p>
          </table:table-cell>
          <table:table-cell office:value-type="float" office:value="0.000131">
            <text:p>1,31E-004</text:p>
          </table:table-cell>
          <table:table-cell table:formula="of:=[.M193]*[.N193]" office:value-type="float" office:value="0.0001179">
            <text:p>1,18E-004</text:p>
          </table:table-cell>
          <table:table-cell office:value-type="float" office:value="0.9">
            <text:p>0,9</text:p>
          </table:table-cell>
          <table:table-cell office:value-type="float" office:value="0.000136">
            <text:p>1,36E-004</text:p>
          </table:table-cell>
          <table:table-cell table:formula="of:=[.P193]*[.Q193]" office:value-type="float" office:value="0.0001224">
            <text:p>1,22E-004</text:p>
          </table:table-cell>
          <table:table-cell office:value-type="float" office:value="0.9">
            <text:p>0,9</text:p>
          </table:table-cell>
          <table:table-cell office:value-type="float" office:value="0.000848">
            <text:p>8,48E-004</text:p>
          </table:table-cell>
          <table:table-cell table:formula="of:=[.S193]*[.T193]" office:value-type="float" office:value="0.0007632">
            <text:p>7,63E-004</text:p>
          </table:table-cell>
          <table:table-cell office:value-type="float" office:value="0.9">
            <text:p>0,9</text:p>
          </table:table-cell>
          <table:table-cell office:value-type="float" office:value="0.000782">
            <text:p>7,82E-004</text:p>
          </table:table-cell>
          <table:table-cell table:formula="of:=[.V193]*[.W193]" office:value-type="float" office:value="0.0007038">
            <text:p>7,04E-004</text:p>
          </table:table-cell>
          <table:table-cell office:value-type="float" office:value="0.9">
            <text:p>0,9</text:p>
          </table:table-cell>
          <table:table-cell office:value-type="float" office:value="0.00224">
            <text:p>2,24E-003</text:p>
          </table:table-cell>
          <table:table-cell table:formula="of:=[.Y193]*[.Z193]" office:value-type="float" office:value="0.002016">
            <text:p>2,02E-003</text:p>
          </table:table-cell>
          <table:table-cell office:value-type="float" office:value="0.9">
            <text:p>0,9</text:p>
          </table:table-cell>
          <table:table-cell office:value-type="float" office:value="0.00208">
            <text:p>2,08E-003</text:p>
          </table:table-cell>
          <table:table-cell table:formula="of:=[.AB193]*[.AC193]" office:value-type="float" office:value="0.001872">
            <text:p>0,001872</text:p>
          </table:table-cell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0.0368">
            <text:p>3,68E-002</text:p>
          </table:table-cell>
          <table:table-cell table:formula="of:=[.A194]*[.B194]" office:value-type="float" office:value="0.033488">
            <text:p>3,35E-002</text:p>
          </table:table-cell>
          <table:table-cell office:value-type="float" office:value="0.91">
            <text:p>0,91</text:p>
          </table:table-cell>
          <table:table-cell office:value-type="float" office:value="0.0443">
            <text:p>4,43E-002</text:p>
          </table:table-cell>
          <table:table-cell table:formula="of:=[.D194]*[.E194]" office:value-type="float" office:value="0.040313">
            <text:p>4,03E-002</text:p>
          </table:table-cell>
          <table:table-cell office:value-type="float" office:value="0.91">
            <text:p>0,91</text:p>
          </table:table-cell>
          <table:table-cell office:value-type="float" office:value="0.00583">
            <text:p>5,83E-003</text:p>
          </table:table-cell>
          <table:table-cell table:formula="of:=[.G194]*[.H194]" office:value-type="float" office:value="0.0053053">
            <text:p>5,31E-003</text:p>
          </table:table-cell>
          <table:table-cell office:value-type="float" office:value="0.91">
            <text:p>0,91</text:p>
          </table:table-cell>
          <table:table-cell office:value-type="float" office:value="0.00559">
            <text:p>5,59E-003</text:p>
          </table:table-cell>
          <table:table-cell table:formula="of:=[.J194]*[.K194]" office:value-type="float" office:value="0.0050869">
            <text:p>5,09E-003</text:p>
          </table:table-cell>
          <table:table-cell office:value-type="float" office:value="0.91">
            <text:p>0,91</text:p>
          </table:table-cell>
          <table:table-cell office:value-type="float" office:value="0.000136">
            <text:p>1,36E-004</text:p>
          </table:table-cell>
          <table:table-cell table:formula="of:=[.M194]*[.N194]" office:value-type="float" office:value="0.00012376">
            <text:p>1,24E-004</text:p>
          </table:table-cell>
          <table:table-cell office:value-type="float" office:value="0.91">
            <text:p>0,91</text:p>
          </table:table-cell>
          <table:table-cell office:value-type="float" office:value="0.000142">
            <text:p>1,42E-004</text:p>
          </table:table-cell>
          <table:table-cell table:formula="of:=[.P194]*[.Q194]" office:value-type="float" office:value="0.00012922">
            <text:p>1,29E-004</text:p>
          </table:table-cell>
          <table:table-cell office:value-type="float" office:value="0.91">
            <text:p>0,91</text:p>
          </table:table-cell>
          <table:table-cell office:value-type="float" office:value="0.000906">
            <text:p>9,06E-004</text:p>
          </table:table-cell>
          <table:table-cell table:formula="of:=[.S194]*[.T194]" office:value-type="float" office:value="0.00082446">
            <text:p>8,24E-004</text:p>
          </table:table-cell>
          <table:table-cell office:value-type="float" office:value="0.91">
            <text:p>0,91</text:p>
          </table:table-cell>
          <table:table-cell office:value-type="float" office:value="0.000844">
            <text:p>8,44E-004</text:p>
          </table:table-cell>
          <table:table-cell table:formula="of:=[.V194]*[.W194]" office:value-type="float" office:value="0.00076804">
            <text:p>7,68E-004</text:p>
          </table:table-cell>
          <table:table-cell office:value-type="float" office:value="0.91">
            <text:p>0,91</text:p>
          </table:table-cell>
          <table:table-cell office:value-type="float" office:value="0.00234">
            <text:p>2,34E-003</text:p>
          </table:table-cell>
          <table:table-cell table:formula="of:=[.Y194]*[.Z194]" office:value-type="float" office:value="0.0021294">
            <text:p>2,13E-003</text:p>
          </table:table-cell>
          <table:table-cell office:value-type="float" office:value="0.91">
            <text:p>0,91</text:p>
          </table:table-cell>
          <table:table-cell office:value-type="float" office:value="0.0022">
            <text:p>2,20E-003</text:p>
          </table:table-cell>
          <table:table-cell table:formula="of:=[.AB194]*[.AC194]" office:value-type="float" office:value="0.002002">
            <text:p>0,002002</text:p>
          </table:table-cell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0381">
            <text:p>3,81E-002</text:p>
          </table:table-cell>
          <table:table-cell table:formula="of:=[.A195]*[.B195]" office:value-type="float" office:value="0.035052">
            <text:p>3,51E-002</text:p>
          </table:table-cell>
          <table:table-cell office:value-type="float" office:value="0.92">
            <text:p>0,92</text:p>
          </table:table-cell>
          <table:table-cell office:value-type="float" office:value="0.0456">
            <text:p>4,56E-002</text:p>
          </table:table-cell>
          <table:table-cell table:formula="of:=[.D195]*[.E195]" office:value-type="float" office:value="0.041952">
            <text:p>4,20E-002</text:p>
          </table:table-cell>
          <table:table-cell office:value-type="float" office:value="0.92">
            <text:p>0,92</text:p>
          </table:table-cell>
          <table:table-cell office:value-type="float" office:value="0.00605">
            <text:p>6,05E-003</text:p>
          </table:table-cell>
          <table:table-cell table:formula="of:=[.G195]*[.H195]" office:value-type="float" office:value="0.005566">
            <text:p>5,57E-003</text:p>
          </table:table-cell>
          <table:table-cell office:value-type="float" office:value="0.92">
            <text:p>0,92</text:p>
          </table:table-cell>
          <table:table-cell office:value-type="float" office:value="0.00581">
            <text:p>5,81E-003</text:p>
          </table:table-cell>
          <table:table-cell table:formula="of:=[.J195]*[.K195]" office:value-type="float" office:value="0.0053452">
            <text:p>5,35E-003</text:p>
          </table:table-cell>
          <table:table-cell office:value-type="float" office:value="0.92">
            <text:p>0,92</text:p>
          </table:table-cell>
          <table:table-cell office:value-type="float" office:value="0.000143">
            <text:p>1,43E-004</text:p>
          </table:table-cell>
          <table:table-cell table:formula="of:=[.M195]*[.N195]" office:value-type="float" office:value="0.00013156">
            <text:p>1,32E-004</text:p>
          </table:table-cell>
          <table:table-cell office:value-type="float" office:value="0.92">
            <text:p>0,92</text:p>
          </table:table-cell>
          <table:table-cell office:value-type="float" office:value="0.000149">
            <text:p>1,49E-004</text:p>
          </table:table-cell>
          <table:table-cell table:formula="of:=[.P195]*[.Q195]" office:value-type="float" office:value="0.00013708">
            <text:p>1,37E-004</text:p>
          </table:table-cell>
          <table:table-cell office:value-type="float" office:value="0.92">
            <text:p>0,92</text:p>
          </table:table-cell>
          <table:table-cell office:value-type="float" office:value="0.00097">
            <text:p>9,70E-004</text:p>
          </table:table-cell>
          <table:table-cell table:formula="of:=[.S195]*[.T195]" office:value-type="float" office:value="0.0008924">
            <text:p>8,92E-004</text:p>
          </table:table-cell>
          <table:table-cell office:value-type="float" office:value="0.92">
            <text:p>0,92</text:p>
          </table:table-cell>
          <table:table-cell office:value-type="float" office:value="0.000912">
            <text:p>9,12E-004</text:p>
          </table:table-cell>
          <table:table-cell table:formula="of:=[.V195]*[.W195]" office:value-type="float" office:value="0.00083904">
            <text:p>8,39E-004</text:p>
          </table:table-cell>
          <table:table-cell office:value-type="float" office:value="0.92">
            <text:p>0,92</text:p>
          </table:table-cell>
          <table:table-cell office:value-type="float" office:value="0.00246">
            <text:p>2,46E-003</text:p>
          </table:table-cell>
          <table:table-cell table:formula="of:=[.Y195]*[.Z195]" office:value-type="float" office:value="0.0022632">
            <text:p>2,26E-003</text:p>
          </table:table-cell>
          <table:table-cell office:value-type="float" office:value="0.92">
            <text:p>0,92</text:p>
          </table:table-cell>
          <table:table-cell office:value-type="float" office:value="0.00232">
            <text:p>2,32E-003</text:p>
          </table:table-cell>
          <table:table-cell table:formula="of:=[.AB195]*[.AC195]" office:value-type="float" office:value="0.0021344">
            <text:p>0,0021344</text:p>
          </table:table-cell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0394">
            <text:p>3,94E-002</text:p>
          </table:table-cell>
          <table:table-cell table:formula="of:=[.A196]*[.B196]" office:value-type="float" office:value="0.036642">
            <text:p>3,66E-002</text:p>
          </table:table-cell>
          <table:table-cell office:value-type="float" office:value="0.93">
            <text:p>0,93</text:p>
          </table:table-cell>
          <table:table-cell office:value-type="float" office:value="0.0469">
            <text:p>4,69E-002</text:p>
          </table:table-cell>
          <table:table-cell table:formula="of:=[.D196]*[.E196]" office:value-type="float" office:value="0.043617">
            <text:p>4,36E-002</text:p>
          </table:table-cell>
          <table:table-cell office:value-type="float" office:value="0.93">
            <text:p>0,93</text:p>
          </table:table-cell>
          <table:table-cell office:value-type="float" office:value="0.00628">
            <text:p>6,28E-003</text:p>
          </table:table-cell>
          <table:table-cell table:formula="of:=[.G196]*[.H196]" office:value-type="float" office:value="0.0058404">
            <text:p>5,84E-003</text:p>
          </table:table-cell>
          <table:table-cell office:value-type="float" office:value="0.93">
            <text:p>0,93</text:p>
          </table:table-cell>
          <table:table-cell office:value-type="float" office:value="0.00603">
            <text:p>6,03E-003</text:p>
          </table:table-cell>
          <table:table-cell table:formula="of:=[.J196]*[.K196]" office:value-type="float" office:value="0.0056079">
            <text:p>5,61E-003</text:p>
          </table:table-cell>
          <table:table-cell office:value-type="float" office:value="0.93">
            <text:p>0,93</text:p>
          </table:table-cell>
          <table:table-cell office:value-type="float" office:value="0.000149">
            <text:p>1,49E-004</text:p>
          </table:table-cell>
          <table:table-cell table:formula="of:=[.M196]*[.N196]" office:value-type="float" office:value="0.00013857">
            <text:p>1,39E-004</text:p>
          </table:table-cell>
          <table:table-cell office:value-type="float" office:value="0.93">
            <text:p>0,93</text:p>
          </table:table-cell>
          <table:table-cell office:value-type="float" office:value="0.000155">
            <text:p>1,55E-004</text:p>
          </table:table-cell>
          <table:table-cell table:formula="of:=[.P196]*[.Q196]" office:value-type="float" office:value="0.00014415">
            <text:p>1,44E-004</text:p>
          </table:table-cell>
          <table:table-cell office:value-type="float" office:value="0.93">
            <text:p>0,93</text:p>
          </table:table-cell>
          <table:table-cell office:value-type="float" office:value="0.00104">
            <text:p>1,04E-003</text:p>
          </table:table-cell>
          <table:table-cell table:formula="of:=[.S196]*[.T196]" office:value-type="float" office:value="0.0009672">
            <text:p>9,67E-004</text:p>
          </table:table-cell>
          <table:table-cell office:value-type="float" office:value="0.93">
            <text:p>0,93</text:p>
          </table:table-cell>
          <table:table-cell office:value-type="float" office:value="0.000985">
            <text:p>9,85E-004</text:p>
          </table:table-cell>
          <table:table-cell table:formula="of:=[.V196]*[.W196]" office:value-type="float" office:value="0.00091605">
            <text:p>9,16E-004</text:p>
          </table:table-cell>
          <table:table-cell office:value-type="float" office:value="0.93">
            <text:p>0,93</text:p>
          </table:table-cell>
          <table:table-cell office:value-type="float" office:value="0.00258">
            <text:p>2,58E-003</text:p>
          </table:table-cell>
          <table:table-cell table:formula="of:=[.Y196]*[.Z196]" office:value-type="float" office:value="0.0023994">
            <text:p>2,40E-003</text:p>
          </table:table-cell>
          <table:table-cell office:value-type="float" office:value="0.93">
            <text:p>0,93</text:p>
          </table:table-cell>
          <table:table-cell office:value-type="float" office:value="0.00245">
            <text:p>2,45E-003</text:p>
          </table:table-cell>
          <table:table-cell table:formula="of:=[.AB196]*[.AC196]" office:value-type="float" office:value="0.0022785">
            <text:p>0,0022785</text:p>
          </table:table-cell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0408">
            <text:p>4,08E-002</text:p>
          </table:table-cell>
          <table:table-cell table:formula="of:=[.A197]*[.B197]" office:value-type="float" office:value="0.038352">
            <text:p>3,84E-002</text:p>
          </table:table-cell>
          <table:table-cell office:value-type="float" office:value="0.94">
            <text:p>0,94</text:p>
          </table:table-cell>
          <table:table-cell office:value-type="float" office:value="0.0482">
            <text:p>4,82E-002</text:p>
          </table:table-cell>
          <table:table-cell table:formula="of:=[.D197]*[.E197]" office:value-type="float" office:value="0.045308">
            <text:p>4,53E-002</text:p>
          </table:table-cell>
          <table:table-cell office:value-type="float" office:value="0.94">
            <text:p>0,94</text:p>
          </table:table-cell>
          <table:table-cell office:value-type="float" office:value="0.00651">
            <text:p>6,51E-003</text:p>
          </table:table-cell>
          <table:table-cell table:formula="of:=[.G197]*[.H197]" office:value-type="float" office:value="0.0061194">
            <text:p>6,12E-003</text:p>
          </table:table-cell>
          <table:table-cell office:value-type="float" office:value="0.94">
            <text:p>0,94</text:p>
          </table:table-cell>
          <table:table-cell office:value-type="float" office:value="0.00627">
            <text:p>6,27E-003</text:p>
          </table:table-cell>
          <table:table-cell table:formula="of:=[.J197]*[.K197]" office:value-type="float" office:value="0.0058938">
            <text:p>5,89E-003</text:p>
          </table:table-cell>
          <table:table-cell office:value-type="float" office:value="0.94">
            <text:p>0,94</text:p>
          </table:table-cell>
          <table:table-cell office:value-type="float" office:value="0.000155">
            <text:p>1,55E-004</text:p>
          </table:table-cell>
          <table:table-cell table:formula="of:=[.M197]*[.N197]" office:value-type="float" office:value="0.0001457">
            <text:p>1,46E-004</text:p>
          </table:table-cell>
          <table:table-cell office:value-type="float" office:value="0.94">
            <text:p>0,94</text:p>
          </table:table-cell>
          <table:table-cell office:value-type="float" office:value="0.000162">
            <text:p>1,62E-004</text:p>
          </table:table-cell>
          <table:table-cell table:formula="of:=[.P197]*[.Q197]" office:value-type="float" office:value="0.00015228">
            <text:p>1,52E-004</text:p>
          </table:table-cell>
          <table:table-cell office:value-type="float" office:value="0.94">
            <text:p>0,94</text:p>
          </table:table-cell>
          <table:table-cell office:value-type="float" office:value="0.00111">
            <text:p>1,11E-003</text:p>
          </table:table-cell>
          <table:table-cell table:formula="of:=[.S197]*[.T197]" office:value-type="float" office:value="0.0010434">
            <text:p>1,04E-003</text:p>
          </table:table-cell>
          <table:table-cell office:value-type="float" office:value="0.94">
            <text:p>0,94</text:p>
          </table:table-cell>
          <table:table-cell office:value-type="float" office:value="0.00107">
            <text:p>1,07E-003</text:p>
          </table:table-cell>
          <table:table-cell table:formula="of:=[.V197]*[.W197]" office:value-type="float" office:value="0.0010058">
            <text:p>1,01E-003</text:p>
          </table:table-cell>
          <table:table-cell office:value-type="float" office:value="0.94">
            <text:p>0,94</text:p>
          </table:table-cell>
          <table:table-cell office:value-type="float" office:value="0.00271">
            <text:p>2,71E-003</text:p>
          </table:table-cell>
          <table:table-cell table:formula="of:=[.Y197]*[.Z197]" office:value-type="float" office:value="0.0025474">
            <text:p>2,55E-003</text:p>
          </table:table-cell>
          <table:table-cell office:value-type="float" office:value="0.94">
            <text:p>0,94</text:p>
          </table:table-cell>
          <table:table-cell office:value-type="float" office:value="0.00259">
            <text:p>2,59E-003</text:p>
          </table:table-cell>
          <table:table-cell table:formula="of:=[.AB197]*[.AC197]" office:value-type="float" office:value="0.0024346">
            <text:p>0,0024346</text:p>
          </table:table-cell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0421">
            <text:p>4,21E-002</text:p>
          </table:table-cell>
          <table:table-cell table:formula="of:=[.A198]*[.B198]" office:value-type="float" office:value="0.039995">
            <text:p>4,00E-002</text:p>
          </table:table-cell>
          <table:table-cell office:value-type="float" office:value="0.95">
            <text:p>0,95</text:p>
          </table:table-cell>
          <table:table-cell office:value-type="float" office:value="0.0495">
            <text:p>4,95E-002</text:p>
          </table:table-cell>
          <table:table-cell table:formula="of:=[.D198]*[.E198]" office:value-type="float" office:value="0.047025">
            <text:p>4,70E-002</text:p>
          </table:table-cell>
          <table:table-cell office:value-type="float" office:value="0.95">
            <text:p>0,95</text:p>
          </table:table-cell>
          <table:table-cell office:value-type="float" office:value="0.00676">
            <text:p>6,76E-003</text:p>
          </table:table-cell>
          <table:table-cell table:formula="of:=[.G198]*[.H198]" office:value-type="float" office:value="0.006422">
            <text:p>6,42E-003</text:p>
          </table:table-cell>
          <table:table-cell office:value-type="float" office:value="0.95">
            <text:p>0,95</text:p>
          </table:table-cell>
          <table:table-cell office:value-type="float" office:value="0.00651">
            <text:p>6,51E-003</text:p>
          </table:table-cell>
          <table:table-cell table:formula="of:=[.J198]*[.K198]" office:value-type="float" office:value="0.0061845">
            <text:p>6,18E-003</text:p>
          </table:table-cell>
          <table:table-cell office:value-type="float" office:value="0.95">
            <text:p>0,95</text:p>
          </table:table-cell>
          <table:table-cell office:value-type="float" office:value="0.000162">
            <text:p>1,62E-004</text:p>
          </table:table-cell>
          <table:table-cell table:formula="of:=[.M198]*[.N198]" office:value-type="float" office:value="0.0001539">
            <text:p>1,54E-004</text:p>
          </table:table-cell>
          <table:table-cell office:value-type="float" office:value="0.95">
            <text:p>0,95</text:p>
          </table:table-cell>
          <table:table-cell office:value-type="float" office:value="0.000169">
            <text:p>1,69E-004</text:p>
          </table:table-cell>
          <table:table-cell table:formula="of:=[.P198]*[.Q198]" office:value-type="float" office:value="0.00016055">
            <text:p>1,61E-004</text:p>
          </table:table-cell>
          <table:table-cell office:value-type="float" office:value="0.95">
            <text:p>0,95</text:p>
          </table:table-cell>
          <table:table-cell office:value-type="float" office:value="0.00119">
            <text:p>1,19E-003</text:p>
          </table:table-cell>
          <table:table-cell table:formula="of:=[.S198]*[.T198]" office:value-type="float" office:value="0.0011305">
            <text:p>1,13E-003</text:p>
          </table:table-cell>
          <table:table-cell office:value-type="float" office:value="0.95">
            <text:p>0,95</text:p>
          </table:table-cell>
          <table:table-cell office:value-type="float" office:value="0.00116">
            <text:p>1,16E-003</text:p>
          </table:table-cell>
          <table:table-cell table:formula="of:=[.V198]*[.W198]" office:value-type="float" office:value="0.001102">
            <text:p>1,10E-003</text:p>
          </table:table-cell>
          <table:table-cell office:value-type="float" office:value="0.95">
            <text:p>0,95</text:p>
          </table:table-cell>
          <table:table-cell office:value-type="float" office:value="0.00285">
            <text:p>2,85E-003</text:p>
          </table:table-cell>
          <table:table-cell table:formula="of:=[.Y198]*[.Z198]" office:value-type="float" office:value="0.0027075">
            <text:p>2,71E-003</text:p>
          </table:table-cell>
          <table:table-cell office:value-type="float" office:value="0.95">
            <text:p>0,95</text:p>
          </table:table-cell>
          <table:table-cell office:value-type="float" office:value="0.00274">
            <text:p>2,74E-003</text:p>
          </table:table-cell>
          <table:table-cell table:formula="of:=[.AB198]*[.AC198]" office:value-type="float" office:value="0.002603">
            <text:p>0,002603</text:p>
          </table:table-cell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0435">
            <text:p>4,35E-002</text:p>
          </table:table-cell>
          <table:table-cell table:formula="of:=[.A199]*[.B199]" office:value-type="float" office:value="0.04176">
            <text:p>4,18E-002</text:p>
          </table:table-cell>
          <table:table-cell office:value-type="float" office:value="0.96">
            <text:p>0,96</text:p>
          </table:table-cell>
          <table:table-cell office:value-type="float" office:value="0.0509">
            <text:p>5,09E-002</text:p>
          </table:table-cell>
          <table:table-cell table:formula="of:=[.D199]*[.E199]" office:value-type="float" office:value="0.048864">
            <text:p>4,89E-002</text:p>
          </table:table-cell>
          <table:table-cell office:value-type="float" office:value="0.96">
            <text:p>0,96</text:p>
          </table:table-cell>
          <table:table-cell office:value-type="float" office:value="0.00701">
            <text:p>7,01E-003</text:p>
          </table:table-cell>
          <table:table-cell table:formula="of:=[.G199]*[.H199]" office:value-type="float" office:value="0.0067296">
            <text:p>6,73E-003</text:p>
          </table:table-cell>
          <table:table-cell office:value-type="float" office:value="0.96">
            <text:p>0,96</text:p>
          </table:table-cell>
          <table:table-cell office:value-type="float" office:value="0.00677">
            <text:p>6,77E-003</text:p>
          </table:table-cell>
          <table:table-cell table:formula="of:=[.J199]*[.K199]" office:value-type="float" office:value="0.0064992">
            <text:p>6,50E-003</text:p>
          </table:table-cell>
          <table:table-cell office:value-type="float" office:value="0.96">
            <text:p>0,96</text:p>
          </table:table-cell>
          <table:table-cell office:value-type="float" office:value="0.000169">
            <text:p>1,69E-004</text:p>
          </table:table-cell>
          <table:table-cell table:formula="of:=[.M199]*[.N199]" office:value-type="float" office:value="0.00016224">
            <text:p>1,62E-004</text:p>
          </table:table-cell>
          <table:table-cell office:value-type="float" office:value="0.96">
            <text:p>0,96</text:p>
          </table:table-cell>
          <table:table-cell office:value-type="float" office:value="0.000176">
            <text:p>1,76E-004</text:p>
          </table:table-cell>
          <table:table-cell table:formula="of:=[.P199]*[.Q199]" office:value-type="float" office:value="0.00016896">
            <text:p>1,69E-004</text:p>
          </table:table-cell>
          <table:table-cell office:value-type="float" office:value="0.96">
            <text:p>0,96</text:p>
          </table:table-cell>
          <table:table-cell office:value-type="float" office:value="0.00128">
            <text:p>1,28E-003</text:p>
          </table:table-cell>
          <table:table-cell table:formula="of:=[.S199]*[.T199]" office:value-type="float" office:value="0.0012288">
            <text:p>1,23E-003</text:p>
          </table:table-cell>
          <table:table-cell office:value-type="float" office:value="0.96">
            <text:p>0,96</text:p>
          </table:table-cell>
          <table:table-cell office:value-type="float" office:value="0.00125">
            <text:p>1,25E-003</text:p>
          </table:table-cell>
          <table:table-cell table:formula="of:=[.V199]*[.W199]" office:value-type="float" office:value="0.0012">
            <text:p>1,20E-003</text:p>
          </table:table-cell>
          <table:table-cell office:value-type="float" office:value="0.96">
            <text:p>0,96</text:p>
          </table:table-cell>
          <table:table-cell office:value-type="float" office:value="0.00299">
            <text:p>2,99E-003</text:p>
          </table:table-cell>
          <table:table-cell table:formula="of:=[.Y199]*[.Z199]" office:value-type="float" office:value="0.0028704">
            <text:p>2,87E-003</text:p>
          </table:table-cell>
          <table:table-cell office:value-type="float" office:value="0.96">
            <text:p>0,96</text:p>
          </table:table-cell>
          <table:table-cell office:value-type="float" office:value="0.00289">
            <text:p>2,89E-003</text:p>
          </table:table-cell>
          <table:table-cell table:formula="of:=[.AB199]*[.AC199]" office:value-type="float" office:value="0.0027744">
            <text:p>0,0027744</text:p>
          </table:table-cell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0449">
            <text:p>4,49E-002</text:p>
          </table:table-cell>
          <table:table-cell table:formula="of:=[.A200]*[.B200]" office:value-type="float" office:value="0.043553">
            <text:p>4,36E-002</text:p>
          </table:table-cell>
          <table:table-cell office:value-type="float" office:value="0.97">
            <text:p>0,97</text:p>
          </table:table-cell>
          <table:table-cell office:value-type="float" office:value="0.0523">
            <text:p>5,23E-002</text:p>
          </table:table-cell>
          <table:table-cell table:formula="of:=[.D200]*[.E200]" office:value-type="float" office:value="0.050731">
            <text:p>5,07E-002</text:p>
          </table:table-cell>
          <table:table-cell office:value-type="float" office:value="0.97">
            <text:p>0,97</text:p>
          </table:table-cell>
          <table:table-cell office:value-type="float" office:value="0.00727">
            <text:p>7,27E-003</text:p>
          </table:table-cell>
          <table:table-cell table:formula="of:=[.G200]*[.H200]" office:value-type="float" office:value="0.0070519">
            <text:p>7,05E-003</text:p>
          </table:table-cell>
          <table:table-cell office:value-type="float" office:value="0.97">
            <text:p>0,97</text:p>
          </table:table-cell>
          <table:table-cell office:value-type="float" office:value="0.00703">
            <text:p>7,03E-003</text:p>
          </table:table-cell>
          <table:table-cell table:formula="of:=[.J200]*[.K200]" office:value-type="float" office:value="0.0068191">
            <text:p>6,82E-003</text:p>
          </table:table-cell>
          <table:table-cell office:value-type="float" office:value="0.97">
            <text:p>0,97</text:p>
          </table:table-cell>
          <table:table-cell office:value-type="float" office:value="0.000176">
            <text:p>1,76E-004</text:p>
          </table:table-cell>
          <table:table-cell table:formula="of:=[.M200]*[.N200]" office:value-type="float" office:value="0.00017072">
            <text:p>1,71E-004</text:p>
          </table:table-cell>
          <table:table-cell office:value-type="float" office:value="0.97">
            <text:p>0,97</text:p>
          </table:table-cell>
          <table:table-cell office:value-type="float" office:value="0.000184">
            <text:p>1,84E-004</text:p>
          </table:table-cell>
          <table:table-cell table:formula="of:=[.P200]*[.Q200]" office:value-type="float" office:value="0.00017848">
            <text:p>1,78E-004</text:p>
          </table:table-cell>
          <table:table-cell office:value-type="float" office:value="0.97">
            <text:p>0,97</text:p>
          </table:table-cell>
          <table:table-cell office:value-type="float" office:value="0.00138">
            <text:p>1,38E-003</text:p>
          </table:table-cell>
          <table:table-cell table:formula="of:=[.S200]*[.T200]" office:value-type="float" office:value="0.0013386">
            <text:p>1,34E-003</text:p>
          </table:table-cell>
          <table:table-cell office:value-type="float" office:value="0.97">
            <text:p>0,97</text:p>
          </table:table-cell>
          <table:table-cell office:value-type="float" office:value="0.00135">
            <text:p>1,35E-003</text:p>
          </table:table-cell>
          <table:table-cell table:formula="of:=[.V200]*[.W200]" office:value-type="float" office:value="0.0013095">
            <text:p>1,31E-003</text:p>
          </table:table-cell>
          <table:table-cell office:value-type="float" office:value="0.97">
            <text:p>0,97</text:p>
          </table:table-cell>
          <table:table-cell office:value-type="float" office:value="0.00315">
            <text:p>3,15E-003</text:p>
          </table:table-cell>
          <table:table-cell table:formula="of:=[.Y200]*[.Z200]" office:value-type="float" office:value="0.0030555">
            <text:p>3,06E-003</text:p>
          </table:table-cell>
          <table:table-cell office:value-type="float" office:value="0.97">
            <text:p>0,97</text:p>
          </table:table-cell>
          <table:table-cell office:value-type="float" office:value="0.00306">
            <text:p>3,06E-003</text:p>
          </table:table-cell>
          <table:table-cell table:formula="of:=[.AB200]*[.AC200]" office:value-type="float" office:value="0.0029682">
            <text:p>0,0029682</text:p>
          </table:table-cell>
        </table:table-row>
        <table:table-row table:style-name="ro1">
          <table:table-cell office:value-type="float" office:value="0.98">
            <text:p>0,98</text:p>
          </table:table-cell>
          <table:table-cell office:value-type="float" office:value="0.0464">
            <text:p>4,64E-002</text:p>
          </table:table-cell>
          <table:table-cell table:formula="of:=[.A201]*[.B201]" office:value-type="float" office:value="0.045472">
            <text:p>4,55E-002</text:p>
          </table:table-cell>
          <table:table-cell office:value-type="float" office:value="0.98">
            <text:p>0,98</text:p>
          </table:table-cell>
          <table:table-cell office:value-type="float" office:value="0.0537">
            <text:p>5,37E-002</text:p>
          </table:table-cell>
          <table:table-cell table:formula="of:=[.D201]*[.E201]" office:value-type="float" office:value="0.052626">
            <text:p>5,26E-002</text:p>
          </table:table-cell>
          <table:table-cell office:value-type="float" office:value="0.98">
            <text:p>0,98</text:p>
          </table:table-cell>
          <table:table-cell office:value-type="float" office:value="0.00755">
            <text:p>7,55E-003</text:p>
          </table:table-cell>
          <table:table-cell table:formula="of:=[.G201]*[.H201]" office:value-type="float" office:value="0.007399">
            <text:p>7,40E-003</text:p>
          </table:table-cell>
          <table:table-cell office:value-type="float" office:value="0.98">
            <text:p>0,98</text:p>
          </table:table-cell>
          <table:table-cell office:value-type="float" office:value="0.00731">
            <text:p>7,31E-003</text:p>
          </table:table-cell>
          <table:table-cell table:formula="of:=[.J201]*[.K201]" office:value-type="float" office:value="0.0071638">
            <text:p>7,16E-003</text:p>
          </table:table-cell>
          <table:table-cell office:value-type="float" office:value="0.98">
            <text:p>0,98</text:p>
          </table:table-cell>
          <table:table-cell office:value-type="float" office:value="0.000184">
            <text:p>1,84E-004</text:p>
          </table:table-cell>
          <table:table-cell table:formula="of:=[.M201]*[.N201]" office:value-type="float" office:value="0.00018032">
            <text:p>1,80E-004</text:p>
          </table:table-cell>
          <table:table-cell office:value-type="float" office:value="0.98">
            <text:p>0,98</text:p>
          </table:table-cell>
          <table:table-cell office:value-type="float" office:value="0.000191">
            <text:p>1,91E-004</text:p>
          </table:table-cell>
          <table:table-cell table:formula="of:=[.P201]*[.Q201]" office:value-type="float" office:value="0.00018718">
            <text:p>1,87E-004</text:p>
          </table:table-cell>
          <table:table-cell office:value-type="float" office:value="0.98">
            <text:p>0,98</text:p>
          </table:table-cell>
          <table:table-cell office:value-type="float" office:value="0.00149">
            <text:p>1,49E-003</text:p>
          </table:table-cell>
          <table:table-cell table:formula="of:=[.S201]*[.T201]" office:value-type="float" office:value="0.0014602">
            <text:p>1,46E-003</text:p>
          </table:table-cell>
          <table:table-cell office:value-type="float" office:value="0.98">
            <text:p>0,98</text:p>
          </table:table-cell>
          <table:table-cell office:value-type="float" office:value="0.00147">
            <text:p>1,47E-003</text:p>
          </table:table-cell>
          <table:table-cell table:formula="of:=[.V201]*[.W201]" office:value-type="float" office:value="0.0014406">
            <text:p>1,44E-003</text:p>
          </table:table-cell>
          <table:table-cell office:value-type="float" office:value="0.98">
            <text:p>0,98</text:p>
          </table:table-cell>
          <table:table-cell office:value-type="float" office:value="0.00331">
            <text:p>3,31E-003</text:p>
          </table:table-cell>
          <table:table-cell table:formula="of:=[.Y201]*[.Z201]" office:value-type="float" office:value="0.0032438">
            <text:p>3,24E-003</text:p>
          </table:table-cell>
          <table:table-cell office:value-type="float" office:value="0.98">
            <text:p>0,98</text:p>
          </table:table-cell>
          <table:table-cell office:value-type="float" office:value="0.00323">
            <text:p>3,23E-003</text:p>
          </table:table-cell>
          <table:table-cell table:formula="of:=[.AB201]*[.AC201]" office:value-type="float" office:value="0.0031654">
            <text:p>0,0031654</text:p>
          </table:table-cell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0.0478">
            <text:p>4,78E-002</text:p>
          </table:table-cell>
          <table:table-cell table:formula="of:=[.A202]*[.B202]" office:value-type="float" office:value="0.047322">
            <text:p>4,73E-002</text:p>
          </table:table-cell>
          <table:table-cell office:value-type="float" office:value="0.99">
            <text:p>0,99</text:p>
          </table:table-cell>
          <table:table-cell office:value-type="float" office:value="0.0551">
            <text:p>5,51E-002</text:p>
          </table:table-cell>
          <table:table-cell table:formula="of:=[.D202]*[.E202]" office:value-type="float" office:value="0.054549">
            <text:p>5,45E-002</text:p>
          </table:table-cell>
          <table:table-cell office:value-type="float" office:value="0.99">
            <text:p>0,99</text:p>
          </table:table-cell>
          <table:table-cell office:value-type="float" office:value="0.00784">
            <text:p>7,84E-003</text:p>
          </table:table-cell>
          <table:table-cell table:formula="of:=[.G202]*[.H202]" office:value-type="float" office:value="0.0077616">
            <text:p>7,76E-003</text:p>
          </table:table-cell>
          <table:table-cell office:value-type="float" office:value="0.99">
            <text:p>0,99</text:p>
          </table:table-cell>
          <table:table-cell office:value-type="float" office:value="0.0076">
            <text:p>7,60E-003</text:p>
          </table:table-cell>
          <table:table-cell table:formula="of:=[.J202]*[.K202]" office:value-type="float" office:value="0.007524">
            <text:p>7,52E-003</text:p>
          </table:table-cell>
          <table:table-cell office:value-type="float" office:value="0.99">
            <text:p>0,99</text:p>
          </table:table-cell>
          <table:table-cell office:value-type="float" office:value="0.000191">
            <text:p>1,91E-004</text:p>
          </table:table-cell>
          <table:table-cell table:formula="of:=[.M202]*[.N202]" office:value-type="float" office:value="0.00018909">
            <text:p>1,89E-004</text:p>
          </table:table-cell>
          <table:table-cell office:value-type="float" office:value="0.99">
            <text:p>0,99</text:p>
          </table:table-cell>
          <table:table-cell office:value-type="float" office:value="0.000199">
            <text:p>1,99E-004</text:p>
          </table:table-cell>
          <table:table-cell table:formula="of:=[.P202]*[.Q202]" office:value-type="float" office:value="0.00019701">
            <text:p>1,97E-004</text:p>
          </table:table-cell>
          <table:table-cell office:value-type="float" office:value="0.99">
            <text:p>0,99</text:p>
          </table:table-cell>
          <table:table-cell office:value-type="float" office:value="0.00161">
            <text:p>1,61E-003</text:p>
          </table:table-cell>
          <table:table-cell table:formula="of:=[.S202]*[.T202]" office:value-type="float" office:value="0.0015939">
            <text:p>1,59E-003</text:p>
          </table:table-cell>
          <table:table-cell office:value-type="float" office:value="0.99">
            <text:p>0,99</text:p>
          </table:table-cell>
          <table:table-cell office:value-type="float" office:value="0.00159">
            <text:p>1,59E-003</text:p>
          </table:table-cell>
          <table:table-cell table:formula="of:=[.V202]*[.W202]" office:value-type="float" office:value="0.0015741">
            <text:p>1,57E-003</text:p>
          </table:table-cell>
          <table:table-cell office:value-type="float" office:value="0.99">
            <text:p>0,99</text:p>
          </table:table-cell>
          <table:table-cell office:value-type="float" office:value="0.00349">
            <text:p>3,49E-003</text:p>
          </table:table-cell>
          <table:table-cell table:formula="of:=[.Y202]*[.Z202]" office:value-type="float" office:value="0.0034551">
            <text:p>3,46E-003</text:p>
          </table:table-cell>
          <table:table-cell office:value-type="float" office:value="0.99">
            <text:p>0,99</text:p>
          </table:table-cell>
          <table:table-cell office:value-type="float" office:value="0.00341">
            <text:p>3,41E-003</text:p>
          </table:table-cell>
          <table:table-cell table:formula="of:=[.AB202]*[.AC202]" office:value-type="float" office:value="0.0033759">
            <text:p>0,00337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93">
            <text:p>4,93E-002</text:p>
          </table:table-cell>
          <table:table-cell table:formula="of:=[.A203]*[.B203]" office:value-type="float" office:value="0.0493">
            <text:p>4,93E-002</text:p>
          </table:table-cell>
          <table:table-cell office:value-type="float" office:value="1">
            <text:p>1</text:p>
          </table:table-cell>
          <table:table-cell office:value-type="float" office:value="0.0565">
            <text:p>5,65E-002</text:p>
          </table:table-cell>
          <table:table-cell table:formula="of:=[.D203]*[.E203]" office:value-type="float" office:value="0.0565">
            <text:p>5,65E-002</text:p>
          </table:table-cell>
          <table:table-cell office:value-type="float" office:value="1">
            <text:p>1</text:p>
          </table:table-cell>
          <table:table-cell office:value-type="float" office:value="0.00813">
            <text:p>8,13E-003</text:p>
          </table:table-cell>
          <table:table-cell table:formula="of:=[.G203]*[.H203]" office:value-type="float" office:value="0.00813">
            <text:p>8,13E-003</text:p>
          </table:table-cell>
          <table:table-cell office:value-type="float" office:value="1">
            <text:p>1</text:p>
          </table:table-cell>
          <table:table-cell office:value-type="float" office:value="0.00791">
            <text:p>7,91E-003</text:p>
          </table:table-cell>
          <table:table-cell table:formula="of:=[.J203]*[.K203]" office:value-type="float" office:value="0.00791">
            <text:p>7,91E-003</text:p>
          </table:table-cell>
          <table:table-cell office:value-type="float" office:value="1">
            <text:p>1</text:p>
          </table:table-cell>
          <table:table-cell office:value-type="float" office:value="0.000199">
            <text:p>1,99E-004</text:p>
          </table:table-cell>
          <table:table-cell table:formula="of:=[.M203]*[.N203]" office:value-type="float" office:value="0.000199">
            <text:p>1,99E-004</text:p>
          </table:table-cell>
          <table:table-cell office:value-type="float" office:value="1">
            <text:p>1</text:p>
          </table:table-cell>
          <table:table-cell office:value-type="float" office:value="0.000208">
            <text:p>2,08E-004</text:p>
          </table:table-cell>
          <table:table-cell table:formula="of:=[.P203]*[.Q203]" office:value-type="float" office:value="0.000208">
            <text:p>2,08E-004</text:p>
          </table:table-cell>
          <table:table-cell office:value-type="float" office:value="1">
            <text:p>1</text:p>
          </table:table-cell>
          <table:table-cell office:value-type="float" office:value="0.00174">
            <text:p>1,74E-003</text:p>
          </table:table-cell>
          <table:table-cell table:formula="of:=[.S203]*[.T203]" office:value-type="float" office:value="0.00174">
            <text:p>1,74E-003</text:p>
          </table:table-cell>
          <table:table-cell office:value-type="float" office:value="1">
            <text:p>1</text:p>
          </table:table-cell>
          <table:table-cell office:value-type="float" office:value="0.00173">
            <text:p>1,73E-003</text:p>
          </table:table-cell>
          <table:table-cell table:formula="of:=[.V203]*[.W203]" office:value-type="float" office:value="0.00173">
            <text:p>1,73E-003</text:p>
          </table:table-cell>
          <table:table-cell office:value-type="float" office:value="1">
            <text:p>1</text:p>
          </table:table-cell>
          <table:table-cell office:value-type="float" office:value="0.00367">
            <text:p>3,67E-003</text:p>
          </table:table-cell>
          <table:table-cell table:formula="of:=[.Y203]*[.Z203]" office:value-type="float" office:value="0.00367">
            <text:p>3,67E-003</text:p>
          </table:table-cell>
          <table:table-cell office:value-type="float" office:value="1">
            <text:p>1</text:p>
          </table:table-cell>
          <table:table-cell office:value-type="float" office:value="0.0036">
            <text:p>3,60E-003</text:p>
          </table:table-cell>
          <table:table-cell table:formula="of:=[.AB203]*[.AC203]" office:value-type="float" office:value="0.0036">
            <text:p>0,0036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>
            <text:p>Max Pow</text:p>
          </table:table-cell>
          <table:table-cell table:style-name="Default"/>
          <table:table-cell table:style-name="Default" table:formula="of:=MAX([.C3:.C203])" office:value-type="float" office:value="0.0493">
            <text:p>4,93E-002</text:p>
          </table:table-cell>
          <table:table-cell/>
          <table:table-cell table:style-name="Default"/>
          <table:table-cell table:style-name="Default" table:formula="of:=MAX([.F3:.F203])" office:value-type="float" office:value="0.0565">
            <text:p>5,65E-002</text:p>
          </table:table-cell>
          <table:table-cell/>
          <table:table-cell table:style-name="Default"/>
          <table:table-cell table:style-name="Default" table:formula="of:=MAX([.I3:.I203])" office:value-type="float" office:value="0.00813">
            <text:p>8,13E-003</text:p>
          </table:table-cell>
          <table:table-cell/>
          <table:table-cell table:style-name="Default"/>
          <table:table-cell table:style-name="Default" table:formula="of:=MAX([.L3:.L203])" office:value-type="float" office:value="0.00791">
            <text:p>7,91E-003</text:p>
          </table:table-cell>
          <table:table-cell/>
          <table:table-cell table:style-name="Default"/>
          <table:table-cell table:style-name="Default" table:formula="of:=MAX([.O3:.O203])" office:value-type="float" office:value="0.000199">
            <text:p>1,99E-004</text:p>
          </table:table-cell>
          <table:table-cell/>
          <table:table-cell table:style-name="Default"/>
          <table:table-cell table:style-name="Default" table:formula="of:=MAX([.R3:.R203])" office:value-type="float" office:value="0.000208">
            <text:p>2,08E-004</text:p>
          </table:table-cell>
          <table:table-cell/>
          <table:table-cell table:style-name="Default"/>
          <table:table-cell table:style-name="Default" table:formula="of:=MAX([.U3:.U203])" office:value-type="float" office:value="0.00174">
            <text:p>1,74E-003</text:p>
          </table:table-cell>
          <table:table-cell/>
          <table:table-cell table:style-name="Default"/>
          <table:table-cell table:style-name="Default" table:formula="of:=MAX([.X3:.X203])" office:value-type="float" office:value="0.0021">
            <text:p>2,10E-003</text:p>
          </table:table-cell>
          <table:table-cell/>
          <table:table-cell table:style-name="Default"/>
          <table:table-cell table:style-name="Default" table:formula="of:=MAX([.AA3:.AA203])" office:value-type="float" office:value="0.00367">
            <text:p>3,67E-003</text:p>
          </table:table-cell>
          <table:table-cell/>
          <table:table-cell table:style-name="Default" table:formula="of:=MAX([.AC3:.AC203])" office:value-type="float" office:value="0.0036">
            <text:p>3,60E-003</text:p>
          </table:table-cell>
          <table:table-cell table:formula="of:=MAX([.AD3:.AD203])" office:value-type="float" office:value="0.00525">
            <text:p>0,00525</text:p>
          </table:table-cell>
        </table:table-row>
        <table:table-row table:style-name="ro2">
          <table:table-cell office:value-type="string">
            <text:p>Area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office:value-type="string">
            <text:p>P_i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>
            <text:p>eta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15.07.2012</text:date>, <text:time>13:00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</meta:initial-creator>
    <meta:creation-date>2012-07-15T12:47:07</meta:creation-date>
    <dc:date>2012-07-15T13:00:26</dc:date>
    <dc:creator>timo </dc:creator>
    <meta:editing-duration>PT00H13M21S</meta:editing-duration>
    <meta:editing-cycles>1</meta:editing-cycles>
    <meta:document-statistic meta:table-count="3" meta:cell-count="6085" meta:object-count="0"/>
    <meta:generator>OpenOffice.org/3.2$Linux OpenOffice.org_project/320m19$Build-9505</meta:generator>
  </office:meta>
</office:document-meta>
</file>